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5061">
      <style:table-cell-properties style:rotation-align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TIME</text:p>
          </table:table-cell>
          <table:table-cell office:value-type="string">
            <text:p>U(1)</text:p>
          </table:table-cell>
          <table:table-cell office:value-type="string">
            <text:p>U(2)</text:p>
          </table:table-cell>
          <table:table-cell office:value-type="string">
            <text:p>rate_to_plo</text:p>
          </table:table-cell>
          <table:table-cell office:value-type="string">
            <text:p>rate_v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0">
            <text:p>0.00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0">
            <text:p>3.00E+01</text:p>
          </table:table-cell>
          <table:table-cell table:style-name="ce1" office:value-type="float" office:value="0.00000000667625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0.999001">
            <text:p>9.99E-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4.995">
            <text:p>3.5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.998">
            <text:p>2.00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9.99">
            <text:p>4.0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.997">
            <text:p>3.00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44.985">
            <text:p>4.5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.996">
            <text:p>4.00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49.98">
            <text:p>5.0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.995">
            <text:p>5.00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54.975">
            <text:p>5.5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.99401">
            <text:p>5.99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59.97">
            <text:p>6.0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.99301">
            <text:p>6.99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64.965">
            <text:p>6.5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.99201">
            <text:p>7.99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69.96">
            <text:p>7.0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.99101">
            <text:p>8.99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74.955">
            <text:p>7.5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.99001">
            <text:p>9.99E+00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79.95">
            <text:p>8.00E+01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">
            <text:p>0.00E+00</text:p>
          </table:table-cell>
          <table:table-cell table:number-columns-repeated="3"/>
          <table:table-cell>
            <draw:frame table:end-cell-address="Sheet1.V28" table:end-x="0.1543in" table:end-y="0.1665in" draw:z-index="0" draw:name="Chart 1" draw:style-name="gr1" svg:width="9.9in" svg:height="3.2232in" svg:x="0.1756in" svg:y="0.0429in">
              <draw:object draw:notify-on-update-of-ranges="Sheet1.E1:Sheet1.E1 Sheet1.E2:Sheet1.E1003 Sheet1.B2:Sheet1.B1003 Sheet1.F1:Sheet1.F1 Sheet1.F2:Sheet1.F1003 Sheet1.B2:Sheet1.B10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.989">
            <text:p>1.1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84.9451">
            <text:p>8.49E+01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3.51601-29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.988">
            <text:p>1.2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89.9401">
            <text:p>8.99E+01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4.17959-27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.987">
            <text:p>1.3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94.9351">
            <text:p>9.49E+01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7.93245-26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.986">
            <text:p>1.4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99.9301">
            <text:p>9.99E+01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4.47004-24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.985">
            <text:p>1.5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04.925">
            <text:p>1.0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1.23589-23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.984">
            <text:p>1.6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09.92">
            <text:p>1.1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2.52869-2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.983">
            <text:p>1.7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14.915">
            <text:p>1.1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5.37664-2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.982">
            <text:p>1.8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19.91">
            <text:p>1.2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1.57654-2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.981">
            <text:p>1.9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24.905">
            <text:p>1.2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8.08551-19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.98">
            <text:p>2.0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29.9">
            <text:p>1.3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8.86877-18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.979">
            <text:p>2.1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34.895">
            <text:p>1.3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2.46936-18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.978">
            <text:p>2.2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39.89">
            <text:p>1.4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2.02141-17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.977">
            <text:p>2.3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44.885">
            <text:p>1.4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5.52151-16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.976">
            <text:p>2.4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49.88">
            <text:p>1.5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5.61635-16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.975">
            <text:p>2.5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54.875">
            <text:p>1.5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2.34073-15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.974">
            <text:p>2.6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59.87">
            <text:p>1.6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4.34582-15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.973">
            <text:p>2.7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64.865">
            <text:p>1.6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3.86842-14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.972">
            <text:p>2.8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69.86">
            <text:p>1.7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1.76158-14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.971">
            <text:p>2.9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74.855">
            <text:p>1.7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4.34633-13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.97">
            <text:p>3.0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79.85">
            <text:p>1.8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6.11466-13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.969">
            <text:p>3.1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84.845">
            <text:p>1.8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5.13368-12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.968">
            <text:p>3.2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89.84">
            <text:p>1.9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2.67910-1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.967">
            <text:p>3.3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94.835">
            <text:p>1.9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9.01433-12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.966">
            <text:p>3.4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199.83">
            <text:p>2.0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2.02096-1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.965">
            <text:p>3.5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04.825">
            <text:p>2.0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3.11000-1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.964">
            <text:p>3.6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09.82">
            <text:p>2.1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3.37453-1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.963">
            <text:p>3.7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14.815">
            <text:p>2.1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2.64547-1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.962">
            <text:p>3.8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19.81">
            <text:p>2.2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1.53197-1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.961">
            <text:p>3.9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24.805">
            <text:p>2.25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6.68692-1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.96">
            <text:p>4.0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29.8">
            <text:p>2.30E+02</text:p>
          </table:table-cell>
          <table:table-cell table:style-name="ce1" office:value-type="float" office:value="0.00000000667624">
            <text:p>6.68E-09</text:p>
          </table:table-cell>
          <table:table-cell office:value-type="string">
            <text:p>2.24097-10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.959">
            <text:p>4.1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34.795">
            <text:p>2.3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86412E-099">
            <text:p>5.86E-9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.958">
            <text:p>4.2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39.79">
            <text:p>2.4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21686E-096">
            <text:p>1.22E-9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.957">
            <text:p>4.3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44.785">
            <text:p>2.4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03105E-094">
            <text:p>2.03E-9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.956">
            <text:p>4.4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49.78">
            <text:p>2.5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76255E-092">
            <text:p>2.76E-9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.955">
            <text:p>4.5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54.775">
            <text:p>2.5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09912E-090">
            <text:p>3.10E-9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.954">
            <text:p>4.6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59.77">
            <text:p>2.6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89957E-088">
            <text:p>2.90E-8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.953">
            <text:p>4.7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64.765">
            <text:p>2.6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28589E-086">
            <text:p>2.29E-8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.952">
            <text:p>4.8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69.76">
            <text:p>2.7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53298E-084">
            <text:p>1.53E-8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.951">
            <text:p>4.9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74.755">
            <text:p>2.7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82284E-083">
            <text:p>8.82E-8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.95">
            <text:p>5.00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79.75">
            <text:p>2.8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39366E-081">
            <text:p>4.39E-8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.9491">
            <text:p>5.0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84.745">
            <text:p>2.8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90765E-079">
            <text:p>1.91E-7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.9481">
            <text:p>5.1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89.74">
            <text:p>2.9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7.27287E-078">
            <text:p>7.27E-7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.9471">
            <text:p>5.2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94.735">
            <text:p>2.9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45086E-076">
            <text:p>2.45E-7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.9461">
            <text:p>5.3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299.73">
            <text:p>3.0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7.3454E-075">
            <text:p>7.35E-7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.9451">
            <text:p>5.4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04.725">
            <text:p>3.0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96925E-073">
            <text:p>1.97E-7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.9441">
            <text:p>5.5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09.72">
            <text:p>3.1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74807E-072">
            <text:p>4.75E-7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.9431">
            <text:p>5.6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14.715">
            <text:p>3.1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0348E-070">
            <text:p>1.03E-7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.9421">
            <text:p>5.7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19.71">
            <text:p>3.2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04823E-069">
            <text:p>2.05E-6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.9411">
            <text:p>5.8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24.705">
            <text:p>3.2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69838E-068">
            <text:p>3.70E-6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.9401">
            <text:p>5.9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29.7">
            <text:p>3.3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1174E-067">
            <text:p>6.12E-6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.9391">
            <text:p>6.0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34.695">
            <text:p>3.3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9.30574E-066">
            <text:p>9.31E-6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.9381">
            <text:p>6.1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39.69">
            <text:p>3.4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30668E-064">
            <text:p>1.31E-6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.9371">
            <text:p>6.2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44.685">
            <text:p>3.4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69953E-063">
            <text:p>1.70E-6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.9361">
            <text:p>6.3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49.68">
            <text:p>3.5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05428E-062">
            <text:p>2.05E-6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.9351">
            <text:p>6.4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54.675">
            <text:p>3.5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31476E-061">
            <text:p>2.31E-6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.9341">
            <text:p>6.5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59.67">
            <text:p>3.6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43857E-060">
            <text:p>2.44E-6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.9331">
            <text:p>6.6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64.665">
            <text:p>3.6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40852E-059">
            <text:p>2.41E-5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.9321">
            <text:p>6.7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69.66">
            <text:p>3.7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23608E-058">
            <text:p>2.24E-5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.9311">
            <text:p>6.8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74.655">
            <text:p>3.7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95622E-057">
            <text:p>1.96E-5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.9301">
            <text:p>6.9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79.65">
            <text:p>3.8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61646E-056">
            <text:p>1.62E-5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.9291">
            <text:p>7.0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84.645">
            <text:p>3.8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26442E-055">
            <text:p>1.26E-5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.9281">
            <text:p>7.1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89.64">
            <text:p>3.9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9.38234E-055">
            <text:p>9.38E-5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.9271">
            <text:p>7.2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94.635">
            <text:p>3.9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61757E-054">
            <text:p>6.62E-5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.9261">
            <text:p>7.39E+01</text:p>
          </table:table-cell>
          <table:table-cell table:style-name="ce1" office:value-type="float" office:value="1">
            <text:p>1.00E+00</text:p>
          </table:table-cell>
          <table:table-cell table:style-name="ce1" office:value-type="float" office:value="399.63">
            <text:p>4.0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44506E-053">
            <text:p>4.45E-5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.9251">
            <text:p>7.4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04.625">
            <text:p>4.0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84862E-052">
            <text:p>2.85E-5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.9241">
            <text:p>7.5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09.62">
            <text:p>4.1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74468E-051">
            <text:p>1.74E-5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.9231">
            <text:p>7.6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14.615">
            <text:p>4.1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0229E-050">
            <text:p>1.02E-5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.9221">
            <text:p>7.7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19.61">
            <text:p>4.2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74991E-050">
            <text:p>5.75E-5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.9211">
            <text:p>7.8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24.605">
            <text:p>4.2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10348E-049">
            <text:p>3.10E-4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.9201">
            <text:p>7.9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29.6">
            <text:p>4.3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61068E-048">
            <text:p>1.61E-4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.9191">
            <text:p>8.0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34.595">
            <text:p>4.3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04881E-048">
            <text:p>8.05E-4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.9181">
            <text:p>8.1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39.59">
            <text:p>4.4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87771E-047">
            <text:p>3.88E-4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.9171">
            <text:p>8.2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44.585">
            <text:p>4.4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80332E-046">
            <text:p>1.80E-4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.9161">
            <text:p>8.3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49.58">
            <text:p>4.5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10477E-046">
            <text:p>8.10E-4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.9151">
            <text:p>8.4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54.575">
            <text:p>4.5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52423E-045">
            <text:p>3.52E-4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.9141">
            <text:p>8.5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59.57">
            <text:p>4.6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48427E-044">
            <text:p>1.48E-4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.9131">
            <text:p>8.6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64.565">
            <text:p>4.6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06082E-044">
            <text:p>6.06E-4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.9121">
            <text:p>8.7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69.56">
            <text:p>4.7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40188E-043">
            <text:p>2.40E-4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.9111">
            <text:p>8.8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74.555">
            <text:p>4.7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9.2466E-043">
            <text:p>9.25E-4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.9101">
            <text:p>8.9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79.55">
            <text:p>4.8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46113E-042">
            <text:p>3.46E-4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.9091">
            <text:p>9.0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84.545">
            <text:p>4.8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26076E-041">
            <text:p>1.26E-4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.9081">
            <text:p>9.1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89.54">
            <text:p>4.9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47295E-041">
            <text:p>4.47E-4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.9071">
            <text:p>9.2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94.535">
            <text:p>4.9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54684E-040">
            <text:p>1.55E-4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.9061">
            <text:p>9.3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499.53">
            <text:p>5.0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21817E-040">
            <text:p>5.22E-4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.9051">
            <text:p>9.4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04.525">
            <text:p>5.0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71844E-039">
            <text:p>1.72E-3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.9041">
            <text:p>9.5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09.52">
            <text:p>5.1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52846E-039">
            <text:p>5.53E-3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.9031">
            <text:p>9.6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14.515">
            <text:p>5.1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73868E-038">
            <text:p>1.74E-3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.9021">
            <text:p>9.7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19.51">
            <text:p>5.2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34893E-038">
            <text:p>5.35E-3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.9011">
            <text:p>9.8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24.505">
            <text:p>5.25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61071E-037">
            <text:p>1.61E-3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.9001">
            <text:p>9.99E+01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29.5">
            <text:p>5.30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75047E-037">
            <text:p>4.75E-3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0.899">
            <text:p>1.0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34.496">
            <text:p>5.3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37302E-036">
            <text:p>1.37E-3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1.898">
            <text:p>1.0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39.491">
            <text:p>5.3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89116E-036">
            <text:p>3.89E-3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2.897">
            <text:p>1.0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44.486">
            <text:p>5.4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08189E-035">
            <text:p>1.08E-3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3.896">
            <text:p>1.0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49.481">
            <text:p>5.4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95265E-035">
            <text:p>2.95E-3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4.895">
            <text:p>1.0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54.476">
            <text:p>5.5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7.91379E-035">
            <text:p>7.91E-3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5.894">
            <text:p>1.0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59.471">
            <text:p>5.5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08407E-034">
            <text:p>2.08E-3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6.893">
            <text:p>1.0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64.466">
            <text:p>5.6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39507E-034">
            <text:p>5.40E-3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7.892">
            <text:p>1.0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69.461">
            <text:p>5.6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37352E-033">
            <text:p>1.37E-3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8.891">
            <text:p>1.0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74.456">
            <text:p>5.7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44046E-033">
            <text:p>3.44E-3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9.89">
            <text:p>1.1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79.451">
            <text:p>5.7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48246E-033">
            <text:p>8.48E-3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0.889">
            <text:p>1.1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84.446">
            <text:p>5.8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05934E-032">
            <text:p>2.06E-3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1.888">
            <text:p>1.1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89.441">
            <text:p>5.8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925E-032">
            <text:p>4.93E-3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2.887">
            <text:p>1.1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94.436">
            <text:p>5.9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1607E-031">
            <text:p>1.16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3.886">
            <text:p>1.1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599.431">
            <text:p>5.9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69668E-031">
            <text:p>2.70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4.885">
            <text:p>1.1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04.426">
            <text:p>6.0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17856E-031">
            <text:p>6.18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5.884">
            <text:p>1.1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09.421">
            <text:p>6.0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39651E-030">
            <text:p>1.40E-3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6.883">
            <text:p>1.1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14.416">
            <text:p>6.1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11487E-030">
            <text:p>3.11E-3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7.882">
            <text:p>1.1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19.411">
            <text:p>6.1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85833E-030">
            <text:p>6.86E-3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8.881">
            <text:p>1.1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24.406">
            <text:p>6.2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49112E-029">
            <text:p>1.49E-2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19.88">
            <text:p>1.2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29.401">
            <text:p>6.2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20223E-029">
            <text:p>3.20E-2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0.879">
            <text:p>1.2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34.396">
            <text:p>6.3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79463E-029">
            <text:p>6.79E-2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1.878">
            <text:p>1.2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39.391">
            <text:p>6.3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42487E-028">
            <text:p>1.42E-2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2.877">
            <text:p>1.2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44.386">
            <text:p>6.4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95391E-028">
            <text:p>2.95E-2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3.876">
            <text:p>1.2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49.381">
            <text:p>6.4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05549E-028">
            <text:p>6.06E-2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4.875">
            <text:p>1.2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54.376">
            <text:p>6.5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22784E-027">
            <text:p>1.23E-2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5.874">
            <text:p>1.2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59.371">
            <text:p>6.5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4631E-027">
            <text:p>2.46E-2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6.873">
            <text:p>1.2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64.366">
            <text:p>6.6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88965E-027">
            <text:p>4.89E-2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7.872">
            <text:p>1.2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69.361">
            <text:p>6.6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9.6079E-027">
            <text:p>9.61E-2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8.871">
            <text:p>1.2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74.356">
            <text:p>6.7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8691E-026">
            <text:p>1.8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29.87">
            <text:p>1.3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79.351">
            <text:p>6.7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60071E-026">
            <text:p>3.60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0.869">
            <text:p>1.3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84.346">
            <text:p>6.8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87046E-026">
            <text:p>6.8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1.868">
            <text:p>1.3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89.341">
            <text:p>6.8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29873E-025">
            <text:p>1.3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2.867">
            <text:p>1.3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94.336">
            <text:p>6.9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4326E-025">
            <text:p>2.4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3.866">
            <text:p>1.3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699.331">
            <text:p>6.9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51575E-025">
            <text:p>4.5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4.865">
            <text:p>1.3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04.326">
            <text:p>7.0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30957E-025">
            <text:p>8.3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5.864">
            <text:p>1.3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09.321">
            <text:p>7.0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51599E-024">
            <text:p>1.52E-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6.863">
            <text:p>1.3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14.316">
            <text:p>7.1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74261E-024">
            <text:p>2.74E-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7.862">
            <text:p>1.3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19.311">
            <text:p>7.1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92102E-024">
            <text:p>4.92E-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8.861">
            <text:p>1.3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24.306">
            <text:p>7.2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75879E-024">
            <text:p>8.76E-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39.86">
            <text:p>1.4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29.301">
            <text:p>7.2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54669E-023">
            <text:p>1.55E-2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0.859">
            <text:p>1.4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34.296">
            <text:p>7.3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71021E-023">
            <text:p>2.71E-2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1.858">
            <text:p>1.4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39.291">
            <text:p>7.3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71315E-023">
            <text:p>4.71E-2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2.857">
            <text:p>1.4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44.286">
            <text:p>7.4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13567E-023">
            <text:p>8.14E-2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3.856">
            <text:p>1.4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49.281">
            <text:p>7.4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39417E-022">
            <text:p>1.39E-2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4.855">
            <text:p>1.4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54.276">
            <text:p>7.5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37213E-022">
            <text:p>2.37E-2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5.854">
            <text:p>1.4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59.271">
            <text:p>7.5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00797E-022">
            <text:p>4.01E-2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6.853">
            <text:p>1.4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64.266">
            <text:p>7.6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72563E-022">
            <text:p>6.73E-2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7.852">
            <text:p>1.4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69.261">
            <text:p>7.6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12104E-021">
            <text:p>1.12E-2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8.851">
            <text:p>1.4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74.256">
            <text:p>7.7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8563E-021">
            <text:p>1.86E-2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49.85">
            <text:p>1.5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79.251">
            <text:p>7.7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05398E-021">
            <text:p>3.05E-2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0.849">
            <text:p>1.5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84.246">
            <text:p>7.8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99264E-021">
            <text:p>4.99E-2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1.848">
            <text:p>1.5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89.241">
            <text:p>7.8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11134E-021">
            <text:p>8.11E-2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2.847">
            <text:p>1.5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94.236">
            <text:p>7.9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3098E-020">
            <text:p>1.31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3.846">
            <text:p>1.5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799.231">
            <text:p>7.9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10239E-020">
            <text:p>2.1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4.845">
            <text:p>1.5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04.226">
            <text:p>8.0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35483E-020">
            <text:p>3.35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5.844">
            <text:p>1.5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09.221">
            <text:p>8.0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32257E-020">
            <text:p>5.32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6.843">
            <text:p>1.5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14.216">
            <text:p>8.1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3968E-020">
            <text:p>8.4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7.842">
            <text:p>1.5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19.211">
            <text:p>8.1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31732E-019">
            <text:p>1.32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8.841">
            <text:p>1.5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24.206">
            <text:p>8.2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05541E-019">
            <text:p>2.06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9.84">
            <text:p>1.6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29.201">
            <text:p>8.2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1899E-019">
            <text:p>3.1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0.839">
            <text:p>1.6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34.196">
            <text:p>8.3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9246E-019">
            <text:p>4.92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1.838">
            <text:p>1.6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39.191">
            <text:p>8.3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7.56343E-019">
            <text:p>7.56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2.837">
            <text:p>1.6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44.186">
            <text:p>8.4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15574E-018">
            <text:p>1.16E-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3.836">
            <text:p>1.6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49.181">
            <text:p>8.4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75727E-018">
            <text:p>1.76E-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4.835">
            <text:p>1.6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54.176">
            <text:p>8.5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65881E-018">
            <text:p>2.66E-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5.834">
            <text:p>1.6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59.171">
            <text:p>8.5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00354E-018">
            <text:p>4.00E-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6.833">
            <text:p>1.6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64.166">
            <text:p>8.6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99994E-018">
            <text:p>6.00E-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7.832">
            <text:p>1.6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69.161">
            <text:p>8.6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95013E-018">
            <text:p>8.95E-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8.831">
            <text:p>1.6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74.156">
            <text:p>8.7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32901E-017">
            <text:p>1.33E-1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69.83">
            <text:p>1.7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79.151">
            <text:p>8.7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9646E-017">
            <text:p>1.96E-1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0.829">
            <text:p>1.7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84.146">
            <text:p>8.8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89137E-017">
            <text:p>2.89E-1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1.828">
            <text:p>1.7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89.141">
            <text:p>8.8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23688E-017">
            <text:p>4.24E-1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2.827">
            <text:p>1.7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94.136">
            <text:p>8.9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6.1821E-017">
            <text:p>6.18E-1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3.826">
            <text:p>1.7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899.131">
            <text:p>8.9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98259E-017">
            <text:p>8.98E-1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4.825">
            <text:p>1.7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04.126">
            <text:p>9.0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2998E-016">
            <text:p>1.3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5.824">
            <text:p>1.7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09.121">
            <text:p>9.0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8732E-016">
            <text:p>1.8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6.823">
            <text:p>1.7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14.116">
            <text:p>9.1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68881E-016">
            <text:p>2.69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7.822">
            <text:p>1.7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19.111">
            <text:p>9.1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8444E-016">
            <text:p>3.84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8.821">
            <text:p>1.7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24.106">
            <text:p>9.2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47545E-016">
            <text:p>5.48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79.82">
            <text:p>1.8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29.101">
            <text:p>9.2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7.76888E-016">
            <text:p>7.7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0.819">
            <text:p>1.8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34.096">
            <text:p>9.3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09818E-015">
            <text:p>1.10E-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1.818">
            <text:p>1.8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39.091">
            <text:p>9.3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1.54663E-015">
            <text:p>1.55E-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2.817">
            <text:p>1.8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44.086">
            <text:p>9.4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2.17035E-015">
            <text:p>2.17E-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3.816">
            <text:p>1.8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49.081">
            <text:p>9.4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3.03474E-015">
            <text:p>3.03E-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4.815">
            <text:p>1.8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54.076">
            <text:p>9.5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4.22853E-015">
            <text:p>4.23E-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5.814">
            <text:p>1.8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59.071">
            <text:p>9.5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5.87161E-015">
            <text:p>5.87E-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6.813">
            <text:p>1.8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64.066">
            <text:p>9.6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8.12545E-015">
            <text:p>8.13E-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7.812">
            <text:p>1.8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69.061">
            <text:p>9.6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0112068">
            <text:p>1.12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8.811">
            <text:p>1.8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74.056">
            <text:p>9.7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0154059">
            <text:p>1.54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89.81">
            <text:p>1.9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79.051">
            <text:p>9.7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0211096">
            <text:p>2.11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0.809">
            <text:p>1.9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84.046">
            <text:p>9.8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0288327">
            <text:p>2.88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1.808">
            <text:p>1.9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89.041">
            <text:p>9.8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0392574">
            <text:p>3.93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2.807">
            <text:p>1.9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94.036">
            <text:p>9.94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0532858">
            <text:p>5.33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3.806">
            <text:p>1.9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999.031">
            <text:p>9.99E+02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0721065">
            <text:p>7.21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4.805">
            <text:p>1.9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04.03">
            <text:p>1.00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0972815">
            <text:p>9.73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5.804">
            <text:p>1.9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09.02">
            <text:p>1.01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130857">
            <text:p>1.31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6.803">
            <text:p>1.9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14.02">
            <text:p>1.01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175509">
            <text:p>1.76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7.802">
            <text:p>1.9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19.01">
            <text:p>1.02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234719">
            <text:p>2.35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8.801">
            <text:p>1.9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24.01">
            <text:p>1.02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313016">
            <text:p>3.13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99.8">
            <text:p>2.0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29">
            <text:p>1.03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416265">
            <text:p>4.16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0.799">
            <text:p>2.0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34">
            <text:p>1.03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55205">
            <text:p>5.52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1.798">
            <text:p>2.0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38.99">
            <text:p>1.04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730143">
            <text:p>7.30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2.797">
            <text:p>2.0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43.99">
            <text:p>1.04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0963108">
            <text:p>9.63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3.796">
            <text:p>2.0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48.98">
            <text:p>1.05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126706">
            <text:p>1.27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4.795">
            <text:p>2.0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53.98">
            <text:p>1.05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166261">
            <text:p>1.66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5.794">
            <text:p>2.0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58.97">
            <text:p>1.06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217605">
            <text:p>2.18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6.793">
            <text:p>2.0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63.97">
            <text:p>1.06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284087">
            <text:p>2.84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7.792">
            <text:p>2.0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68.96">
            <text:p>1.07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369958">
            <text:p>3.70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8.791">
            <text:p>2.0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73.96">
            <text:p>1.07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480602">
            <text:p>4.81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9.79">
            <text:p>2.1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78.95">
            <text:p>1.08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622826">
            <text:p>6.23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0.789">
            <text:p>2.1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83.95">
            <text:p>1.08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0805212">
            <text:p>8.05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1.788">
            <text:p>2.1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88.94">
            <text:p>1.09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103856">
            <text:p>1.04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2.787">
            <text:p>2.1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93.94">
            <text:p>1.09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133642">
            <text:p>1.34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3.786">
            <text:p>2.1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098.93">
            <text:p>1.10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171576">
            <text:p>1.72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4.785">
            <text:p>2.15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03.93">
            <text:p>1.10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219781">
            <text:p>2.20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5.784">
            <text:p>2.16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08.92">
            <text:p>1.11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280902">
            <text:p>2.81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6.783">
            <text:p>2.17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13.92">
            <text:p>1.11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358232">
            <text:p>3.58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7.782">
            <text:p>2.18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18.91">
            <text:p>1.12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455859">
            <text:p>4.56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8.781">
            <text:p>2.19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23.91">
            <text:p>1.12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57885">
            <text:p>5.79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19.78">
            <text:p>2.20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28.9">
            <text:p>1.13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733473">
            <text:p>7.33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0.779">
            <text:p>2.21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33.9">
            <text:p>1.13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0927462">
            <text:p>9.27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1.778">
            <text:p>2.22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38.89">
            <text:p>1.14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117035">
            <text:p>1.17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2.777">
            <text:p>2.23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43.89">
            <text:p>1.14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147384">
            <text:p>1.47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3.776">
            <text:p>2.24E+02</text:p>
          </table:table-cell>
          <table:table-cell table:style-name="ce1" office:value-type="float" office:value="0.999999">
            <text:p>1.00E+00</text:p>
          </table:table-cell>
          <table:table-cell table:style-name="ce1" office:value-type="float" office:value="1148.88">
            <text:p>1.15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185231">
            <text:p>1.85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4.775">
            <text:p>2.25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53.88">
            <text:p>1.15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232338">
            <text:p>2.32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5.774">
            <text:p>2.26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58.87">
            <text:p>1.16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290856">
            <text:p>2.91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6.773">
            <text:p>2.27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63.87">
            <text:p>1.16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363411">
            <text:p>3.63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7.772">
            <text:p>2.28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68.86">
            <text:p>1.17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453201">
            <text:p>4.53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8.771">
            <text:p>2.29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73.86">
            <text:p>1.17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564115">
            <text:p>5.64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29.77">
            <text:p>2.30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78.85">
            <text:p>1.18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700873">
            <text:p>7.01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0.769">
            <text:p>2.31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83.85">
            <text:p>1.18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0869191">
            <text:p>8.69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1.768">
            <text:p>2.32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88.84">
            <text:p>1.19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107598">
            <text:p>1.08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2.767">
            <text:p>2.33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93.84">
            <text:p>1.19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13296">
            <text:p>1.33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3.766">
            <text:p>2.34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198.83">
            <text:p>1.20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16401">
            <text:p>1.64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4.765">
            <text:p>2.35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03.83">
            <text:p>1.20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201958">
            <text:p>2.02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5.764">
            <text:p>2.36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08.82">
            <text:p>1.21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24826">
            <text:p>2.48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6.763">
            <text:p>2.37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13.82">
            <text:p>1.21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30466">
            <text:p>3.05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7.762">
            <text:p>2.38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18.81">
            <text:p>1.22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373245">
            <text:p>3.73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8.761">
            <text:p>2.39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23.81">
            <text:p>1.22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456513">
            <text:p>4.57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39.76">
            <text:p>2.40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28.8">
            <text:p>1.23E+03</text:p>
          </table:table-cell>
          <table:table-cell table:style-name="ce1" office:value-type="float" office:value="0.00000000667624">
            <text:p>6.68E-09</text:p>
          </table:table-cell>
          <table:table-cell table:style-name="ce1" office:value-type="float" office:value="0.00000000557444">
            <text:p>5.57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0.759">
            <text:p>2.41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33.8">
            <text:p>1.23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067959">
            <text:p>6.80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1.758">
            <text:p>2.42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38.79">
            <text:p>1.24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0827177">
            <text:p>8.27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2.757">
            <text:p>2.43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43.79">
            <text:p>1.24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100523">
            <text:p>1.01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3.756">
            <text:p>2.44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48.78">
            <text:p>1.25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12197">
            <text:p>1.22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4.755">
            <text:p>2.45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53.78">
            <text:p>1.25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147766">
            <text:p>1.48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5.754">
            <text:p>2.46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58.77">
            <text:p>1.26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178744">
            <text:p>1.79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6.753">
            <text:p>2.47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63.77">
            <text:p>1.26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215892">
            <text:p>2.16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7.752">
            <text:p>2.48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68.76">
            <text:p>1.27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260373">
            <text:p>2.60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8.751">
            <text:p>2.49E+02</text:p>
          </table:table-cell>
          <table:table-cell table:style-name="ce1" office:value-type="float" office:value="0.999998">
            <text:p>1.00E+00</text:p>
          </table:table-cell>
          <table:table-cell table:style-name="ce1" office:value-type="float" office:value="1273.76">
            <text:p>1.27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313557">
            <text:p>3.14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9.75">
            <text:p>2.50E+02</text:p>
          </table:table-cell>
          <table:table-cell table:style-name="ce1" office:value-type="float" office:value="0.999997">
            <text:p>1.00E+00</text:p>
          </table:table-cell>
          <table:table-cell table:style-name="ce1" office:value-type="float" office:value="1278.75">
            <text:p>1.28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377058">
            <text:p>3.77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0.749">
            <text:p>2.51E+02</text:p>
          </table:table-cell>
          <table:table-cell table:style-name="ce1" office:value-type="float" office:value="0.999997">
            <text:p>1.00E+00</text:p>
          </table:table-cell>
          <table:table-cell table:style-name="ce1" office:value-type="float" office:value="1283.75">
            <text:p>1.28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452767">
            <text:p>4.53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1.748">
            <text:p>2.52E+02</text:p>
          </table:table-cell>
          <table:table-cell table:style-name="ce1" office:value-type="float" office:value="0.999997">
            <text:p>1.00E+00</text:p>
          </table:table-cell>
          <table:table-cell table:style-name="ce1" office:value-type="float" office:value="1288.74">
            <text:p>1.29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542908">
            <text:p>5.43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2.747">
            <text:p>2.53E+02</text:p>
          </table:table-cell>
          <table:table-cell table:style-name="ce1" office:value-type="float" office:value="0.999997">
            <text:p>1.00E+00</text:p>
          </table:table-cell>
          <table:table-cell table:style-name="ce1" office:value-type="float" office:value="1293.74">
            <text:p>1.29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650083">
            <text:p>6.50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3.746">
            <text:p>2.54E+02</text:p>
          </table:table-cell>
          <table:table-cell table:style-name="ce1" office:value-type="float" office:value="0.999997">
            <text:p>1.00E+00</text:p>
          </table:table-cell>
          <table:table-cell table:style-name="ce1" office:value-type="float" office:value="1298.73">
            <text:p>1.30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777337">
            <text:p>7.77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4.745">
            <text:p>2.55E+02</text:p>
          </table:table-cell>
          <table:table-cell table:style-name="ce1" office:value-type="float" office:value="0.999997">
            <text:p>1.00E+00</text:p>
          </table:table-cell>
          <table:table-cell table:style-name="ce1" office:value-type="float" office:value="1303.73">
            <text:p>1.30E+03</text:p>
          </table:table-cell>
          <table:table-cell table:style-name="ce1" office:value-type="float" office:value="0.00000011005">
            <text:p>1.10E-07</text:p>
          </table:table-cell>
          <table:table-cell table:style-name="ce1" office:value-type="float" office:value="0.0000000928229">
            <text:p>9.28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5.744">
            <text:p>2.56E+02</text:p>
          </table:table-cell>
          <table:table-cell table:style-name="ce1" office:value-type="float" office:value="0.999997">
            <text:p>1.00E+00</text:p>
          </table:table-cell>
          <table:table-cell table:style-name="ce1" office:value-type="float" office:value="1308.72">
            <text:p>1.31E+03</text:p>
          </table:table-cell>
          <table:table-cell table:style-name="ce1" office:value-type="float" office:value="0.000000397302">
            <text:p>3.97E-07</text:p>
          </table:table-cell>
          <table:table-cell table:style-name="ce1" office:value-type="float" office:value="0.000000110691">
            <text:p>1.11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6.743">
            <text:p>2.57E+02</text:p>
          </table:table-cell>
          <table:table-cell table:style-name="ce1" office:value-type="float" office:value="0.999996">
            <text:p>1.00E+00</text:p>
          </table:table-cell>
          <table:table-cell table:style-name="ce1" office:value-type="float" office:value="1313.72">
            <text:p>1.31E+03</text:p>
          </table:table-cell>
          <table:table-cell table:style-name="ce1" office:value-type="float" office:value="0.000000397302">
            <text:p>3.97E-07</text:p>
          </table:table-cell>
          <table:table-cell table:style-name="ce1" office:value-type="float" office:value="0.000000131822">
            <text:p>1.32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7.742">
            <text:p>2.58E+02</text:p>
          </table:table-cell>
          <table:table-cell table:style-name="ce1" office:value-type="float" office:value="0.999996">
            <text:p>1.00E+00</text:p>
          </table:table-cell>
          <table:table-cell table:style-name="ce1" office:value-type="float" office:value="1318.71">
            <text:p>1.32E+03</text:p>
          </table:table-cell>
          <table:table-cell table:style-name="ce1" office:value-type="float" office:value="0.000000397302">
            <text:p>3.97E-07</text:p>
          </table:table-cell>
          <table:table-cell table:style-name="ce1" office:value-type="float" office:value="0.00000015678">
            <text:p>1.57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8.741">
            <text:p>2.59E+02</text:p>
          </table:table-cell>
          <table:table-cell table:style-name="ce1" office:value-type="float" office:value="0.999996">
            <text:p>1.00E+00</text:p>
          </table:table-cell>
          <table:table-cell table:style-name="ce1" office:value-type="float" office:value="1323.71">
            <text:p>1.32E+03</text:p>
          </table:table-cell>
          <table:table-cell table:style-name="ce1" office:value-type="float" office:value="0.000000397302">
            <text:p>3.97E-07</text:p>
          </table:table-cell>
          <table:table-cell table:style-name="ce1" office:value-type="float" office:value="0.000000186218">
            <text:p>1.86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59.74">
            <text:p>2.60E+02</text:p>
          </table:table-cell>
          <table:table-cell table:style-name="ce1" office:value-type="float" office:value="0.999995">
            <text:p>1.00E+00</text:p>
          </table:table-cell>
          <table:table-cell table:style-name="ce1" office:value-type="float" office:value="1328.7">
            <text:p>1.33E+03</text:p>
          </table:table-cell>
          <table:table-cell table:style-name="ce1" office:value-type="float" office:value="0.000000397302">
            <text:p>3.97E-07</text:p>
          </table:table-cell>
          <table:table-cell table:style-name="ce1" office:value-type="float" office:value="0.000000220899">
            <text:p>2.21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0.739">
            <text:p>2.61E+02</text:p>
          </table:table-cell>
          <table:table-cell table:style-name="ce1" office:value-type="float" office:value="0.999995">
            <text:p>1.00E+00</text:p>
          </table:table-cell>
          <table:table-cell table:style-name="ce1" office:value-type="float" office:value="1333.7">
            <text:p>1.33E+03</text:p>
          </table:table-cell>
          <table:table-cell table:style-name="ce1" office:value-type="float" office:value="0.000000397302">
            <text:p>3.97E-07</text:p>
          </table:table-cell>
          <table:table-cell table:style-name="ce1" office:value-type="float" office:value="0.000000261703">
            <text:p>2.62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1.738">
            <text:p>2.62E+02</text:p>
          </table:table-cell>
          <table:table-cell table:style-name="ce1" office:value-type="float" office:value="0.999994">
            <text:p>1.00E+00</text:p>
          </table:table-cell>
          <table:table-cell table:style-name="ce1" office:value-type="float" office:value="1338.69">
            <text:p>1.34E+03</text:p>
          </table:table-cell>
          <table:table-cell table:style-name="ce1" office:value-type="float" office:value="0.000000397302">
            <text:p>3.97E-07</text:p>
          </table:table-cell>
          <table:table-cell table:style-name="ce1" office:value-type="float" office:value="0.000000309653">
            <text:p>3.10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2.737">
            <text:p>2.63E+02</text:p>
          </table:table-cell>
          <table:table-cell table:style-name="ce1" office:value-type="float" office:value="0.999994">
            <text:p>1.00E+00</text:p>
          </table:table-cell>
          <table:table-cell table:style-name="ce1" office:value-type="float" office:value="1343.69">
            <text:p>1.34E+03</text:p>
          </table:table-cell>
          <table:table-cell table:style-name="ce1" office:value-type="float" office:value="0.000000397302">
            <text:p>3.97E-07</text:p>
          </table:table-cell>
          <table:table-cell table:style-name="ce1" office:value-type="float" office:value="0.00000036593">
            <text:p>3.66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3.736">
            <text:p>2.64E+02</text:p>
          </table:table-cell>
          <table:table-cell table:style-name="ce1" office:value-type="float" office:value="0.999993">
            <text:p>1.00E+00</text:p>
          </table:table-cell>
          <table:table-cell table:style-name="ce1" office:value-type="float" office:value="1348.68">
            <text:p>1.35E+03</text:p>
          </table:table-cell>
          <table:table-cell table:style-name="ce1" office:value-type="float" office:value="0.000000716268">
            <text:p>7.16E-07</text:p>
          </table:table-cell>
          <table:table-cell table:style-name="ce1" office:value-type="float" office:value="0.0000004319">
            <text:p>4.32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4.735">
            <text:p>2.65E+02</text:p>
          </table:table-cell>
          <table:table-cell table:style-name="ce1" office:value-type="float" office:value="0.999993">
            <text:p>1.00E+00</text:p>
          </table:table-cell>
          <table:table-cell table:style-name="ce1" office:value-type="float" office:value="1353.68">
            <text:p>1.35E+03</text:p>
          </table:table-cell>
          <table:table-cell table:style-name="ce1" office:value-type="float" office:value="0.000000716268">
            <text:p>7.16E-07</text:p>
          </table:table-cell>
          <table:table-cell table:style-name="ce1" office:value-type="float" office:value="0.000000509141">
            <text:p>5.09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5.734">
            <text:p>2.66E+02</text:p>
          </table:table-cell>
          <table:table-cell table:style-name="ce1" office:value-type="float" office:value="0.999992">
            <text:p>1.00E+00</text:p>
          </table:table-cell>
          <table:table-cell table:style-name="ce1" office:value-type="float" office:value="1358.67">
            <text:p>1.36E+03</text:p>
          </table:table-cell>
          <table:table-cell table:style-name="ce1" office:value-type="float" office:value="0.000000716268">
            <text:p>7.16E-07</text:p>
          </table:table-cell>
          <table:table-cell table:style-name="ce1" office:value-type="float" office:value="0.000000599469">
            <text:p>5.99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6.733">
            <text:p>2.67E+02</text:p>
          </table:table-cell>
          <table:table-cell table:style-name="ce1" office:value-type="float" office:value="0.999991">
            <text:p>1.00E+00</text:p>
          </table:table-cell>
          <table:table-cell table:style-name="ce1" office:value-type="float" office:value="1363.67">
            <text:p>1.36E+03</text:p>
          </table:table-cell>
          <table:table-cell table:style-name="ce1" office:value-type="float" office:value="0.000000716268">
            <text:p>7.16E-07</text:p>
          </table:table-cell>
          <table:table-cell table:style-name="ce1" office:value-type="float" office:value="0.000000704978">
            <text:p>7.05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7.732">
            <text:p>2.68E+02</text:p>
          </table:table-cell>
          <table:table-cell table:style-name="ce1" office:value-type="float" office:value="0.99999">
            <text:p>1.00E+00</text:p>
          </table:table-cell>
          <table:table-cell table:style-name="ce1" office:value-type="float" office:value="1368.66">
            <text:p>1.37E+03</text:p>
          </table:table-cell>
          <table:table-cell table:style-name="ce1" office:value-type="float" office:value="0.00000127164">
            <text:p>1.27E-06</text:p>
          </table:table-cell>
          <table:table-cell table:style-name="ce1" office:value-type="float" office:value="0.000000828077">
            <text:p>8.28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8.731">
            <text:p>2.69E+02</text:p>
          </table:table-cell>
          <table:table-cell table:style-name="ce1" office:value-type="float" office:value="0.999989">
            <text:p>1.00E+00</text:p>
          </table:table-cell>
          <table:table-cell table:style-name="ce1" office:value-type="float" office:value="1373.66">
            <text:p>1.37E+03</text:p>
          </table:table-cell>
          <table:table-cell table:style-name="ce1" office:value-type="float" office:value="0.00000127164">
            <text:p>1.27E-06</text:p>
          </table:table-cell>
          <table:table-cell table:style-name="ce1" office:value-type="float" office:value="0.000000971533">
            <text:p>9.72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69.73">
            <text:p>2.70E+02</text:p>
          </table:table-cell>
          <table:table-cell table:style-name="ce1" office:value-type="float" office:value="0.999987">
            <text:p>1.00E+00</text:p>
          </table:table-cell>
          <table:table-cell table:style-name="ce1" office:value-type="float" office:value="1378.65">
            <text:p>1.38E+03</text:p>
          </table:table-cell>
          <table:table-cell table:style-name="ce1" office:value-type="float" office:value="0.00000127164">
            <text:p>1.27E-06</text:p>
          </table:table-cell>
          <table:table-cell table:style-name="ce1" office:value-type="float" office:value="0.00000113852">
            <text:p>1.14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0.729">
            <text:p>2.71E+02</text:p>
          </table:table-cell>
          <table:table-cell table:style-name="ce1" office:value-type="float" office:value="0.999986">
            <text:p>1.00E+00</text:p>
          </table:table-cell>
          <table:table-cell table:style-name="ce1" office:value-type="float" office:value="1383.65">
            <text:p>1.38E+03</text:p>
          </table:table-cell>
          <table:table-cell table:style-name="ce1" office:value-type="float" office:value="0.00000222455">
            <text:p>2.22E-06</text:p>
          </table:table-cell>
          <table:table-cell table:style-name="ce1" office:value-type="float" office:value="0.00000133269">
            <text:p>1.33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1.728">
            <text:p>2.72E+02</text:p>
          </table:table-cell>
          <table:table-cell table:style-name="ce1" office:value-type="float" office:value="0.999984">
            <text:p>1.00E+00</text:p>
          </table:table-cell>
          <table:table-cell table:style-name="ce1" office:value-type="float" office:value="1388.64">
            <text:p>1.39E+03</text:p>
          </table:table-cell>
          <table:table-cell table:style-name="ce1" office:value-type="float" office:value="0.00000222455">
            <text:p>2.22E-06</text:p>
          </table:table-cell>
          <table:table-cell table:style-name="ce1" office:value-type="float" office:value="0.0000015582">
            <text:p>1.56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2.727">
            <text:p>2.73E+02</text:p>
          </table:table-cell>
          <table:table-cell table:style-name="ce1" office:value-type="float" office:value="0.999981">
            <text:p>1.00E+00</text:p>
          </table:table-cell>
          <table:table-cell table:style-name="ce1" office:value-type="float" office:value="1393.64">
            <text:p>1.39E+03</text:p>
          </table:table-cell>
          <table:table-cell table:style-name="ce1" office:value-type="float" office:value="0.00000222455">
            <text:p>2.22E-06</text:p>
          </table:table-cell>
          <table:table-cell table:style-name="ce1" office:value-type="float" office:value="0.00000181983">
            <text:p>1.82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3.726">
            <text:p>2.74E+02</text:p>
          </table:table-cell>
          <table:table-cell table:style-name="ce1" office:value-type="float" office:value="0.999979">
            <text:p>1.00E+00</text:p>
          </table:table-cell>
          <table:table-cell table:style-name="ce1" office:value-type="float" office:value="1398.63">
            <text:p>1.40E+03</text:p>
          </table:table-cell>
          <table:table-cell table:style-name="ce1" office:value-type="float" office:value="0.00000222455">
            <text:p>2.22E-06</text:p>
          </table:table-cell>
          <table:table-cell table:style-name="ce1" office:value-type="float" office:value="0.00000212303">
            <text:p>2.12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4.725">
            <text:p>2.75E+02</text:p>
          </table:table-cell>
          <table:table-cell table:style-name="ce1" office:value-type="float" office:value="0.999977">
            <text:p>1.00E+00</text:p>
          </table:table-cell>
          <table:table-cell table:style-name="ce1" office:value-type="float" office:value="1403.63">
            <text:p>1.40E+03</text:p>
          </table:table-cell>
          <table:table-cell table:style-name="ce1" office:value-type="float" office:value="0.00000383666">
            <text:p>3.84E-06</text:p>
          </table:table-cell>
          <table:table-cell table:style-name="ce1" office:value-type="float" office:value="0.00000247403">
            <text:p>2.47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5.724">
            <text:p>2.76E+02</text:p>
          </table:table-cell>
          <table:table-cell table:style-name="ce1" office:value-type="float" office:value="0.999973">
            <text:p>1.00E+00</text:p>
          </table:table-cell>
          <table:table-cell table:style-name="ce1" office:value-type="float" office:value="1408.62">
            <text:p>1.41E+03</text:p>
          </table:table-cell>
          <table:table-cell table:style-name="ce1" office:value-type="float" office:value="0.00000383666">
            <text:p>3.84E-06</text:p>
          </table:table-cell>
          <table:table-cell table:style-name="ce1" office:value-type="float" office:value="0.00000287994">
            <text:p>2.88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6.723">
            <text:p>2.77E+02</text:p>
          </table:table-cell>
          <table:table-cell table:style-name="ce1" office:value-type="float" office:value="0.99997">
            <text:p>1.00E+00</text:p>
          </table:table-cell>
          <table:table-cell table:style-name="ce1" office:value-type="float" office:value="1413.62">
            <text:p>1.41E+03</text:p>
          </table:table-cell>
          <table:table-cell table:style-name="ce1" office:value-type="float" office:value="0.00000383666">
            <text:p>3.84E-06</text:p>
          </table:table-cell>
          <table:table-cell table:style-name="ce1" office:value-type="float" office:value="0.00000334885">
            <text:p>3.35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7.722">
            <text:p>2.78E+02</text:p>
          </table:table-cell>
          <table:table-cell table:style-name="ce1" office:value-type="float" office:value="0.999966">
            <text:p>1.00E+00</text:p>
          </table:table-cell>
          <table:table-cell table:style-name="ce1" office:value-type="float" office:value="1418.61">
            <text:p>1.42E+03</text:p>
          </table:table-cell>
          <table:table-cell table:style-name="ce1" office:value-type="float" office:value="0.00000652721">
            <text:p>6.53E-06</text:p>
          </table:table-cell>
          <table:table-cell table:style-name="ce1" office:value-type="float" office:value="0.00000388996">
            <text:p>3.89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8.721">
            <text:p>2.79E+02</text:p>
          </table:table-cell>
          <table:table-cell table:style-name="ce1" office:value-type="float" office:value="0.999962">
            <text:p>1.00E+00</text:p>
          </table:table-cell>
          <table:table-cell table:style-name="ce1" office:value-type="float" office:value="1423.61">
            <text:p>1.42E+03</text:p>
          </table:table-cell>
          <table:table-cell table:style-name="ce1" office:value-type="float" office:value="0.00000652721">
            <text:p>6.53E-06</text:p>
          </table:table-cell>
          <table:table-cell table:style-name="ce1" office:value-type="float" office:value="0.00000451376">
            <text:p>4.51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79.72">
            <text:p>2.80E+02</text:p>
          </table:table-cell>
          <table:table-cell table:style-name="ce1" office:value-type="float" office:value="0.999956">
            <text:p>1.00E+00</text:p>
          </table:table-cell>
          <table:table-cell table:style-name="ce1" office:value-type="float" office:value="1428.6">
            <text:p>1.43E+03</text:p>
          </table:table-cell>
          <table:table-cell table:style-name="ce1" office:value-type="float" office:value="0.00000652721">
            <text:p>6.53E-06</text:p>
          </table:table-cell>
          <table:table-cell table:style-name="ce1" office:value-type="float" office:value="0.00000523214">
            <text:p>5.23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0.719">
            <text:p>2.81E+02</text:p>
          </table:table-cell>
          <table:table-cell table:style-name="ce1" office:value-type="float" office:value="0.99995">
            <text:p>1.00E+00</text:p>
          </table:table-cell>
          <table:table-cell table:style-name="ce1" office:value-type="float" office:value="1433.6">
            <text:p>1.43E+03</text:p>
          </table:table-cell>
          <table:table-cell table:style-name="ce1" office:value-type="float" office:value="0.00000652721">
            <text:p>6.53E-06</text:p>
          </table:table-cell>
          <table:table-cell table:style-name="ce1" office:value-type="float" office:value="0.00000605862">
            <text:p>6.06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1.718">
            <text:p>2.82E+02</text:p>
          </table:table-cell>
          <table:table-cell table:style-name="ce1" office:value-type="float" office:value="0.999944">
            <text:p>1.00E+00</text:p>
          </table:table-cell>
          <table:table-cell table:style-name="ce1" office:value-type="float" office:value="1438.59">
            <text:p>1.44E+03</text:p>
          </table:table-cell>
          <table:table-cell table:style-name="ce1" office:value-type="float" office:value="0.0000104119">
            <text:p>1.04E-05</text:p>
          </table:table-cell>
          <table:table-cell table:style-name="ce1" office:value-type="float" office:value="0.0000070085">
            <text:p>7.01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2.717">
            <text:p>2.83E+02</text:p>
          </table:table-cell>
          <table:table-cell table:style-name="ce1" office:value-type="float" office:value="0.999936">
            <text:p>1.00E+00</text:p>
          </table:table-cell>
          <table:table-cell table:style-name="ce1" office:value-type="float" office:value="1443.59">
            <text:p>1.44E+03</text:p>
          </table:table-cell>
          <table:table-cell table:style-name="ce1" office:value-type="float" office:value="0.0000104119">
            <text:p>1.04E-05</text:p>
          </table:table-cell>
          <table:table-cell table:style-name="ce1" office:value-type="float" office:value="0.00000809912">
            <text:p>8.10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3.716">
            <text:p>2.84E+02</text:p>
          </table:table-cell>
          <table:table-cell table:style-name="ce1" office:value-type="float" office:value="0.999927">
            <text:p>1.00E+00</text:p>
          </table:table-cell>
          <table:table-cell table:style-name="ce1" office:value-type="float" office:value="1448.58">
            <text:p>1.45E+03</text:p>
          </table:table-cell>
          <table:table-cell table:style-name="ce1" office:value-type="float" office:value="0.0000104119">
            <text:p>1.04E-05</text:p>
          </table:table-cell>
          <table:table-cell table:style-name="ce1" office:value-type="float" office:value="0.00000935013">
            <text:p>9.35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4.715">
            <text:p>2.85E+02</text:p>
          </table:table-cell>
          <table:table-cell table:style-name="ce1" office:value-type="float" office:value="0.999916">
            <text:p>1.00E+00</text:p>
          </table:table-cell>
          <table:table-cell table:style-name="ce1" office:value-type="float" office:value="1453.58">
            <text:p>1.45E+03</text:p>
          </table:table-cell>
          <table:table-cell table:style-name="ce1" office:value-type="float" office:value="0.0000157115">
            <text:p>1.57E-05</text:p>
          </table:table-cell>
          <table:table-cell table:style-name="ce1" office:value-type="float" office:value="0.0000107837">
            <text:p>1.08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5.714">
            <text:p>2.86E+02</text:p>
          </table:table-cell>
          <table:table-cell table:style-name="ce1" office:value-type="float" office:value="0.999904">
            <text:p>1.00E+00</text:p>
          </table:table-cell>
          <table:table-cell table:style-name="ce1" office:value-type="float" office:value="1458.57">
            <text:p>1.46E+03</text:p>
          </table:table-cell>
          <table:table-cell table:style-name="ce1" office:value-type="float" office:value="0.0000157115">
            <text:p>1.57E-05</text:p>
          </table:table-cell>
          <table:table-cell table:style-name="ce1" office:value-type="float" office:value="0.0000124249">
            <text:p>1.24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6.713">
            <text:p>2.87E+02</text:p>
          </table:table-cell>
          <table:table-cell table:style-name="ce1" office:value-type="float" office:value="0.99989">
            <text:p>1.00E+00</text:p>
          </table:table-cell>
          <table:table-cell table:style-name="ce1" office:value-type="float" office:value="1463.57">
            <text:p>1.46E+03</text:p>
          </table:table-cell>
          <table:table-cell table:style-name="ce1" office:value-type="float" office:value="0.0000157115">
            <text:p>1.57E-05</text:p>
          </table:table-cell>
          <table:table-cell table:style-name="ce1" office:value-type="float" office:value="0.000014302">
            <text:p>1.43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7.712">
            <text:p>2.88E+02</text:p>
          </table:table-cell>
          <table:table-cell table:style-name="ce1" office:value-type="float" office:value="0.999874">
            <text:p>1.00E+00</text:p>
          </table:table-cell>
          <table:table-cell table:style-name="ce1" office:value-type="float" office:value="1468.56">
            <text:p>1.47E+03</text:p>
          </table:table-cell>
          <table:table-cell table:style-name="ce1" office:value-type="float" office:value="0.0000224221">
            <text:p>2.24E-05</text:p>
          </table:table-cell>
          <table:table-cell table:style-name="ce1" office:value-type="float" office:value="0.0000164469">
            <text:p>1.64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8.711">
            <text:p>2.89E+02</text:p>
          </table:table-cell>
          <table:table-cell table:style-name="ce1" office:value-type="float" office:value="0.999856">
            <text:p>1.00E+00</text:p>
          </table:table-cell>
          <table:table-cell table:style-name="ce1" office:value-type="float" office:value="1473.56">
            <text:p>1.47E+03</text:p>
          </table:table-cell>
          <table:table-cell table:style-name="ce1" office:value-type="float" office:value="0.0000224221">
            <text:p>2.24E-05</text:p>
          </table:table-cell>
          <table:table-cell table:style-name="ce1" office:value-type="float" office:value="0.0000188955">
            <text:p>1.89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89.71">
            <text:p>2.90E+02</text:p>
          </table:table-cell>
          <table:table-cell table:style-name="ce1" office:value-type="float" office:value="0.999835">
            <text:p>1.00E+00</text:p>
          </table:table-cell>
          <table:table-cell table:style-name="ce1" office:value-type="float" office:value="1478.55">
            <text:p>1.48E+03</text:p>
          </table:table-cell>
          <table:table-cell table:style-name="ce1" office:value-type="float" office:value="0.0000224221">
            <text:p>2.24E-05</text:p>
          </table:table-cell>
          <table:table-cell table:style-name="ce1" office:value-type="float" office:value="0.0000216883">
            <text:p>2.17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0.709">
            <text:p>2.91E+02</text:p>
          </table:table-cell>
          <table:table-cell table:style-name="ce1" office:value-type="float" office:value="0.999811">
            <text:p>1.00E+00</text:p>
          </table:table-cell>
          <table:table-cell table:style-name="ce1" office:value-type="float" office:value="1483.55">
            <text:p>1.48E+03</text:p>
          </table:table-cell>
          <table:table-cell table:style-name="ce1" office:value-type="float" office:value="0.000030719">
            <text:p>3.07E-05</text:p>
          </table:table-cell>
          <table:table-cell table:style-name="ce1" office:value-type="float" office:value="0.0000248707">
            <text:p>2.49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1.708">
            <text:p>2.92E+02</text:p>
          </table:table-cell>
          <table:table-cell table:style-name="ce1" office:value-type="float" office:value="0.999784">
            <text:p>1.00E+00</text:p>
          </table:table-cell>
          <table:table-cell table:style-name="ce1" office:value-type="float" office:value="1488.54">
            <text:p>1.49E+03</text:p>
          </table:table-cell>
          <table:table-cell table:style-name="ce1" office:value-type="float" office:value="0.000030719">
            <text:p>3.07E-05</text:p>
          </table:table-cell>
          <table:table-cell table:style-name="ce1" office:value-type="float" office:value="0.0000284938">
            <text:p>2.85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2.707">
            <text:p>2.93E+02</text:p>
          </table:table-cell>
          <table:table-cell table:style-name="ce1" office:value-type="float" office:value="0.999753">
            <text:p>1.00E+00</text:p>
          </table:table-cell>
          <table:table-cell table:style-name="ce1" office:value-type="float" office:value="1493.54">
            <text:p>1.49E+03</text:p>
          </table:table-cell>
          <table:table-cell table:style-name="ce1" office:value-type="float" office:value="0.0000405773">
            <text:p>4.06E-05</text:p>
          </table:table-cell>
          <table:table-cell table:style-name="ce1" office:value-type="float" office:value="0.0000326148">
            <text:p>3.26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3.706">
            <text:p>2.94E+02</text:p>
          </table:table-cell>
          <table:table-cell table:style-name="ce1" office:value-type="float" office:value="0.999717">
            <text:p>1.00E+00</text:p>
          </table:table-cell>
          <table:table-cell table:style-name="ce1" office:value-type="float" office:value="1498.53">
            <text:p>1.50E+03</text:p>
          </table:table-cell>
          <table:table-cell table:style-name="ce1" office:value-type="float" office:value="0.0000405773">
            <text:p>4.06E-05</text:p>
          </table:table-cell>
          <table:table-cell table:style-name="ce1" office:value-type="float" office:value="0.0000372981">
            <text:p>3.73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4.705">
            <text:p>2.95E+02</text:p>
          </table:table-cell>
          <table:table-cell table:style-name="ce1" office:value-type="float" office:value="0.999677">
            <text:p>1.00E+00</text:p>
          </table:table-cell>
          <table:table-cell table:style-name="ce1" office:value-type="float" office:value="1503.53">
            <text:p>1.50E+03</text:p>
          </table:table-cell>
          <table:table-cell table:style-name="ce1" office:value-type="float" office:value="0.000051957">
            <text:p>5.20E-05</text:p>
          </table:table-cell>
          <table:table-cell table:style-name="ce1" office:value-type="float" office:value="0.0000426156">
            <text:p>4.26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5.704">
            <text:p>2.96E+02</text:p>
          </table:table-cell>
          <table:table-cell table:style-name="ce1" office:value-type="float" office:value="0.99963">
            <text:p>1.00E+00</text:p>
          </table:table-cell>
          <table:table-cell table:style-name="ce1" office:value-type="float" office:value="1508.52">
            <text:p>1.51E+03</text:p>
          </table:table-cell>
          <table:table-cell table:style-name="ce1" office:value-type="float" office:value="0.000051957">
            <text:p>5.20E-05</text:p>
          </table:table-cell>
          <table:table-cell table:style-name="ce1" office:value-type="float" office:value="0.000048648">
            <text:p>4.86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6.703">
            <text:p>2.97E+02</text:p>
          </table:table-cell>
          <table:table-cell table:style-name="ce1" office:value-type="float" office:value="0.999578">
            <text:p>1.00E+00</text:p>
          </table:table-cell>
          <table:table-cell table:style-name="ce1" office:value-type="float" office:value="1513.52">
            <text:p>1.51E+03</text:p>
          </table:table-cell>
          <table:table-cell table:style-name="ce1" office:value-type="float" office:value="0.000064734">
            <text:p>6.47E-05</text:p>
          </table:table-cell>
          <table:table-cell table:style-name="ce1" office:value-type="float" office:value="0.0000554854">
            <text:p>5.55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7.702">
            <text:p>2.98E+02</text:p>
          </table:table-cell>
          <table:table-cell table:style-name="ce1" office:value-type="float" office:value="0.999518">
            <text:p>1.00E+00</text:p>
          </table:table-cell>
          <table:table-cell table:style-name="ce1" office:value-type="float" office:value="1518.51">
            <text:p>1.52E+03</text:p>
          </table:table-cell>
          <table:table-cell table:style-name="ce1" office:value-type="float" office:value="0.000064734">
            <text:p>6.47E-05</text:p>
          </table:table-cell>
          <table:table-cell table:style-name="ce1" office:value-type="float" office:value="0.0000632286">
            <text:p>6.32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8.701">
            <text:p>2.99E+02</text:p>
          </table:table-cell>
          <table:table-cell table:style-name="ce1" office:value-type="float" office:value="0.99945">
            <text:p>9.99E-01</text:p>
          </table:table-cell>
          <table:table-cell table:style-name="ce1" office:value-type="float" office:value="1523.51">
            <text:p>1.52E+03</text:p>
          </table:table-cell>
          <table:table-cell table:style-name="ce1" office:value-type="float" office:value="0.0000787344">
            <text:p>7.87E-05</text:p>
          </table:table-cell>
          <table:table-cell table:style-name="ce1" office:value-type="float" office:value="0.00007199">
            <text:p>7.20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9.7">
            <text:p>3.00E+02</text:p>
          </table:table-cell>
          <table:table-cell table:style-name="ce1" office:value-type="float" office:value="0.999372">
            <text:p>9.99E-01</text:p>
          </table:table-cell>
          <table:table-cell table:style-name="ce1" office:value-type="float" office:value="1528.5">
            <text:p>1.53E+03</text:p>
          </table:table-cell>
          <table:table-cell table:style-name="ce1" office:value-type="float" office:value="0.0000937493">
            <text:p>9.37E-05</text:p>
          </table:table-cell>
          <table:table-cell table:style-name="ce1" office:value-type="float" office:value="0.0000818953">
            <text:p>8.19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0.699">
            <text:p>3.01E+02</text:p>
          </table:table-cell>
          <table:table-cell table:style-name="ce1" office:value-type="float" office:value="0.999284">
            <text:p>9.99E-01</text:p>
          </table:table-cell>
          <table:table-cell table:style-name="ce1" office:value-type="float" office:value="1533.5">
            <text:p>1.53E+03</text:p>
          </table:table-cell>
          <table:table-cell table:style-name="ce1" office:value-type="float" office:value="0.0000937493">
            <text:p>9.37E-05</text:p>
          </table:table-cell>
          <table:table-cell table:style-name="ce1" office:value-type="float" office:value="0.0000930842">
            <text:p>9.31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1.698">
            <text:p>3.02E+02</text:p>
          </table:table-cell>
          <table:table-cell table:style-name="ce1" office:value-type="float" office:value="0.999184">
            <text:p>9.99E-01</text:p>
          </table:table-cell>
          <table:table-cell table:style-name="ce1" office:value-type="float" office:value="1538.49">
            <text:p>1.54E+03</text:p>
          </table:table-cell>
          <table:table-cell table:style-name="ce1" office:value-type="float" office:value="0.000111453">
            <text:p>1.11E-04</text:p>
          </table:table-cell>
          <table:table-cell table:style-name="ce1" office:value-type="float" office:value="0.000105712">
            <text:p>1.06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2.697">
            <text:p>3.03E+02</text:p>
          </table:table-cell>
          <table:table-cell table:style-name="ce1" office:value-type="float" office:value="0.999071">
            <text:p>9.99E-01</text:p>
          </table:table-cell>
          <table:table-cell table:style-name="ce1" office:value-type="float" office:value="1543.49">
            <text:p>1.54E+03</text:p>
          </table:table-cell>
          <table:table-cell table:style-name="ce1" office:value-type="float" office:value="0.000130055">
            <text:p>1.30E-04</text:p>
          </table:table-cell>
          <table:table-cell table:style-name="ce1" office:value-type="float" office:value="0.000119953">
            <text:p>1.20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3.696">
            <text:p>3.04E+02</text:p>
          </table:table-cell>
          <table:table-cell table:style-name="ce1" office:value-type="float" office:value="0.998942">
            <text:p>9.99E-01</text:p>
          </table:table-cell>
          <table:table-cell table:style-name="ce1" office:value-type="float" office:value="1548.48">
            <text:p>1.55E+03</text:p>
          </table:table-cell>
          <table:table-cell table:style-name="ce1" office:value-type="float" office:value="0.000151574">
            <text:p>1.52E-04</text:p>
          </table:table-cell>
          <table:table-cell table:style-name="ce1" office:value-type="float" office:value="0.000136">
            <text:p>1.36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4.695">
            <text:p>3.05E+02</text:p>
          </table:table-cell>
          <table:table-cell table:style-name="ce1" office:value-type="float" office:value="0.998797">
            <text:p>9.99E-01</text:p>
          </table:table-cell>
          <table:table-cell table:style-name="ce1" office:value-type="float" office:value="1553.48">
            <text:p>1.55E+03</text:p>
          </table:table-cell>
          <table:table-cell table:style-name="ce1" office:value-type="float" office:value="0.000173785">
            <text:p>1.74E-04</text:p>
          </table:table-cell>
          <table:table-cell table:style-name="ce1" office:value-type="float" office:value="0.000154066">
            <text:p>1.54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5.694">
            <text:p>3.06E+02</text:p>
          </table:table-cell>
          <table:table-cell table:style-name="ce1" office:value-type="float" office:value="0.998632">
            <text:p>9.99E-01</text:p>
          </table:table-cell>
          <table:table-cell table:style-name="ce1" office:value-type="float" office:value="1558.47">
            <text:p>1.56E+03</text:p>
          </table:table-cell>
          <table:table-cell table:style-name="ce1" office:value-type="float" office:value="0.000199055">
            <text:p>1.99E-04</text:p>
          </table:table-cell>
          <table:table-cell table:style-name="ce1" office:value-type="float" office:value="0.000174388">
            <text:p>1.74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6.693">
            <text:p>3.07E+02</text:p>
          </table:table-cell>
          <table:table-cell table:style-name="ce1" office:value-type="float" office:value="0.998446">
            <text:p>9.98E-01</text:p>
          </table:table-cell>
          <table:table-cell table:style-name="ce1" office:value-type="float" office:value="1563.47">
            <text:p>1.56E+03</text:p>
          </table:table-cell>
          <table:table-cell table:style-name="ce1" office:value-type="float" office:value="0.000199055">
            <text:p>1.99E-04</text:p>
          </table:table-cell>
          <table:table-cell table:style-name="ce1" office:value-type="float" office:value="0.000197231">
            <text:p>1.97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7.692">
            <text:p>3.08E+02</text:p>
          </table:table-cell>
          <table:table-cell table:style-name="ce1" office:value-type="float" office:value="0.998235">
            <text:p>9.98E-01</text:p>
          </table:table-cell>
          <table:table-cell table:style-name="ce1" office:value-type="float" office:value="1568.46">
            <text:p>1.57E+03</text:p>
          </table:table-cell>
          <table:table-cell table:style-name="ce1" office:value-type="float" office:value="0.000224734">
            <text:p>2.25E-04</text:p>
          </table:table-cell>
          <table:table-cell table:style-name="ce1" office:value-type="float" office:value="0.000222885">
            <text:p>2.23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8.691">
            <text:p>3.09E+02</text:p>
          </table:table-cell>
          <table:table-cell table:style-name="ce1" office:value-type="float" office:value="0.997998">
            <text:p>9.98E-01</text:p>
          </table:table-cell>
          <table:table-cell table:style-name="ce1" office:value-type="float" office:value="1573.46">
            <text:p>1.57E+03</text:p>
          </table:table-cell>
          <table:table-cell table:style-name="ce1" office:value-type="float" office:value="0.000253526">
            <text:p>2.54E-04</text:p>
          </table:table-cell>
          <table:table-cell table:style-name="ce1" office:value-type="float" office:value="0.000251673">
            <text:p>2.52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09.69">
            <text:p>3.10E+02</text:p>
          </table:table-cell>
          <table:table-cell table:style-name="ce1" office:value-type="float" office:value="0.997729">
            <text:p>9.98E-01</text:p>
          </table:table-cell>
          <table:table-cell table:style-name="ce1" office:value-type="float" office:value="1578.45">
            <text:p>1.58E+03</text:p>
          </table:table-cell>
          <table:table-cell table:style-name="ce1" office:value-type="float" office:value="0.00028578">
            <text:p>2.86E-04</text:p>
          </table:table-cell>
          <table:table-cell table:style-name="ce1" office:value-type="float" office:value="0.000283952">
            <text:p>2.84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0.689">
            <text:p>3.11E+02</text:p>
          </table:table-cell>
          <table:table-cell table:style-name="ce1" office:value-type="float" office:value="0.997427">
            <text:p>9.97E-01</text:p>
          </table:table-cell>
          <table:table-cell table:style-name="ce1" office:value-type="float" office:value="1583.45">
            <text:p>1.58E+03</text:p>
          </table:table-cell>
          <table:table-cell table:style-name="ce1" office:value-type="float" office:value="0.000353827">
            <text:p>3.54E-04</text:p>
          </table:table-cell>
          <table:table-cell table:style-name="ce1" office:value-type="float" office:value="0.000320116">
            <text:p>3.20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1.688">
            <text:p>3.12E+02</text:p>
          </table:table-cell>
          <table:table-cell table:style-name="ce1" office:value-type="float" office:value="0.997086">
            <text:p>9.97E-01</text:p>
          </table:table-cell>
          <table:table-cell table:style-name="ce1" office:value-type="float" office:value="1588.44">
            <text:p>1.59E+03</text:p>
          </table:table-cell>
          <table:table-cell table:style-name="ce1" office:value-type="float" office:value="0.000389201">
            <text:p>3.89E-04</text:p>
          </table:table-cell>
          <table:table-cell table:style-name="ce1" office:value-type="float" office:value="0.000360599">
            <text:p>3.61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2.687">
            <text:p>3.13E+02</text:p>
          </table:table-cell>
          <table:table-cell table:style-name="ce1" office:value-type="float" office:value="0.996703">
            <text:p>9.97E-01</text:p>
          </table:table-cell>
          <table:table-cell table:style-name="ce1" office:value-type="float" office:value="1593.44">
            <text:p>1.59E+03</text:p>
          </table:table-cell>
          <table:table-cell table:style-name="ce1" office:value-type="float" office:value="0.000427892">
            <text:p>4.28E-04</text:p>
          </table:table-cell>
          <table:table-cell table:style-name="ce1" office:value-type="float" office:value="0.00040588">
            <text:p>4.06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3.686">
            <text:p>3.14E+02</text:p>
          </table:table-cell>
          <table:table-cell table:style-name="ce1" office:value-type="float" office:value="0.996271">
            <text:p>9.96E-01</text:p>
          </table:table-cell>
          <table:table-cell table:style-name="ce1" office:value-type="float" office:value="1598.43">
            <text:p>1.60E+03</text:p>
          </table:table-cell>
          <table:table-cell table:style-name="ce1" office:value-type="float" office:value="0.00047019">
            <text:p>4.70E-04</text:p>
          </table:table-cell>
          <table:table-cell table:style-name="ce1" office:value-type="float" office:value="0.000456487">
            <text:p>4.56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4.685">
            <text:p>3.15E+02</text:p>
          </table:table-cell>
          <table:table-cell table:style-name="ce1" office:value-type="float" office:value="0.995786">
            <text:p>9.96E-01</text:p>
          </table:table-cell>
          <table:table-cell table:style-name="ce1" office:value-type="float" office:value="1603.43">
            <text:p>1.60E+03</text:p>
          </table:table-cell>
          <table:table-cell table:style-name="ce1" office:value-type="float" office:value="0.000516406">
            <text:p>5.16E-04</text:p>
          </table:table-cell>
          <table:table-cell table:style-name="ce1" office:value-type="float" office:value="0.000512998">
            <text:p>5.13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5.684">
            <text:p>3.16E+02</text:p>
          </table:table-cell>
          <table:table-cell table:style-name="ce1" office:value-type="float" office:value="0.995242">
            <text:p>9.95E-01</text:p>
          </table:table-cell>
          <table:table-cell table:style-name="ce1" office:value-type="float" office:value="1608.42">
            <text:p>1.61E+03</text:p>
          </table:table-cell>
          <table:table-cell table:style-name="ce1" office:value-type="float" office:value="0.00062196">
            <text:p>6.22E-04</text:p>
          </table:table-cell>
          <table:table-cell table:style-name="ce1" office:value-type="float" office:value="0.000576052">
            <text:p>5.76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6.683">
            <text:p>3.17E+02</text:p>
          </table:table-cell>
          <table:table-cell table:style-name="ce1" office:value-type="float" office:value="0.994631">
            <text:p>9.95E-01</text:p>
          </table:table-cell>
          <table:table-cell table:style-name="ce1" office:value-type="float" office:value="1613.42">
            <text:p>1.61E+03</text:p>
          </table:table-cell>
          <table:table-cell table:style-name="ce1" office:value-type="float" office:value="0.000747563">
            <text:p>7.48E-04</text:p>
          </table:table-cell>
          <table:table-cell table:style-name="ce1" office:value-type="float" office:value="0.000646346">
            <text:p>6.46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7.682">
            <text:p>3.18E+02</text:p>
          </table:table-cell>
          <table:table-cell table:style-name="ce1" office:value-type="float" office:value="0.993946">
            <text:p>9.94E-01</text:p>
          </table:table-cell>
          <table:table-cell table:style-name="ce1" office:value-type="float" office:value="1618.41">
            <text:p>1.62E+03</text:p>
          </table:table-cell>
          <table:table-cell table:style-name="ce1" office:value-type="float" office:value="0.000747563">
            <text:p>7.48E-04</text:p>
          </table:table-cell>
          <table:table-cell table:style-name="ce1" office:value-type="float" office:value="0.000724645">
            <text:p>7.25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8.681">
            <text:p>3.19E+02</text:p>
          </table:table-cell>
          <table:table-cell table:style-name="ce1" office:value-type="float" office:value="0.993179">
            <text:p>9.93E-01</text:p>
          </table:table-cell>
          <table:table-cell table:style-name="ce1" office:value-type="float" office:value="1623.41">
            <text:p>1.62E+03</text:p>
          </table:table-cell>
          <table:table-cell table:style-name="ce1" office:value-type="float" office:value="0.000873952">
            <text:p>8.74E-04</text:p>
          </table:table-cell>
          <table:table-cell table:style-name="ce1" office:value-type="float" office:value="0.000811787">
            <text:p>8.12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19.68">
            <text:p>3.20E+02</text:p>
          </table:table-cell>
          <table:table-cell table:style-name="ce1" office:value-type="float" office:value="0.99232">
            <text:p>9.92E-01</text:p>
          </table:table-cell>
          <table:table-cell table:style-name="ce1" office:value-type="float" office:value="1628.4">
            <text:p>1.63E+03</text:p>
          </table:table-cell>
          <table:table-cell table:style-name="ce1" office:value-type="float" office:value="0.00102016">
            <text:p>1.02E-03</text:p>
          </table:table-cell>
          <table:table-cell table:style-name="ce1" office:value-type="float" office:value="0.000908685">
            <text:p>9.09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0.679">
            <text:p>3.21E+02</text:p>
          </table:table-cell>
          <table:table-cell table:style-name="ce1" office:value-type="float" office:value="0.991359">
            <text:p>9.91E-01</text:p>
          </table:table-cell>
          <table:table-cell table:style-name="ce1" office:value-type="float" office:value="1633.4">
            <text:p>1.63E+03</text:p>
          </table:table-cell>
          <table:table-cell table:style-name="ce1" office:value-type="float" office:value="0.00102016">
            <text:p>1.02E-03</text:p>
          </table:table-cell>
          <table:table-cell table:style-name="ce1" office:value-type="float" office:value="0.00101634">
            <text:p>1.02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1.678">
            <text:p>3.22E+02</text:p>
          </table:table-cell>
          <table:table-cell table:style-name="ce1" office:value-type="float" office:value="0.990284">
            <text:p>9.90E-01</text:p>
          </table:table-cell>
          <table:table-cell table:style-name="ce1" office:value-type="float" office:value="1638.39">
            <text:p>1.64E+03</text:p>
          </table:table-cell>
          <table:table-cell table:style-name="ce1" office:value-type="float" office:value="0.001189">
            <text:p>1.19E-03</text:p>
          </table:table-cell>
          <table:table-cell table:style-name="ce1" office:value-type="float" office:value="0.00113583">
            <text:p>1.14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2.677">
            <text:p>3.23E+02</text:p>
          </table:table-cell>
          <table:table-cell table:style-name="ce1" office:value-type="float" office:value="0.989084">
            <text:p>9.89E-01</text:p>
          </table:table-cell>
          <table:table-cell table:style-name="ce1" office:value-type="float" office:value="1643.39">
            <text:p>1.64E+03</text:p>
          </table:table-cell>
          <table:table-cell table:style-name="ce1" office:value-type="float" office:value="0.00138365">
            <text:p>1.38E-03</text:p>
          </table:table-cell>
          <table:table-cell table:style-name="ce1" office:value-type="float" office:value="0.00126835">
            <text:p>1.27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3.676">
            <text:p>3.24E+02</text:p>
          </table:table-cell>
          <table:table-cell table:style-name="ce1" office:value-type="float" office:value="0.987744">
            <text:p>9.88E-01</text:p>
          </table:table-cell>
          <table:table-cell table:style-name="ce1" office:value-type="float" office:value="1648.38">
            <text:p>1.65E+03</text:p>
          </table:table-cell>
          <table:table-cell table:style-name="ce1" office:value-type="float" office:value="0.00158379">
            <text:p>1.58E-03</text:p>
          </table:table-cell>
          <table:table-cell table:style-name="ce1" office:value-type="float" office:value="0.00141516">
            <text:p>1.42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4.675">
            <text:p>3.25E+02</text:p>
          </table:table-cell>
          <table:table-cell table:style-name="ce1" office:value-type="float" office:value="0.98625">
            <text:p>9.86E-01</text:p>
          </table:table-cell>
          <table:table-cell table:style-name="ce1" office:value-type="float" office:value="1653.38">
            <text:p>1.65E+03</text:p>
          </table:table-cell>
          <table:table-cell table:style-name="ce1" office:value-type="float" office:value="0.00158379">
            <text:p>1.58E-03</text:p>
          </table:table-cell>
          <table:table-cell table:style-name="ce1" office:value-type="float" office:value="0.00157766">
            <text:p>1.58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5.674">
            <text:p>3.26E+02</text:p>
          </table:table-cell>
          <table:table-cell table:style-name="ce1" office:value-type="float" office:value="0.984585">
            <text:p>9.85E-01</text:p>
          </table:table-cell>
          <table:table-cell table:style-name="ce1" office:value-type="float" office:value="1658.37">
            <text:p>1.66E+03</text:p>
          </table:table-cell>
          <table:table-cell table:style-name="ce1" office:value-type="float" office:value="0.00181055">
            <text:p>1.81E-03</text:p>
          </table:table-cell>
          <table:table-cell table:style-name="ce1" office:value-type="float" office:value="0.00175735">
            <text:p>1.76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6.673">
            <text:p>3.27E+02</text:p>
          </table:table-cell>
          <table:table-cell table:style-name="ce1" office:value-type="float" office:value="0.982731">
            <text:p>9.83E-01</text:p>
          </table:table-cell>
          <table:table-cell table:style-name="ce1" office:value-type="float" office:value="1663.37">
            <text:p>1.66E+03</text:p>
          </table:table-cell>
          <table:table-cell table:style-name="ce1" office:value-type="float" office:value="0.00206703">
            <text:p>2.07E-03</text:p>
          </table:table-cell>
          <table:table-cell table:style-name="ce1" office:value-type="float" office:value="0.00195583">
            <text:p>1.96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7.672">
            <text:p>3.28E+02</text:p>
          </table:table-cell>
          <table:table-cell table:style-name="ce1" office:value-type="float" office:value="0.980668">
            <text:p>9.81E-01</text:p>
          </table:table-cell>
          <table:table-cell table:style-name="ce1" office:value-type="float" office:value="1668.36">
            <text:p>1.67E+03</text:p>
          </table:table-cell>
          <table:table-cell table:style-name="ce1" office:value-type="float" office:value="0.00235665">
            <text:p>2.36E-03</text:p>
          </table:table-cell>
          <table:table-cell table:style-name="ce1" office:value-type="float" office:value="0.00217484">
            <text:p>2.17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8.671">
            <text:p>3.29E+02</text:p>
          </table:table-cell>
          <table:table-cell table:style-name="ce1" office:value-type="float" office:value="0.978376">
            <text:p>9.78E-01</text:p>
          </table:table-cell>
          <table:table-cell table:style-name="ce1" office:value-type="float" office:value="1673.36">
            <text:p>1.67E+03</text:p>
          </table:table-cell>
          <table:table-cell table:style-name="ce1" office:value-type="float" office:value="0.00264871">
            <text:p>2.65E-03</text:p>
          </table:table-cell>
          <table:table-cell table:style-name="ce1" office:value-type="float" office:value="0.00241623">
            <text:p>2.42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29.67">
            <text:p>3.30E+02</text:p>
          </table:table-cell>
          <table:table-cell table:style-name="ce1" office:value-type="float" office:value="0.975831">
            <text:p>9.76E-01</text:p>
          </table:table-cell>
          <table:table-cell table:style-name="ce1" office:value-type="float" office:value="1678.35">
            <text:p>1.68E+03</text:p>
          </table:table-cell>
          <table:table-cell table:style-name="ce1" office:value-type="float" office:value="0.00297352">
            <text:p>2.97E-03</text:p>
          </table:table-cell>
          <table:table-cell table:style-name="ce1" office:value-type="float" office:value="0.00268199">
            <text:p>2.68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0.669">
            <text:p>3.31E+02</text:p>
          </table:table-cell>
          <table:table-cell table:style-name="ce1" office:value-type="float" office:value="0.973008">
            <text:p>9.73E-01</text:p>
          </table:table-cell>
          <table:table-cell table:style-name="ce1" office:value-type="float" office:value="1683.35">
            <text:p>1.68E+03</text:p>
          </table:table-cell>
          <table:table-cell table:style-name="ce1" office:value-type="float" office:value="0.00333419">
            <text:p>3.33E-03</text:p>
          </table:table-cell>
          <table:table-cell table:style-name="ce1" office:value-type="float" office:value="0.00297421">
            <text:p>2.97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1.668">
            <text:p>3.32E+02</text:p>
          </table:table-cell>
          <table:table-cell table:style-name="ce1" office:value-type="float" office:value="0.969878">
            <text:p>9.70E-01</text:p>
          </table:table-cell>
          <table:table-cell table:style-name="ce1" office:value-type="float" office:value="1688.34">
            <text:p>1.69E+03</text:p>
          </table:table-cell>
          <table:table-cell table:style-name="ce1" office:value-type="float" office:value="0.00333419">
            <text:p>3.33E-03</text:p>
          </table:table-cell>
          <table:table-cell table:style-name="ce1" office:value-type="float" office:value="0.00329514">
            <text:p>3.30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2.667">
            <text:p>3.33E+02</text:p>
          </table:table-cell>
          <table:table-cell table:style-name="ce1" office:value-type="float" office:value="0.966412">
            <text:p>9.66E-01</text:p>
          </table:table-cell>
          <table:table-cell table:style-name="ce1" office:value-type="float" office:value="1693.34">
            <text:p>1.69E+03</text:p>
          </table:table-cell>
          <table:table-cell table:style-name="ce1" office:value-type="float" office:value="0.00373401">
            <text:p>3.73E-03</text:p>
          </table:table-cell>
          <table:table-cell table:style-name="ce1" office:value-type="float" office:value="0.00364711">
            <text:p>3.65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3.666">
            <text:p>3.34E+02</text:p>
          </table:table-cell>
          <table:table-cell table:style-name="ce1" office:value-type="float" office:value="0.962578">
            <text:p>9.63E-01</text:p>
          </table:table-cell>
          <table:table-cell table:style-name="ce1" office:value-type="float" office:value="1698.33">
            <text:p>1.70E+03</text:p>
          </table:table-cell>
          <table:table-cell table:style-name="ce1" office:value-type="float" office:value="0.00417643">
            <text:p>4.18E-03</text:p>
          </table:table-cell>
          <table:table-cell table:style-name="ce1" office:value-type="float" office:value="0.00403259">
            <text:p>4.03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4.665">
            <text:p>3.35E+02</text:p>
          </table:table-cell>
          <table:table-cell table:style-name="ce1" office:value-type="float" office:value="0.958341">
            <text:p>9.58E-01</text:p>
          </table:table-cell>
          <table:table-cell table:style-name="ce1" office:value-type="float" office:value="1703.33">
            <text:p>1.70E+03</text:p>
          </table:table-cell>
          <table:table-cell table:style-name="ce1" office:value-type="float" office:value="0.00466509">
            <text:p>4.67E-03</text:p>
          </table:table-cell>
          <table:table-cell table:style-name="ce1" office:value-type="float" office:value="0.00445414">
            <text:p>4.45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5.664">
            <text:p>3.36E+02</text:p>
          </table:table-cell>
          <table:table-cell table:style-name="ce1" office:value-type="float" office:value="0.953665">
            <text:p>9.54E-01</text:p>
          </table:table-cell>
          <table:table-cell table:style-name="ce1" office:value-type="float" office:value="1708.32">
            <text:p>1.71E+03</text:p>
          </table:table-cell>
          <table:table-cell table:style-name="ce1" office:value-type="float" office:value="0.00520371">
            <text:p>5.20E-03</text:p>
          </table:table-cell>
          <table:table-cell table:style-name="ce1" office:value-type="float" office:value="0.00491441">
            <text:p>4.91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6.663">
            <text:p>3.37E+02</text:p>
          </table:table-cell>
          <table:table-cell table:style-name="ce1" office:value-type="float" office:value="0.948508">
            <text:p>9.49E-01</text:p>
          </table:table-cell>
          <table:table-cell table:style-name="ce1" office:value-type="float" office:value="1713.32">
            <text:p>1.71E+03</text:p>
          </table:table-cell>
          <table:table-cell table:style-name="ce1" office:value-type="float" office:value="0.00579611">
            <text:p>5.80E-03</text:p>
          </table:table-cell>
          <table:table-cell table:style-name="ce1" office:value-type="float" office:value="0.00541611">
            <text:p>5.42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7.662">
            <text:p>3.38E+02</text:p>
          </table:table-cell>
          <table:table-cell table:style-name="ce1" office:value-type="float" office:value="0.942829">
            <text:p>9.43E-01</text:p>
          </table:table-cell>
          <table:table-cell table:style-name="ce1" office:value-type="float" office:value="1718.31">
            <text:p>1.72E+03</text:p>
          </table:table-cell>
          <table:table-cell table:style-name="ce1" office:value-type="float" office:value="0.00715756">
            <text:p>7.16E-03</text:p>
          </table:table-cell>
          <table:table-cell table:style-name="ce1" office:value-type="float" office:value="0.00596198">
            <text:p>5.96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8.661">
            <text:p>3.39E+02</text:p>
          </table:table-cell>
          <table:table-cell table:style-name="ce1" office:value-type="float" office:value="0.936581">
            <text:p>9.37E-01</text:p>
          </table:table-cell>
          <table:table-cell table:style-name="ce1" office:value-type="float" office:value="1723.31">
            <text:p>1.72E+03</text:p>
          </table:table-cell>
          <table:table-cell table:style-name="ce1" office:value-type="float" office:value="0.00715756">
            <text:p>7.16E-03</text:p>
          </table:table-cell>
          <table:table-cell table:style-name="ce1" office:value-type="float" office:value="0.00655476">
            <text:p>6.55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39.66">
            <text:p>3.40E+02</text:p>
          </table:table-cell>
          <table:table-cell table:style-name="ce1" office:value-type="float" office:value="0.929716">
            <text:p>9.30E-01</text:p>
          </table:table-cell>
          <table:table-cell table:style-name="ce1" office:value-type="float" office:value="1728.3">
            <text:p>1.73E+03</text:p>
          </table:table-cell>
          <table:table-cell table:style-name="ce1" office:value-type="float" office:value="0.00853477">
            <text:p>8.53E-03</text:p>
          </table:table-cell>
          <table:table-cell table:style-name="ce1" office:value-type="float" office:value="0.00719717">
            <text:p>7.20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0.659">
            <text:p>3.41E+02</text:p>
          </table:table-cell>
          <table:table-cell table:style-name="ce1" office:value-type="float" office:value="0.922184">
            <text:p>9.22E-01</text:p>
          </table:table-cell>
          <table:table-cell table:style-name="ce1" office:value-type="float" office:value="1733.3">
            <text:p>1.73E+03</text:p>
          </table:table-cell>
          <table:table-cell table:style-name="ce1" office:value-type="float" office:value="0.00853477">
            <text:p>8.53E-03</text:p>
          </table:table-cell>
          <table:table-cell table:style-name="ce1" office:value-type="float" office:value="0.00789181">
            <text:p>7.89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1.658">
            <text:p>3.42E+02</text:p>
          </table:table-cell>
          <table:table-cell table:style-name="ce1" office:value-type="float" office:value="0.913931">
            <text:p>9.14E-01</text:p>
          </table:table-cell>
          <table:table-cell table:style-name="ce1" office:value-type="float" office:value="1738.29">
            <text:p>1.74E+03</text:p>
          </table:table-cell>
          <table:table-cell table:style-name="ce1" office:value-type="float" office:value="0.0101207">
            <text:p>1.01E-02</text:p>
          </table:table-cell>
          <table:table-cell table:style-name="ce1" office:value-type="float" office:value="0.0086411">
            <text:p>8.64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2.657">
            <text:p>3.43E+02</text:p>
          </table:table-cell>
          <table:table-cell table:style-name="ce1" office:value-type="float" office:value="0.904901">
            <text:p>9.05E-01</text:p>
          </table:table-cell>
          <table:table-cell table:style-name="ce1" office:value-type="float" office:value="1743.29">
            <text:p>1.74E+03</text:p>
          </table:table-cell>
          <table:table-cell table:style-name="ce1" office:value-type="float" office:value="0.0101207">
            <text:p>1.01E-02</text:p>
          </table:table-cell>
          <table:table-cell table:style-name="ce1" office:value-type="float" office:value="0.00944726">
            <text:p>9.45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3.656">
            <text:p>3.44E+02</text:p>
          </table:table-cell>
          <table:table-cell table:style-name="ce1" office:value-type="float" office:value="0.895036">
            <text:p>8.95E-01</text:p>
          </table:table-cell>
          <table:table-cell table:style-name="ce1" office:value-type="float" office:value="1748.28">
            <text:p>1.75E+03</text:p>
          </table:table-cell>
          <table:table-cell table:style-name="ce1" office:value-type="float" office:value="0.0119273">
            <text:p>1.19E-02</text:p>
          </table:table-cell>
          <table:table-cell table:style-name="ce1" office:value-type="float" office:value="0.0103121">
            <text:p>1.03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4.655">
            <text:p>3.45E+02</text:p>
          </table:table-cell>
          <table:table-cell table:style-name="ce1" office:value-type="float" office:value="0.884278">
            <text:p>8.84E-01</text:p>
          </table:table-cell>
          <table:table-cell table:style-name="ce1" office:value-type="float" office:value="1753.28">
            <text:p>1.75E+03</text:p>
          </table:table-cell>
          <table:table-cell table:style-name="ce1" office:value-type="float" office:value="0.0119273">
            <text:p>1.19E-02</text:p>
          </table:table-cell>
          <table:table-cell table:style-name="ce1" office:value-type="float" office:value="0.0112371">
            <text:p>1.12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5.654">
            <text:p>3.46E+02</text:p>
          </table:table-cell>
          <table:table-cell table:style-name="ce1" office:value-type="float" office:value="0.872566">
            <text:p>8.73E-01</text:p>
          </table:table-cell>
          <table:table-cell table:style-name="ce1" office:value-type="float" office:value="1758.27">
            <text:p>1.76E+03</text:p>
          </table:table-cell>
          <table:table-cell table:style-name="ce1" office:value-type="float" office:value="0.013746">
            <text:p>1.37E-02</text:p>
          </table:table-cell>
          <table:table-cell table:style-name="ce1" office:value-type="float" office:value="0.0122231">
            <text:p>1.22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6.653">
            <text:p>3.47E+02</text:p>
          </table:table-cell>
          <table:table-cell table:style-name="ce1" office:value-type="float" office:value="0.859838">
            <text:p>8.60E-01</text:p>
          </table:table-cell>
          <table:table-cell table:style-name="ce1" office:value-type="float" office:value="1763.27">
            <text:p>1.76E+03</text:p>
          </table:table-cell>
          <table:table-cell table:style-name="ce1" office:value-type="float" office:value="0.013746">
            <text:p>1.37E-02</text:p>
          </table:table-cell>
          <table:table-cell table:style-name="ce1" office:value-type="float" office:value="0.0132702">
            <text:p>1.33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7.652">
            <text:p>3.48E+02</text:p>
          </table:table-cell>
          <table:table-cell table:style-name="ce1" office:value-type="float" office:value="0.846034">
            <text:p>8.46E-01</text:p>
          </table:table-cell>
          <table:table-cell table:style-name="ce1" office:value-type="float" office:value="1768.26">
            <text:p>1.77E+03</text:p>
          </table:table-cell>
          <table:table-cell table:style-name="ce1" office:value-type="float" office:value="0.0155354">
            <text:p>1.55E-02</text:p>
          </table:table-cell>
          <table:table-cell table:style-name="ce1" office:value-type="float" office:value="0.0143777">
            <text:p>1.44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8.651">
            <text:p>3.49E+02</text:p>
          </table:table-cell>
          <table:table-cell table:style-name="ce1" office:value-type="float" office:value="0.831093">
            <text:p>8.31E-01</text:p>
          </table:table-cell>
          <table:table-cell table:style-name="ce1" office:value-type="float" office:value="1773.26">
            <text:p>1.77E+03</text:p>
          </table:table-cell>
          <table:table-cell table:style-name="ce1" office:value-type="float" office:value="0.0172611">
            <text:p>1.73E-02</text:p>
          </table:table-cell>
          <table:table-cell table:style-name="ce1" office:value-type="float" office:value="0.0155437">
            <text:p>1.55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49.65">
            <text:p>3.50E+02</text:p>
          </table:table-cell>
          <table:table-cell table:style-name="ce1" office:value-type="float" office:value="0.81496">
            <text:p>8.15E-01</text:p>
          </table:table-cell>
          <table:table-cell table:style-name="ce1" office:value-type="float" office:value="1778.25">
            <text:p>1.78E+03</text:p>
          </table:table-cell>
          <table:table-cell table:style-name="ce1" office:value-type="float" office:value="0.0172611">
            <text:p>1.73E-02</text:p>
          </table:table-cell>
          <table:table-cell table:style-name="ce1" office:value-type="float" office:value="0.0167653">
            <text:p>1.68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0.649">
            <text:p>3.51E+02</text:p>
          </table:table-cell>
          <table:table-cell table:style-name="ce1" office:value-type="float" office:value="0.797581">
            <text:p>7.98E-01</text:p>
          </table:table-cell>
          <table:table-cell table:style-name="ce1" office:value-type="float" office:value="1783.25">
            <text:p>1.78E+03</text:p>
          </table:table-cell>
          <table:table-cell table:style-name="ce1" office:value-type="float" office:value="0.0188966">
            <text:p>1.89E-02</text:p>
          </table:table-cell>
          <table:table-cell table:style-name="ce1" office:value-type="float" office:value="0.018038">
            <text:p>1.80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1.648">
            <text:p>3.52E+02</text:p>
          </table:table-cell>
          <table:table-cell table:style-name="ce1" office:value-type="float" office:value="0.778906">
            <text:p>7.79E-01</text:p>
          </table:table-cell>
          <table:table-cell table:style-name="ce1" office:value-type="float" office:value="1788.24">
            <text:p>1.79E+03</text:p>
          </table:table-cell>
          <table:table-cell table:style-name="ce1" office:value-type="float" office:value="0.0205955">
            <text:p>2.06E-02</text:p>
          </table:table-cell>
          <table:table-cell table:style-name="ce1" office:value-type="float" office:value="0.0193557">
            <text:p>1.94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2.647">
            <text:p>3.53E+02</text:p>
          </table:table-cell>
          <table:table-cell table:style-name="ce1" office:value-type="float" office:value="0.758897">
            <text:p>7.59E-01</text:p>
          </table:table-cell>
          <table:table-cell table:style-name="ce1" office:value-type="float" office:value="1793.24">
            <text:p>1.79E+03</text:p>
          </table:table-cell>
          <table:table-cell table:style-name="ce1" office:value-type="float" office:value="0.0221629">
            <text:p>2.22E-02</text:p>
          </table:table-cell>
          <table:table-cell table:style-name="ce1" office:value-type="float" office:value="0.0207103">
            <text:p>2.07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3.646">
            <text:p>3.54E+02</text:p>
          </table:table-cell>
          <table:table-cell table:style-name="ce1" office:value-type="float" office:value="0.737519">
            <text:p>7.38E-01</text:p>
          </table:table-cell>
          <table:table-cell table:style-name="ce1" office:value-type="float" office:value="1798.23">
            <text:p>1.80E+03</text:p>
          </table:table-cell>
          <table:table-cell table:style-name="ce1" office:value-type="float" office:value="0.0221629">
            <text:p>2.22E-02</text:p>
          </table:table-cell>
          <table:table-cell table:style-name="ce1" office:value-type="float" office:value="0.0220919">
            <text:p>2.21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4.645">
            <text:p>3.55E+02</text:p>
          </table:table-cell>
          <table:table-cell table:style-name="ce1" office:value-type="float" office:value="0.714753">
            <text:p>7.15E-01</text:p>
          </table:table-cell>
          <table:table-cell table:style-name="ce1" office:value-type="float" office:value="1803.23">
            <text:p>1.80E+03</text:p>
          </table:table-cell>
          <table:table-cell table:style-name="ce1" office:value-type="float" office:value="0.023748">
            <text:p>2.37E-02</text:p>
          </table:table-cell>
          <table:table-cell table:style-name="ce1" office:value-type="float" office:value="0.023488">
            <text:p>2.35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5.644">
            <text:p>3.56E+02</text:p>
          </table:table-cell>
          <table:table-cell table:style-name="ce1" office:value-type="float" office:value="0.690591">
            <text:p>6.91E-01</text:p>
          </table:table-cell>
          <table:table-cell table:style-name="ce1" office:value-type="float" office:value="1808.22">
            <text:p>1.81E+03</text:p>
          </table:table-cell>
          <table:table-cell table:style-name="ce1" office:value-type="float" office:value="0.0251718">
            <text:p>2.52E-02</text:p>
          </table:table-cell>
          <table:table-cell table:style-name="ce1" office:value-type="float" office:value="0.024884">
            <text:p>2.49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6.643">
            <text:p>3.57E+02</text:p>
          </table:table-cell>
          <table:table-cell table:style-name="ce1" office:value-type="float" office:value="0.665042">
            <text:p>6.65E-01</text:p>
          </table:table-cell>
          <table:table-cell table:style-name="ce1" office:value-type="float" office:value="1813.22">
            <text:p>1.81E+03</text:p>
          </table:table-cell>
          <table:table-cell table:style-name="ce1" office:value-type="float" office:value="0.0265733">
            <text:p>2.66E-02</text:p>
          </table:table-cell>
          <table:table-cell table:style-name="ce1" office:value-type="float" office:value="0.0262624">
            <text:p>2.63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7.642">
            <text:p>3.58E+02</text:p>
          </table:table-cell>
          <table:table-cell table:style-name="ce1" office:value-type="float" office:value="0.638132">
            <text:p>6.38E-01</text:p>
          </table:table-cell>
          <table:table-cell table:style-name="ce1" office:value-type="float" office:value="1818.21">
            <text:p>1.82E+03</text:p>
          </table:table-cell>
          <table:table-cell table:style-name="ce1" office:value-type="float" office:value="0.0279307">
            <text:p>2.79E-02</text:p>
          </table:table-cell>
          <table:table-cell table:style-name="ce1" office:value-type="float" office:value="0.0276036">
            <text:p>2.76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8.641">
            <text:p>3.59E+02</text:p>
          </table:table-cell>
          <table:table-cell table:style-name="ce1" office:value-type="float" office:value="0.60991">
            <text:p>6.10E-01</text:p>
          </table:table-cell>
          <table:table-cell table:style-name="ce1" office:value-type="float" office:value="1823.21">
            <text:p>1.82E+03</text:p>
          </table:table-cell>
          <table:table-cell table:style-name="ce1" office:value-type="float" office:value="0.0292196">
            <text:p>2.92E-02</text:p>
          </table:table-cell>
          <table:table-cell table:style-name="ce1" office:value-type="float" office:value="0.0288851">
            <text:p>2.89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9.64">
            <text:p>3.60E+02</text:p>
          </table:table-cell>
          <table:table-cell table:style-name="ce1" office:value-type="float" office:value="0.580448">
            <text:p>5.80E-01</text:p>
          </table:table-cell>
          <table:table-cell table:style-name="ce1" office:value-type="float" office:value="1828.2">
            <text:p>1.83E+03</text:p>
          </table:table-cell>
          <table:table-cell table:style-name="ce1" office:value-type="float" office:value="0.0304131">
            <text:p>3.04E-02</text:p>
          </table:table-cell>
          <table:table-cell table:style-name="ce1" office:value-type="float" office:value="0.0300822">
            <text:p>3.01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0.639">
            <text:p>3.61E+02</text:p>
          </table:table-cell>
          <table:table-cell table:style-name="ce1" office:value-type="float" office:value="0.549843">
            <text:p>5.50E-01</text:p>
          </table:table-cell>
          <table:table-cell table:style-name="ce1" office:value-type="float" office:value="1833.2">
            <text:p>1.83E+03</text:p>
          </table:table-cell>
          <table:table-cell table:style-name="ce1" office:value-type="float" office:value="0.0314819">
            <text:p>3.15E-02</text:p>
          </table:table-cell>
          <table:table-cell table:style-name="ce1" office:value-type="float" office:value="0.031168">
            <text:p>3.12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1.638">
            <text:p>3.62E+02</text:p>
          </table:table-cell>
          <table:table-cell table:style-name="ce1" office:value-type="float" office:value="0.518221">
            <text:p>5.18E-01</text:p>
          </table:table-cell>
          <table:table-cell table:style-name="ce1" office:value-type="float" office:value="1838.19">
            <text:p>1.84E+03</text:p>
          </table:table-cell>
          <table:table-cell table:style-name="ce1" office:value-type="float" office:value="0.0323956">
            <text:p>3.24E-02</text:p>
          </table:table-cell>
          <table:table-cell table:style-name="ce1" office:value-type="float" office:value="0.0321143">
            <text:p>3.21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2.637">
            <text:p>3.63E+02</text:p>
          </table:table-cell>
          <table:table-cell table:style-name="ce1" office:value-type="float" office:value="0.485735">
            <text:p>4.86E-01</text:p>
          </table:table-cell>
          <table:table-cell table:style-name="ce1" office:value-type="float" office:value="1843.19">
            <text:p>1.84E+03</text:p>
          </table:table-cell>
          <table:table-cell table:style-name="ce1" office:value-type="float" office:value="0.0331228">
            <text:p>3.31E-02</text:p>
          </table:table-cell>
          <table:table-cell table:style-name="ce1" office:value-type="float" office:value="0.0328917">
            <text:p>3.29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3.636">
            <text:p>3.64E+02</text:p>
          </table:table-cell>
          <table:table-cell table:style-name="ce1" office:value-type="float" office:value="0.452569">
            <text:p>4.53E-01</text:p>
          </table:table-cell>
          <table:table-cell table:style-name="ce1" office:value-type="float" office:value="1848.18">
            <text:p>1.85E+03</text:p>
          </table:table-cell>
          <table:table-cell table:style-name="ce1" office:value-type="float" office:value="0.0336324">
            <text:p>3.36E-02</text:p>
          </table:table-cell>
          <table:table-cell table:style-name="ce1" office:value-type="float" office:value="0.0334708">
            <text:p>3.35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4.635">
            <text:p>3.65E+02</text:p>
          </table:table-cell>
          <table:table-cell table:style-name="ce1" office:value-type="float" office:value="0.418936">
            <text:p>4.19E-01</text:p>
          </table:table-cell>
          <table:table-cell table:style-name="ce1" office:value-type="float" office:value="1853.18">
            <text:p>1.85E+03</text:p>
          </table:table-cell>
          <table:table-cell table:style-name="ce1" office:value-type="float" office:value="0.033895">
            <text:p>3.39E-02</text:p>
          </table:table-cell>
          <table:table-cell table:style-name="ce1" office:value-type="float" office:value="0.0338234">
            <text:p>3.38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5.634">
            <text:p>3.66E+02</text:p>
          </table:table-cell>
          <table:table-cell table:style-name="ce1" office:value-type="float" office:value="0.385074">
            <text:p>3.85E-01</text:p>
          </table:table-cell>
          <table:table-cell table:style-name="ce1" office:value-type="float" office:value="1858.17">
            <text:p>1.86E+03</text:p>
          </table:table-cell>
          <table:table-cell table:style-name="ce1" office:value-type="float" office:value="0.033884">
            <text:p>3.39E-02</text:p>
          </table:table-cell>
          <table:table-cell table:style-name="ce1" office:value-type="float" office:value="0.0339232">
            <text:p>3.39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6.633">
            <text:p>3.67E+02</text:p>
          </table:table-cell>
          <table:table-cell table:style-name="ce1" office:value-type="float" office:value="0.351249">
            <text:p>3.51E-01</text:p>
          </table:table-cell>
          <table:table-cell table:style-name="ce1" office:value-type="float" office:value="1863.17">
            <text:p>1.86E+03</text:p>
          </table:table-cell>
          <table:table-cell table:style-name="ce1" office:value-type="float" office:value="0.0335778">
            <text:p>3.36E-02</text:p>
          </table:table-cell>
          <table:table-cell table:style-name="ce1" office:value-type="float" office:value="0.033748">
            <text:p>3.37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7.632">
            <text:p>3.68E+02</text:p>
          </table:table-cell>
          <table:table-cell table:style-name="ce1" office:value-type="float" office:value="0.317743">
            <text:p>3.18E-01</text:p>
          </table:table-cell>
          <table:table-cell table:style-name="ce1" office:value-type="float" office:value="1868.16">
            <text:p>1.87E+03</text:p>
          </table:table-cell>
          <table:table-cell table:style-name="ce1" office:value-type="float" office:value="0.0329607">
            <text:p>3.30E-02</text:p>
          </table:table-cell>
          <table:table-cell table:style-name="ce1" office:value-type="float" office:value="0.0332804">
            <text:p>3.33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8.631">
            <text:p>3.69E+02</text:p>
          </table:table-cell>
          <table:table-cell table:style-name="ce1" office:value-type="float" office:value="0.284855">
            <text:p>2.85E-01</text:p>
          </table:table-cell>
          <table:table-cell table:style-name="ce1" office:value-type="float" office:value="1873.16">
            <text:p>1.87E+03</text:p>
          </table:table-cell>
          <table:table-cell table:style-name="ce1" office:value-type="float" office:value="0.0320254">
            <text:p>3.20E-02</text:p>
          </table:table-cell>
          <table:table-cell table:style-name="ce1" office:value-type="float" office:value="0.0325099">
            <text:p>3.25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69.63">
            <text:p>3.70E+02</text:p>
          </table:table-cell>
          <table:table-cell table:style-name="ce1" office:value-type="float" office:value="0.25289">
            <text:p>2.53E-01</text:p>
          </table:table-cell>
          <table:table-cell table:style-name="ce1" office:value-type="float" office:value="1878.15">
            <text:p>1.88E+03</text:p>
          </table:table-cell>
          <table:table-cell table:style-name="ce1" office:value-type="float" office:value="0.0307742">
            <text:p>3.08E-02</text:p>
          </table:table-cell>
          <table:table-cell table:style-name="ce1" office:value-type="float" office:value="0.0314343">
            <text:p>3.14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0.629">
            <text:p>3.71E+02</text:p>
          </table:table-cell>
          <table:table-cell table:style-name="ce1" office:value-type="float" office:value="0.222149">
            <text:p>2.22E-01</text:p>
          </table:table-cell>
          <table:table-cell table:style-name="ce1" office:value-type="float" office:value="1883.15">
            <text:p>1.88E+03</text:p>
          </table:table-cell>
          <table:table-cell table:style-name="ce1" office:value-type="float" office:value="0.0292202">
            <text:p>2.92E-02</text:p>
          </table:table-cell>
          <table:table-cell table:style-name="ce1" office:value-type="float" office:value="0.0300608">
            <text:p>3.01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1.628">
            <text:p>3.72E+02</text:p>
          </table:table-cell>
          <table:table-cell table:style-name="ce1" office:value-type="float" office:value="0.192922">
            <text:p>1.93E-01</text:p>
          </table:table-cell>
          <table:table-cell table:style-name="ce1" office:value-type="float" office:value="1888.14">
            <text:p>1.89E+03</text:p>
          </table:table-cell>
          <table:table-cell table:style-name="ce1" office:value-type="float" office:value="0.0273883">
            <text:p>2.74E-02</text:p>
          </table:table-cell>
          <table:table-cell table:style-name="ce1" office:value-type="float" office:value="0.0284071">
            <text:p>2.84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2.627">
            <text:p>3.73E+02</text:p>
          </table:table-cell>
          <table:table-cell table:style-name="ce1" office:value-type="float" office:value="0.165476">
            <text:p>1.65E-01</text:p>
          </table:table-cell>
          <table:table-cell table:style-name="ce1" office:value-type="float" office:value="1893.14">
            <text:p>1.89E+03</text:p>
          </table:table-cell>
          <table:table-cell table:style-name="ce1" office:value-type="float" office:value="0.025315">
            <text:p>2.53E-02</text:p>
          </table:table-cell>
          <table:table-cell table:style-name="ce1" office:value-type="float" office:value="0.0265018">
            <text:p>2.65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3.626">
            <text:p>3.74E+02</text:p>
          </table:table-cell>
          <table:table-cell table:style-name="ce1" office:value-type="float" office:value="0.140043">
            <text:p>1.40E-01</text:p>
          </table:table-cell>
          <table:table-cell table:style-name="ce1" office:value-type="float" office:value="1898.13">
            <text:p>1.90E+03</text:p>
          </table:table-cell>
          <table:table-cell table:style-name="ce1" office:value-type="float" office:value="0.0230481">
            <text:p>2.30E-02</text:p>
          </table:table-cell>
          <table:table-cell table:style-name="ce1" office:value-type="float" office:value="0.0243839">
            <text:p>2.44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4.625">
            <text:p>3.75E+02</text:p>
          </table:table-cell>
          <table:table-cell table:style-name="ce1" office:value-type="float" office:value="0.116811">
            <text:p>1.17E-01</text:p>
          </table:table-cell>
          <table:table-cell table:style-name="ce1" office:value-type="float" office:value="1903.13">
            <text:p>1.90E+03</text:p>
          </table:table-cell>
          <table:table-cell table:style-name="ce1" office:value-type="float" office:value="0.0206448">
            <text:p>2.06E-02</text:p>
          </table:table-cell>
          <table:table-cell table:style-name="ce1" office:value-type="float" office:value="0.0221025">
            <text:p>2.21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5.624">
            <text:p>3.76E+02</text:p>
          </table:table-cell>
          <table:table-cell table:style-name="ce1" office:value-type="float" office:value="0.0959176">
            <text:p>9.59E-02</text:p>
          </table:table-cell>
          <table:table-cell table:style-name="ce1" office:value-type="float" office:value="1908.12">
            <text:p>1.91E+03</text:p>
          </table:table-cell>
          <table:table-cell table:style-name="ce1" office:value-type="float" office:value="0.018169">
            <text:p>1.82E-02</text:p>
          </table:table-cell>
          <table:table-cell table:style-name="ce1" office:value-type="float" office:value="0.0197142">
            <text:p>1.97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6.623">
            <text:p>3.77E+02</text:p>
          </table:table-cell>
          <table:table-cell table:style-name="ce1" office:value-type="float" office:value="0.0774379">
            <text:p>7.74E-02</text:p>
          </table:table-cell>
          <table:table-cell table:style-name="ce1" office:value-type="float" office:value="1913.12">
            <text:p>1.91E+03</text:p>
          </table:table-cell>
          <table:table-cell table:style-name="ce1" office:value-type="float" office:value="0.0156891">
            <text:p>1.57E-02</text:p>
          </table:table-cell>
          <table:table-cell table:style-name="ce1" office:value-type="float" office:value="0.017281">
            <text:p>1.73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7.622">
            <text:p>3.78E+02</text:p>
          </table:table-cell>
          <table:table-cell table:style-name="ce1" office:value-type="float" office:value="0.0613849">
            <text:p>6.14E-02</text:p>
          </table:table-cell>
          <table:table-cell table:style-name="ce1" office:value-type="float" office:value="1918.11">
            <text:p>1.92E+03</text:p>
          </table:table-cell>
          <table:table-cell table:style-name="ce1" office:value-type="float" office:value="0.0132725">
            <text:p>1.33E-02</text:p>
          </table:table-cell>
          <table:table-cell table:style-name="ce1" office:value-type="float" office:value="0.0148671">
            <text:p>1.49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8.621">
            <text:p>3.79E+02</text:p>
          </table:table-cell>
          <table:table-cell table:style-name="ce1" office:value-type="float" office:value="0.0477078">
            <text:p>4.77E-02</text:p>
          </table:table-cell>
          <table:table-cell table:style-name="ce1" office:value-type="float" office:value="1923.11">
            <text:p>1.92E+03</text:p>
          </table:table-cell>
          <table:table-cell table:style-name="ce1" office:value-type="float" office:value="0.011204">
            <text:p>1.12E-02</text:p>
          </table:table-cell>
          <table:table-cell table:style-name="ce1" office:value-type="float" office:value="0.0125349">
            <text:p>1.25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79.62">
            <text:p>3.80E+02</text:p>
          </table:table-cell>
          <table:table-cell table:style-name="ce1" office:value-type="float" office:value="0.0362953">
            <text:p>3.63E-02</text:p>
          </table:table-cell>
          <table:table-cell table:style-name="ce1" office:value-type="float" office:value="1928.1">
            <text:p>1.93E+03</text:p>
          </table:table-cell>
          <table:table-cell table:style-name="ce1" office:value-type="float" office:value="0.00927771">
            <text:p>9.28E-03</text:p>
          </table:table-cell>
          <table:table-cell table:style-name="ce1" office:value-type="float" office:value="0.010341">
            <text:p>1.03E-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0.619">
            <text:p>3.81E+02</text:p>
          </table:table-cell>
          <table:table-cell table:style-name="ce1" office:value-type="float" office:value="0.0269846">
            <text:p>2.70E-02</text:p>
          </table:table-cell>
          <table:table-cell table:style-name="ce1" office:value-type="float" office:value="1933.1">
            <text:p>1.93E+03</text:p>
          </table:table-cell>
          <table:table-cell table:style-name="ce1" office:value-type="float" office:value="0.0076926">
            <text:p>7.69E-03</text:p>
          </table:table-cell>
          <table:table-cell table:style-name="ce1" office:value-type="float" office:value="0.00833353">
            <text:p>8.33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1.618">
            <text:p>3.82E+02</text:p>
          </table:table-cell>
          <table:table-cell table:style-name="ce1" office:value-type="float" office:value="0.0195707">
            <text:p>1.96E-02</text:p>
          </table:table-cell>
          <table:table-cell table:style-name="ce1" office:value-type="float" office:value="1938.09">
            <text:p>1.94E+03</text:p>
          </table:table-cell>
          <table:table-cell table:style-name="ce1" office:value-type="float" office:value="0.00626645">
            <text:p>6.27E-03</text:p>
          </table:table-cell>
          <table:table-cell table:style-name="ce1" office:value-type="float" office:value="0.00654846">
            <text:p>6.55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2.617">
            <text:p>3.83E+02</text:p>
          </table:table-cell>
          <table:table-cell table:style-name="ce1" office:value-type="float" office:value="0.0138193">
            <text:p>1.38E-02</text:p>
          </table:table-cell>
          <table:table-cell table:style-name="ce1" office:value-type="float" office:value="1943.09">
            <text:p>1.94E+03</text:p>
          </table:table-cell>
          <table:table-cell table:style-name="ce1" office:value-type="float" office:value="0.00392545">
            <text:p>3.93E-03</text:p>
          </table:table-cell>
          <table:table-cell table:style-name="ce1" office:value-type="float" office:value="0.00500795">
            <text:p>5.01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3.616">
            <text:p>3.84E+02</text:p>
          </table:table-cell>
          <table:table-cell table:style-name="ce1" office:value-type="float" office:value="0.0094809">
            <text:p>9.48E-03</text:p>
          </table:table-cell>
          <table:table-cell table:style-name="ce1" office:value-type="float" office:value="1948.08">
            <text:p>1.95E+03</text:p>
          </table:table-cell>
          <table:table-cell table:style-name="ce1" office:value-type="float" office:value="0.00301125">
            <text:p>3.01E-03</text:p>
          </table:table-cell>
          <table:table-cell table:style-name="ce1" office:value-type="float" office:value="0.00371952">
            <text:p>3.72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4.615">
            <text:p>3.85E+02</text:p>
          </table:table-cell>
          <table:table-cell table:style-name="ce1" office:value-type="float" office:value="0.00630559">
            <text:p>6.31E-03</text:p>
          </table:table-cell>
          <table:table-cell table:style-name="ce1" office:value-type="float" office:value="1953.08">
            <text:p>1.95E+03</text:p>
          </table:table-cell>
          <table:table-cell table:style-name="ce1" office:value-type="float" office:value="0.00225837">
            <text:p>2.26E-03</text:p>
          </table:table-cell>
          <table:table-cell table:style-name="ce1" office:value-type="float" office:value="0.00267701">
            <text:p>2.68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5.614">
            <text:p>3.86E+02</text:p>
          </table:table-cell>
          <table:table-cell table:style-name="ce1" office:value-type="float" office:value="0.00405586">
            <text:p>4.06E-03</text:p>
          </table:table-cell>
          <table:table-cell table:style-name="ce1" office:value-type="float" office:value="1958.07">
            <text:p>1.96E+03</text:p>
          </table:table-cell>
          <table:table-cell table:style-name="ce1" office:value-type="float" office:value="0.00165359">
            <text:p>1.65E-03</text:p>
          </table:table-cell>
          <table:table-cell table:style-name="ce1" office:value-type="float" office:value="0.0018626">
            <text:p>1.86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6.613">
            <text:p>3.87E+02</text:p>
          </table:table-cell>
          <table:table-cell table:style-name="ce1" office:value-type="float" office:value="0.0025166">
            <text:p>2.52E-03</text:p>
          </table:table-cell>
          <table:table-cell table:style-name="ce1" office:value-type="float" office:value="1963.07">
            <text:p>1.96E+03</text:p>
          </table:table-cell>
          <table:table-cell table:style-name="ce1" office:value-type="float" office:value="0.00118033">
            <text:p>1.18E-03</text:p>
          </table:table-cell>
          <table:table-cell table:style-name="ce1" office:value-type="float" office:value="0.00124965">
            <text:p>1.25E-0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7.612">
            <text:p>3.88E+02</text:p>
          </table:table-cell>
          <table:table-cell table:style-name="ce1" office:value-type="float" office:value="0.0015022">
            <text:p>1.50E-03</text:p>
          </table:table-cell>
          <table:table-cell table:style-name="ce1" office:value-type="float" office:value="1968.06">
            <text:p>1.97E+03</text:p>
          </table:table-cell>
          <table:table-cell table:style-name="ce1" office:value-type="float" office:value="0.000553553">
            <text:p>5.54E-04</text:p>
          </table:table-cell>
          <table:table-cell table:style-name="ce1" office:value-type="float" office:value="0.000806248">
            <text:p>8.06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8.611">
            <text:p>3.89E+02</text:p>
          </table:table-cell>
          <table:table-cell table:style-name="ce1" office:value-type="float" office:value="0.000860069">
            <text:p>8.60E-04</text:p>
          </table:table-cell>
          <table:table-cell table:style-name="ce1" office:value-type="float" office:value="1973.06">
            <text:p>1.97E+03</text:p>
          </table:table-cell>
          <table:table-cell table:style-name="ce1" office:value-type="float" office:value="0.000362451">
            <text:p>3.62E-04</text:p>
          </table:table-cell>
          <table:table-cell table:style-name="ce1" office:value-type="float" office:value="0.000498734">
            <text:p>4.99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89.61">
            <text:p>3.90E+02</text:p>
          </table:table-cell>
          <table:table-cell table:style-name="ce1" office:value-type="float" office:value="0.000470855">
            <text:p>4.71E-04</text:p>
          </table:table-cell>
          <table:table-cell table:style-name="ce1" office:value-type="float" office:value="1978.05">
            <text:p>1.98E+03</text:p>
          </table:table-cell>
          <table:table-cell table:style-name="ce1" office:value-type="float" office:value="0.000229778">
            <text:p>2.30E-04</text:p>
          </table:table-cell>
          <table:table-cell table:style-name="ce1" office:value-type="float" office:value="0.000294882">
            <text:p>2.95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0.609">
            <text:p>3.91E+02</text:p>
          </table:table-cell>
          <table:table-cell table:style-name="ce1" office:value-type="float" office:value="0.000245679">
            <text:p>2.46E-04</text:p>
          </table:table-cell>
          <table:table-cell table:style-name="ce1" office:value-type="float" office:value="1983.05">
            <text:p>1.98E+03</text:p>
          </table:table-cell>
          <table:table-cell table:style-name="ce1" office:value-type="float" office:value="0.00014077">
            <text:p>1.41E-04</text:p>
          </table:table-cell>
          <table:table-cell table:style-name="ce1" office:value-type="float" office:value="0.000166106">
            <text:p>1.66E-0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1.608">
            <text:p>3.92E+02</text:p>
          </table:table-cell>
          <table:table-cell table:style-name="ce1" office:value-type="float" office:value="0.00012175">
            <text:p>1.22E-04</text:p>
          </table:table-cell>
          <table:table-cell table:style-name="ce1" office:value-type="float" office:value="1988.04">
            <text:p>1.99E+03</text:p>
          </table:table-cell>
          <table:table-cell table:style-name="ce1" office:value-type="float" office:value="0.000083174">
            <text:p>8.32E-05</text:p>
          </table:table-cell>
          <table:table-cell table:style-name="ce1" office:value-type="float" office:value="0.0000888334">
            <text:p>8.88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2.607">
            <text:p>3.93E+02</text:p>
          </table:table-cell>
          <table:table-cell table:style-name="ce1" office:value-type="float" office:value="0.0000570983">
            <text:p>5.71E-05</text:p>
          </table:table-cell>
          <table:table-cell table:style-name="ce1" office:value-type="float" office:value="1993.04">
            <text:p>1.99E+03</text:p>
          </table:table-cell>
          <table:table-cell table:style-name="ce1" office:value-type="float" office:value="0.0000258622">
            <text:p>2.59E-05</text:p>
          </table:table-cell>
          <table:table-cell table:style-name="ce1" office:value-type="float" office:value="0.0000449423">
            <text:p>4.49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3.606">
            <text:p>3.94E+02</text:p>
          </table:table-cell>
          <table:table-cell table:style-name="ce1" office:value-type="float" office:value="0.0000252598">
            <text:p>2.53E-05</text:p>
          </table:table-cell>
          <table:table-cell table:style-name="ce1" office:value-type="float" office:value="1998.03">
            <text:p>2.00E+03</text:p>
          </table:table-cell>
          <table:table-cell table:style-name="ce1" office:value-type="float" office:value="0.0000109152">
            <text:p>1.09E-05</text:p>
          </table:table-cell>
          <table:table-cell table:style-name="ce1" office:value-type="float" office:value="0.0000214399">
            <text:p>2.14E-0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4.605">
            <text:p>3.95E+02</text:p>
          </table:table-cell>
          <table:table-cell table:style-name="ce1" office:value-type="float" office:value="0.0000105773">
            <text:p>1.06E-05</text:p>
          </table:table-cell>
          <table:table-cell table:style-name="ce1" office:value-type="float" office:value="2003.03">
            <text:p>2.00E+03</text:p>
          </table:table-cell>
          <table:table-cell table:style-name="ce1" office:value-type="float" office:value="0.00000441123">
            <text:p>4.41E-06</text:p>
          </table:table-cell>
          <table:table-cell table:style-name="ce1" office:value-type="float" office:value="0.00000967751">
            <text:p>9.68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5.604">
            <text:p>3.96E+02</text:p>
          </table:table-cell>
          <table:table-cell table:style-name="ce1" office:value-type="float" office:value="0.0000042627">
            <text:p>4.26E-06</text:p>
          </table:table-cell>
          <table:table-cell table:style-name="ce1" office:value-type="float" office:value="2008.02">
            <text:p>2.01E+03</text:p>
          </table:table-cell>
          <table:table-cell table:style-name="ce1" office:value-type="float" office:value="0.0000018856">
            <text:p>1.89E-06</text:p>
          </table:table-cell>
          <table:table-cell table:style-name="ce1" office:value-type="float" office:value="0.00000420249">
            <text:p>4.20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6.603">
            <text:p>3.97E+02</text:p>
          </table:table-cell>
          <table:table-cell table:style-name="ce1" office:value-type="float" office:value="0.00000171845">
            <text:p>1.72E-06</text:p>
          </table:table-cell>
          <table:table-cell table:style-name="ce1" office:value-type="float" office:value="2013.02">
            <text:p>2.01E+03</text:p>
          </table:table-cell>
          <table:table-cell table:style-name="ce1" office:value-type="float" office:value="0.0000018856">
            <text:p>1.89E-06</text:p>
          </table:table-cell>
          <table:table-cell table:style-name="ce1" office:value-type="float" office:value="0.00000182487">
            <text:p>1.82E-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7.602">
            <text:p>3.98E+02</text:p>
          </table:table-cell>
          <table:table-cell table:style-name="ce1" office:value-type="float" office:value="0.000000706536">
            <text:p>7.07E-07</text:p>
          </table:table-cell>
          <table:table-cell table:style-name="ce1" office:value-type="float" office:value="2018.01">
            <text:p>2.02E+03</text:p>
          </table:table-cell>
          <table:table-cell table:style-name="ce1" office:value-type="float" office:value="0.000000908375">
            <text:p>9.08E-07</text:p>
          </table:table-cell>
          <table:table-cell table:style-name="ce1" office:value-type="float" office:value="0.000000807871">
            <text:p>8.08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8.601">
            <text:p>3.99E+02</text:p>
          </table:table-cell>
          <table:table-cell table:style-name="ce1" office:value-type="float" office:value="0.000000277057">
            <text:p>2.77E-07</text:p>
          </table:table-cell>
          <table:table-cell table:style-name="ce1" office:value-type="float" office:value="2023.01">
            <text:p>2.02E+03</text:p>
          </table:table-cell>
          <table:table-cell table:style-name="ce1" office:value-type="float" office:value="0.000000487804">
            <text:p>4.88E-07</text:p>
          </table:table-cell>
          <table:table-cell table:style-name="ce1" office:value-type="float" office:value="0.000000340981">
            <text:p>3.41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99.6">
            <text:p>4.00E+02</text:p>
          </table:table-cell>
          <table:table-cell table:style-name="ce1" office:value-type="float" office:value="0.0000000969828">
            <text:p>9.70E-08</text:p>
          </table:table-cell>
          <table:table-cell table:style-name="ce1" office:value-type="float" office:value="2028">
            <text:p>2.03E+03</text:p>
          </table:table-cell>
          <table:table-cell table:style-name="ce1" office:value-type="float" office:value="0.000000288486">
            <text:p>2.88E-07</text:p>
          </table:table-cell>
          <table:table-cell table:style-name="ce1" office:value-type="float" office:value="0.000000128426">
            <text:p>1.28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0.599">
            <text:p>4.01E+02</text:p>
          </table:table-cell>
          <table:table-cell table:style-name="ce1" office:value-type="float" office:value="0.0000000276333">
            <text:p>2.76E-08</text:p>
          </table:table-cell>
          <table:table-cell table:style-name="ce1" office:value-type="float" office:value="2033">
            <text:p>2.03E+03</text:p>
          </table:table-cell>
          <table:table-cell table:style-name="ce1" office:value-type="float" office:value="0.000000220385">
            <text:p>2.20E-07</text:p>
          </table:table-cell>
          <table:table-cell table:style-name="ce1" office:value-type="float" office:value="0.0000000393579">
            <text:p>3.94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1.598">
            <text:p>4.02E+02</text:p>
          </table:table-cell>
          <table:table-cell table:style-name="ce1" office:value-type="float" office:value="-0.0000000116879">
            <text:p>-1.17E-08</text:p>
          </table:table-cell>
          <table:table-cell table:style-name="ce1" office:value-type="float" office:value="2037.99">
            <text:p>2.04E+03</text:p>
          </table:table-cell>
          <table:table-cell table:style-name="ce1" office:value-type="float" office:value="0.000000167948">
            <text:p>1.68E-07</text:p>
          </table:table-cell>
          <table:table-cell table:style-name="ce1" office:value-type="float" office:value="-0.0000000178988">
            <text:p>-1.79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2.597">
            <text:p>4.03E+02</text:p>
          </table:table-cell>
          <table:table-cell table:style-name="ce1" office:value-type="float" office:value="-0.0000000389083">
            <text:p>-3.89E-08</text:p>
          </table:table-cell>
          <table:table-cell table:style-name="ce1" office:value-type="float" office:value="2042.99">
            <text:p>2.04E+03</text:p>
          </table:table-cell>
          <table:table-cell table:style-name="ce1" office:value-type="float" office:value="-0.0000000393678">
            <text:p>-3.94E-08</text:p>
          </table:table-cell>
          <table:table-cell table:style-name="ce1" office:value-type="float" office:value="-0.0000000640412">
            <text:p>-6.40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3.596">
            <text:p>4.04E+02</text:p>
          </table:table-cell>
          <table:table-cell table:style-name="ce1" office:value-type="float" office:value="-0.0000000253136">
            <text:p>-2.53E-08</text:p>
          </table:table-cell>
          <table:table-cell table:style-name="ce1" office:value-type="float" office:value="2047.98">
            <text:p>2.05E+03</text:p>
          </table:table-cell>
          <table:table-cell table:style-name="ce1" office:value-type="float" office:value="0.000000269591">
            <text:p>2.70E-07</text:p>
          </table:table-cell>
          <table:table-cell table:style-name="ce1" office:value-type="float" office:value="-0.0000000447663">
            <text:p>-4.48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4.595">
            <text:p>4.05E+02</text:p>
          </table:table-cell>
          <table:table-cell table:style-name="ce1" office:value-type="float" office:value="-0.0000000381561">
            <text:p>-3.82E-08</text:p>
          </table:table-cell>
          <table:table-cell table:style-name="ce1" office:value-type="float" office:value="2052.98">
            <text:p>2.05E+03</text:p>
          </table:table-cell>
          <table:table-cell table:style-name="ce1" office:value-type="float" office:value="0.000000269591">
            <text:p>2.70E-07</text:p>
          </table:table-cell>
          <table:table-cell table:style-name="ce1" office:value-type="float" office:value="-0.000000072475">
            <text:p>-7.25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5.594">
            <text:p>4.06E+02</text:p>
          </table:table-cell>
          <table:table-cell table:style-name="ce1" office:value-type="float" office:value="-0.00000012882">
            <text:p>-1.29E-07</text:p>
          </table:table-cell>
          <table:table-cell table:style-name="ce1" office:value-type="float" office:value="2057.97">
            <text:p>2.06E+03</text:p>
          </table:table-cell>
          <table:table-cell table:style-name="ce1" office:value-type="float" office:value="-0.000000110546">
            <text:p>-1.11E-07</text:p>
          </table:table-cell>
          <table:table-cell table:style-name="ce1" office:value-type="float" office:value="-0.000000262714">
            <text:p>-2.63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6.593">
            <text:p>4.07E+02</text:p>
          </table:table-cell>
          <table:table-cell table:style-name="ce1" office:value-type="float" office:value="-0.000000128343">
            <text:p>-1.28E-07</text:p>
          </table:table-cell>
          <table:table-cell table:style-name="ce1" office:value-type="float" office:value="2062.97">
            <text:p>2.06E+03</text:p>
          </table:table-cell>
          <table:table-cell table:style-name="ce1" office:value-type="float" office:value="-0.000000110546">
            <text:p>-1.11E-07</text:p>
          </table:table-cell>
          <table:table-cell table:style-name="ce1" office:value-type="float" office:value="-0.000000280931">
            <text:p>-2.81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7.592">
            <text:p>4.08E+02</text:p>
          </table:table-cell>
          <table:table-cell table:style-name="ce1" office:value-type="float" office:value="-0.0000000520354">
            <text:p>-5.20E-08</text:p>
          </table:table-cell>
          <table:table-cell table:style-name="ce1" office:value-type="float" office:value="2067.96">
            <text:p>2.07E+03</text:p>
          </table:table-cell>
          <table:table-cell table:style-name="ce1" office:value-type="float" office:value="-0.000000110546">
            <text:p>-1.11E-07</text:p>
          </table:table-cell>
          <table:table-cell table:style-name="ce1" office:value-type="float" office:value="-0.00000012221">
            <text:p>-1.22E-0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8.591">
            <text:p>4.09E+02</text:p>
          </table:table-cell>
          <table:table-cell table:style-name="ce1" office:value-type="float" office:value="-0.0000000218571">
            <text:p>-2.19E-08</text:p>
          </table:table-cell>
          <table:table-cell table:style-name="ce1" office:value-type="float" office:value="2072.96">
            <text:p>2.07E+03</text:p>
          </table:table-cell>
          <table:table-cell table:style-name="ce1" office:value-type="float" office:value="-0.000000115344">
            <text:p>-1.15E-07</text:p>
          </table:table-cell>
          <table:table-cell table:style-name="ce1" office:value-type="float" office:value="-0.0000000550592">
            <text:p>-5.51E-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9.59">
            <text:p>4.10E+02</text:p>
          </table:table-cell>
          <table:table-cell table:style-name="ce1" office:value-type="float" office:value="-0.00000000135406">
            <text:p>-1.35E-09</text:p>
          </table:table-cell>
          <table:table-cell table:style-name="ce1" office:value-type="float" office:value="2077.95">
            <text:p>2.08E+03</text:p>
          </table:table-cell>
          <table:table-cell table:style-name="ce1" office:value-type="float" office:value="-0.000000115344">
            <text:p>-1.15E-07</text:p>
          </table:table-cell>
          <table:table-cell table:style-name="ce1" office:value-type="float" office:value="-0.00000000365729">
            <text:p>-3.66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0.589">
            <text:p>4.11E+02</text:p>
          </table:table-cell>
          <table:table-cell table:style-name="ce1" office:value-type="float" office:value="0.00000000223761">
            <text:p>2.24E-09</text:p>
          </table:table-cell>
          <table:table-cell table:style-name="ce1" office:value-type="float" office:value="2082.95">
            <text:p>2.08E+03</text:p>
          </table:table-cell>
          <table:table-cell table:style-name="ce1" office:value-type="float" office:value="0.000000000573938">
            <text:p>5.74E-10</text:p>
          </table:table-cell>
          <table:table-cell table:style-name="ce1" office:value-type="float" office:value="0.0000000064781">
            <text:p>6.48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1.588">
            <text:p>4.12E+02</text:p>
          </table:table-cell>
          <table:table-cell table:style-name="ce1" office:value-type="float" office:value="0.00000000166425">
            <text:p>1.66E-09</text:p>
          </table:table-cell>
          <table:table-cell table:style-name="ce1" office:value-type="float" office:value="2087.94">
            <text:p>2.09E+03</text:p>
          </table:table-cell>
          <table:table-cell table:style-name="ce1" office:value-type="float" office:value="0.000000000573938">
            <text:p>5.74E-10</text:p>
          </table:table-cell>
          <table:table-cell table:style-name="ce1" office:value-type="float" office:value="0.0000000051627">
            <text:p>5.16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2.587">
            <text:p>4.13E+02</text:p>
          </table:table-cell>
          <table:table-cell table:style-name="ce1" office:value-type="float" office:value="0.00000000109088">
            <text:p>1.09E-09</text:p>
          </table:table-cell>
          <table:table-cell table:style-name="ce1" office:value-type="float" office:value="2092.94">
            <text:p>2.09E+03</text:p>
          </table:table-cell>
          <table:table-cell table:style-name="ce1" office:value-type="float" office:value="0.000000000573938">
            <text:p>5.74E-10</text:p>
          </table:table-cell>
          <table:table-cell table:style-name="ce1" office:value-type="float" office:value="0.00000000362485">
            <text:p>3.62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3.586">
            <text:p>4.14E+02</text:p>
          </table:table-cell>
          <table:table-cell table:style-name="ce1" office:value-type="float" office:value="0.00000000051752">
            <text:p>5.18E-10</text:p>
          </table:table-cell>
          <table:table-cell table:style-name="ce1" office:value-type="float" office:value="2097.93">
            <text:p>2.10E+03</text:p>
          </table:table-cell>
          <table:table-cell table:style-name="ce1" office:value-type="float" office:value="0.000000000573938">
            <text:p>5.74E-10</text:p>
          </table:table-cell>
          <table:table-cell table:style-name="ce1" office:value-type="float" office:value="0.0000000018414">
            <text:p>1.84E-0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4.585">
            <text:p>4.15E+02</text:p>
          </table:table-cell>
          <table:table-cell table:style-name="ce1" office:value-type="float" office:value="0.000000000148153">
            <text:p>1.48E-10</text:p>
          </table:table-cell>
          <table:table-cell table:style-name="ce1" office:value-type="float" office:value="2102.93">
            <text:p>2.10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564289">
            <text:p>5.64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5.584">
            <text:p>4.16E+02</text:p>
          </table:table-cell>
          <table:table-cell table:style-name="ce1" office:value-type="float" office:value="0.000000000130874">
            <text:p>1.31E-10</text:p>
          </table:table-cell>
          <table:table-cell table:style-name="ce1" office:value-type="float" office:value="2107.92">
            <text:p>2.11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533425">
            <text:p>5.33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6.583">
            <text:p>4.17E+02</text:p>
          </table:table-cell>
          <table:table-cell table:style-name="ce1" office:value-type="float" office:value="0.000000000113595">
            <text:p>1.14E-10</text:p>
          </table:table-cell>
          <table:table-cell table:style-name="ce1" office:value-type="float" office:value="2112.92">
            <text:p>2.11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495302">
            <text:p>4.95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7.582">
            <text:p>4.18E+02</text:p>
          </table:table-cell>
          <table:table-cell table:style-name="ce1" office:value-type="float" office:value="0.0000000000963165">
            <text:p>9.63E-11</text:p>
          </table:table-cell>
          <table:table-cell table:style-name="ce1" office:value-type="float" office:value="2117.91">
            <text:p>2.12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449119">
            <text:p>4.49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8.581">
            <text:p>4.19E+02</text:p>
          </table:table-cell>
          <table:table-cell table:style-name="ce1" office:value-type="float" office:value="0.0000000000790376">
            <text:p>7.90E-11</text:p>
          </table:table-cell>
          <table:table-cell table:style-name="ce1" office:value-type="float" office:value="2122.91">
            <text:p>2.12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394011">
            <text:p>3.94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19.58">
            <text:p>4.20E+02</text:p>
          </table:table-cell>
          <table:table-cell table:style-name="ce1" office:value-type="float" office:value="0.0000000000617587">
            <text:p>6.18E-11</text:p>
          </table:table-cell>
          <table:table-cell table:style-name="ce1" office:value-type="float" office:value="2127.9">
            <text:p>2.13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329042">
            <text:p>3.29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0.579">
            <text:p>4.21E+02</text:p>
          </table:table-cell>
          <table:table-cell table:style-name="ce1" office:value-type="float" office:value="0.0000000000444798">
            <text:p>4.45E-11</text:p>
          </table:table-cell>
          <table:table-cell table:style-name="ce1" office:value-type="float" office:value="2132.9">
            <text:p>2.13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253197">
            <text:p>2.53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1.578">
            <text:p>4.22E+02</text:p>
          </table:table-cell>
          <table:table-cell table:style-name="ce1" office:value-type="float" office:value="0.0000000000272008">
            <text:p>2.72E-11</text:p>
          </table:table-cell>
          <table:table-cell table:style-name="ce1" office:value-type="float" office:value="2137.89">
            <text:p>2.14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165382">
            <text:p>1.65E-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2.577">
            <text:p>4.23E+02</text:p>
          </table:table-cell>
          <table:table-cell table:style-name="ce1" office:value-type="float" office:value="0.00000000000992192">
            <text:p>9.92E-12</text:p>
          </table:table-cell>
          <table:table-cell table:style-name="ce1" office:value-type="float" office:value="2142.89">
            <text:p>2.14E+03</text:p>
          </table:table-cell>
          <table:table-cell table:style-name="ce1" office:value-type="float" office:value="0.0000000000172962">
            <text:p>1.73E-11</text:p>
          </table:table-cell>
          <table:table-cell table:style-name="ce1" office:value-type="float" office:value="0.0000000000644134">
            <text:p>6.44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3.576">
            <text:p>4.24E+02</text:p>
          </table:table-cell>
          <table:table-cell table:style-name="ce1" office:value-type="float" office:value="0.00000000000250675">
            <text:p>2.51E-12</text:p>
          </table:table-cell>
          <table:table-cell table:style-name="ce1" office:value-type="float" office:value="2147.88">
            <text:p>2.15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73714">
            <text:p>1.74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4.575">
            <text:p>4.25E+02</text:p>
          </table:table-cell>
          <table:table-cell table:style-name="ce1" office:value-type="float" office:value="0.00000000000235978">
            <text:p>2.36E-12</text:p>
          </table:table-cell>
          <table:table-cell table:style-name="ce1" office:value-type="float" office:value="2152.88">
            <text:p>2.15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74505">
            <text:p>1.75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5.574">
            <text:p>4.26E+02</text:p>
          </table:table-cell>
          <table:table-cell table:style-name="ce1" office:value-type="float" office:value="0.00000000000221281">
            <text:p>2.21E-12</text:p>
          </table:table-cell>
          <table:table-cell table:style-name="ce1" office:value-type="float" office:value="2157.87">
            <text:p>2.16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74566">
            <text:p>1.75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6.573">
            <text:p>4.27E+02</text:p>
          </table:table-cell>
          <table:table-cell table:style-name="ce1" office:value-type="float" office:value="0.00000000000206584">
            <text:p>2.07E-12</text:p>
          </table:table-cell>
          <table:table-cell table:style-name="ce1" office:value-type="float" office:value="2162.87">
            <text:p>2.16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73806">
            <text:p>1.74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7.572">
            <text:p>4.28E+02</text:p>
          </table:table-cell>
          <table:table-cell table:style-name="ce1" office:value-type="float" office:value="0.00000000000191887">
            <text:p>1.92E-12</text:p>
          </table:table-cell>
          <table:table-cell table:style-name="ce1" office:value-type="float" office:value="2167.86">
            <text:p>2.17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72121">
            <text:p>1.72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8.571">
            <text:p>4.29E+02</text:p>
          </table:table-cell>
          <table:table-cell table:style-name="ce1" office:value-type="float" office:value="0.0000000000017719">
            <text:p>1.77E-12</text:p>
          </table:table-cell>
          <table:table-cell table:style-name="ce1" office:value-type="float" office:value="2172.86">
            <text:p>2.17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69404">
            <text:p>1.69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29.57">
            <text:p>4.30E+02</text:p>
          </table:table-cell>
          <table:table-cell table:style-name="ce1" office:value-type="float" office:value="0.00000000000162493">
            <text:p>1.62E-12</text:p>
          </table:table-cell>
          <table:table-cell table:style-name="ce1" office:value-type="float" office:value="2177.85">
            <text:p>2.18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65534">
            <text:p>1.66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0.569">
            <text:p>4.31E+02</text:p>
          </table:table-cell>
          <table:table-cell table:style-name="ce1" office:value-type="float" office:value="0.00000000000147796">
            <text:p>1.48E-12</text:p>
          </table:table-cell>
          <table:table-cell table:style-name="ce1" office:value-type="float" office:value="2182.85">
            <text:p>2.18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60382">
            <text:p>1.60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1.568">
            <text:p>4.32E+02</text:p>
          </table:table-cell>
          <table:table-cell table:style-name="ce1" office:value-type="float" office:value="0.00000000000133099">
            <text:p>1.33E-12</text:p>
          </table:table-cell>
          <table:table-cell table:style-name="ce1" office:value-type="float" office:value="2187.84">
            <text:p>2.19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5381">
            <text:p>1.54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2.567">
            <text:p>4.33E+02</text:p>
          </table:table-cell>
          <table:table-cell table:style-name="ce1" office:value-type="float" office:value="0.00000000000118402">
            <text:p>1.18E-12</text:p>
          </table:table-cell>
          <table:table-cell table:style-name="ce1" office:value-type="float" office:value="2192.84">
            <text:p>2.19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45666">
            <text:p>1.46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3.566">
            <text:p>4.34E+02</text:p>
          </table:table-cell>
          <table:table-cell table:style-name="ce1" office:value-type="float" office:value="0.00000000000103705">
            <text:p>1.04E-12</text:p>
          </table:table-cell>
          <table:table-cell table:style-name="ce1" office:value-type="float" office:value="2197.83">
            <text:p>2.20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3579">
            <text:p>1.36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4.565">
            <text:p>4.35E+02</text:p>
          </table:table-cell>
          <table:table-cell table:style-name="ce1" office:value-type="float" office:value="0.000000000000890083">
            <text:p>8.90E-13</text:p>
          </table:table-cell>
          <table:table-cell table:style-name="ce1" office:value-type="float" office:value="2202.83">
            <text:p>2.20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24006">
            <text:p>1.24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5.564">
            <text:p>4.36E+02</text:p>
          </table:table-cell>
          <table:table-cell table:style-name="ce1" office:value-type="float" office:value="0.000000000000743113">
            <text:p>7.43E-13</text:p>
          </table:table-cell>
          <table:table-cell table:style-name="ce1" office:value-type="float" office:value="2207.82">
            <text:p>2.21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110126">
            <text:p>1.10E-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6.563">
            <text:p>4.37E+02</text:p>
          </table:table-cell>
          <table:table-cell table:style-name="ce1" office:value-type="float" office:value="0.000000000000596143">
            <text:p>5.96E-13</text:p>
          </table:table-cell>
          <table:table-cell table:style-name="ce1" office:value-type="float" office:value="2212.82">
            <text:p>2.21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093948">
            <text:p>9.39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7.562">
            <text:p>4.38E+02</text:p>
          </table:table-cell>
          <table:table-cell table:style-name="ce1" office:value-type="float" office:value="0.000000000000449173">
            <text:p>4.49E-13</text:p>
          </table:table-cell>
          <table:table-cell table:style-name="ce1" office:value-type="float" office:value="2217.81">
            <text:p>2.22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0752545">
            <text:p>7.53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8.561">
            <text:p>4.39E+02</text:p>
          </table:table-cell>
          <table:table-cell table:style-name="ce1" office:value-type="float" office:value="0.000000000000302203">
            <text:p>3.02E-13</text:p>
          </table:table-cell>
          <table:table-cell table:style-name="ce1" office:value-type="float" office:value="2222.81">
            <text:p>2.22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0538121">
            <text:p>5.38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39.56">
            <text:p>4.40E+02</text:p>
          </table:table-cell>
          <table:table-cell table:style-name="ce1" office:value-type="float" office:value="0.000000000000155233">
            <text:p>1.55E-13</text:p>
          </table:table-cell>
          <table:table-cell table:style-name="ce1" office:value-type="float" office:value="2227.8">
            <text:p>2.23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0293704">
            <text:p>2.94E-1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0.559">
            <text:p>4.41E+02</text:p>
          </table:table-cell>
          <table:table-cell table:style-name="ce1" office:value-type="float" office:value="8.26327E-015">
            <text:p>8.26E-15</text:p>
          </table:table-cell>
          <table:table-cell table:style-name="ce1" office:value-type="float" office:value="2232.8">
            <text:p>2.23E+03</text:p>
          </table:table-cell>
          <table:table-cell table:style-name="ce1" office:value-type="float" office:value="-0.00000000605603">
            <text:p>-6.06E-09</text:p>
          </table:table-cell>
          <table:table-cell table:style-name="ce1" office:value-type="float" office:value="0.000000000000166074">
            <text:p>1.66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1.558">
            <text:p>4.42E+02</text:p>
          </table:table-cell>
          <table:table-cell table:style-name="ce1" office:value-type="float" office:value="7.11047E-015">
            <text:p>7.11E-15</text:p>
          </table:table-cell>
          <table:table-cell table:style-name="ce1" office:value-type="float" office:value="2237.79">
            <text:p>2.24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5176">
            <text:p>1.52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2.557">
            <text:p>4.43E+02</text:p>
          </table:table-cell>
          <table:table-cell table:style-name="ce1" office:value-type="float" office:value="6.90243E-015">
            <text:p>6.90E-15</text:p>
          </table:table-cell>
          <table:table-cell table:style-name="ce1" office:value-type="float" office:value="2242.79">
            <text:p>2.24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56406">
            <text:p>1.56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3.556">
            <text:p>4.44E+02</text:p>
          </table:table-cell>
          <table:table-cell table:style-name="ce1" office:value-type="float" office:value="6.69439E-015">
            <text:p>6.69E-15</text:p>
          </table:table-cell>
          <table:table-cell table:style-name="ce1" office:value-type="float" office:value="2247.78">
            <text:p>2.25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61005">
            <text:p>1.61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4.555">
            <text:p>4.45E+02</text:p>
          </table:table-cell>
          <table:table-cell table:style-name="ce1" office:value-type="float" office:value="6.48634E-015">
            <text:p>6.49E-15</text:p>
          </table:table-cell>
          <table:table-cell table:style-name="ce1" office:value-type="float" office:value="2252.78">
            <text:p>2.25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65535">
            <text:p>1.66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5.554">
            <text:p>4.46E+02</text:p>
          </table:table-cell>
          <table:table-cell table:style-name="ce1" office:value-type="float" office:value="6.2783E-015">
            <text:p>6.28E-15</text:p>
          </table:table-cell>
          <table:table-cell table:style-name="ce1" office:value-type="float" office:value="2257.77">
            <text:p>2.26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69973">
            <text:p>1.70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6.553">
            <text:p>4.47E+02</text:p>
          </table:table-cell>
          <table:table-cell table:style-name="ce1" office:value-type="float" office:value="6.07025E-015">
            <text:p>6.07E-15</text:p>
          </table:table-cell>
          <table:table-cell table:style-name="ce1" office:value-type="float" office:value="2262.77">
            <text:p>2.26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74293">
            <text:p>1.74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7.552">
            <text:p>4.48E+02</text:p>
          </table:table-cell>
          <table:table-cell table:style-name="ce1" office:value-type="float" office:value="5.86221E-015">
            <text:p>5.86E-15</text:p>
          </table:table-cell>
          <table:table-cell table:style-name="ce1" office:value-type="float" office:value="2267.76">
            <text:p>2.27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78467">
            <text:p>1.78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8.551">
            <text:p>4.49E+02</text:p>
          </table:table-cell>
          <table:table-cell table:style-name="ce1" office:value-type="float" office:value="5.65417E-015">
            <text:p>5.65E-15</text:p>
          </table:table-cell>
          <table:table-cell table:style-name="ce1" office:value-type="float" office:value="2272.76">
            <text:p>2.27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82463">
            <text:p>1.82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49.55">
            <text:p>4.50E+02</text:p>
          </table:table-cell>
          <table:table-cell table:style-name="ce1" office:value-type="float" office:value="5.44612E-015">
            <text:p>5.45E-15</text:p>
          </table:table-cell>
          <table:table-cell table:style-name="ce1" office:value-type="float" office:value="2277.75">
            <text:p>2.28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86249">
            <text:p>1.86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0.549">
            <text:p>4.51E+02</text:p>
          </table:table-cell>
          <table:table-cell table:style-name="ce1" office:value-type="float" office:value="5.23808E-015">
            <text:p>5.24E-15</text:p>
          </table:table-cell>
          <table:table-cell table:style-name="ce1" office:value-type="float" office:value="2282.75">
            <text:p>2.28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89788">
            <text:p>1.90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1.548">
            <text:p>4.52E+02</text:p>
          </table:table-cell>
          <table:table-cell table:style-name="ce1" office:value-type="float" office:value="5.03004E-015">
            <text:p>5.03E-15</text:p>
          </table:table-cell>
          <table:table-cell table:style-name="ce1" office:value-type="float" office:value="2287.74">
            <text:p>2.29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9304">
            <text:p>1.93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2.547">
            <text:p>4.53E+02</text:p>
          </table:table-cell>
          <table:table-cell table:style-name="ce1" office:value-type="float" office:value="4.82199E-015">
            <text:p>4.82E-15</text:p>
          </table:table-cell>
          <table:table-cell table:style-name="ce1" office:value-type="float" office:value="2292.74">
            <text:p>2.29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95963">
            <text:p>1.96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3.546">
            <text:p>4.54E+02</text:p>
          </table:table-cell>
          <table:table-cell table:style-name="ce1" office:value-type="float" office:value="4.61395E-015">
            <text:p>4.61E-15</text:p>
          </table:table-cell>
          <table:table-cell table:style-name="ce1" office:value-type="float" office:value="2297.73">
            <text:p>2.30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9851">
            <text:p>1.99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4.545">
            <text:p>4.55E+02</text:p>
          </table:table-cell>
          <table:table-cell table:style-name="ce1" office:value-type="float" office:value="4.40591E-015">
            <text:p>4.41E-15</text:p>
          </table:table-cell>
          <table:table-cell table:style-name="ce1" office:value-type="float" office:value="2302.73">
            <text:p>2.30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200632">
            <text:p>2.01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5.544">
            <text:p>4.56E+02</text:p>
          </table:table-cell>
          <table:table-cell table:style-name="ce1" office:value-type="float" office:value="4.19786E-015">
            <text:p>4.20E-15</text:p>
          </table:table-cell>
          <table:table-cell table:style-name="ce1" office:value-type="float" office:value="2307.72">
            <text:p>2.31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202275">
            <text:p>2.02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6.543">
            <text:p>4.57E+02</text:p>
          </table:table-cell>
          <table:table-cell table:style-name="ce1" office:value-type="float" office:value="3.98982E-015">
            <text:p>3.99E-15</text:p>
          </table:table-cell>
          <table:table-cell table:style-name="ce1" office:value-type="float" office:value="2312.72">
            <text:p>2.31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20338">
            <text:p>2.03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7.542">
            <text:p>4.58E+02</text:p>
          </table:table-cell>
          <table:table-cell table:style-name="ce1" office:value-type="float" office:value="3.78177E-015">
            <text:p>3.78E-15</text:p>
          </table:table-cell>
          <table:table-cell table:style-name="ce1" office:value-type="float" office:value="2317.71">
            <text:p>2.32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203887">
            <text:p>2.04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8.541">
            <text:p>4.59E+02</text:p>
          </table:table-cell>
          <table:table-cell table:style-name="ce1" office:value-type="float" office:value="3.57373E-015">
            <text:p>3.57E-15</text:p>
          </table:table-cell>
          <table:table-cell table:style-name="ce1" office:value-type="float" office:value="2322.71">
            <text:p>2.32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203727">
            <text:p>2.04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9.54">
            <text:p>4.60E+02</text:p>
          </table:table-cell>
          <table:table-cell table:style-name="ce1" office:value-type="float" office:value="3.36569E-015">
            <text:p>3.37E-15</text:p>
          </table:table-cell>
          <table:table-cell table:style-name="ce1" office:value-type="float" office:value="2327.7">
            <text:p>2.33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202828">
            <text:p>2.03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0.539">
            <text:p>4.61E+02</text:p>
          </table:table-cell>
          <table:table-cell table:style-name="ce1" office:value-type="float" office:value="3.15764E-015">
            <text:p>3.16E-15</text:p>
          </table:table-cell>
          <table:table-cell table:style-name="ce1" office:value-type="float" office:value="2332.7">
            <text:p>2.33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201114">
            <text:p>2.01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1.538">
            <text:p>4.62E+02</text:p>
          </table:table-cell>
          <table:table-cell table:style-name="ce1" office:value-type="float" office:value="2.9496E-015">
            <text:p>2.95E-15</text:p>
          </table:table-cell>
          <table:table-cell table:style-name="ce1" office:value-type="float" office:value="2337.69">
            <text:p>2.34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98502">
            <text:p>1.99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2.537">
            <text:p>4.63E+02</text:p>
          </table:table-cell>
          <table:table-cell table:style-name="ce1" office:value-type="float" office:value="2.74156E-015">
            <text:p>2.74E-15</text:p>
          </table:table-cell>
          <table:table-cell table:style-name="ce1" office:value-type="float" office:value="2342.69">
            <text:p>2.34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94904">
            <text:p>1.95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3.536">
            <text:p>4.64E+02</text:p>
          </table:table-cell>
          <table:table-cell table:style-name="ce1" office:value-type="float" office:value="2.53351E-015">
            <text:p>2.53E-15</text:p>
          </table:table-cell>
          <table:table-cell table:style-name="ce1" office:value-type="float" office:value="2347.68">
            <text:p>2.35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90224">
            <text:p>1.90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4.535">
            <text:p>4.65E+02</text:p>
          </table:table-cell>
          <table:table-cell table:style-name="ce1" office:value-type="float" office:value="2.32547E-015">
            <text:p>2.33E-15</text:p>
          </table:table-cell>
          <table:table-cell table:style-name="ce1" office:value-type="float" office:value="2352.68">
            <text:p>2.35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84362">
            <text:p>1.84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5.534">
            <text:p>4.66E+02</text:p>
          </table:table-cell>
          <table:table-cell table:style-name="ce1" office:value-type="float" office:value="2.11743E-015">
            <text:p>2.12E-15</text:p>
          </table:table-cell>
          <table:table-cell table:style-name="ce1" office:value-type="float" office:value="2357.67">
            <text:p>2.36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7721">
            <text:p>1.77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6.533">
            <text:p>4.67E+02</text:p>
          </table:table-cell>
          <table:table-cell table:style-name="ce1" office:value-type="float" office:value="1.90938E-015">
            <text:p>1.91E-15</text:p>
          </table:table-cell>
          <table:table-cell table:style-name="ce1" office:value-type="float" office:value="2362.67">
            <text:p>2.36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68652">
            <text:p>1.69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7.532">
            <text:p>4.68E+02</text:p>
          </table:table-cell>
          <table:table-cell table:style-name="ce1" office:value-type="float" office:value="1.70134E-015">
            <text:p>1.70E-15</text:p>
          </table:table-cell>
          <table:table-cell table:style-name="ce1" office:value-type="float" office:value="2367.66">
            <text:p>2.37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58566">
            <text:p>1.59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8.531">
            <text:p>4.69E+02</text:p>
          </table:table-cell>
          <table:table-cell table:style-name="ce1" office:value-type="float" office:value="1.4933E-015">
            <text:p>1.49E-15</text:p>
          </table:table-cell>
          <table:table-cell table:style-name="ce1" office:value-type="float" office:value="2372.66">
            <text:p>2.37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4682">
            <text:p>1.47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69.53">
            <text:p>4.70E+02</text:p>
          </table:table-cell>
          <table:table-cell table:style-name="ce1" office:value-type="float" office:value="1.28525E-015">
            <text:p>1.29E-15</text:p>
          </table:table-cell>
          <table:table-cell table:style-name="ce1" office:value-type="float" office:value="2377.65">
            <text:p>2.38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33276">
            <text:p>1.33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0.529">
            <text:p>4.71E+02</text:p>
          </table:table-cell>
          <table:table-cell table:style-name="ce1" office:value-type="float" office:value="1.07721E-015">
            <text:p>1.08E-15</text:p>
          </table:table-cell>
          <table:table-cell table:style-name="ce1" office:value-type="float" office:value="2382.65">
            <text:p>2.38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17786">
            <text:p>1.18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1.528">
            <text:p>4.72E+02</text:p>
          </table:table-cell>
          <table:table-cell table:style-name="ce1" office:value-type="float" office:value="8.69165E-016">
            <text:p>8.69E-16</text:p>
          </table:table-cell>
          <table:table-cell table:style-name="ce1" office:value-type="float" office:value="2387.64">
            <text:p>2.39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10019">
            <text:p>1.00E-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2.527">
            <text:p>4.73E+02</text:p>
          </table:table-cell>
          <table:table-cell table:style-name="ce1" office:value-type="float" office:value="6.61121E-016">
            <text:p>6.61E-16</text:p>
          </table:table-cell>
          <table:table-cell table:style-name="ce1" office:value-type="float" office:value="2392.64">
            <text:p>2.39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0803229">
            <text:p>8.03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3.526">
            <text:p>4.74E+02</text:p>
          </table:table-cell>
          <table:table-cell table:style-name="ce1" office:value-type="float" office:value="4.53077E-016">
            <text:p>4.53E-16</text:p>
          </table:table-cell>
          <table:table-cell table:style-name="ce1" office:value-type="float" office:value="2397.63">
            <text:p>2.40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0580058">
            <text:p>5.80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4.525">
            <text:p>4.75E+02</text:p>
          </table:table-cell>
          <table:table-cell table:style-name="ce1" office:value-type="float" office:value="2.45034E-016">
            <text:p>2.45E-16</text:p>
          </table:table-cell>
          <table:table-cell table:style-name="ce1" office:value-type="float" office:value="2402.63">
            <text:p>2.40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0.0000000000000330499">
            <text:p>3.30E-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5.524">
            <text:p>4.76E+02</text:p>
          </table:table-cell>
          <table:table-cell table:style-name="ce1" office:value-type="float" office:value="3.69902E-017">
            <text:p>3.70E-17</text:p>
          </table:table-cell>
          <table:table-cell table:style-name="ce1" office:value-type="float" office:value="2407.62">
            <text:p>2.41E+03</text:p>
          </table:table-cell>
          <table:table-cell table:style-name="ce1" office:value-type="float" office:value="-0.0000000007397">
            <text:p>-7.40E-10</text:p>
          </table:table-cell>
          <table:table-cell table:style-name="ce1" office:value-type="float" office:value="5.25512E-015">
            <text:p>5.26E-1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6.523">
            <text:p>4.77E+02</text:p>
          </table:table-cell>
          <table:table-cell table:style-name="ce1" office:value-type="float" office:value="1.43582E-018">
            <text:p>1.44E-18</text:p>
          </table:table-cell>
          <table:table-cell table:style-name="ce1" office:value-type="float" office:value="2412.62">
            <text:p>2.41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14809E-016">
            <text:p>2.1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7.522">
            <text:p>4.78E+02</text:p>
          </table:table-cell>
          <table:table-cell table:style-name="ce1" office:value-type="float" office:value="1.41516E-018">
            <text:p>1.42E-18</text:p>
          </table:table-cell>
          <table:table-cell table:style-name="ce1" office:value-type="float" office:value="2417.61">
            <text:p>2.42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22907E-016">
            <text:p>2.23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8.521">
            <text:p>4.79E+02</text:p>
          </table:table-cell>
          <table:table-cell table:style-name="ce1" office:value-type="float" office:value="1.3945E-018">
            <text:p>1.39E-18</text:p>
          </table:table-cell>
          <table:table-cell table:style-name="ce1" office:value-type="float" office:value="2422.61">
            <text:p>2.42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31212E-016">
            <text:p>2.31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79.52">
            <text:p>4.80E+02</text:p>
          </table:table-cell>
          <table:table-cell table:style-name="ce1" office:value-type="float" office:value="1.37384E-018">
            <text:p>1.37E-18</text:p>
          </table:table-cell>
          <table:table-cell table:style-name="ce1" office:value-type="float" office:value="2427.6">
            <text:p>2.43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39723E-016">
            <text:p>2.4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0.519">
            <text:p>4.81E+02</text:p>
          </table:table-cell>
          <table:table-cell table:style-name="ce1" office:value-type="float" office:value="1.35318E-018">
            <text:p>1.35E-18</text:p>
          </table:table-cell>
          <table:table-cell table:style-name="ce1" office:value-type="float" office:value="2432.6">
            <text:p>2.43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48439E-016">
            <text:p>2.48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1.518">
            <text:p>4.82E+02</text:p>
          </table:table-cell>
          <table:table-cell table:style-name="ce1" office:value-type="float" office:value="1.33252E-018">
            <text:p>1.33E-18</text:p>
          </table:table-cell>
          <table:table-cell table:style-name="ce1" office:value-type="float" office:value="2437.59">
            <text:p>2.44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57359E-016">
            <text:p>2.5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2.517">
            <text:p>4.83E+02</text:p>
          </table:table-cell>
          <table:table-cell table:style-name="ce1" office:value-type="float" office:value="1.31186E-018">
            <text:p>1.31E-18</text:p>
          </table:table-cell>
          <table:table-cell table:style-name="ce1" office:value-type="float" office:value="2442.59">
            <text:p>2.44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66479E-016">
            <text:p>2.66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3.516">
            <text:p>4.84E+02</text:p>
          </table:table-cell>
          <table:table-cell table:style-name="ce1" office:value-type="float" office:value="1.2912E-018">
            <text:p>1.29E-18</text:p>
          </table:table-cell>
          <table:table-cell table:style-name="ce1" office:value-type="float" office:value="2447.58">
            <text:p>2.45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75797E-016">
            <text:p>2.76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4.515">
            <text:p>4.85E+02</text:p>
          </table:table-cell>
          <table:table-cell table:style-name="ce1" office:value-type="float" office:value="1.27054E-018">
            <text:p>1.27E-18</text:p>
          </table:table-cell>
          <table:table-cell table:style-name="ce1" office:value-type="float" office:value="2452.58">
            <text:p>2.45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8531E-016">
            <text:p>2.8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5.514">
            <text:p>4.86E+02</text:p>
          </table:table-cell>
          <table:table-cell table:style-name="ce1" office:value-type="float" office:value="1.24988E-018">
            <text:p>1.25E-18</text:p>
          </table:table-cell>
          <table:table-cell table:style-name="ce1" office:value-type="float" office:value="2457.57">
            <text:p>2.46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95012E-016">
            <text:p>2.9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6.513">
            <text:p>4.87E+02</text:p>
          </table:table-cell>
          <table:table-cell table:style-name="ce1" office:value-type="float" office:value="1.22922E-018">
            <text:p>1.23E-18</text:p>
          </table:table-cell>
          <table:table-cell table:style-name="ce1" office:value-type="float" office:value="2462.57">
            <text:p>2.46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049E-016">
            <text:p>3.0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7.512">
            <text:p>4.88E+02</text:p>
          </table:table-cell>
          <table:table-cell table:style-name="ce1" office:value-type="float" office:value="1.20856E-018">
            <text:p>1.21E-18</text:p>
          </table:table-cell>
          <table:table-cell table:style-name="ce1" office:value-type="float" office:value="2467.56">
            <text:p>2.47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14967E-016">
            <text:p>3.1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8.511">
            <text:p>4.89E+02</text:p>
          </table:table-cell>
          <table:table-cell table:style-name="ce1" office:value-type="float" office:value="1.1879E-018">
            <text:p>1.19E-18</text:p>
          </table:table-cell>
          <table:table-cell table:style-name="ce1" office:value-type="float" office:value="2472.56">
            <text:p>2.47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25206E-016">
            <text:p>3.2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89.51">
            <text:p>4.90E+02</text:p>
          </table:table-cell>
          <table:table-cell table:style-name="ce1" office:value-type="float" office:value="1.16724E-018">
            <text:p>1.17E-18</text:p>
          </table:table-cell>
          <table:table-cell table:style-name="ce1" office:value-type="float" office:value="2477.55">
            <text:p>2.48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35609E-016">
            <text:p>3.36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0.509">
            <text:p>4.91E+02</text:p>
          </table:table-cell>
          <table:table-cell table:style-name="ce1" office:value-type="float" office:value="1.14659E-018">
            <text:p>1.15E-18</text:p>
          </table:table-cell>
          <table:table-cell table:style-name="ce1" office:value-type="float" office:value="2482.55">
            <text:p>2.48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46169E-016">
            <text:p>3.46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1.508">
            <text:p>4.92E+02</text:p>
          </table:table-cell>
          <table:table-cell table:style-name="ce1" office:value-type="float" office:value="1.12593E-018">
            <text:p>1.13E-18</text:p>
          </table:table-cell>
          <table:table-cell table:style-name="ce1" office:value-type="float" office:value="2487.54">
            <text:p>2.49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56875E-016">
            <text:p>3.5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2.507">
            <text:p>4.93E+02</text:p>
          </table:table-cell>
          <table:table-cell table:style-name="ce1" office:value-type="float" office:value="1.10527E-018">
            <text:p>1.11E-18</text:p>
          </table:table-cell>
          <table:table-cell table:style-name="ce1" office:value-type="float" office:value="2492.54">
            <text:p>2.49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67717E-016">
            <text:p>3.68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3.506">
            <text:p>4.94E+02</text:p>
          </table:table-cell>
          <table:table-cell table:style-name="ce1" office:value-type="float" office:value="1.08461E-018">
            <text:p>1.08E-18</text:p>
          </table:table-cell>
          <table:table-cell table:style-name="ce1" office:value-type="float" office:value="2497.53">
            <text:p>2.50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78682E-016">
            <text:p>3.79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4.505">
            <text:p>4.95E+02</text:p>
          </table:table-cell>
          <table:table-cell table:style-name="ce1" office:value-type="float" office:value="1.06395E-018">
            <text:p>1.06E-18</text:p>
          </table:table-cell>
          <table:table-cell table:style-name="ce1" office:value-type="float" office:value="2502.53">
            <text:p>2.50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89757E-016">
            <text:p>3.9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5.504">
            <text:p>4.96E+02</text:p>
          </table:table-cell>
          <table:table-cell table:style-name="ce1" office:value-type="float" office:value="1.04329E-018">
            <text:p>1.04E-18</text:p>
          </table:table-cell>
          <table:table-cell table:style-name="ce1" office:value-type="float" office:value="2507.52">
            <text:p>2.51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00929E-016">
            <text:p>4.01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6.503">
            <text:p>4.97E+02</text:p>
          </table:table-cell>
          <table:table-cell table:style-name="ce1" office:value-type="float" office:value="1.02263E-018">
            <text:p>1.02E-18</text:p>
          </table:table-cell>
          <table:table-cell table:style-name="ce1" office:value-type="float" office:value="2512.52">
            <text:p>2.51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1218E-016">
            <text:p>4.12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7.502">
            <text:p>4.98E+02</text:p>
          </table:table-cell>
          <table:table-cell table:style-name="ce1" office:value-type="float" office:value="1.00197E-018">
            <text:p>1.00E-18</text:p>
          </table:table-cell>
          <table:table-cell table:style-name="ce1" office:value-type="float" office:value="2517.51">
            <text:p>2.52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23495E-016">
            <text:p>4.23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8.501">
            <text:p>4.99E+02</text:p>
          </table:table-cell>
          <table:table-cell table:style-name="ce1" office:value-type="float" office:value="9.81312E-019">
            <text:p>9.81E-19</text:p>
          </table:table-cell>
          <table:table-cell table:style-name="ce1" office:value-type="float" office:value="2522.51">
            <text:p>2.52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34853E-016">
            <text:p>4.3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99.5">
            <text:p>5.00E+02</text:p>
          </table:table-cell>
          <table:table-cell table:style-name="ce1" office:value-type="float" office:value="9.60652E-019">
            <text:p>9.61E-19</text:p>
          </table:table-cell>
          <table:table-cell table:style-name="ce1" office:value-type="float" office:value="2527.5">
            <text:p>2.53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46234E-016">
            <text:p>4.46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0.5">
            <text:p>5.01E+02</text:p>
          </table:table-cell>
          <table:table-cell table:style-name="ce1" office:value-type="float" office:value="9.39993E-019">
            <text:p>9.40E-19</text:p>
          </table:table-cell>
          <table:table-cell table:style-name="ce1" office:value-type="float" office:value="2532.5">
            <text:p>2.53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57616E-016">
            <text:p>4.58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1.499">
            <text:p>5.01E+02</text:p>
          </table:table-cell>
          <table:table-cell table:style-name="ce1" office:value-type="float" office:value="9.19334E-019">
            <text:p>9.19E-19</text:p>
          </table:table-cell>
          <table:table-cell table:style-name="ce1" office:value-type="float" office:value="2537.49">
            <text:p>2.54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68976E-016">
            <text:p>4.69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2.498">
            <text:p>5.02E+02</text:p>
          </table:table-cell>
          <table:table-cell table:style-name="ce1" office:value-type="float" office:value="8.98675E-019">
            <text:p>8.99E-19</text:p>
          </table:table-cell>
          <table:table-cell table:style-name="ce1" office:value-type="float" office:value="2542.49">
            <text:p>2.54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80286E-016">
            <text:p>4.8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3.497">
            <text:p>5.03E+02</text:p>
          </table:table-cell>
          <table:table-cell table:style-name="ce1" office:value-type="float" office:value="8.78015E-019">
            <text:p>8.78E-19</text:p>
          </table:table-cell>
          <table:table-cell table:style-name="ce1" office:value-type="float" office:value="2547.48">
            <text:p>2.55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91519E-016">
            <text:p>4.92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4.496">
            <text:p>5.04E+02</text:p>
          </table:table-cell>
          <table:table-cell table:style-name="ce1" office:value-type="float" office:value="8.57356E-019">
            <text:p>8.57E-19</text:p>
          </table:table-cell>
          <table:table-cell table:style-name="ce1" office:value-type="float" office:value="2552.48">
            <text:p>2.55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02646E-016">
            <text:p>5.03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5.495">
            <text:p>5.05E+02</text:p>
          </table:table-cell>
          <table:table-cell table:style-name="ce1" office:value-type="float" office:value="8.36697E-019">
            <text:p>8.37E-19</text:p>
          </table:table-cell>
          <table:table-cell table:style-name="ce1" office:value-type="float" office:value="2557.47">
            <text:p>2.56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13633E-016">
            <text:p>5.14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6.494">
            <text:p>5.06E+02</text:p>
          </table:table-cell>
          <table:table-cell table:style-name="ce1" office:value-type="float" office:value="8.16038E-019">
            <text:p>8.16E-19</text:p>
          </table:table-cell>
          <table:table-cell table:style-name="ce1" office:value-type="float" office:value="2562.47">
            <text:p>2.56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24446E-016">
            <text:p>5.24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7.493">
            <text:p>5.07E+02</text:p>
          </table:table-cell>
          <table:table-cell table:style-name="ce1" office:value-type="float" office:value="7.95378E-019">
            <text:p>7.95E-19</text:p>
          </table:table-cell>
          <table:table-cell table:style-name="ce1" office:value-type="float" office:value="2567.46">
            <text:p>2.57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35048E-016">
            <text:p>5.3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8.492">
            <text:p>5.08E+02</text:p>
          </table:table-cell>
          <table:table-cell table:style-name="ce1" office:value-type="float" office:value="7.74719E-019">
            <text:p>7.75E-19</text:p>
          </table:table-cell>
          <table:table-cell table:style-name="ce1" office:value-type="float" office:value="2572.46">
            <text:p>2.57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454E-016">
            <text:p>5.4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9.491">
            <text:p>5.09E+02</text:p>
          </table:table-cell>
          <table:table-cell table:style-name="ce1" office:value-type="float" office:value="7.5406E-019">
            <text:p>7.54E-19</text:p>
          </table:table-cell>
          <table:table-cell table:style-name="ce1" office:value-type="float" office:value="2577.45">
            <text:p>2.58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55459E-016">
            <text:p>5.5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0.49">
            <text:p>5.10E+02</text:p>
          </table:table-cell>
          <table:table-cell table:style-name="ce1" office:value-type="float" office:value="7.33401E-019">
            <text:p>7.33E-19</text:p>
          </table:table-cell>
          <table:table-cell table:style-name="ce1" office:value-type="float" office:value="2582.45">
            <text:p>2.58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65179E-016">
            <text:p>5.6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1.489">
            <text:p>5.11E+02</text:p>
          </table:table-cell>
          <table:table-cell table:style-name="ce1" office:value-type="float" office:value="7.12741E-019">
            <text:p>7.13E-19</text:p>
          </table:table-cell>
          <table:table-cell table:style-name="ce1" office:value-type="float" office:value="2587.44">
            <text:p>2.59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74513E-016">
            <text:p>5.7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2.488">
            <text:p>5.12E+02</text:p>
          </table:table-cell>
          <table:table-cell table:style-name="ce1" office:value-type="float" office:value="6.92082E-019">
            <text:p>6.92E-19</text:p>
          </table:table-cell>
          <table:table-cell table:style-name="ce1" office:value-type="float" office:value="2592.44">
            <text:p>2.59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8341E-016">
            <text:p>5.83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3.487">
            <text:p>5.13E+02</text:p>
          </table:table-cell>
          <table:table-cell table:style-name="ce1" office:value-type="float" office:value="6.71423E-019">
            <text:p>6.71E-19</text:p>
          </table:table-cell>
          <table:table-cell table:style-name="ce1" office:value-type="float" office:value="2597.43">
            <text:p>2.60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91814E-016">
            <text:p>5.92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4.486">
            <text:p>5.14E+02</text:p>
          </table:table-cell>
          <table:table-cell table:style-name="ce1" office:value-type="float" office:value="6.50764E-019">
            <text:p>6.51E-19</text:p>
          </table:table-cell>
          <table:table-cell table:style-name="ce1" office:value-type="float" office:value="2602.43">
            <text:p>2.60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99669E-016">
            <text:p>6.0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5.485">
            <text:p>5.15E+02</text:p>
          </table:table-cell>
          <table:table-cell table:style-name="ce1" office:value-type="float" office:value="6.30104E-019">
            <text:p>6.30E-19</text:p>
          </table:table-cell>
          <table:table-cell table:style-name="ce1" office:value-type="float" office:value="2607.42">
            <text:p>2.61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06912E-016">
            <text:p>6.0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6.484">
            <text:p>5.16E+02</text:p>
          </table:table-cell>
          <table:table-cell table:style-name="ce1" office:value-type="float" office:value="6.09445E-019">
            <text:p>6.09E-19</text:p>
          </table:table-cell>
          <table:table-cell table:style-name="ce1" office:value-type="float" office:value="2612.42">
            <text:p>2.61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13478E-016">
            <text:p>6.13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7.483">
            <text:p>5.17E+02</text:p>
          </table:table-cell>
          <table:table-cell table:style-name="ce1" office:value-type="float" office:value="5.88786E-019">
            <text:p>5.89E-19</text:p>
          </table:table-cell>
          <table:table-cell table:style-name="ce1" office:value-type="float" office:value="2617.41">
            <text:p>2.62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19299E-016">
            <text:p>6.19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8.482">
            <text:p>5.18E+02</text:p>
          </table:table-cell>
          <table:table-cell table:style-name="ce1" office:value-type="float" office:value="5.68127E-019">
            <text:p>5.68E-19</text:p>
          </table:table-cell>
          <table:table-cell table:style-name="ce1" office:value-type="float" office:value="2622.41">
            <text:p>2.62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243E-016">
            <text:p>6.24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9.481">
            <text:p>5.19E+02</text:p>
          </table:table-cell>
          <table:table-cell table:style-name="ce1" office:value-type="float" office:value="5.47467E-019">
            <text:p>5.47E-19</text:p>
          </table:table-cell>
          <table:table-cell table:style-name="ce1" office:value-type="float" office:value="2627.4">
            <text:p>2.63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28405E-016">
            <text:p>6.28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0.48">
            <text:p>5.20E+02</text:p>
          </table:table-cell>
          <table:table-cell table:style-name="ce1" office:value-type="float" office:value="5.26808E-019">
            <text:p>5.27E-19</text:p>
          </table:table-cell>
          <table:table-cell table:style-name="ce1" office:value-type="float" office:value="2632.4">
            <text:p>2.63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31532E-016">
            <text:p>6.32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1.479">
            <text:p>5.21E+02</text:p>
          </table:table-cell>
          <table:table-cell table:style-name="ce1" office:value-type="float" office:value="5.06149E-019">
            <text:p>5.06E-19</text:p>
          </table:table-cell>
          <table:table-cell table:style-name="ce1" office:value-type="float" office:value="2637.39">
            <text:p>2.64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33595E-016">
            <text:p>6.34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2.478">
            <text:p>5.22E+02</text:p>
          </table:table-cell>
          <table:table-cell table:style-name="ce1" office:value-type="float" office:value="4.8549E-019">
            <text:p>4.85E-19</text:p>
          </table:table-cell>
          <table:table-cell table:style-name="ce1" office:value-type="float" office:value="2642.39">
            <text:p>2.64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34501E-016">
            <text:p>6.3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3.477">
            <text:p>5.23E+02</text:p>
          </table:table-cell>
          <table:table-cell table:style-name="ce1" office:value-type="float" office:value="4.6483E-019">
            <text:p>4.65E-19</text:p>
          </table:table-cell>
          <table:table-cell table:style-name="ce1" office:value-type="float" office:value="2647.38">
            <text:p>2.65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34154E-016">
            <text:p>6.34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4.476">
            <text:p>5.24E+02</text:p>
          </table:table-cell>
          <table:table-cell table:style-name="ce1" office:value-type="float" office:value="4.44171E-019">
            <text:p>4.44E-19</text:p>
          </table:table-cell>
          <table:table-cell table:style-name="ce1" office:value-type="float" office:value="2652.38">
            <text:p>2.65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32454E-016">
            <text:p>6.32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5.475">
            <text:p>5.25E+02</text:p>
          </table:table-cell>
          <table:table-cell table:style-name="ce1" office:value-type="float" office:value="4.23512E-019">
            <text:p>4.24E-19</text:p>
          </table:table-cell>
          <table:table-cell table:style-name="ce1" office:value-type="float" office:value="2657.37">
            <text:p>2.66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29293E-016">
            <text:p>6.29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6.474">
            <text:p>5.26E+02</text:p>
          </table:table-cell>
          <table:table-cell table:style-name="ce1" office:value-type="float" office:value="4.02853E-019">
            <text:p>4.03E-19</text:p>
          </table:table-cell>
          <table:table-cell table:style-name="ce1" office:value-type="float" office:value="2662.37">
            <text:p>2.66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24557E-016">
            <text:p>6.2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7.473">
            <text:p>5.27E+02</text:p>
          </table:table-cell>
          <table:table-cell table:style-name="ce1" office:value-type="float" office:value="3.82193E-019">
            <text:p>3.82E-19</text:p>
          </table:table-cell>
          <table:table-cell table:style-name="ce1" office:value-type="float" office:value="2667.36">
            <text:p>2.67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18128E-016">
            <text:p>6.18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8.472">
            <text:p>5.28E+02</text:p>
          </table:table-cell>
          <table:table-cell table:style-name="ce1" office:value-type="float" office:value="3.61534E-019">
            <text:p>3.62E-19</text:p>
          </table:table-cell>
          <table:table-cell table:style-name="ce1" office:value-type="float" office:value="2672.36">
            <text:p>2.67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6.09882E-016">
            <text:p>6.1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29.471">
            <text:p>5.29E+02</text:p>
          </table:table-cell>
          <table:table-cell table:style-name="ce1" office:value-type="float" office:value="3.40875E-019">
            <text:p>3.41E-19</text:p>
          </table:table-cell>
          <table:table-cell table:style-name="ce1" office:value-type="float" office:value="2677.35">
            <text:p>2.68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99687E-016">
            <text:p>6.0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0.47">
            <text:p>5.30E+02</text:p>
          </table:table-cell>
          <table:table-cell table:style-name="ce1" office:value-type="float" office:value="3.20216E-019">
            <text:p>3.20E-19</text:p>
          </table:table-cell>
          <table:table-cell table:style-name="ce1" office:value-type="float" office:value="2682.35">
            <text:p>2.68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87404E-016">
            <text:p>5.8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1.469">
            <text:p>5.31E+02</text:p>
          </table:table-cell>
          <table:table-cell table:style-name="ce1" office:value-type="float" office:value="2.99556E-019">
            <text:p>3.00E-19</text:p>
          </table:table-cell>
          <table:table-cell table:style-name="ce1" office:value-type="float" office:value="2687.34">
            <text:p>2.69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72889E-016">
            <text:p>5.73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2.468">
            <text:p>5.32E+02</text:p>
          </table:table-cell>
          <table:table-cell table:style-name="ce1" office:value-type="float" office:value="2.78897E-019">
            <text:p>2.79E-19</text:p>
          </table:table-cell>
          <table:table-cell table:style-name="ce1" office:value-type="float" office:value="2692.34">
            <text:p>2.69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55989E-016">
            <text:p>5.56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3.467">
            <text:p>5.33E+02</text:p>
          </table:table-cell>
          <table:table-cell table:style-name="ce1" office:value-type="float" office:value="2.58238E-019">
            <text:p>2.58E-19</text:p>
          </table:table-cell>
          <table:table-cell table:style-name="ce1" office:value-type="float" office:value="2697.33">
            <text:p>2.70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36544E-016">
            <text:p>5.3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4.466">
            <text:p>5.34E+02</text:p>
          </table:table-cell>
          <table:table-cell table:style-name="ce1" office:value-type="float" office:value="2.37579E-019">
            <text:p>2.38E-19</text:p>
          </table:table-cell>
          <table:table-cell table:style-name="ce1" office:value-type="float" office:value="2702.33">
            <text:p>2.70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5.14387E-016">
            <text:p>5.14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5.465">
            <text:p>5.35E+02</text:p>
          </table:table-cell>
          <table:table-cell table:style-name="ce1" office:value-type="float" office:value="2.16919E-019">
            <text:p>2.17E-19</text:p>
          </table:table-cell>
          <table:table-cell table:style-name="ce1" office:value-type="float" office:value="2707.32">
            <text:p>2.71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89341E-016">
            <text:p>4.89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6.464">
            <text:p>5.36E+02</text:p>
          </table:table-cell>
          <table:table-cell table:style-name="ce1" office:value-type="float" office:value="1.9626E-019">
            <text:p>1.96E-19</text:p>
          </table:table-cell>
          <table:table-cell table:style-name="ce1" office:value-type="float" office:value="2712.32">
            <text:p>2.71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61223E-016">
            <text:p>4.61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7.463">
            <text:p>5.37E+02</text:p>
          </table:table-cell>
          <table:table-cell table:style-name="ce1" office:value-type="float" office:value="1.75601E-019">
            <text:p>1.76E-19</text:p>
          </table:table-cell>
          <table:table-cell table:style-name="ce1" office:value-type="float" office:value="2717.31">
            <text:p>2.72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4.29839E-016">
            <text:p>4.3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8.462">
            <text:p>5.38E+02</text:p>
          </table:table-cell>
          <table:table-cell table:style-name="ce1" office:value-type="float" office:value="1.54942E-019">
            <text:p>1.55E-19</text:p>
          </table:table-cell>
          <table:table-cell table:style-name="ce1" office:value-type="float" office:value="2722.31">
            <text:p>2.72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94986E-016">
            <text:p>3.95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39.461">
            <text:p>5.39E+02</text:p>
          </table:table-cell>
          <table:table-cell table:style-name="ce1" office:value-type="float" office:value="1.34282E-019">
            <text:p>1.34E-19</text:p>
          </table:table-cell>
          <table:table-cell table:style-name="ce1" office:value-type="float" office:value="2727.3">
            <text:p>2.73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56454E-016">
            <text:p>3.56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0.46">
            <text:p>5.40E+02</text:p>
          </table:table-cell>
          <table:table-cell table:style-name="ce1" office:value-type="float" office:value="1.13623E-019">
            <text:p>1.14E-19</text:p>
          </table:table-cell>
          <table:table-cell table:style-name="ce1" office:value-type="float" office:value="2732.3">
            <text:p>2.73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1402E-016">
            <text:p>3.14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1.459">
            <text:p>5.41E+02</text:p>
          </table:table-cell>
          <table:table-cell table:style-name="ce1" office:value-type="float" office:value="9.29638E-020">
            <text:p>9.30E-20</text:p>
          </table:table-cell>
          <table:table-cell table:style-name="ce1" office:value-type="float" office:value="2737.29">
            <text:p>2.74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67453E-016">
            <text:p>2.6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2.458">
            <text:p>5.42E+02</text:p>
          </table:table-cell>
          <table:table-cell table:style-name="ce1" office:value-type="float" office:value="7.23046E-020">
            <text:p>7.23E-20</text:p>
          </table:table-cell>
          <table:table-cell table:style-name="ce1" office:value-type="float" office:value="2742.29">
            <text:p>2.74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2.1651E-016">
            <text:p>2.17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3.457">
            <text:p>5.43E+02</text:p>
          </table:table-cell>
          <table:table-cell table:style-name="ce1" office:value-type="float" office:value="5.16453E-020">
            <text:p>5.16E-20</text:p>
          </table:table-cell>
          <table:table-cell table:style-name="ce1" office:value-type="float" office:value="2747.28">
            <text:p>2.75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1.60938E-016">
            <text:p>1.61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4.456">
            <text:p>5.44E+02</text:p>
          </table:table-cell>
          <table:table-cell table:style-name="ce1" office:value-type="float" office:value="3.09861E-020">
            <text:p>3.10E-20</text:p>
          </table:table-cell>
          <table:table-cell table:style-name="ce1" office:value-type="float" office:value="2752.28">
            <text:p>2.75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1.00472E-016">
            <text:p>1.00E-1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5.455">
            <text:p>5.45E+02</text:p>
          </table:table-cell>
          <table:table-cell table:style-name="ce1" office:value-type="float" office:value="1.03268E-020">
            <text:p>1.03E-20</text:p>
          </table:table-cell>
          <table:table-cell table:style-name="ce1" office:value-type="float" office:value="2757.27">
            <text:p>2.76E+03</text:p>
          </table:table-cell>
          <table:table-cell table:style-name="ce1" office:value-type="float" office:value="-0.0000000000503361">
            <text:p>-5.03E-11</text:p>
          </table:table-cell>
          <table:table-cell table:style-name="ce1" office:value-type="float" office:value="3.48367E-017">
            <text:p>3.48E-1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6.454">
            <text:p>5.46E+02</text:p>
          </table:table-cell>
          <table:table-cell table:style-name="ce1" office:value-type="float" office:value="5.98916E-024">
            <text:p>5.99E-24</text:p>
          </table:table-cell>
          <table:table-cell table:style-name="ce1" office:value-type="float" office:value="2762.27">
            <text:p>2.7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10167E-020">
            <text:p>2.1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7.453">
            <text:p>5.47E+02</text:p>
          </table:table-cell>
          <table:table-cell table:style-name="ce1" office:value-type="float" office:value="5.94643E-024">
            <text:p>5.95E-24</text:p>
          </table:table-cell>
          <table:table-cell table:style-name="ce1" office:value-type="float" office:value="2767.26">
            <text:p>2.7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17031E-020">
            <text:p>2.17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8.452">
            <text:p>5.48E+02</text:p>
          </table:table-cell>
          <table:table-cell table:style-name="ce1" office:value-type="float" office:value="5.9037E-024">
            <text:p>5.90E-24</text:p>
          </table:table-cell>
          <table:table-cell table:style-name="ce1" office:value-type="float" office:value="2772.26">
            <text:p>2.7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24075E-020">
            <text:p>2.2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49.451">
            <text:p>5.49E+02</text:p>
          </table:table-cell>
          <table:table-cell table:style-name="ce1" office:value-type="float" office:value="5.86096E-024">
            <text:p>5.86E-24</text:p>
          </table:table-cell>
          <table:table-cell table:style-name="ce1" office:value-type="float" office:value="2777.25">
            <text:p>2.7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31304E-020">
            <text:p>2.31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0.45">
            <text:p>5.50E+02</text:p>
          </table:table-cell>
          <table:table-cell table:style-name="ce1" office:value-type="float" office:value="5.81823E-024">
            <text:p>5.82E-24</text:p>
          </table:table-cell>
          <table:table-cell table:style-name="ce1" office:value-type="float" office:value="2782.25">
            <text:p>2.7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38719E-020">
            <text:p>2.39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1.449">
            <text:p>5.51E+02</text:p>
          </table:table-cell>
          <table:table-cell table:style-name="ce1" office:value-type="float" office:value="5.7755E-024">
            <text:p>5.78E-24</text:p>
          </table:table-cell>
          <table:table-cell table:style-name="ce1" office:value-type="float" office:value="2787.24">
            <text:p>2.7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46325E-020">
            <text:p>2.46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2.448">
            <text:p>5.52E+02</text:p>
          </table:table-cell>
          <table:table-cell table:style-name="ce1" office:value-type="float" office:value="5.73277E-024">
            <text:p>5.73E-24</text:p>
          </table:table-cell>
          <table:table-cell table:style-name="ce1" office:value-type="float" office:value="2792.24">
            <text:p>2.7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54123E-020">
            <text:p>2.5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3.447">
            <text:p>5.53E+02</text:p>
          </table:table-cell>
          <table:table-cell table:style-name="ce1" office:value-type="float" office:value="5.69004E-024">
            <text:p>5.69E-24</text:p>
          </table:table-cell>
          <table:table-cell table:style-name="ce1" office:value-type="float" office:value="2797.23">
            <text:p>2.8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62118E-020">
            <text:p>2.62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4.446">
            <text:p>5.54E+02</text:p>
          </table:table-cell>
          <table:table-cell table:style-name="ce1" office:value-type="float" office:value="5.6473E-024">
            <text:p>5.65E-24</text:p>
          </table:table-cell>
          <table:table-cell table:style-name="ce1" office:value-type="float" office:value="2802.23">
            <text:p>2.8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70313E-020">
            <text:p>2.7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5.445">
            <text:p>5.55E+02</text:p>
          </table:table-cell>
          <table:table-cell table:style-name="ce1" office:value-type="float" office:value="5.60457E-024">
            <text:p>5.60E-24</text:p>
          </table:table-cell>
          <table:table-cell table:style-name="ce1" office:value-type="float" office:value="2807.22">
            <text:p>2.8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78709E-020">
            <text:p>2.79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6.444">
            <text:p>5.56E+02</text:p>
          </table:table-cell>
          <table:table-cell table:style-name="ce1" office:value-type="float" office:value="5.56184E-024">
            <text:p>5.56E-24</text:p>
          </table:table-cell>
          <table:table-cell table:style-name="ce1" office:value-type="float" office:value="2812.22">
            <text:p>2.8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87311E-020">
            <text:p>2.87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7.443">
            <text:p>5.57E+02</text:p>
          </table:table-cell>
          <table:table-cell table:style-name="ce1" office:value-type="float" office:value="5.51911E-024">
            <text:p>5.52E-24</text:p>
          </table:table-cell>
          <table:table-cell table:style-name="ce1" office:value-type="float" office:value="2817.21">
            <text:p>2.8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9612E-020">
            <text:p>2.96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8.442">
            <text:p>5.58E+02</text:p>
          </table:table-cell>
          <table:table-cell table:style-name="ce1" office:value-type="float" office:value="5.47638E-024">
            <text:p>5.48E-24</text:p>
          </table:table-cell>
          <table:table-cell table:style-name="ce1" office:value-type="float" office:value="2822.21">
            <text:p>2.8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0514E-020">
            <text:p>3.05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9.441">
            <text:p>5.59E+02</text:p>
          </table:table-cell>
          <table:table-cell table:style-name="ce1" office:value-type="float" office:value="5.43365E-024">
            <text:p>5.43E-24</text:p>
          </table:table-cell>
          <table:table-cell table:style-name="ce1" office:value-type="float" office:value="2827.2">
            <text:p>2.8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14375E-020">
            <text:p>3.1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0.44">
            <text:p>5.60E+02</text:p>
          </table:table-cell>
          <table:table-cell table:style-name="ce1" office:value-type="float" office:value="5.39091E-024">
            <text:p>5.39E-24</text:p>
          </table:table-cell>
          <table:table-cell table:style-name="ce1" office:value-type="float" office:value="2832.2">
            <text:p>2.8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23825E-020">
            <text:p>3.2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1.439">
            <text:p>5.61E+02</text:p>
          </table:table-cell>
          <table:table-cell table:style-name="ce1" office:value-type="float" office:value="5.34818E-024">
            <text:p>5.35E-24</text:p>
          </table:table-cell>
          <table:table-cell table:style-name="ce1" office:value-type="float" office:value="2837.19">
            <text:p>2.8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33495E-020">
            <text:p>3.33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2.438">
            <text:p>5.62E+02</text:p>
          </table:table-cell>
          <table:table-cell table:style-name="ce1" office:value-type="float" office:value="5.30545E-024">
            <text:p>5.31E-24</text:p>
          </table:table-cell>
          <table:table-cell table:style-name="ce1" office:value-type="float" office:value="2842.19">
            <text:p>2.8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43386E-020">
            <text:p>3.43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3.437">
            <text:p>5.63E+02</text:p>
          </table:table-cell>
          <table:table-cell table:style-name="ce1" office:value-type="float" office:value="5.26272E-024">
            <text:p>5.26E-24</text:p>
          </table:table-cell>
          <table:table-cell table:style-name="ce1" office:value-type="float" office:value="2847.18">
            <text:p>2.8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53501E-020">
            <text:p>3.5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4.436">
            <text:p>5.64E+02</text:p>
          </table:table-cell>
          <table:table-cell table:style-name="ce1" office:value-type="float" office:value="5.21999E-024">
            <text:p>5.22E-24</text:p>
          </table:table-cell>
          <table:table-cell table:style-name="ce1" office:value-type="float" office:value="2852.18">
            <text:p>2.8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63844E-020">
            <text:p>3.6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5.435">
            <text:p>5.65E+02</text:p>
          </table:table-cell>
          <table:table-cell table:style-name="ce1" office:value-type="float" office:value="5.17726E-024">
            <text:p>5.18E-24</text:p>
          </table:table-cell>
          <table:table-cell table:style-name="ce1" office:value-type="float" office:value="2857.17">
            <text:p>2.8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74415E-020">
            <text:p>3.7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6.434">
            <text:p>5.66E+02</text:p>
          </table:table-cell>
          <table:table-cell table:style-name="ce1" office:value-type="float" office:value="5.13452E-024">
            <text:p>5.13E-24</text:p>
          </table:table-cell>
          <table:table-cell table:style-name="ce1" office:value-type="float" office:value="2862.17">
            <text:p>2.8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85217E-020">
            <text:p>3.85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7.433">
            <text:p>5.67E+02</text:p>
          </table:table-cell>
          <table:table-cell table:style-name="ce1" office:value-type="float" office:value="5.09179E-024">
            <text:p>5.09E-24</text:p>
          </table:table-cell>
          <table:table-cell table:style-name="ce1" office:value-type="float" office:value="2867.16">
            <text:p>2.8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96253E-020">
            <text:p>3.96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8.432">
            <text:p>5.68E+02</text:p>
          </table:table-cell>
          <table:table-cell table:style-name="ce1" office:value-type="float" office:value="5.04906E-024">
            <text:p>5.05E-24</text:p>
          </table:table-cell>
          <table:table-cell table:style-name="ce1" office:value-type="float" office:value="2872.16">
            <text:p>2.8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07525E-020">
            <text:p>4.08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69.431">
            <text:p>5.69E+02</text:p>
          </table:table-cell>
          <table:table-cell table:style-name="ce1" office:value-type="float" office:value="5.00633E-024">
            <text:p>5.01E-24</text:p>
          </table:table-cell>
          <table:table-cell table:style-name="ce1" office:value-type="float" office:value="2877.15">
            <text:p>2.8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19034E-020">
            <text:p>4.19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0.43">
            <text:p>5.70E+02</text:p>
          </table:table-cell>
          <table:table-cell table:style-name="ce1" office:value-type="float" office:value="4.9636E-024">
            <text:p>4.96E-24</text:p>
          </table:table-cell>
          <table:table-cell table:style-name="ce1" office:value-type="float" office:value="2882.15">
            <text:p>2.8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30783E-020">
            <text:p>4.31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1.429">
            <text:p>5.71E+02</text:p>
          </table:table-cell>
          <table:table-cell table:style-name="ce1" office:value-type="float" office:value="4.92086E-024">
            <text:p>4.92E-24</text:p>
          </table:table-cell>
          <table:table-cell table:style-name="ce1" office:value-type="float" office:value="2887.14">
            <text:p>2.8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42772E-020">
            <text:p>4.43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2.428">
            <text:p>5.72E+02</text:p>
          </table:table-cell>
          <table:table-cell table:style-name="ce1" office:value-type="float" office:value="4.87813E-024">
            <text:p>4.88E-24</text:p>
          </table:table-cell>
          <table:table-cell table:style-name="ce1" office:value-type="float" office:value="2892.14">
            <text:p>2.8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55005E-020">
            <text:p>4.55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3.427">
            <text:p>5.73E+02</text:p>
          </table:table-cell>
          <table:table-cell table:style-name="ce1" office:value-type="float" office:value="4.8354E-024">
            <text:p>4.84E-24</text:p>
          </table:table-cell>
          <table:table-cell table:style-name="ce1" office:value-type="float" office:value="2897.13">
            <text:p>2.9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67481E-020">
            <text:p>4.67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4.426">
            <text:p>5.74E+02</text:p>
          </table:table-cell>
          <table:table-cell table:style-name="ce1" office:value-type="float" office:value="4.79267E-024">
            <text:p>4.79E-24</text:p>
          </table:table-cell>
          <table:table-cell table:style-name="ce1" office:value-type="float" office:value="2902.13">
            <text:p>2.9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80203E-020">
            <text:p>4.8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5.425">
            <text:p>5.75E+02</text:p>
          </table:table-cell>
          <table:table-cell table:style-name="ce1" office:value-type="float" office:value="4.74994E-024">
            <text:p>4.75E-24</text:p>
          </table:table-cell>
          <table:table-cell table:style-name="ce1" office:value-type="float" office:value="2907.12">
            <text:p>2.9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93171E-020">
            <text:p>4.93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6.424">
            <text:p>5.76E+02</text:p>
          </table:table-cell>
          <table:table-cell table:style-name="ce1" office:value-type="float" office:value="4.70721E-024">
            <text:p>4.71E-24</text:p>
          </table:table-cell>
          <table:table-cell table:style-name="ce1" office:value-type="float" office:value="2912.12">
            <text:p>2.9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5.06386E-020">
            <text:p>5.06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7.423">
            <text:p>5.77E+02</text:p>
          </table:table-cell>
          <table:table-cell table:style-name="ce1" office:value-type="float" office:value="4.66447E-024">
            <text:p>4.66E-24</text:p>
          </table:table-cell>
          <table:table-cell table:style-name="ce1" office:value-type="float" office:value="2917.11">
            <text:p>2.9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5.1985E-020">
            <text:p>5.2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8.422">
            <text:p>5.78E+02</text:p>
          </table:table-cell>
          <table:table-cell table:style-name="ce1" office:value-type="float" office:value="4.62174E-024">
            <text:p>4.62E-24</text:p>
          </table:table-cell>
          <table:table-cell table:style-name="ce1" office:value-type="float" office:value="2922.11">
            <text:p>2.9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5.33562E-020">
            <text:p>5.3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79.421">
            <text:p>5.79E+02</text:p>
          </table:table-cell>
          <table:table-cell table:style-name="ce1" office:value-type="float" office:value="4.57901E-024">
            <text:p>4.58E-24</text:p>
          </table:table-cell>
          <table:table-cell table:style-name="ce1" office:value-type="float" office:value="2927.1">
            <text:p>2.9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5.47523E-020">
            <text:p>5.48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0.42">
            <text:p>5.80E+02</text:p>
          </table:table-cell>
          <table:table-cell table:style-name="ce1" office:value-type="float" office:value="4.53628E-024">
            <text:p>4.54E-24</text:p>
          </table:table-cell>
          <table:table-cell table:style-name="ce1" office:value-type="float" office:value="2932.1">
            <text:p>2.9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5.61734E-020">
            <text:p>5.62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1.419">
            <text:p>5.81E+02</text:p>
          </table:table-cell>
          <table:table-cell table:style-name="ce1" office:value-type="float" office:value="4.49355E-024">
            <text:p>4.49E-24</text:p>
          </table:table-cell>
          <table:table-cell table:style-name="ce1" office:value-type="float" office:value="2937.09">
            <text:p>2.9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5.76193E-020">
            <text:p>5.76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2.418">
            <text:p>5.82E+02</text:p>
          </table:table-cell>
          <table:table-cell table:style-name="ce1" office:value-type="float" office:value="4.45082E-024">
            <text:p>4.45E-24</text:p>
          </table:table-cell>
          <table:table-cell table:style-name="ce1" office:value-type="float" office:value="2942.09">
            <text:p>2.9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5.90901E-020">
            <text:p>5.91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3.417">
            <text:p>5.83E+02</text:p>
          </table:table-cell>
          <table:table-cell table:style-name="ce1" office:value-type="float" office:value="4.40808E-024">
            <text:p>4.41E-24</text:p>
          </table:table-cell>
          <table:table-cell table:style-name="ce1" office:value-type="float" office:value="2947.08">
            <text:p>2.9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6.05858E-020">
            <text:p>6.06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4.416">
            <text:p>5.84E+02</text:p>
          </table:table-cell>
          <table:table-cell table:style-name="ce1" office:value-type="float" office:value="4.36535E-024">
            <text:p>4.37E-24</text:p>
          </table:table-cell>
          <table:table-cell table:style-name="ce1" office:value-type="float" office:value="2952.08">
            <text:p>2.9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6.21062E-020">
            <text:p>6.21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5.415">
            <text:p>5.85E+02</text:p>
          </table:table-cell>
          <table:table-cell table:style-name="ce1" office:value-type="float" office:value="4.32262E-024">
            <text:p>4.32E-24</text:p>
          </table:table-cell>
          <table:table-cell table:style-name="ce1" office:value-type="float" office:value="2957.07">
            <text:p>2.9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6.36512E-020">
            <text:p>6.37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6.414">
            <text:p>5.86E+02</text:p>
          </table:table-cell>
          <table:table-cell table:style-name="ce1" office:value-type="float" office:value="4.27989E-024">
            <text:p>4.28E-24</text:p>
          </table:table-cell>
          <table:table-cell table:style-name="ce1" office:value-type="float" office:value="2962.07">
            <text:p>2.9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6.52207E-020">
            <text:p>6.52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7.413">
            <text:p>5.87E+02</text:p>
          </table:table-cell>
          <table:table-cell table:style-name="ce1" office:value-type="float" office:value="4.23716E-024">
            <text:p>4.24E-24</text:p>
          </table:table-cell>
          <table:table-cell table:style-name="ce1" office:value-type="float" office:value="2967.06">
            <text:p>2.9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6.68145E-020">
            <text:p>6.68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8.412">
            <text:p>5.88E+02</text:p>
          </table:table-cell>
          <table:table-cell table:style-name="ce1" office:value-type="float" office:value="4.19442E-024">
            <text:p>4.19E-24</text:p>
          </table:table-cell>
          <table:table-cell table:style-name="ce1" office:value-type="float" office:value="2972.06">
            <text:p>2.9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6.84325E-020">
            <text:p>6.8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89.411">
            <text:p>5.89E+02</text:p>
          </table:table-cell>
          <table:table-cell table:style-name="ce1" office:value-type="float" office:value="4.15169E-024">
            <text:p>4.15E-24</text:p>
          </table:table-cell>
          <table:table-cell table:style-name="ce1" office:value-type="float" office:value="2977.05">
            <text:p>2.9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7.00743E-020">
            <text:p>7.01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0.41">
            <text:p>5.90E+02</text:p>
          </table:table-cell>
          <table:table-cell table:style-name="ce1" office:value-type="float" office:value="4.10896E-024">
            <text:p>4.11E-24</text:p>
          </table:table-cell>
          <table:table-cell table:style-name="ce1" office:value-type="float" office:value="2982.05">
            <text:p>2.9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7.17398E-020">
            <text:p>7.17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1.409">
            <text:p>5.91E+02</text:p>
          </table:table-cell>
          <table:table-cell table:style-name="ce1" office:value-type="float" office:value="4.06623E-024">
            <text:p>4.07E-24</text:p>
          </table:table-cell>
          <table:table-cell table:style-name="ce1" office:value-type="float" office:value="2987.04">
            <text:p>2.9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7.34286E-020">
            <text:p>7.3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2.408">
            <text:p>5.92E+02</text:p>
          </table:table-cell>
          <table:table-cell table:style-name="ce1" office:value-type="float" office:value="4.0235E-024">
            <text:p>4.02E-24</text:p>
          </table:table-cell>
          <table:table-cell table:style-name="ce1" office:value-type="float" office:value="2992.04">
            <text:p>2.9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7.51404E-020">
            <text:p>7.51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3.407">
            <text:p>5.93E+02</text:p>
          </table:table-cell>
          <table:table-cell table:style-name="ce1" office:value-type="float" office:value="3.98077E-024">
            <text:p>3.98E-24</text:p>
          </table:table-cell>
          <table:table-cell table:style-name="ce1" office:value-type="float" office:value="2997.03">
            <text:p>3.0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7.68748E-020">
            <text:p>7.69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4.406">
            <text:p>5.94E+02</text:p>
          </table:table-cell>
          <table:table-cell table:style-name="ce1" office:value-type="float" office:value="3.93803E-024">
            <text:p>3.94E-24</text:p>
          </table:table-cell>
          <table:table-cell table:style-name="ce1" office:value-type="float" office:value="3002.03">
            <text:p>3.0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7.86314E-020">
            <text:p>7.86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5.405">
            <text:p>5.95E+02</text:p>
          </table:table-cell>
          <table:table-cell table:style-name="ce1" office:value-type="float" office:value="3.8953E-024">
            <text:p>3.90E-24</text:p>
          </table:table-cell>
          <table:table-cell table:style-name="ce1" office:value-type="float" office:value="3007.02">
            <text:p>3.0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8.04098E-020">
            <text:p>8.0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6.404">
            <text:p>5.96E+02</text:p>
          </table:table-cell>
          <table:table-cell table:style-name="ce1" office:value-type="float" office:value="3.85257E-024">
            <text:p>3.85E-24</text:p>
          </table:table-cell>
          <table:table-cell table:style-name="ce1" office:value-type="float" office:value="3012.02">
            <text:p>3.0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8.22094E-020">
            <text:p>8.22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7.403">
            <text:p>5.97E+02</text:p>
          </table:table-cell>
          <table:table-cell table:style-name="ce1" office:value-type="float" office:value="3.80984E-024">
            <text:p>3.81E-24</text:p>
          </table:table-cell>
          <table:table-cell table:style-name="ce1" office:value-type="float" office:value="3017.01">
            <text:p>3.0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8.40298E-020">
            <text:p>8.4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8.402">
            <text:p>5.98E+02</text:p>
          </table:table-cell>
          <table:table-cell table:style-name="ce1" office:value-type="float" office:value="3.76711E-024">
            <text:p>3.77E-24</text:p>
          </table:table-cell>
          <table:table-cell table:style-name="ce1" office:value-type="float" office:value="3022.01">
            <text:p>3.0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8.58702E-020">
            <text:p>8.59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99.401">
            <text:p>5.99E+02</text:p>
          </table:table-cell>
          <table:table-cell table:style-name="ce1" office:value-type="float" office:value="3.72438E-024">
            <text:p>3.72E-24</text:p>
          </table:table-cell>
          <table:table-cell table:style-name="ce1" office:value-type="float" office:value="3027">
            <text:p>3.0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8.77302E-020">
            <text:p>8.77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0.4">
            <text:p>6.00E+02</text:p>
          </table:table-cell>
          <table:table-cell table:style-name="ce1" office:value-type="float" office:value="3.68164E-024">
            <text:p>3.68E-24</text:p>
          </table:table-cell>
          <table:table-cell table:style-name="ce1" office:value-type="float" office:value="3032">
            <text:p>3.0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8.96089E-020">
            <text:p>8.96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1.399">
            <text:p>6.01E+02</text:p>
          </table:table-cell>
          <table:table-cell table:style-name="ce1" office:value-type="float" office:value="3.63891E-024">
            <text:p>3.64E-24</text:p>
          </table:table-cell>
          <table:table-cell table:style-name="ce1" office:value-type="float" office:value="3036.99">
            <text:p>3.0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9.15057E-020">
            <text:p>9.15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2.398">
            <text:p>6.02E+02</text:p>
          </table:table-cell>
          <table:table-cell table:style-name="ce1" office:value-type="float" office:value="3.59618E-024">
            <text:p>3.60E-24</text:p>
          </table:table-cell>
          <table:table-cell table:style-name="ce1" office:value-type="float" office:value="3041.99">
            <text:p>3.0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9.34197E-020">
            <text:p>9.3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3.397">
            <text:p>6.03E+02</text:p>
          </table:table-cell>
          <table:table-cell table:style-name="ce1" office:value-type="float" office:value="3.55345E-024">
            <text:p>3.55E-24</text:p>
          </table:table-cell>
          <table:table-cell table:style-name="ce1" office:value-type="float" office:value="3046.98">
            <text:p>3.0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9.53502E-020">
            <text:p>9.5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4.396">
            <text:p>6.04E+02</text:p>
          </table:table-cell>
          <table:table-cell table:style-name="ce1" office:value-type="float" office:value="3.51072E-024">
            <text:p>3.51E-24</text:p>
          </table:table-cell>
          <table:table-cell table:style-name="ce1" office:value-type="float" office:value="3051.98">
            <text:p>3.0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9.72961E-020">
            <text:p>9.73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5.395">
            <text:p>6.05E+02</text:p>
          </table:table-cell>
          <table:table-cell table:style-name="ce1" office:value-type="float" office:value="3.46799E-024">
            <text:p>3.47E-24</text:p>
          </table:table-cell>
          <table:table-cell table:style-name="ce1" office:value-type="float" office:value="3056.97">
            <text:p>3.0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9.92566E-020">
            <text:p>9.93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6.394">
            <text:p>6.06E+02</text:p>
          </table:table-cell>
          <table:table-cell table:style-name="ce1" office:value-type="float" office:value="3.42525E-024">
            <text:p>3.43E-24</text:p>
          </table:table-cell>
          <table:table-cell table:style-name="ce1" office:value-type="float" office:value="3061.97">
            <text:p>3.0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01231E-019">
            <text:p>1.01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7.393">
            <text:p>6.07E+02</text:p>
          </table:table-cell>
          <table:table-cell table:style-name="ce1" office:value-type="float" office:value="3.38252E-024">
            <text:p>3.38E-24</text:p>
          </table:table-cell>
          <table:table-cell table:style-name="ce1" office:value-type="float" office:value="3066.96">
            <text:p>3.0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03217E-019">
            <text:p>1.03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8.392">
            <text:p>6.08E+02</text:p>
          </table:table-cell>
          <table:table-cell table:style-name="ce1" office:value-type="float" office:value="3.33979E-024">
            <text:p>3.34E-24</text:p>
          </table:table-cell>
          <table:table-cell table:style-name="ce1" office:value-type="float" office:value="3071.96">
            <text:p>3.0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05214E-019">
            <text:p>1.0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9.391">
            <text:p>6.09E+02</text:p>
          </table:table-cell>
          <table:table-cell table:style-name="ce1" office:value-type="float" office:value="3.29706E-024">
            <text:p>3.30E-24</text:p>
          </table:table-cell>
          <table:table-cell table:style-name="ce1" office:value-type="float" office:value="3076.95">
            <text:p>3.0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07222E-019">
            <text:p>1.07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0.39">
            <text:p>6.10E+02</text:p>
          </table:table-cell>
          <table:table-cell table:style-name="ce1" office:value-type="float" office:value="3.25433E-024">
            <text:p>3.25E-24</text:p>
          </table:table-cell>
          <table:table-cell table:style-name="ce1" office:value-type="float" office:value="3081.95">
            <text:p>3.0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09238E-019">
            <text:p>1.0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1.389">
            <text:p>6.11E+02</text:p>
          </table:table-cell>
          <table:table-cell table:style-name="ce1" office:value-type="float" office:value="3.21159E-024">
            <text:p>3.21E-24</text:p>
          </table:table-cell>
          <table:table-cell table:style-name="ce1" office:value-type="float" office:value="3086.94">
            <text:p>3.0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11262E-019">
            <text:p>1.11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2.388">
            <text:p>6.12E+02</text:p>
          </table:table-cell>
          <table:table-cell table:style-name="ce1" office:value-type="float" office:value="3.16886E-024">
            <text:p>3.17E-24</text:p>
          </table:table-cell>
          <table:table-cell table:style-name="ce1" office:value-type="float" office:value="3091.94">
            <text:p>3.0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13291E-019">
            <text:p>1.13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3.387">
            <text:p>6.13E+02</text:p>
          </table:table-cell>
          <table:table-cell table:style-name="ce1" office:value-type="float" office:value="3.12613E-024">
            <text:p>3.13E-24</text:p>
          </table:table-cell>
          <table:table-cell table:style-name="ce1" office:value-type="float" office:value="3096.93">
            <text:p>3.1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15325E-019">
            <text:p>1.1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4.386">
            <text:p>6.14E+02</text:p>
          </table:table-cell>
          <table:table-cell table:style-name="ce1" office:value-type="float" office:value="3.0834E-024">
            <text:p>3.08E-24</text:p>
          </table:table-cell>
          <table:table-cell table:style-name="ce1" office:value-type="float" office:value="3101.93">
            <text:p>3.1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17362E-019">
            <text:p>1.17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5.385">
            <text:p>6.15E+02</text:p>
          </table:table-cell>
          <table:table-cell table:style-name="ce1" office:value-type="float" office:value="3.04067E-024">
            <text:p>3.04E-24</text:p>
          </table:table-cell>
          <table:table-cell table:style-name="ce1" office:value-type="float" office:value="3106.92">
            <text:p>3.1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19399E-019">
            <text:p>1.1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6.384">
            <text:p>6.16E+02</text:p>
          </table:table-cell>
          <table:table-cell table:style-name="ce1" office:value-type="float" office:value="2.99794E-024">
            <text:p>3.00E-24</text:p>
          </table:table-cell>
          <table:table-cell table:style-name="ce1" office:value-type="float" office:value="3111.92">
            <text:p>3.1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21436E-019">
            <text:p>1.21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7.383">
            <text:p>6.17E+02</text:p>
          </table:table-cell>
          <table:table-cell table:style-name="ce1" office:value-type="float" office:value="2.9552E-024">
            <text:p>2.96E-24</text:p>
          </table:table-cell>
          <table:table-cell table:style-name="ce1" office:value-type="float" office:value="3116.91">
            <text:p>3.1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2347E-019">
            <text:p>1.23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8.382">
            <text:p>6.18E+02</text:p>
          </table:table-cell>
          <table:table-cell table:style-name="ce1" office:value-type="float" office:value="2.91247E-024">
            <text:p>2.91E-24</text:p>
          </table:table-cell>
          <table:table-cell table:style-name="ce1" office:value-type="float" office:value="3121.91">
            <text:p>3.1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255E-019">
            <text:p>1.26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19.381">
            <text:p>6.19E+02</text:p>
          </table:table-cell>
          <table:table-cell table:style-name="ce1" office:value-type="float" office:value="2.86974E-024">
            <text:p>2.87E-24</text:p>
          </table:table-cell>
          <table:table-cell table:style-name="ce1" office:value-type="float" office:value="3126.9">
            <text:p>3.1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27523E-019">
            <text:p>1.28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0.38">
            <text:p>6.20E+02</text:p>
          </table:table-cell>
          <table:table-cell table:style-name="ce1" office:value-type="float" office:value="2.82701E-024">
            <text:p>2.83E-24</text:p>
          </table:table-cell>
          <table:table-cell table:style-name="ce1" office:value-type="float" office:value="3131.9">
            <text:p>3.1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29537E-019">
            <text:p>1.3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1.379">
            <text:p>6.21E+02</text:p>
          </table:table-cell>
          <table:table-cell table:style-name="ce1" office:value-type="float" office:value="2.78428E-024">
            <text:p>2.78E-24</text:p>
          </table:table-cell>
          <table:table-cell table:style-name="ce1" office:value-type="float" office:value="3136.89">
            <text:p>3.1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154E-019">
            <text:p>1.32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2.378">
            <text:p>6.22E+02</text:p>
          </table:table-cell>
          <table:table-cell table:style-name="ce1" office:value-type="float" office:value="2.74155E-024">
            <text:p>2.74E-24</text:p>
          </table:table-cell>
          <table:table-cell table:style-name="ce1" office:value-type="float" office:value="3141.89">
            <text:p>3.1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3529E-019">
            <text:p>1.34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3.377">
            <text:p>6.23E+02</text:p>
          </table:table-cell>
          <table:table-cell table:style-name="ce1" office:value-type="float" office:value="2.69881E-024">
            <text:p>2.70E-24</text:p>
          </table:table-cell>
          <table:table-cell table:style-name="ce1" office:value-type="float" office:value="3146.88">
            <text:p>3.1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5503E-019">
            <text:p>1.36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4.376">
            <text:p>6.24E+02</text:p>
          </table:table-cell>
          <table:table-cell table:style-name="ce1" office:value-type="float" office:value="2.65608E-024">
            <text:p>2.66E-24</text:p>
          </table:table-cell>
          <table:table-cell table:style-name="ce1" office:value-type="float" office:value="3151.88">
            <text:p>3.1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7457E-019">
            <text:p>1.37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5.375">
            <text:p>6.25E+02</text:p>
          </table:table-cell>
          <table:table-cell table:style-name="ce1" office:value-type="float" office:value="2.61335E-024">
            <text:p>2.61E-24</text:p>
          </table:table-cell>
          <table:table-cell table:style-name="ce1" office:value-type="float" office:value="3156.87">
            <text:p>3.1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9391E-019">
            <text:p>1.3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6.374">
            <text:p>6.26E+02</text:p>
          </table:table-cell>
          <table:table-cell table:style-name="ce1" office:value-type="float" office:value="2.57062E-024">
            <text:p>2.57E-24</text:p>
          </table:table-cell>
          <table:table-cell table:style-name="ce1" office:value-type="float" office:value="3161.87">
            <text:p>3.1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41301E-019">
            <text:p>1.41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7.373">
            <text:p>6.27E+02</text:p>
          </table:table-cell>
          <table:table-cell table:style-name="ce1" office:value-type="float" office:value="2.52789E-024">
            <text:p>2.53E-24</text:p>
          </table:table-cell>
          <table:table-cell table:style-name="ce1" office:value-type="float" office:value="3166.86">
            <text:p>3.1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43183E-019">
            <text:p>1.43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8.372">
            <text:p>6.28E+02</text:p>
          </table:table-cell>
          <table:table-cell table:style-name="ce1" office:value-type="float" office:value="2.48515E-024">
            <text:p>2.49E-24</text:p>
          </table:table-cell>
          <table:table-cell table:style-name="ce1" office:value-type="float" office:value="3171.86">
            <text:p>3.1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45036E-019">
            <text:p>1.4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29.371">
            <text:p>6.29E+02</text:p>
          </table:table-cell>
          <table:table-cell table:style-name="ce1" office:value-type="float" office:value="2.44242E-024">
            <text:p>2.44E-24</text:p>
          </table:table-cell>
          <table:table-cell table:style-name="ce1" office:value-type="float" office:value="3176.85">
            <text:p>3.1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46855E-019">
            <text:p>1.47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0.37">
            <text:p>6.30E+02</text:p>
          </table:table-cell>
          <table:table-cell table:style-name="ce1" office:value-type="float" office:value="2.39969E-024">
            <text:p>2.40E-24</text:p>
          </table:table-cell>
          <table:table-cell table:style-name="ce1" office:value-type="float" office:value="3181.85">
            <text:p>3.1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48638E-019">
            <text:p>1.4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1.369">
            <text:p>6.31E+02</text:p>
          </table:table-cell>
          <table:table-cell table:style-name="ce1" office:value-type="float" office:value="2.35696E-024">
            <text:p>2.36E-24</text:p>
          </table:table-cell>
          <table:table-cell table:style-name="ce1" office:value-type="float" office:value="3186.84">
            <text:p>3.1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038E-019">
            <text:p>1.5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2.368">
            <text:p>6.32E+02</text:p>
          </table:table-cell>
          <table:table-cell table:style-name="ce1" office:value-type="float" office:value="2.31423E-024">
            <text:p>2.31E-24</text:p>
          </table:table-cell>
          <table:table-cell table:style-name="ce1" office:value-type="float" office:value="3191.84">
            <text:p>3.1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2079E-019">
            <text:p>1.52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3.367">
            <text:p>6.33E+02</text:p>
          </table:table-cell>
          <table:table-cell table:style-name="ce1" office:value-type="float" office:value="2.2715E-024">
            <text:p>2.27E-24</text:p>
          </table:table-cell>
          <table:table-cell table:style-name="ce1" office:value-type="float" office:value="3196.83">
            <text:p>3.2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3731E-019">
            <text:p>1.54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4.366">
            <text:p>6.34E+02</text:p>
          </table:table-cell>
          <table:table-cell table:style-name="ce1" office:value-type="float" office:value="2.22876E-024">
            <text:p>2.23E-24</text:p>
          </table:table-cell>
          <table:table-cell table:style-name="ce1" office:value-type="float" office:value="3201.83">
            <text:p>3.2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5331E-019">
            <text:p>1.5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5.365">
            <text:p>6.35E+02</text:p>
          </table:table-cell>
          <table:table-cell table:style-name="ce1" office:value-type="float" office:value="2.18603E-024">
            <text:p>2.19E-24</text:p>
          </table:table-cell>
          <table:table-cell table:style-name="ce1" office:value-type="float" office:value="3206.82">
            <text:p>3.2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6876E-019">
            <text:p>1.57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6.364">
            <text:p>6.36E+02</text:p>
          </table:table-cell>
          <table:table-cell table:style-name="ce1" office:value-type="float" office:value="2.1433E-024">
            <text:p>2.14E-24</text:p>
          </table:table-cell>
          <table:table-cell table:style-name="ce1" office:value-type="float" office:value="3211.82">
            <text:p>3.2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8361E-019">
            <text:p>1.58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7.363">
            <text:p>6.37E+02</text:p>
          </table:table-cell>
          <table:table-cell table:style-name="ce1" office:value-type="float" office:value="2.10057E-024">
            <text:p>2.10E-24</text:p>
          </table:table-cell>
          <table:table-cell table:style-name="ce1" office:value-type="float" office:value="3216.81">
            <text:p>3.2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9782E-019">
            <text:p>1.6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8.362">
            <text:p>6.38E+02</text:p>
          </table:table-cell>
          <table:table-cell table:style-name="ce1" office:value-type="float" office:value="2.05784E-024">
            <text:p>2.06E-24</text:p>
          </table:table-cell>
          <table:table-cell table:style-name="ce1" office:value-type="float" office:value="3221.81">
            <text:p>3.2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1135E-019">
            <text:p>1.61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39.361">
            <text:p>6.39E+02</text:p>
          </table:table-cell>
          <table:table-cell table:style-name="ce1" office:value-type="float" office:value="2.01511E-024">
            <text:p>2.02E-24</text:p>
          </table:table-cell>
          <table:table-cell table:style-name="ce1" office:value-type="float" office:value="3226.8">
            <text:p>3.2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2414E-019">
            <text:p>1.62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0.36">
            <text:p>6.40E+02</text:p>
          </table:table-cell>
          <table:table-cell table:style-name="ce1" office:value-type="float" office:value="1.97237E-024">
            <text:p>1.97E-24</text:p>
          </table:table-cell>
          <table:table-cell table:style-name="ce1" office:value-type="float" office:value="3231.8">
            <text:p>3.2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3616E-019">
            <text:p>1.64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1.359">
            <text:p>6.41E+02</text:p>
          </table:table-cell>
          <table:table-cell table:style-name="ce1" office:value-type="float" office:value="1.92964E-024">
            <text:p>1.93E-24</text:p>
          </table:table-cell>
          <table:table-cell table:style-name="ce1" office:value-type="float" office:value="3236.79">
            <text:p>3.2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4734E-019">
            <text:p>1.6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2.358">
            <text:p>6.42E+02</text:p>
          </table:table-cell>
          <table:table-cell table:style-name="ce1" office:value-type="float" office:value="1.88691E-024">
            <text:p>1.89E-24</text:p>
          </table:table-cell>
          <table:table-cell table:style-name="ce1" office:value-type="float" office:value="3241.79">
            <text:p>3.2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5764E-019">
            <text:p>1.66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3.357">
            <text:p>6.43E+02</text:p>
          </table:table-cell>
          <table:table-cell table:style-name="ce1" office:value-type="float" office:value="1.84418E-024">
            <text:p>1.84E-24</text:p>
          </table:table-cell>
          <table:table-cell table:style-name="ce1" office:value-type="float" office:value="3246.78">
            <text:p>3.2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67E-019">
            <text:p>1.67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4.356">
            <text:p>6.44E+02</text:p>
          </table:table-cell>
          <table:table-cell table:style-name="ce1" office:value-type="float" office:value="1.80145E-024">
            <text:p>1.80E-24</text:p>
          </table:table-cell>
          <table:table-cell table:style-name="ce1" office:value-type="float" office:value="3251.78">
            <text:p>3.2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7537E-019">
            <text:p>1.68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5.355">
            <text:p>6.45E+02</text:p>
          </table:table-cell>
          <table:table-cell table:style-name="ce1" office:value-type="float" office:value="1.75871E-024">
            <text:p>1.76E-24</text:p>
          </table:table-cell>
          <table:table-cell table:style-name="ce1" office:value-type="float" office:value="3256.77">
            <text:p>3.2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8268E-019">
            <text:p>1.68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6.354">
            <text:p>6.46E+02</text:p>
          </table:table-cell>
          <table:table-cell table:style-name="ce1" office:value-type="float" office:value="1.71598E-024">
            <text:p>1.72E-24</text:p>
          </table:table-cell>
          <table:table-cell table:style-name="ce1" office:value-type="float" office:value="3261.77">
            <text:p>3.2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8889E-019">
            <text:p>1.6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7.353">
            <text:p>6.47E+02</text:p>
          </table:table-cell>
          <table:table-cell table:style-name="ce1" office:value-type="float" office:value="1.67325E-024">
            <text:p>1.67E-24</text:p>
          </table:table-cell>
          <table:table-cell table:style-name="ce1" office:value-type="float" office:value="3266.76">
            <text:p>3.2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9391E-019">
            <text:p>1.6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8.352">
            <text:p>6.48E+02</text:p>
          </table:table-cell>
          <table:table-cell table:style-name="ce1" office:value-type="float" office:value="1.63052E-024">
            <text:p>1.63E-24</text:p>
          </table:table-cell>
          <table:table-cell table:style-name="ce1" office:value-type="float" office:value="3271.76">
            <text:p>3.2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977E-019">
            <text:p>1.7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49.351">
            <text:p>6.49E+02</text:p>
          </table:table-cell>
          <table:table-cell table:style-name="ce1" office:value-type="float" office:value="1.58779E-024">
            <text:p>1.59E-24</text:p>
          </table:table-cell>
          <table:table-cell table:style-name="ce1" office:value-type="float" office:value="3276.75">
            <text:p>3.2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70019E-019">
            <text:p>1.7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0.35">
            <text:p>6.50E+02</text:p>
          </table:table-cell>
          <table:table-cell table:style-name="ce1" office:value-type="float" office:value="1.54506E-024">
            <text:p>1.55E-24</text:p>
          </table:table-cell>
          <table:table-cell table:style-name="ce1" office:value-type="float" office:value="3281.75">
            <text:p>3.2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7013E-019">
            <text:p>1.7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1.349">
            <text:p>6.51E+02</text:p>
          </table:table-cell>
          <table:table-cell table:style-name="ce1" office:value-type="float" office:value="1.50232E-024">
            <text:p>1.50E-24</text:p>
          </table:table-cell>
          <table:table-cell table:style-name="ce1" office:value-type="float" office:value="3286.74">
            <text:p>3.2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70096E-019">
            <text:p>1.7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2.348">
            <text:p>6.52E+02</text:p>
          </table:table-cell>
          <table:table-cell table:style-name="ce1" office:value-type="float" office:value="1.45959E-024">
            <text:p>1.46E-24</text:p>
          </table:table-cell>
          <table:table-cell table:style-name="ce1" office:value-type="float" office:value="3291.74">
            <text:p>3.2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991E-019">
            <text:p>1.7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3.347">
            <text:p>6.53E+02</text:p>
          </table:table-cell>
          <table:table-cell table:style-name="ce1" office:value-type="float" office:value="1.41686E-024">
            <text:p>1.42E-24</text:p>
          </table:table-cell>
          <table:table-cell table:style-name="ce1" office:value-type="float" office:value="3296.73">
            <text:p>3.3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9565E-019">
            <text:p>1.7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4.346">
            <text:p>6.54E+02</text:p>
          </table:table-cell>
          <table:table-cell table:style-name="ce1" office:value-type="float" office:value="1.37413E-024">
            <text:p>1.37E-24</text:p>
          </table:table-cell>
          <table:table-cell table:style-name="ce1" office:value-type="float" office:value="3301.73">
            <text:p>3.3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9052E-019">
            <text:p>1.6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5.345">
            <text:p>6.55E+02</text:p>
          </table:table-cell>
          <table:table-cell table:style-name="ce1" office:value-type="float" office:value="1.3314E-024">
            <text:p>1.33E-24</text:p>
          </table:table-cell>
          <table:table-cell table:style-name="ce1" office:value-type="float" office:value="3306.72">
            <text:p>3.3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8364E-019">
            <text:p>1.68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6.344">
            <text:p>6.56E+02</text:p>
          </table:table-cell>
          <table:table-cell table:style-name="ce1" office:value-type="float" office:value="1.28867E-024">
            <text:p>1.29E-24</text:p>
          </table:table-cell>
          <table:table-cell table:style-name="ce1" office:value-type="float" office:value="3311.72">
            <text:p>3.3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7492E-019">
            <text:p>1.67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7.343">
            <text:p>6.57E+02</text:p>
          </table:table-cell>
          <table:table-cell table:style-name="ce1" office:value-type="float" office:value="1.24593E-024">
            <text:p>1.25E-24</text:p>
          </table:table-cell>
          <table:table-cell table:style-name="ce1" office:value-type="float" office:value="3316.71">
            <text:p>3.3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6428E-019">
            <text:p>1.66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8.342">
            <text:p>6.58E+02</text:p>
          </table:table-cell>
          <table:table-cell table:style-name="ce1" office:value-type="float" office:value="1.2032E-024">
            <text:p>1.20E-24</text:p>
          </table:table-cell>
          <table:table-cell table:style-name="ce1" office:value-type="float" office:value="3321.71">
            <text:p>3.3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5162E-019">
            <text:p>1.6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9.341">
            <text:p>6.59E+02</text:p>
          </table:table-cell>
          <table:table-cell table:style-name="ce1" office:value-type="float" office:value="1.16047E-024">
            <text:p>1.16E-24</text:p>
          </table:table-cell>
          <table:table-cell table:style-name="ce1" office:value-type="float" office:value="3326.7">
            <text:p>3.3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3686E-019">
            <text:p>1.64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0.34">
            <text:p>6.60E+02</text:p>
          </table:table-cell>
          <table:table-cell table:style-name="ce1" office:value-type="float" office:value="1.11774E-024">
            <text:p>1.12E-24</text:p>
          </table:table-cell>
          <table:table-cell table:style-name="ce1" office:value-type="float" office:value="3331.7">
            <text:p>3.3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199E-019">
            <text:p>1.62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1.339">
            <text:p>6.61E+02</text:p>
          </table:table-cell>
          <table:table-cell table:style-name="ce1" office:value-type="float" office:value="1.07501E-024">
            <text:p>1.08E-24</text:p>
          </table:table-cell>
          <table:table-cell table:style-name="ce1" office:value-type="float" office:value="3336.69">
            <text:p>3.3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60064E-019">
            <text:p>1.6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2.338">
            <text:p>6.62E+02</text:p>
          </table:table-cell>
          <table:table-cell table:style-name="ce1" office:value-type="float" office:value="1.03227E-024">
            <text:p>1.03E-24</text:p>
          </table:table-cell>
          <table:table-cell table:style-name="ce1" office:value-type="float" office:value="3341.69">
            <text:p>3.3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7898E-019">
            <text:p>1.58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3.337">
            <text:p>6.63E+02</text:p>
          </table:table-cell>
          <table:table-cell table:style-name="ce1" office:value-type="float" office:value="9.89543E-025">
            <text:p>9.90E-25</text:p>
          </table:table-cell>
          <table:table-cell table:style-name="ce1" office:value-type="float" office:value="3346.68">
            <text:p>3.3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5482E-019">
            <text:p>1.5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4.336">
            <text:p>6.64E+02</text:p>
          </table:table-cell>
          <table:table-cell table:style-name="ce1" office:value-type="float" office:value="9.46811E-025">
            <text:p>9.47E-25</text:p>
          </table:table-cell>
          <table:table-cell table:style-name="ce1" office:value-type="float" office:value="3351.68">
            <text:p>3.3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52806E-019">
            <text:p>1.53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5.335">
            <text:p>6.65E+02</text:p>
          </table:table-cell>
          <table:table-cell table:style-name="ce1" office:value-type="float" office:value="9.0408E-025">
            <text:p>9.04E-25</text:p>
          </table:table-cell>
          <table:table-cell table:style-name="ce1" office:value-type="float" office:value="3356.67">
            <text:p>3.3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49857E-019">
            <text:p>1.50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6.334">
            <text:p>6.66E+02</text:p>
          </table:table-cell>
          <table:table-cell table:style-name="ce1" office:value-type="float" office:value="8.61348E-025">
            <text:p>8.61E-25</text:p>
          </table:table-cell>
          <table:table-cell table:style-name="ce1" office:value-type="float" office:value="3361.67">
            <text:p>3.3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46626E-019">
            <text:p>1.47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7.333">
            <text:p>6.67E+02</text:p>
          </table:table-cell>
          <table:table-cell table:style-name="ce1" office:value-type="float" office:value="8.18616E-025">
            <text:p>8.19E-25</text:p>
          </table:table-cell>
          <table:table-cell table:style-name="ce1" office:value-type="float" office:value="3366.66">
            <text:p>3.3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431E-019">
            <text:p>1.43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8.332">
            <text:p>6.68E+02</text:p>
          </table:table-cell>
          <table:table-cell table:style-name="ce1" office:value-type="float" office:value="7.75884E-025">
            <text:p>7.76E-25</text:p>
          </table:table-cell>
          <table:table-cell table:style-name="ce1" office:value-type="float" office:value="3371.66">
            <text:p>3.37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9267E-019">
            <text:p>1.3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69.331">
            <text:p>6.69E+02</text:p>
          </table:table-cell>
          <table:table-cell table:style-name="ce1" office:value-type="float" office:value="7.33153E-025">
            <text:p>7.33E-25</text:p>
          </table:table-cell>
          <table:table-cell table:style-name="ce1" office:value-type="float" office:value="3376.65">
            <text:p>3.3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5115E-019">
            <text:p>1.3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0.33">
            <text:p>6.70E+02</text:p>
          </table:table-cell>
          <table:table-cell table:style-name="ce1" office:value-type="float" office:value="6.90421E-025">
            <text:p>6.90E-25</text:p>
          </table:table-cell>
          <table:table-cell table:style-name="ce1" office:value-type="float" office:value="3381.65">
            <text:p>3.38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0632E-019">
            <text:p>1.31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1.329">
            <text:p>6.71E+02</text:p>
          </table:table-cell>
          <table:table-cell table:style-name="ce1" office:value-type="float" office:value="6.47689E-025">
            <text:p>6.48E-25</text:p>
          </table:table-cell>
          <table:table-cell table:style-name="ce1" office:value-type="float" office:value="3386.64">
            <text:p>3.3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25803E-019">
            <text:p>1.26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2.328">
            <text:p>6.72E+02</text:p>
          </table:table-cell>
          <table:table-cell table:style-name="ce1" office:value-type="float" office:value="6.04957E-025">
            <text:p>6.05E-25</text:p>
          </table:table-cell>
          <table:table-cell table:style-name="ce1" office:value-type="float" office:value="3391.64">
            <text:p>3.39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20617E-019">
            <text:p>1.21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3.327">
            <text:p>6.73E+02</text:p>
          </table:table-cell>
          <table:table-cell table:style-name="ce1" office:value-type="float" office:value="5.62226E-025">
            <text:p>5.62E-25</text:p>
          </table:table-cell>
          <table:table-cell table:style-name="ce1" office:value-type="float" office:value="3396.63">
            <text:p>3.4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15058E-019">
            <text:p>1.15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4.326">
            <text:p>6.74E+02</text:p>
          </table:table-cell>
          <table:table-cell table:style-name="ce1" office:value-type="float" office:value="5.19494E-025">
            <text:p>5.19E-25</text:p>
          </table:table-cell>
          <table:table-cell table:style-name="ce1" office:value-type="float" office:value="3401.63">
            <text:p>3.40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09113E-019">
            <text:p>1.09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5.325">
            <text:p>6.75E+02</text:p>
          </table:table-cell>
          <table:table-cell table:style-name="ce1" office:value-type="float" office:value="4.76762E-025">
            <text:p>4.77E-25</text:p>
          </table:table-cell>
          <table:table-cell table:style-name="ce1" office:value-type="float" office:value="3406.62">
            <text:p>3.4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02768E-019">
            <text:p>1.03E-1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6.324">
            <text:p>6.76E+02</text:p>
          </table:table-cell>
          <table:table-cell table:style-name="ce1" office:value-type="float" office:value="4.3403E-025">
            <text:p>4.34E-25</text:p>
          </table:table-cell>
          <table:table-cell table:style-name="ce1" office:value-type="float" office:value="3411.62">
            <text:p>3.41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9.60062E-020">
            <text:p>9.6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7.323">
            <text:p>6.77E+02</text:p>
          </table:table-cell>
          <table:table-cell table:style-name="ce1" office:value-type="float" office:value="3.91299E-025">
            <text:p>3.91E-25</text:p>
          </table:table-cell>
          <table:table-cell table:style-name="ce1" office:value-type="float" office:value="3416.61">
            <text:p>3.4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8.88135E-020">
            <text:p>8.88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8.322">
            <text:p>6.78E+02</text:p>
          </table:table-cell>
          <table:table-cell table:style-name="ce1" office:value-type="float" office:value="3.48567E-025">
            <text:p>3.49E-25</text:p>
          </table:table-cell>
          <table:table-cell table:style-name="ce1" office:value-type="float" office:value="3421.61">
            <text:p>3.42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8.11738E-020">
            <text:p>8.12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79.321">
            <text:p>6.79E+02</text:p>
          </table:table-cell>
          <table:table-cell table:style-name="ce1" office:value-type="float" office:value="3.05835E-025">
            <text:p>3.06E-25</text:p>
          </table:table-cell>
          <table:table-cell table:style-name="ce1" office:value-type="float" office:value="3426.6">
            <text:p>3.4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7.30708E-020">
            <text:p>7.31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0.32">
            <text:p>6.80E+02</text:p>
          </table:table-cell>
          <table:table-cell table:style-name="ce1" office:value-type="float" office:value="2.63103E-025">
            <text:p>2.63E-25</text:p>
          </table:table-cell>
          <table:table-cell table:style-name="ce1" office:value-type="float" office:value="3431.6">
            <text:p>3.43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6.44877E-020">
            <text:p>6.45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1.319">
            <text:p>6.81E+02</text:p>
          </table:table-cell>
          <table:table-cell table:style-name="ce1" office:value-type="float" office:value="2.20372E-025">
            <text:p>2.20E-25</text:p>
          </table:table-cell>
          <table:table-cell table:style-name="ce1" office:value-type="float" office:value="3436.59">
            <text:p>3.4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5.54074E-020">
            <text:p>5.54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2.318">
            <text:p>6.82E+02</text:p>
          </table:table-cell>
          <table:table-cell table:style-name="ce1" office:value-type="float" office:value="1.7764E-025">
            <text:p>1.78E-25</text:p>
          </table:table-cell>
          <table:table-cell table:style-name="ce1" office:value-type="float" office:value="3441.59">
            <text:p>3.44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4.58124E-020">
            <text:p>4.58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3.317">
            <text:p>6.83E+02</text:p>
          </table:table-cell>
          <table:table-cell table:style-name="ce1" office:value-type="float" office:value="1.34908E-025">
            <text:p>1.35E-25</text:p>
          </table:table-cell>
          <table:table-cell table:style-name="ce1" office:value-type="float" office:value="3446.58">
            <text:p>3.4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3.56844E-020">
            <text:p>3.57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4.316">
            <text:p>6.84E+02</text:p>
          </table:table-cell>
          <table:table-cell table:style-name="ce1" office:value-type="float" office:value="9.21763E-026">
            <text:p>9.22E-26</text:p>
          </table:table-cell>
          <table:table-cell table:style-name="ce1" office:value-type="float" office:value="3451.58">
            <text:p>3.45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2.50049E-020">
            <text:p>2.50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5.315">
            <text:p>6.85E+02</text:p>
          </table:table-cell>
          <table:table-cell table:style-name="ce1" office:value-type="float" office:value="4.94446E-026">
            <text:p>4.94E-26</text:p>
          </table:table-cell>
          <table:table-cell table:style-name="ce1" office:value-type="float" office:value="3456.57">
            <text:p>3.4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3755E-020">
            <text:p>1.38E-2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6.314">
            <text:p>6.86E+02</text:p>
          </table:table-cell>
          <table:table-cell table:style-name="ce1" office:value-type="float" office:value="6.71284E-027">
            <text:p>6.71E-27</text:p>
          </table:table-cell>
          <table:table-cell table:style-name="ce1" office:value-type="float" office:value="3461.57">
            <text:p>3.46E+03</text:p>
          </table:table-cell>
          <table:table-cell table:style-name="ce1" office:value-type="float" office:value="-0.000000000000832203">
            <text:p>-8.32E-13</text:p>
          </table:table-cell>
          <table:table-cell table:style-name="ce1" office:value-type="float" office:value="1.91491E-021">
            <text:p>1.91E-2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7.313">
            <text:p>6.87E+02</text:p>
          </table:table-cell>
          <table:table-cell table:style-name="ce1" office:value-type="float" office:value="1.49388E-031">
            <text:p>1.49E-31</text:p>
          </table:table-cell>
          <table:table-cell table:style-name="ce1" office:value-type="float" office:value="3466.56">
            <text:p>3.4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36949E-026">
            <text:p>4.3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8.312">
            <text:p>6.88E+02</text:p>
          </table:table-cell>
          <table:table-cell table:style-name="ce1" office:value-type="float" office:value="1.48856E-031">
            <text:p>1.49E-31</text:p>
          </table:table-cell>
          <table:table-cell table:style-name="ce1" office:value-type="float" office:value="3471.56">
            <text:p>3.4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46396E-026">
            <text:p>4.4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89.311">
            <text:p>6.89E+02</text:p>
          </table:table-cell>
          <table:table-cell table:style-name="ce1" office:value-type="float" office:value="1.48323E-031">
            <text:p>1.48E-31</text:p>
          </table:table-cell>
          <table:table-cell table:style-name="ce1" office:value-type="float" office:value="3476.55">
            <text:p>3.4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56008E-026">
            <text:p>4.5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0.31">
            <text:p>6.90E+02</text:p>
          </table:table-cell>
          <table:table-cell table:style-name="ce1" office:value-type="float" office:value="1.4779E-031">
            <text:p>1.48E-31</text:p>
          </table:table-cell>
          <table:table-cell table:style-name="ce1" office:value-type="float" office:value="3481.55">
            <text:p>3.4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65787E-026">
            <text:p>4.6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1.309">
            <text:p>6.91E+02</text:p>
          </table:table-cell>
          <table:table-cell table:style-name="ce1" office:value-type="float" office:value="1.47258E-031">
            <text:p>1.47E-31</text:p>
          </table:table-cell>
          <table:table-cell table:style-name="ce1" office:value-type="float" office:value="3486.54">
            <text:p>3.4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75737E-026">
            <text:p>4.7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2.308">
            <text:p>6.92E+02</text:p>
          </table:table-cell>
          <table:table-cell table:style-name="ce1" office:value-type="float" office:value="1.46725E-031">
            <text:p>1.47E-31</text:p>
          </table:table-cell>
          <table:table-cell table:style-name="ce1" office:value-type="float" office:value="3491.54">
            <text:p>3.4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85858E-026">
            <text:p>4.8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3.307">
            <text:p>6.93E+02</text:p>
          </table:table-cell>
          <table:table-cell table:style-name="ce1" office:value-type="float" office:value="1.46193E-031">
            <text:p>1.46E-31</text:p>
          </table:table-cell>
          <table:table-cell table:style-name="ce1" office:value-type="float" office:value="3496.53">
            <text:p>3.5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96153E-026">
            <text:p>4.9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4.306">
            <text:p>6.94E+02</text:p>
          </table:table-cell>
          <table:table-cell table:style-name="ce1" office:value-type="float" office:value="1.4566E-031">
            <text:p>1.46E-31</text:p>
          </table:table-cell>
          <table:table-cell table:style-name="ce1" office:value-type="float" office:value="3501.53">
            <text:p>3.5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06623E-026">
            <text:p>5.0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5.305">
            <text:p>6.95E+02</text:p>
          </table:table-cell>
          <table:table-cell table:style-name="ce1" office:value-type="float" office:value="1.45127E-031">
            <text:p>1.45E-31</text:p>
          </table:table-cell>
          <table:table-cell table:style-name="ce1" office:value-type="float" office:value="3506.52">
            <text:p>3.5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17272E-026">
            <text:p>5.1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6.304">
            <text:p>6.96E+02</text:p>
          </table:table-cell>
          <table:table-cell table:style-name="ce1" office:value-type="float" office:value="1.44595E-031">
            <text:p>1.45E-31</text:p>
          </table:table-cell>
          <table:table-cell table:style-name="ce1" office:value-type="float" office:value="3511.52">
            <text:p>3.5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28101E-026">
            <text:p>5.28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7.303">
            <text:p>6.97E+02</text:p>
          </table:table-cell>
          <table:table-cell table:style-name="ce1" office:value-type="float" office:value="1.44062E-031">
            <text:p>1.44E-31</text:p>
          </table:table-cell>
          <table:table-cell table:style-name="ce1" office:value-type="float" office:value="3516.51">
            <text:p>3.5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39111E-026">
            <text:p>5.39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8.302">
            <text:p>6.98E+02</text:p>
          </table:table-cell>
          <table:table-cell table:style-name="ce1" office:value-type="float" office:value="1.43529E-031">
            <text:p>1.44E-31</text:p>
          </table:table-cell>
          <table:table-cell table:style-name="ce1" office:value-type="float" office:value="3521.51">
            <text:p>3.5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50306E-026">
            <text:p>5.50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99.301">
            <text:p>6.99E+02</text:p>
          </table:table-cell>
          <table:table-cell table:style-name="ce1" office:value-type="float" office:value="1.42997E-031">
            <text:p>1.43E-31</text:p>
          </table:table-cell>
          <table:table-cell table:style-name="ce1" office:value-type="float" office:value="3526.5">
            <text:p>3.5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61687E-026">
            <text:p>5.62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0.3">
            <text:p>7.00E+02</text:p>
          </table:table-cell>
          <table:table-cell table:style-name="ce1" office:value-type="float" office:value="1.42464E-031">
            <text:p>1.42E-31</text:p>
          </table:table-cell>
          <table:table-cell table:style-name="ce1" office:value-type="float" office:value="3531.5">
            <text:p>3.5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73256E-026">
            <text:p>5.73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1.299">
            <text:p>7.01E+02</text:p>
          </table:table-cell>
          <table:table-cell table:style-name="ce1" office:value-type="float" office:value="1.41932E-031">
            <text:p>1.42E-31</text:p>
          </table:table-cell>
          <table:table-cell table:style-name="ce1" office:value-type="float" office:value="3536.49">
            <text:p>3.5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85015E-026">
            <text:p>5.85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2.298">
            <text:p>7.02E+02</text:p>
          </table:table-cell>
          <table:table-cell table:style-name="ce1" office:value-type="float" office:value="1.41399E-031">
            <text:p>1.41E-31</text:p>
          </table:table-cell>
          <table:table-cell table:style-name="ce1" office:value-type="float" office:value="3541.49">
            <text:p>3.5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6967E-026">
            <text:p>5.9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3.297">
            <text:p>7.03E+02</text:p>
          </table:table-cell>
          <table:table-cell table:style-name="ce1" office:value-type="float" office:value="1.40866E-031">
            <text:p>1.41E-31</text:p>
          </table:table-cell>
          <table:table-cell table:style-name="ce1" office:value-type="float" office:value="3546.48">
            <text:p>3.5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9113E-026">
            <text:p>6.09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4.296">
            <text:p>7.04E+02</text:p>
          </table:table-cell>
          <table:table-cell table:style-name="ce1" office:value-type="float" office:value="1.40334E-031">
            <text:p>1.40E-31</text:p>
          </table:table-cell>
          <table:table-cell table:style-name="ce1" office:value-type="float" office:value="3551.48">
            <text:p>3.5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21455E-026">
            <text:p>6.21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5.295">
            <text:p>7.05E+02</text:p>
          </table:table-cell>
          <table:table-cell table:style-name="ce1" office:value-type="float" office:value="1.39801E-031">
            <text:p>1.40E-31</text:p>
          </table:table-cell>
          <table:table-cell table:style-name="ce1" office:value-type="float" office:value="3556.47">
            <text:p>3.5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33996E-026">
            <text:p>6.34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6.294">
            <text:p>7.06E+02</text:p>
          </table:table-cell>
          <table:table-cell table:style-name="ce1" office:value-type="float" office:value="1.39268E-031">
            <text:p>1.39E-31</text:p>
          </table:table-cell>
          <table:table-cell table:style-name="ce1" office:value-type="float" office:value="3561.47">
            <text:p>3.5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46737E-026">
            <text:p>6.4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7.293">
            <text:p>7.07E+02</text:p>
          </table:table-cell>
          <table:table-cell table:style-name="ce1" office:value-type="float" office:value="1.38736E-031">
            <text:p>1.39E-31</text:p>
          </table:table-cell>
          <table:table-cell table:style-name="ce1" office:value-type="float" office:value="3566.46">
            <text:p>3.5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59681E-026">
            <text:p>6.60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8.292">
            <text:p>7.08E+02</text:p>
          </table:table-cell>
          <table:table-cell table:style-name="ce1" office:value-type="float" office:value="1.38203E-031">
            <text:p>1.38E-31</text:p>
          </table:table-cell>
          <table:table-cell table:style-name="ce1" office:value-type="float" office:value="3571.46">
            <text:p>3.5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7283E-026">
            <text:p>6.73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09.291">
            <text:p>7.09E+02</text:p>
          </table:table-cell>
          <table:table-cell table:style-name="ce1" office:value-type="float" office:value="1.3767E-031">
            <text:p>1.38E-31</text:p>
          </table:table-cell>
          <table:table-cell table:style-name="ce1" office:value-type="float" office:value="3576.45">
            <text:p>3.5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86185E-026">
            <text:p>6.8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0.29">
            <text:p>7.10E+02</text:p>
          </table:table-cell>
          <table:table-cell table:style-name="ce1" office:value-type="float" office:value="1.37138E-031">
            <text:p>1.37E-31</text:p>
          </table:table-cell>
          <table:table-cell table:style-name="ce1" office:value-type="float" office:value="3581.45">
            <text:p>3.5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99749E-026">
            <text:p>7.00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1.289">
            <text:p>7.11E+02</text:p>
          </table:table-cell>
          <table:table-cell table:style-name="ce1" office:value-type="float" office:value="1.36605E-031">
            <text:p>1.37E-31</text:p>
          </table:table-cell>
          <table:table-cell table:style-name="ce1" office:value-type="float" office:value="3586.44">
            <text:p>3.5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7.13524E-026">
            <text:p>7.14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2.288">
            <text:p>7.12E+02</text:p>
          </table:table-cell>
          <table:table-cell table:style-name="ce1" office:value-type="float" office:value="1.36073E-031">
            <text:p>1.36E-31</text:p>
          </table:table-cell>
          <table:table-cell table:style-name="ce1" office:value-type="float" office:value="3591.44">
            <text:p>3.5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7.27512E-026">
            <text:p>7.28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3.287">
            <text:p>7.13E+02</text:p>
          </table:table-cell>
          <table:table-cell table:style-name="ce1" office:value-type="float" office:value="1.3554E-031">
            <text:p>1.36E-31</text:p>
          </table:table-cell>
          <table:table-cell table:style-name="ce1" office:value-type="float" office:value="3596.43">
            <text:p>3.6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7.41714E-026">
            <text:p>7.42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4.286">
            <text:p>7.14E+02</text:p>
          </table:table-cell>
          <table:table-cell table:style-name="ce1" office:value-type="float" office:value="1.35007E-031">
            <text:p>1.35E-31</text:p>
          </table:table-cell>
          <table:table-cell table:style-name="ce1" office:value-type="float" office:value="3601.43">
            <text:p>3.6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7.56133E-026">
            <text:p>7.5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5.285">
            <text:p>7.15E+02</text:p>
          </table:table-cell>
          <table:table-cell table:style-name="ce1" office:value-type="float" office:value="1.34475E-031">
            <text:p>1.34E-31</text:p>
          </table:table-cell>
          <table:table-cell table:style-name="ce1" office:value-type="float" office:value="3606.42">
            <text:p>3.6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7.70771E-026">
            <text:p>7.71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6.284">
            <text:p>7.16E+02</text:p>
          </table:table-cell>
          <table:table-cell table:style-name="ce1" office:value-type="float" office:value="1.33942E-031">
            <text:p>1.34E-31</text:p>
          </table:table-cell>
          <table:table-cell table:style-name="ce1" office:value-type="float" office:value="3611.42">
            <text:p>3.6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7.8563E-026">
            <text:p>7.8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7.283">
            <text:p>7.17E+02</text:p>
          </table:table-cell>
          <table:table-cell table:style-name="ce1" office:value-type="float" office:value="1.33409E-031">
            <text:p>1.33E-31</text:p>
          </table:table-cell>
          <table:table-cell table:style-name="ce1" office:value-type="float" office:value="3616.41">
            <text:p>3.6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8.00711E-026">
            <text:p>8.01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8.282">
            <text:p>7.18E+02</text:p>
          </table:table-cell>
          <table:table-cell table:style-name="ce1" office:value-type="float" office:value="1.32877E-031">
            <text:p>1.33E-31</text:p>
          </table:table-cell>
          <table:table-cell table:style-name="ce1" office:value-type="float" office:value="3621.41">
            <text:p>3.6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8.16017E-026">
            <text:p>8.1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19.281">
            <text:p>7.19E+02</text:p>
          </table:table-cell>
          <table:table-cell table:style-name="ce1" office:value-type="float" office:value="1.32344E-031">
            <text:p>1.32E-31</text:p>
          </table:table-cell>
          <table:table-cell table:style-name="ce1" office:value-type="float" office:value="3626.4">
            <text:p>3.6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8.3155E-026">
            <text:p>8.32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0.28">
            <text:p>7.20E+02</text:p>
          </table:table-cell>
          <table:table-cell table:style-name="ce1" office:value-type="float" office:value="1.31812E-031">
            <text:p>1.32E-31</text:p>
          </table:table-cell>
          <table:table-cell table:style-name="ce1" office:value-type="float" office:value="3631.4">
            <text:p>3.6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8.47312E-026">
            <text:p>8.4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1.279">
            <text:p>7.21E+02</text:p>
          </table:table-cell>
          <table:table-cell table:style-name="ce1" office:value-type="float" office:value="1.31279E-031">
            <text:p>1.31E-31</text:p>
          </table:table-cell>
          <table:table-cell table:style-name="ce1" office:value-type="float" office:value="3636.39">
            <text:p>3.6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8.63304E-026">
            <text:p>8.63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2.278">
            <text:p>7.22E+02</text:p>
          </table:table-cell>
          <table:table-cell table:style-name="ce1" office:value-type="float" office:value="1.30746E-031">
            <text:p>1.31E-31</text:p>
          </table:table-cell>
          <table:table-cell table:style-name="ce1" office:value-type="float" office:value="3641.39">
            <text:p>3.6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8.79528E-026">
            <text:p>8.80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3.277">
            <text:p>7.23E+02</text:p>
          </table:table-cell>
          <table:table-cell table:style-name="ce1" office:value-type="float" office:value="1.30214E-031">
            <text:p>1.30E-31</text:p>
          </table:table-cell>
          <table:table-cell table:style-name="ce1" office:value-type="float" office:value="3646.38">
            <text:p>3.6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8.95987E-026">
            <text:p>8.96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4.276">
            <text:p>7.24E+02</text:p>
          </table:table-cell>
          <table:table-cell table:style-name="ce1" office:value-type="float" office:value="1.29681E-031">
            <text:p>1.30E-31</text:p>
          </table:table-cell>
          <table:table-cell table:style-name="ce1" office:value-type="float" office:value="3651.38">
            <text:p>3.6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9.12682E-026">
            <text:p>9.13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5.275">
            <text:p>7.25E+02</text:p>
          </table:table-cell>
          <table:table-cell table:style-name="ce1" office:value-type="float" office:value="1.29148E-031">
            <text:p>1.29E-31</text:p>
          </table:table-cell>
          <table:table-cell table:style-name="ce1" office:value-type="float" office:value="3656.37">
            <text:p>3.6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9.29616E-026">
            <text:p>9.30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6.274">
            <text:p>7.26E+02</text:p>
          </table:table-cell>
          <table:table-cell table:style-name="ce1" office:value-type="float" office:value="1.28616E-031">
            <text:p>1.29E-31</text:p>
          </table:table-cell>
          <table:table-cell table:style-name="ce1" office:value-type="float" office:value="3661.37">
            <text:p>3.6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9.46789E-026">
            <text:p>9.47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7.273">
            <text:p>7.27E+02</text:p>
          </table:table-cell>
          <table:table-cell table:style-name="ce1" office:value-type="float" office:value="1.28083E-031">
            <text:p>1.28E-31</text:p>
          </table:table-cell>
          <table:table-cell table:style-name="ce1" office:value-type="float" office:value="3666.36">
            <text:p>3.6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9.64204E-026">
            <text:p>9.64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8.272">
            <text:p>7.28E+02</text:p>
          </table:table-cell>
          <table:table-cell table:style-name="ce1" office:value-type="float" office:value="1.2755E-031">
            <text:p>1.28E-31</text:p>
          </table:table-cell>
          <table:table-cell table:style-name="ce1" office:value-type="float" office:value="3671.36">
            <text:p>3.6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9.81862E-026">
            <text:p>9.82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29.271">
            <text:p>7.29E+02</text:p>
          </table:table-cell>
          <table:table-cell table:style-name="ce1" office:value-type="float" office:value="1.27018E-031">
            <text:p>1.27E-31</text:p>
          </table:table-cell>
          <table:table-cell table:style-name="ce1" office:value-type="float" office:value="3676.35">
            <text:p>3.6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9.99766E-026">
            <text:p>1.0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0.27">
            <text:p>7.30E+02</text:p>
          </table:table-cell>
          <table:table-cell table:style-name="ce1" office:value-type="float" office:value="1.26485E-031">
            <text:p>1.26E-31</text:p>
          </table:table-cell>
          <table:table-cell table:style-name="ce1" office:value-type="float" office:value="3681.35">
            <text:p>3.6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01792E-025">
            <text:p>1.0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1.269">
            <text:p>7.31E+02</text:p>
          </table:table-cell>
          <table:table-cell table:style-name="ce1" office:value-type="float" office:value="1.25953E-031">
            <text:p>1.26E-31</text:p>
          </table:table-cell>
          <table:table-cell table:style-name="ce1" office:value-type="float" office:value="3686.34">
            <text:p>3.6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03632E-025">
            <text:p>1.0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2.268">
            <text:p>7.32E+02</text:p>
          </table:table-cell>
          <table:table-cell table:style-name="ce1" office:value-type="float" office:value="1.2542E-031">
            <text:p>1.25E-31</text:p>
          </table:table-cell>
          <table:table-cell table:style-name="ce1" office:value-type="float" office:value="3691.34">
            <text:p>3.6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05497E-025">
            <text:p>1.0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3.267">
            <text:p>7.33E+02</text:p>
          </table:table-cell>
          <table:table-cell table:style-name="ce1" office:value-type="float" office:value="1.24887E-031">
            <text:p>1.25E-31</text:p>
          </table:table-cell>
          <table:table-cell table:style-name="ce1" office:value-type="float" office:value="3696.33">
            <text:p>3.7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07387E-025">
            <text:p>1.0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4.266">
            <text:p>7.34E+02</text:p>
          </table:table-cell>
          <table:table-cell table:style-name="ce1" office:value-type="float" office:value="1.24355E-031">
            <text:p>1.24E-31</text:p>
          </table:table-cell>
          <table:table-cell table:style-name="ce1" office:value-type="float" office:value="3701.33">
            <text:p>3.7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09303E-025">
            <text:p>1.0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5.265">
            <text:p>7.35E+02</text:p>
          </table:table-cell>
          <table:table-cell table:style-name="ce1" office:value-type="float" office:value="1.23822E-031">
            <text:p>1.24E-31</text:p>
          </table:table-cell>
          <table:table-cell table:style-name="ce1" office:value-type="float" office:value="3706.32">
            <text:p>3.7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11244E-025">
            <text:p>1.1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6.264">
            <text:p>7.36E+02</text:p>
          </table:table-cell>
          <table:table-cell table:style-name="ce1" office:value-type="float" office:value="1.23289E-031">
            <text:p>1.23E-31</text:p>
          </table:table-cell>
          <table:table-cell table:style-name="ce1" office:value-type="float" office:value="3711.32">
            <text:p>3.7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13211E-025">
            <text:p>1.1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7.263">
            <text:p>7.37E+02</text:p>
          </table:table-cell>
          <table:table-cell table:style-name="ce1" office:value-type="float" office:value="1.22757E-031">
            <text:p>1.23E-31</text:p>
          </table:table-cell>
          <table:table-cell table:style-name="ce1" office:value-type="float" office:value="3716.31">
            <text:p>3.7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15203E-025">
            <text:p>1.1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8.262">
            <text:p>7.38E+02</text:p>
          </table:table-cell>
          <table:table-cell table:style-name="ce1" office:value-type="float" office:value="1.22224E-031">
            <text:p>1.22E-31</text:p>
          </table:table-cell>
          <table:table-cell table:style-name="ce1" office:value-type="float" office:value="3721.31">
            <text:p>3.7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17222E-025">
            <text:p>1.1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39.261">
            <text:p>7.39E+02</text:p>
          </table:table-cell>
          <table:table-cell table:style-name="ce1" office:value-type="float" office:value="1.21692E-031">
            <text:p>1.22E-31</text:p>
          </table:table-cell>
          <table:table-cell table:style-name="ce1" office:value-type="float" office:value="3726.3">
            <text:p>3.7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19267E-025">
            <text:p>1.1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0.26">
            <text:p>7.40E+02</text:p>
          </table:table-cell>
          <table:table-cell table:style-name="ce1" office:value-type="float" office:value="1.21159E-031">
            <text:p>1.21E-31</text:p>
          </table:table-cell>
          <table:table-cell table:style-name="ce1" office:value-type="float" office:value="3731.3">
            <text:p>3.7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21338E-025">
            <text:p>1.2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1.259">
            <text:p>7.41E+02</text:p>
          </table:table-cell>
          <table:table-cell table:style-name="ce1" office:value-type="float" office:value="1.20626E-031">
            <text:p>1.21E-31</text:p>
          </table:table-cell>
          <table:table-cell table:style-name="ce1" office:value-type="float" office:value="3736.29">
            <text:p>3.7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23436E-025">
            <text:p>1.2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2.258">
            <text:p>7.42E+02</text:p>
          </table:table-cell>
          <table:table-cell table:style-name="ce1" office:value-type="float" office:value="1.20094E-031">
            <text:p>1.20E-31</text:p>
          </table:table-cell>
          <table:table-cell table:style-name="ce1" office:value-type="float" office:value="3741.29">
            <text:p>3.7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2556E-025">
            <text:p>1.2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3.257">
            <text:p>7.43E+02</text:p>
          </table:table-cell>
          <table:table-cell table:style-name="ce1" office:value-type="float" office:value="1.19561E-031">
            <text:p>1.20E-31</text:p>
          </table:table-cell>
          <table:table-cell table:style-name="ce1" office:value-type="float" office:value="3746.28">
            <text:p>3.7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27711E-025">
            <text:p>1.2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4.256">
            <text:p>7.44E+02</text:p>
          </table:table-cell>
          <table:table-cell table:style-name="ce1" office:value-type="float" office:value="1.19028E-031">
            <text:p>1.19E-31</text:p>
          </table:table-cell>
          <table:table-cell table:style-name="ce1" office:value-type="float" office:value="3751.28">
            <text:p>3.7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29889E-025">
            <text:p>1.3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5.255">
            <text:p>7.45E+02</text:p>
          </table:table-cell>
          <table:table-cell table:style-name="ce1" office:value-type="float" office:value="1.18496E-031">
            <text:p>1.18E-31</text:p>
          </table:table-cell>
          <table:table-cell table:style-name="ce1" office:value-type="float" office:value="3756.27">
            <text:p>3.7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32094E-025">
            <text:p>1.3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6.254">
            <text:p>7.46E+02</text:p>
          </table:table-cell>
          <table:table-cell table:style-name="ce1" office:value-type="float" office:value="1.17963E-031">
            <text:p>1.18E-31</text:p>
          </table:table-cell>
          <table:table-cell table:style-name="ce1" office:value-type="float" office:value="3761.27">
            <text:p>3.7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34326E-025">
            <text:p>1.3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7.253">
            <text:p>7.47E+02</text:p>
          </table:table-cell>
          <table:table-cell table:style-name="ce1" office:value-type="float" office:value="1.1743E-031">
            <text:p>1.17E-31</text:p>
          </table:table-cell>
          <table:table-cell table:style-name="ce1" office:value-type="float" office:value="3766.26">
            <text:p>3.7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36585E-025">
            <text:p>1.3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8.252">
            <text:p>7.48E+02</text:p>
          </table:table-cell>
          <table:table-cell table:style-name="ce1" office:value-type="float" office:value="1.16898E-031">
            <text:p>1.17E-31</text:p>
          </table:table-cell>
          <table:table-cell table:style-name="ce1" office:value-type="float" office:value="3771.26">
            <text:p>3.7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38872E-025">
            <text:p>1.3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49.251">
            <text:p>7.49E+02</text:p>
          </table:table-cell>
          <table:table-cell table:style-name="ce1" office:value-type="float" office:value="1.16365E-031">
            <text:p>1.16E-31</text:p>
          </table:table-cell>
          <table:table-cell table:style-name="ce1" office:value-type="float" office:value="3776.25">
            <text:p>3.7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41186E-025">
            <text:p>1.4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0.25">
            <text:p>7.50E+02</text:p>
          </table:table-cell>
          <table:table-cell table:style-name="ce1" office:value-type="float" office:value="1.15833E-031">
            <text:p>1.16E-31</text:p>
          </table:table-cell>
          <table:table-cell table:style-name="ce1" office:value-type="float" office:value="3781.25">
            <text:p>3.7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43527E-025">
            <text:p>1.4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1.249">
            <text:p>7.51E+02</text:p>
          </table:table-cell>
          <table:table-cell table:style-name="ce1" office:value-type="float" office:value="1.153E-031">
            <text:p>1.15E-31</text:p>
          </table:table-cell>
          <table:table-cell table:style-name="ce1" office:value-type="float" office:value="3786.24">
            <text:p>3.7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45896E-025">
            <text:p>1.4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2.248">
            <text:p>7.52E+02</text:p>
          </table:table-cell>
          <table:table-cell table:style-name="ce1" office:value-type="float" office:value="1.14767E-031">
            <text:p>1.15E-31</text:p>
          </table:table-cell>
          <table:table-cell table:style-name="ce1" office:value-type="float" office:value="3791.24">
            <text:p>3.7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48293E-025">
            <text:p>1.4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3.247">
            <text:p>7.53E+02</text:p>
          </table:table-cell>
          <table:table-cell table:style-name="ce1" office:value-type="float" office:value="1.14235E-031">
            <text:p>1.14E-31</text:p>
          </table:table-cell>
          <table:table-cell table:style-name="ce1" office:value-type="float" office:value="3796.23">
            <text:p>3.8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50718E-025">
            <text:p>1.5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4.246">
            <text:p>7.54E+02</text:p>
          </table:table-cell>
          <table:table-cell table:style-name="ce1" office:value-type="float" office:value="1.13702E-031">
            <text:p>1.14E-31</text:p>
          </table:table-cell>
          <table:table-cell table:style-name="ce1" office:value-type="float" office:value="3801.23">
            <text:p>3.8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53171E-025">
            <text:p>1.5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5.245">
            <text:p>7.55E+02</text:p>
          </table:table-cell>
          <table:table-cell table:style-name="ce1" office:value-type="float" office:value="1.13169E-031">
            <text:p>1.13E-31</text:p>
          </table:table-cell>
          <table:table-cell table:style-name="ce1" office:value-type="float" office:value="3806.22">
            <text:p>3.8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55652E-025">
            <text:p>1.5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6.244">
            <text:p>7.56E+02</text:p>
          </table:table-cell>
          <table:table-cell table:style-name="ce1" office:value-type="float" office:value="1.12637E-031">
            <text:p>1.13E-31</text:p>
          </table:table-cell>
          <table:table-cell table:style-name="ce1" office:value-type="float" office:value="3811.22">
            <text:p>3.8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5816E-025">
            <text:p>1.5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7.243">
            <text:p>7.57E+02</text:p>
          </table:table-cell>
          <table:table-cell table:style-name="ce1" office:value-type="float" office:value="1.12104E-031">
            <text:p>1.12E-31</text:p>
          </table:table-cell>
          <table:table-cell table:style-name="ce1" office:value-type="float" office:value="3816.21">
            <text:p>3.8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60697E-025">
            <text:p>1.6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8.242">
            <text:p>7.58E+02</text:p>
          </table:table-cell>
          <table:table-cell table:style-name="ce1" office:value-type="float" office:value="1.11572E-031">
            <text:p>1.12E-31</text:p>
          </table:table-cell>
          <table:table-cell table:style-name="ce1" office:value-type="float" office:value="3821.21">
            <text:p>3.8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63262E-025">
            <text:p>1.6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59.241">
            <text:p>7.59E+02</text:p>
          </table:table-cell>
          <table:table-cell table:style-name="ce1" office:value-type="float" office:value="1.11039E-031">
            <text:p>1.11E-31</text:p>
          </table:table-cell>
          <table:table-cell table:style-name="ce1" office:value-type="float" office:value="3826.2">
            <text:p>3.8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65855E-025">
            <text:p>1.6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0.24">
            <text:p>7.60E+02</text:p>
          </table:table-cell>
          <table:table-cell table:style-name="ce1" office:value-type="float" office:value="1.10506E-031">
            <text:p>1.11E-31</text:p>
          </table:table-cell>
          <table:table-cell table:style-name="ce1" office:value-type="float" office:value="3831.2">
            <text:p>3.8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68477E-025">
            <text:p>1.6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1.239">
            <text:p>7.61E+02</text:p>
          </table:table-cell>
          <table:table-cell table:style-name="ce1" office:value-type="float" office:value="1.09974E-031">
            <text:p>1.10E-31</text:p>
          </table:table-cell>
          <table:table-cell table:style-name="ce1" office:value-type="float" office:value="3836.19">
            <text:p>3.8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71127E-025">
            <text:p>1.7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2.238">
            <text:p>7.62E+02</text:p>
          </table:table-cell>
          <table:table-cell table:style-name="ce1" office:value-type="float" office:value="1.09441E-031">
            <text:p>1.09E-31</text:p>
          </table:table-cell>
          <table:table-cell table:style-name="ce1" office:value-type="float" office:value="3841.19">
            <text:p>3.8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73805E-025">
            <text:p>1.7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3.237">
            <text:p>7.63E+02</text:p>
          </table:table-cell>
          <table:table-cell table:style-name="ce1" office:value-type="float" office:value="1.08908E-031">
            <text:p>1.09E-31</text:p>
          </table:table-cell>
          <table:table-cell table:style-name="ce1" office:value-type="float" office:value="3846.18">
            <text:p>3.8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76512E-025">
            <text:p>1.7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4.236">
            <text:p>7.64E+02</text:p>
          </table:table-cell>
          <table:table-cell table:style-name="ce1" office:value-type="float" office:value="1.08376E-031">
            <text:p>1.08E-31</text:p>
          </table:table-cell>
          <table:table-cell table:style-name="ce1" office:value-type="float" office:value="3851.18">
            <text:p>3.8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79247E-025">
            <text:p>1.7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5.235">
            <text:p>7.65E+02</text:p>
          </table:table-cell>
          <table:table-cell table:style-name="ce1" office:value-type="float" office:value="1.07843E-031">
            <text:p>1.08E-31</text:p>
          </table:table-cell>
          <table:table-cell table:style-name="ce1" office:value-type="float" office:value="3856.17">
            <text:p>3.8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82011E-025">
            <text:p>1.8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6.234">
            <text:p>7.66E+02</text:p>
          </table:table-cell>
          <table:table-cell table:style-name="ce1" office:value-type="float" office:value="1.0731E-031">
            <text:p>1.07E-31</text:p>
          </table:table-cell>
          <table:table-cell table:style-name="ce1" office:value-type="float" office:value="3861.17">
            <text:p>3.8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84802E-025">
            <text:p>1.8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7.233">
            <text:p>7.67E+02</text:p>
          </table:table-cell>
          <table:table-cell table:style-name="ce1" office:value-type="float" office:value="1.06778E-031">
            <text:p>1.07E-31</text:p>
          </table:table-cell>
          <table:table-cell table:style-name="ce1" office:value-type="float" office:value="3866.16">
            <text:p>3.8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87623E-025">
            <text:p>1.8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8.232">
            <text:p>7.68E+02</text:p>
          </table:table-cell>
          <table:table-cell table:style-name="ce1" office:value-type="float" office:value="1.06245E-031">
            <text:p>1.06E-31</text:p>
          </table:table-cell>
          <table:table-cell table:style-name="ce1" office:value-type="float" office:value="3871.16">
            <text:p>3.8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90472E-025">
            <text:p>1.9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69.231">
            <text:p>7.69E+02</text:p>
          </table:table-cell>
          <table:table-cell table:style-name="ce1" office:value-type="float" office:value="1.05713E-031">
            <text:p>1.06E-31</text:p>
          </table:table-cell>
          <table:table-cell table:style-name="ce1" office:value-type="float" office:value="3876.15">
            <text:p>3.8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93349E-025">
            <text:p>1.9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0.23">
            <text:p>7.70E+02</text:p>
          </table:table-cell>
          <table:table-cell table:style-name="ce1" office:value-type="float" office:value="1.0518E-031">
            <text:p>1.05E-31</text:p>
          </table:table-cell>
          <table:table-cell table:style-name="ce1" office:value-type="float" office:value="3881.15">
            <text:p>3.8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96254E-025">
            <text:p>1.9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1.229">
            <text:p>7.71E+02</text:p>
          </table:table-cell>
          <table:table-cell table:style-name="ce1" office:value-type="float" office:value="1.04647E-031">
            <text:p>1.05E-31</text:p>
          </table:table-cell>
          <table:table-cell table:style-name="ce1" office:value-type="float" office:value="3886.14">
            <text:p>3.8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99188E-025">
            <text:p>1.9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2.228">
            <text:p>7.72E+02</text:p>
          </table:table-cell>
          <table:table-cell table:style-name="ce1" office:value-type="float" office:value="1.04115E-031">
            <text:p>1.04E-31</text:p>
          </table:table-cell>
          <table:table-cell table:style-name="ce1" office:value-type="float" office:value="3891.14">
            <text:p>3.8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0215E-025">
            <text:p>2.0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3.227">
            <text:p>7.73E+02</text:p>
          </table:table-cell>
          <table:table-cell table:style-name="ce1" office:value-type="float" office:value="1.03582E-031">
            <text:p>1.04E-31</text:p>
          </table:table-cell>
          <table:table-cell table:style-name="ce1" office:value-type="float" office:value="3896.13">
            <text:p>3.9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05141E-025">
            <text:p>2.0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4.226">
            <text:p>7.74E+02</text:p>
          </table:table-cell>
          <table:table-cell table:style-name="ce1" office:value-type="float" office:value="1.03049E-031">
            <text:p>1.03E-31</text:p>
          </table:table-cell>
          <table:table-cell table:style-name="ce1" office:value-type="float" office:value="3901.13">
            <text:p>3.9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08159E-025">
            <text:p>2.0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5.225">
            <text:p>7.75E+02</text:p>
          </table:table-cell>
          <table:table-cell table:style-name="ce1" office:value-type="float" office:value="1.02517E-031">
            <text:p>1.03E-31</text:p>
          </table:table-cell>
          <table:table-cell table:style-name="ce1" office:value-type="float" office:value="3906.12">
            <text:p>3.9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11206E-025">
            <text:p>2.1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6.224">
            <text:p>7.76E+02</text:p>
          </table:table-cell>
          <table:table-cell table:style-name="ce1" office:value-type="float" office:value="1.01984E-031">
            <text:p>1.02E-31</text:p>
          </table:table-cell>
          <table:table-cell table:style-name="ce1" office:value-type="float" office:value="3911.12">
            <text:p>3.9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1428E-025">
            <text:p>2.1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7.223">
            <text:p>7.77E+02</text:p>
          </table:table-cell>
          <table:table-cell table:style-name="ce1" office:value-type="float" office:value="1.01452E-031">
            <text:p>1.01E-31</text:p>
          </table:table-cell>
          <table:table-cell table:style-name="ce1" office:value-type="float" office:value="3916.11">
            <text:p>3.9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17383E-025">
            <text:p>2.1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8.222">
            <text:p>7.78E+02</text:p>
          </table:table-cell>
          <table:table-cell table:style-name="ce1" office:value-type="float" office:value="1.00919E-031">
            <text:p>1.01E-31</text:p>
          </table:table-cell>
          <table:table-cell table:style-name="ce1" office:value-type="float" office:value="3921.11">
            <text:p>3.9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20513E-025">
            <text:p>2.2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79.221">
            <text:p>7.79E+02</text:p>
          </table:table-cell>
          <table:table-cell table:style-name="ce1" office:value-type="float" office:value="1.00386E-031">
            <text:p>1.00E-31</text:p>
          </table:table-cell>
          <table:table-cell table:style-name="ce1" office:value-type="float" office:value="3926.1">
            <text:p>3.9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23672E-025">
            <text:p>2.2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0.22">
            <text:p>7.80E+02</text:p>
          </table:table-cell>
          <table:table-cell table:style-name="ce1" office:value-type="float" office:value="9.98536E-032">
            <text:p>9.99E-32</text:p>
          </table:table-cell>
          <table:table-cell table:style-name="ce1" office:value-type="float" office:value="3931.1">
            <text:p>3.9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26857E-025">
            <text:p>2.2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1.219">
            <text:p>7.81E+02</text:p>
          </table:table-cell>
          <table:table-cell table:style-name="ce1" office:value-type="float" office:value="9.9321E-032">
            <text:p>9.93E-32</text:p>
          </table:table-cell>
          <table:table-cell table:style-name="ce1" office:value-type="float" office:value="3936.09">
            <text:p>3.9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3007E-025">
            <text:p>2.3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2.218">
            <text:p>7.82E+02</text:p>
          </table:table-cell>
          <table:table-cell table:style-name="ce1" office:value-type="float" office:value="9.87884E-032">
            <text:p>9.88E-32</text:p>
          </table:table-cell>
          <table:table-cell table:style-name="ce1" office:value-type="float" office:value="3941.09">
            <text:p>3.9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33311E-025">
            <text:p>2.3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3.217">
            <text:p>7.83E+02</text:p>
          </table:table-cell>
          <table:table-cell table:style-name="ce1" office:value-type="float" office:value="9.82557E-032">
            <text:p>9.83E-32</text:p>
          </table:table-cell>
          <table:table-cell table:style-name="ce1" office:value-type="float" office:value="3946.08">
            <text:p>3.9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36579E-025">
            <text:p>2.3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4.216">
            <text:p>7.84E+02</text:p>
          </table:table-cell>
          <table:table-cell table:style-name="ce1" office:value-type="float" office:value="9.77231E-032">
            <text:p>9.77E-32</text:p>
          </table:table-cell>
          <table:table-cell table:style-name="ce1" office:value-type="float" office:value="3951.08">
            <text:p>3.9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39873E-025">
            <text:p>2.4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5.215">
            <text:p>7.85E+02</text:p>
          </table:table-cell>
          <table:table-cell table:style-name="ce1" office:value-type="float" office:value="9.71905E-032">
            <text:p>9.72E-32</text:p>
          </table:table-cell>
          <table:table-cell table:style-name="ce1" office:value-type="float" office:value="3956.07">
            <text:p>3.9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43195E-025">
            <text:p>2.4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6.214">
            <text:p>7.86E+02</text:p>
          </table:table-cell>
          <table:table-cell table:style-name="ce1" office:value-type="float" office:value="9.66578E-032">
            <text:p>9.67E-32</text:p>
          </table:table-cell>
          <table:table-cell table:style-name="ce1" office:value-type="float" office:value="3961.07">
            <text:p>3.9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46543E-025">
            <text:p>2.4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7.213">
            <text:p>7.87E+02</text:p>
          </table:table-cell>
          <table:table-cell table:style-name="ce1" office:value-type="float" office:value="9.61252E-032">
            <text:p>9.61E-32</text:p>
          </table:table-cell>
          <table:table-cell table:style-name="ce1" office:value-type="float" office:value="3966.06">
            <text:p>3.9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49917E-025">
            <text:p>2.5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8.212">
            <text:p>7.88E+02</text:p>
          </table:table-cell>
          <table:table-cell table:style-name="ce1" office:value-type="float" office:value="9.55926E-032">
            <text:p>9.56E-32</text:p>
          </table:table-cell>
          <table:table-cell table:style-name="ce1" office:value-type="float" office:value="3971.06">
            <text:p>3.9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53318E-025">
            <text:p>2.5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89.211">
            <text:p>7.89E+02</text:p>
          </table:table-cell>
          <table:table-cell table:style-name="ce1" office:value-type="float" office:value="9.50599E-032">
            <text:p>9.51E-32</text:p>
          </table:table-cell>
          <table:table-cell table:style-name="ce1" office:value-type="float" office:value="3976.05">
            <text:p>3.9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56745E-025">
            <text:p>2.5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0.21">
            <text:p>7.90E+02</text:p>
          </table:table-cell>
          <table:table-cell table:style-name="ce1" office:value-type="float" office:value="9.45273E-032">
            <text:p>9.45E-32</text:p>
          </table:table-cell>
          <table:table-cell table:style-name="ce1" office:value-type="float" office:value="3981.05">
            <text:p>3.9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60198E-025">
            <text:p>2.6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1.209">
            <text:p>7.91E+02</text:p>
          </table:table-cell>
          <table:table-cell table:style-name="ce1" office:value-type="float" office:value="9.39947E-032">
            <text:p>9.40E-32</text:p>
          </table:table-cell>
          <table:table-cell table:style-name="ce1" office:value-type="float" office:value="3986.04">
            <text:p>3.9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63676E-025">
            <text:p>2.6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2.208">
            <text:p>7.92E+02</text:p>
          </table:table-cell>
          <table:table-cell table:style-name="ce1" office:value-type="float" office:value="9.3462E-032">
            <text:p>9.35E-32</text:p>
          </table:table-cell>
          <table:table-cell table:style-name="ce1" office:value-type="float" office:value="3991.04">
            <text:p>3.9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67179E-025">
            <text:p>2.6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3.207">
            <text:p>7.93E+02</text:p>
          </table:table-cell>
          <table:table-cell table:style-name="ce1" office:value-type="float" office:value="9.29294E-032">
            <text:p>9.29E-32</text:p>
          </table:table-cell>
          <table:table-cell table:style-name="ce1" office:value-type="float" office:value="3996.03">
            <text:p>4.0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70707E-025">
            <text:p>2.7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4.206">
            <text:p>7.94E+02</text:p>
          </table:table-cell>
          <table:table-cell table:style-name="ce1" office:value-type="float" office:value="9.23968E-032">
            <text:p>9.24E-32</text:p>
          </table:table-cell>
          <table:table-cell table:style-name="ce1" office:value-type="float" office:value="4001.03">
            <text:p>4.0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7426E-025">
            <text:p>2.7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5.205">
            <text:p>7.95E+02</text:p>
          </table:table-cell>
          <table:table-cell table:style-name="ce1" office:value-type="float" office:value="9.18641E-032">
            <text:p>9.19E-32</text:p>
          </table:table-cell>
          <table:table-cell table:style-name="ce1" office:value-type="float" office:value="4006.02">
            <text:p>4.0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77838E-025">
            <text:p>2.7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6.204">
            <text:p>7.96E+02</text:p>
          </table:table-cell>
          <table:table-cell table:style-name="ce1" office:value-type="float" office:value="9.13315E-032">
            <text:p>9.13E-32</text:p>
          </table:table-cell>
          <table:table-cell table:style-name="ce1" office:value-type="float" office:value="4011.02">
            <text:p>4.0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81439E-025">
            <text:p>2.8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7.203">
            <text:p>7.97E+02</text:p>
          </table:table-cell>
          <table:table-cell table:style-name="ce1" office:value-type="float" office:value="9.07989E-032">
            <text:p>9.08E-32</text:p>
          </table:table-cell>
          <table:table-cell table:style-name="ce1" office:value-type="float" office:value="4016.01">
            <text:p>4.0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85064E-025">
            <text:p>2.8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8.202">
            <text:p>7.98E+02</text:p>
          </table:table-cell>
          <table:table-cell table:style-name="ce1" office:value-type="float" office:value="9.02663E-032">
            <text:p>9.03E-32</text:p>
          </table:table-cell>
          <table:table-cell table:style-name="ce1" office:value-type="float" office:value="4021.01">
            <text:p>4.0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88713E-025">
            <text:p>2.8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799.201">
            <text:p>7.99E+02</text:p>
          </table:table-cell>
          <table:table-cell table:style-name="ce1" office:value-type="float" office:value="8.97336E-032">
            <text:p>8.97E-32</text:p>
          </table:table-cell>
          <table:table-cell table:style-name="ce1" office:value-type="float" office:value="4026">
            <text:p>4.0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92384E-025">
            <text:p>2.9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0.2">
            <text:p>8.00E+02</text:p>
          </table:table-cell>
          <table:table-cell table:style-name="ce1" office:value-type="float" office:value="8.9201E-032">
            <text:p>8.92E-32</text:p>
          </table:table-cell>
          <table:table-cell table:style-name="ce1" office:value-type="float" office:value="4031">
            <text:p>4.0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96078E-025">
            <text:p>2.9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1.199">
            <text:p>8.01E+02</text:p>
          </table:table-cell>
          <table:table-cell table:style-name="ce1" office:value-type="float" office:value="8.86684E-032">
            <text:p>8.87E-32</text:p>
          </table:table-cell>
          <table:table-cell table:style-name="ce1" office:value-type="float" office:value="4035.99">
            <text:p>4.0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99795E-025">
            <text:p>3.0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2.198">
            <text:p>8.02E+02</text:p>
          </table:table-cell>
          <table:table-cell table:style-name="ce1" office:value-type="float" office:value="8.81357E-032">
            <text:p>8.81E-32</text:p>
          </table:table-cell>
          <table:table-cell table:style-name="ce1" office:value-type="float" office:value="4040.99">
            <text:p>4.0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03533E-025">
            <text:p>3.0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3.197">
            <text:p>8.03E+02</text:p>
          </table:table-cell>
          <table:table-cell table:style-name="ce1" office:value-type="float" office:value="8.76031E-032">
            <text:p>8.76E-32</text:p>
          </table:table-cell>
          <table:table-cell table:style-name="ce1" office:value-type="float" office:value="4045.98">
            <text:p>4.0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07293E-025">
            <text:p>3.0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4.196">
            <text:p>8.04E+02</text:p>
          </table:table-cell>
          <table:table-cell table:style-name="ce1" office:value-type="float" office:value="8.70705E-032">
            <text:p>8.71E-32</text:p>
          </table:table-cell>
          <table:table-cell table:style-name="ce1" office:value-type="float" office:value="4050.98">
            <text:p>4.0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11074E-025">
            <text:p>3.1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5.195">
            <text:p>8.05E+02</text:p>
          </table:table-cell>
          <table:table-cell table:style-name="ce1" office:value-type="float" office:value="8.65378E-032">
            <text:p>8.65E-32</text:p>
          </table:table-cell>
          <table:table-cell table:style-name="ce1" office:value-type="float" office:value="4055.97">
            <text:p>4.0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14875E-025">
            <text:p>3.1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6.194">
            <text:p>8.06E+02</text:p>
          </table:table-cell>
          <table:table-cell table:style-name="ce1" office:value-type="float" office:value="8.60052E-032">
            <text:p>8.60E-32</text:p>
          </table:table-cell>
          <table:table-cell table:style-name="ce1" office:value-type="float" office:value="4060.97">
            <text:p>4.0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18696E-025">
            <text:p>3.1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7.193">
            <text:p>8.07E+02</text:p>
          </table:table-cell>
          <table:table-cell table:style-name="ce1" office:value-type="float" office:value="8.54726E-032">
            <text:p>8.55E-32</text:p>
          </table:table-cell>
          <table:table-cell table:style-name="ce1" office:value-type="float" office:value="4065.96">
            <text:p>4.0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22537E-025">
            <text:p>3.2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8.192">
            <text:p>8.08E+02</text:p>
          </table:table-cell>
          <table:table-cell table:style-name="ce1" office:value-type="float" office:value="8.49399E-032">
            <text:p>8.49E-32</text:p>
          </table:table-cell>
          <table:table-cell table:style-name="ce1" office:value-type="float" office:value="4070.96">
            <text:p>4.0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26397E-025">
            <text:p>3.2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09.191">
            <text:p>8.09E+02</text:p>
          </table:table-cell>
          <table:table-cell table:style-name="ce1" office:value-type="float" office:value="8.44073E-032">
            <text:p>8.44E-32</text:p>
          </table:table-cell>
          <table:table-cell table:style-name="ce1" office:value-type="float" office:value="4075.95">
            <text:p>4.0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30275E-025">
            <text:p>3.3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0.19">
            <text:p>8.10E+02</text:p>
          </table:table-cell>
          <table:table-cell table:style-name="ce1" office:value-type="float" office:value="8.38747E-032">
            <text:p>8.39E-32</text:p>
          </table:table-cell>
          <table:table-cell table:style-name="ce1" office:value-type="float" office:value="4080.95">
            <text:p>4.0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34171E-025">
            <text:p>3.3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1.189">
            <text:p>8.11E+02</text:p>
          </table:table-cell>
          <table:table-cell table:style-name="ce1" office:value-type="float" office:value="8.3342E-032">
            <text:p>8.33E-32</text:p>
          </table:table-cell>
          <table:table-cell table:style-name="ce1" office:value-type="float" office:value="4085.94">
            <text:p>4.0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38085E-025">
            <text:p>3.3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2.188">
            <text:p>8.12E+02</text:p>
          </table:table-cell>
          <table:table-cell table:style-name="ce1" office:value-type="float" office:value="8.28094E-032">
            <text:p>8.28E-32</text:p>
          </table:table-cell>
          <table:table-cell table:style-name="ce1" office:value-type="float" office:value="4090.94">
            <text:p>4.0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42016E-025">
            <text:p>3.4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3.187">
            <text:p>8.13E+02</text:p>
          </table:table-cell>
          <table:table-cell table:style-name="ce1" office:value-type="float" office:value="8.22768E-032">
            <text:p>8.23E-32</text:p>
          </table:table-cell>
          <table:table-cell table:style-name="ce1" office:value-type="float" office:value="4095.93">
            <text:p>4.1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45962E-025">
            <text:p>3.4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4.186">
            <text:p>8.14E+02</text:p>
          </table:table-cell>
          <table:table-cell table:style-name="ce1" office:value-type="float" office:value="8.17441E-032">
            <text:p>8.17E-32</text:p>
          </table:table-cell>
          <table:table-cell table:style-name="ce1" office:value-type="float" office:value="4100.93">
            <text:p>4.1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49925E-025">
            <text:p>3.5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5.185">
            <text:p>8.15E+02</text:p>
          </table:table-cell>
          <table:table-cell table:style-name="ce1" office:value-type="float" office:value="8.12115E-032">
            <text:p>8.12E-32</text:p>
          </table:table-cell>
          <table:table-cell table:style-name="ce1" office:value-type="float" office:value="4105.92">
            <text:p>4.1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53902E-025">
            <text:p>3.5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6.184">
            <text:p>8.16E+02</text:p>
          </table:table-cell>
          <table:table-cell table:style-name="ce1" office:value-type="float" office:value="8.06789E-032">
            <text:p>8.07E-32</text:p>
          </table:table-cell>
          <table:table-cell table:style-name="ce1" office:value-type="float" office:value="4110.92">
            <text:p>4.1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57894E-025">
            <text:p>3.5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7.183">
            <text:p>8.17E+02</text:p>
          </table:table-cell>
          <table:table-cell table:style-name="ce1" office:value-type="float" office:value="8.01462E-032">
            <text:p>8.01E-32</text:p>
          </table:table-cell>
          <table:table-cell table:style-name="ce1" office:value-type="float" office:value="4115.91">
            <text:p>4.1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61899E-025">
            <text:p>3.6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8.182">
            <text:p>8.18E+02</text:p>
          </table:table-cell>
          <table:table-cell table:style-name="ce1" office:value-type="float" office:value="7.96136E-032">
            <text:p>7.96E-32</text:p>
          </table:table-cell>
          <table:table-cell table:style-name="ce1" office:value-type="float" office:value="4120.91">
            <text:p>4.1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65917E-025">
            <text:p>3.6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19.181">
            <text:p>8.19E+02</text:p>
          </table:table-cell>
          <table:table-cell table:style-name="ce1" office:value-type="float" office:value="7.9081E-032">
            <text:p>7.91E-32</text:p>
          </table:table-cell>
          <table:table-cell table:style-name="ce1" office:value-type="float" office:value="4125.9">
            <text:p>4.1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69947E-025">
            <text:p>3.7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0.18">
            <text:p>8.20E+02</text:p>
          </table:table-cell>
          <table:table-cell table:style-name="ce1" office:value-type="float" office:value="7.85484E-032">
            <text:p>7.85E-32</text:p>
          </table:table-cell>
          <table:table-cell table:style-name="ce1" office:value-type="float" office:value="4130.9">
            <text:p>4.1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73989E-025">
            <text:p>3.7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1.179">
            <text:p>8.21E+02</text:p>
          </table:table-cell>
          <table:table-cell table:style-name="ce1" office:value-type="float" office:value="7.80157E-032">
            <text:p>7.80E-32</text:p>
          </table:table-cell>
          <table:table-cell table:style-name="ce1" office:value-type="float" office:value="4135.89">
            <text:p>4.1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78042E-025">
            <text:p>3.7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2.178">
            <text:p>8.22E+02</text:p>
          </table:table-cell>
          <table:table-cell table:style-name="ce1" office:value-type="float" office:value="7.74831E-032">
            <text:p>7.75E-32</text:p>
          </table:table-cell>
          <table:table-cell table:style-name="ce1" office:value-type="float" office:value="4140.89">
            <text:p>4.1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82104E-025">
            <text:p>3.8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3.177">
            <text:p>8.23E+02</text:p>
          </table:table-cell>
          <table:table-cell table:style-name="ce1" office:value-type="float" office:value="7.69505E-032">
            <text:p>7.70E-32</text:p>
          </table:table-cell>
          <table:table-cell table:style-name="ce1" office:value-type="float" office:value="4145.88">
            <text:p>4.1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86175E-025">
            <text:p>3.8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4.176">
            <text:p>8.24E+02</text:p>
          </table:table-cell>
          <table:table-cell table:style-name="ce1" office:value-type="float" office:value="7.64178E-032">
            <text:p>7.64E-32</text:p>
          </table:table-cell>
          <table:table-cell table:style-name="ce1" office:value-type="float" office:value="4150.88">
            <text:p>4.1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90255E-025">
            <text:p>3.9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5.175">
            <text:p>8.25E+02</text:p>
          </table:table-cell>
          <table:table-cell table:style-name="ce1" office:value-type="float" office:value="7.58852E-032">
            <text:p>7.59E-32</text:p>
          </table:table-cell>
          <table:table-cell table:style-name="ce1" office:value-type="float" office:value="4155.87">
            <text:p>4.1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94342E-025">
            <text:p>3.9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6.174">
            <text:p>8.26E+02</text:p>
          </table:table-cell>
          <table:table-cell table:style-name="ce1" office:value-type="float" office:value="7.53526E-032">
            <text:p>7.54E-32</text:p>
          </table:table-cell>
          <table:table-cell table:style-name="ce1" office:value-type="float" office:value="4160.87">
            <text:p>4.1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98436E-025">
            <text:p>3.9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7.173">
            <text:p>8.27E+02</text:p>
          </table:table-cell>
          <table:table-cell table:style-name="ce1" office:value-type="float" office:value="7.48199E-032">
            <text:p>7.48E-32</text:p>
          </table:table-cell>
          <table:table-cell table:style-name="ce1" office:value-type="float" office:value="4165.86">
            <text:p>4.1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02535E-025">
            <text:p>4.0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8.172">
            <text:p>8.28E+02</text:p>
          </table:table-cell>
          <table:table-cell table:style-name="ce1" office:value-type="float" office:value="7.42873E-032">
            <text:p>7.43E-32</text:p>
          </table:table-cell>
          <table:table-cell table:style-name="ce1" office:value-type="float" office:value="4170.86">
            <text:p>4.1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06639E-025">
            <text:p>4.0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29.171">
            <text:p>8.29E+02</text:p>
          </table:table-cell>
          <table:table-cell table:style-name="ce1" office:value-type="float" office:value="7.37547E-032">
            <text:p>7.38E-32</text:p>
          </table:table-cell>
          <table:table-cell table:style-name="ce1" office:value-type="float" office:value="4175.85">
            <text:p>4.1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10746E-025">
            <text:p>4.1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0.17">
            <text:p>8.30E+02</text:p>
          </table:table-cell>
          <table:table-cell table:style-name="ce1" office:value-type="float" office:value="7.3222E-032">
            <text:p>7.32E-32</text:p>
          </table:table-cell>
          <table:table-cell table:style-name="ce1" office:value-type="float" office:value="4180.85">
            <text:p>4.1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14857E-025">
            <text:p>4.1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1.169">
            <text:p>8.31E+02</text:p>
          </table:table-cell>
          <table:table-cell table:style-name="ce1" office:value-type="float" office:value="7.26894E-032">
            <text:p>7.27E-32</text:p>
          </table:table-cell>
          <table:table-cell table:style-name="ce1" office:value-type="float" office:value="4185.84">
            <text:p>4.1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18969E-025">
            <text:p>4.1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2.168">
            <text:p>8.32E+02</text:p>
          </table:table-cell>
          <table:table-cell table:style-name="ce1" office:value-type="float" office:value="7.21568E-032">
            <text:p>7.22E-32</text:p>
          </table:table-cell>
          <table:table-cell table:style-name="ce1" office:value-type="float" office:value="4190.84">
            <text:p>4.1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23082E-025">
            <text:p>4.2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3.167">
            <text:p>8.33E+02</text:p>
          </table:table-cell>
          <table:table-cell table:style-name="ce1" office:value-type="float" office:value="7.16241E-032">
            <text:p>7.16E-32</text:p>
          </table:table-cell>
          <table:table-cell table:style-name="ce1" office:value-type="float" office:value="4195.83">
            <text:p>4.2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27194E-025">
            <text:p>4.2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4.166">
            <text:p>8.34E+02</text:p>
          </table:table-cell>
          <table:table-cell table:style-name="ce1" office:value-type="float" office:value="7.10915E-032">
            <text:p>7.11E-32</text:p>
          </table:table-cell>
          <table:table-cell table:style-name="ce1" office:value-type="float" office:value="4200.83">
            <text:p>4.2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31305E-025">
            <text:p>4.3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5.165">
            <text:p>8.35E+02</text:p>
          </table:table-cell>
          <table:table-cell table:style-name="ce1" office:value-type="float" office:value="7.05589E-032">
            <text:p>7.06E-32</text:p>
          </table:table-cell>
          <table:table-cell table:style-name="ce1" office:value-type="float" office:value="4205.82">
            <text:p>4.2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35414E-025">
            <text:p>4.3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6.164">
            <text:p>8.36E+02</text:p>
          </table:table-cell>
          <table:table-cell table:style-name="ce1" office:value-type="float" office:value="7.00262E-032">
            <text:p>7.00E-32</text:p>
          </table:table-cell>
          <table:table-cell table:style-name="ce1" office:value-type="float" office:value="4210.82">
            <text:p>4.2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39519E-025">
            <text:p>4.4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7.163">
            <text:p>8.37E+02</text:p>
          </table:table-cell>
          <table:table-cell table:style-name="ce1" office:value-type="float" office:value="6.94936E-032">
            <text:p>6.95E-32</text:p>
          </table:table-cell>
          <table:table-cell table:style-name="ce1" office:value-type="float" office:value="4215.81">
            <text:p>4.2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43619E-025">
            <text:p>4.4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8.162">
            <text:p>8.38E+02</text:p>
          </table:table-cell>
          <table:table-cell table:style-name="ce1" office:value-type="float" office:value="6.8961E-032">
            <text:p>6.90E-32</text:p>
          </table:table-cell>
          <table:table-cell table:style-name="ce1" office:value-type="float" office:value="4220.81">
            <text:p>4.2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47713E-025">
            <text:p>4.4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39.161">
            <text:p>8.39E+02</text:p>
          </table:table-cell>
          <table:table-cell table:style-name="ce1" office:value-type="float" office:value="6.84283E-032">
            <text:p>6.84E-32</text:p>
          </table:table-cell>
          <table:table-cell table:style-name="ce1" office:value-type="float" office:value="4225.8">
            <text:p>4.2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518E-025">
            <text:p>4.5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0.16">
            <text:p>8.40E+02</text:p>
          </table:table-cell>
          <table:table-cell table:style-name="ce1" office:value-type="float" office:value="6.78957E-032">
            <text:p>6.79E-32</text:p>
          </table:table-cell>
          <table:table-cell table:style-name="ce1" office:value-type="float" office:value="4230.8">
            <text:p>4.2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55879E-025">
            <text:p>4.5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1.159">
            <text:p>8.41E+02</text:p>
          </table:table-cell>
          <table:table-cell table:style-name="ce1" office:value-type="float" office:value="6.73631E-032">
            <text:p>6.74E-32</text:p>
          </table:table-cell>
          <table:table-cell table:style-name="ce1" office:value-type="float" office:value="4235.79">
            <text:p>4.2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59948E-025">
            <text:p>4.6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2.158">
            <text:p>8.42E+02</text:p>
          </table:table-cell>
          <table:table-cell table:style-name="ce1" office:value-type="float" office:value="6.68305E-032">
            <text:p>6.68E-32</text:p>
          </table:table-cell>
          <table:table-cell table:style-name="ce1" office:value-type="float" office:value="4240.79">
            <text:p>4.2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64006E-025">
            <text:p>4.6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3.157">
            <text:p>8.43E+02</text:p>
          </table:table-cell>
          <table:table-cell table:style-name="ce1" office:value-type="float" office:value="6.62978E-032">
            <text:p>6.63E-32</text:p>
          </table:table-cell>
          <table:table-cell table:style-name="ce1" office:value-type="float" office:value="4245.78">
            <text:p>4.2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68051E-025">
            <text:p>4.6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4.156">
            <text:p>8.44E+02</text:p>
          </table:table-cell>
          <table:table-cell table:style-name="ce1" office:value-type="float" office:value="6.57652E-032">
            <text:p>6.58E-32</text:p>
          </table:table-cell>
          <table:table-cell table:style-name="ce1" office:value-type="float" office:value="4250.78">
            <text:p>4.2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72083E-025">
            <text:p>4.7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5.155">
            <text:p>8.45E+02</text:p>
          </table:table-cell>
          <table:table-cell table:style-name="ce1" office:value-type="float" office:value="6.52326E-032">
            <text:p>6.52E-32</text:p>
          </table:table-cell>
          <table:table-cell table:style-name="ce1" office:value-type="float" office:value="4255.77">
            <text:p>4.2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761E-025">
            <text:p>4.7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6.154">
            <text:p>8.46E+02</text:p>
          </table:table-cell>
          <table:table-cell table:style-name="ce1" office:value-type="float" office:value="6.46999E-032">
            <text:p>6.47E-32</text:p>
          </table:table-cell>
          <table:table-cell table:style-name="ce1" office:value-type="float" office:value="4260.77">
            <text:p>4.2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801E-025">
            <text:p>4.8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7.153">
            <text:p>8.47E+02</text:p>
          </table:table-cell>
          <table:table-cell table:style-name="ce1" office:value-type="float" office:value="6.41673E-032">
            <text:p>6.42E-32</text:p>
          </table:table-cell>
          <table:table-cell table:style-name="ce1" office:value-type="float" office:value="4265.76">
            <text:p>4.2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84082E-025">
            <text:p>4.8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8.152">
            <text:p>8.48E+02</text:p>
          </table:table-cell>
          <table:table-cell table:style-name="ce1" office:value-type="float" office:value="6.36347E-032">
            <text:p>6.36E-32</text:p>
          </table:table-cell>
          <table:table-cell table:style-name="ce1" office:value-type="float" office:value="4270.76">
            <text:p>4.2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88045E-025">
            <text:p>4.8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49.151">
            <text:p>8.49E+02</text:p>
          </table:table-cell>
          <table:table-cell table:style-name="ce1" office:value-type="float" office:value="6.3102E-032">
            <text:p>6.31E-32</text:p>
          </table:table-cell>
          <table:table-cell table:style-name="ce1" office:value-type="float" office:value="4275.75">
            <text:p>4.2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91986E-025">
            <text:p>4.9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0.15">
            <text:p>8.50E+02</text:p>
          </table:table-cell>
          <table:table-cell table:style-name="ce1" office:value-type="float" office:value="6.25694E-032">
            <text:p>6.26E-32</text:p>
          </table:table-cell>
          <table:table-cell table:style-name="ce1" office:value-type="float" office:value="4280.75">
            <text:p>4.2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95906E-025">
            <text:p>4.9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1.149">
            <text:p>8.51E+02</text:p>
          </table:table-cell>
          <table:table-cell table:style-name="ce1" office:value-type="float" office:value="6.20368E-032">
            <text:p>6.20E-32</text:p>
          </table:table-cell>
          <table:table-cell table:style-name="ce1" office:value-type="float" office:value="4285.74">
            <text:p>4.2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99801E-025">
            <text:p>5.0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2.148">
            <text:p>8.52E+02</text:p>
          </table:table-cell>
          <table:table-cell table:style-name="ce1" office:value-type="float" office:value="6.15041E-032">
            <text:p>6.15E-32</text:p>
          </table:table-cell>
          <table:table-cell table:style-name="ce1" office:value-type="float" office:value="4290.74">
            <text:p>4.2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0367E-025">
            <text:p>5.0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3.147">
            <text:p>8.53E+02</text:p>
          </table:table-cell>
          <table:table-cell table:style-name="ce1" office:value-type="float" office:value="6.09715E-032">
            <text:p>6.10E-32</text:p>
          </table:table-cell>
          <table:table-cell table:style-name="ce1" office:value-type="float" office:value="4295.73">
            <text:p>4.3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07512E-025">
            <text:p>5.0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4.146">
            <text:p>8.54E+02</text:p>
          </table:table-cell>
          <table:table-cell table:style-name="ce1" office:value-type="float" office:value="6.04389E-032">
            <text:p>6.04E-32</text:p>
          </table:table-cell>
          <table:table-cell table:style-name="ce1" office:value-type="float" office:value="4300.73">
            <text:p>4.3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11325E-025">
            <text:p>5.1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5.145">
            <text:p>8.55E+02</text:p>
          </table:table-cell>
          <table:table-cell table:style-name="ce1" office:value-type="float" office:value="5.99062E-032">
            <text:p>5.99E-32</text:p>
          </table:table-cell>
          <table:table-cell table:style-name="ce1" office:value-type="float" office:value="4305.72">
            <text:p>4.3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15107E-025">
            <text:p>5.1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6.144">
            <text:p>8.56E+02</text:p>
          </table:table-cell>
          <table:table-cell table:style-name="ce1" office:value-type="float" office:value="5.93736E-032">
            <text:p>5.94E-32</text:p>
          </table:table-cell>
          <table:table-cell table:style-name="ce1" office:value-type="float" office:value="4310.72">
            <text:p>4.3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18856E-025">
            <text:p>5.1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7.143">
            <text:p>8.57E+02</text:p>
          </table:table-cell>
          <table:table-cell table:style-name="ce1" office:value-type="float" office:value="5.8841E-032">
            <text:p>5.88E-32</text:p>
          </table:table-cell>
          <table:table-cell table:style-name="ce1" office:value-type="float" office:value="4315.71">
            <text:p>4.3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22571E-025">
            <text:p>5.2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8.142">
            <text:p>8.58E+02</text:p>
          </table:table-cell>
          <table:table-cell table:style-name="ce1" office:value-type="float" office:value="5.83083E-032">
            <text:p>5.83E-32</text:p>
          </table:table-cell>
          <table:table-cell table:style-name="ce1" office:value-type="float" office:value="4320.71">
            <text:p>4.3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2625E-025">
            <text:p>5.2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59.141">
            <text:p>8.59E+02</text:p>
          </table:table-cell>
          <table:table-cell table:style-name="ce1" office:value-type="float" office:value="5.77757E-032">
            <text:p>5.78E-32</text:p>
          </table:table-cell>
          <table:table-cell table:style-name="ce1" office:value-type="float" office:value="4325.7">
            <text:p>4.3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29891E-025">
            <text:p>5.3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0.14">
            <text:p>8.60E+02</text:p>
          </table:table-cell>
          <table:table-cell table:style-name="ce1" office:value-type="float" office:value="5.72431E-032">
            <text:p>5.72E-32</text:p>
          </table:table-cell>
          <table:table-cell table:style-name="ce1" office:value-type="float" office:value="4330.7">
            <text:p>4.3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33492E-025">
            <text:p>5.3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1.139">
            <text:p>8.61E+02</text:p>
          </table:table-cell>
          <table:table-cell table:style-name="ce1" office:value-type="float" office:value="5.67104E-032">
            <text:p>5.67E-32</text:p>
          </table:table-cell>
          <table:table-cell table:style-name="ce1" office:value-type="float" office:value="4335.69">
            <text:p>4.3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37051E-025">
            <text:p>5.3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2.138">
            <text:p>8.62E+02</text:p>
          </table:table-cell>
          <table:table-cell table:style-name="ce1" office:value-type="float" office:value="5.61778E-032">
            <text:p>5.62E-32</text:p>
          </table:table-cell>
          <table:table-cell table:style-name="ce1" office:value-type="float" office:value="4340.69">
            <text:p>4.3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40567E-025">
            <text:p>5.4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3.137">
            <text:p>8.63E+02</text:p>
          </table:table-cell>
          <table:table-cell table:style-name="ce1" office:value-type="float" office:value="5.56452E-032">
            <text:p>5.56E-32</text:p>
          </table:table-cell>
          <table:table-cell table:style-name="ce1" office:value-type="float" office:value="4345.68">
            <text:p>4.3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44036E-025">
            <text:p>5.4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4.136">
            <text:p>8.64E+02</text:p>
          </table:table-cell>
          <table:table-cell table:style-name="ce1" office:value-type="float" office:value="5.51125E-032">
            <text:p>5.51E-32</text:p>
          </table:table-cell>
          <table:table-cell table:style-name="ce1" office:value-type="float" office:value="4350.68">
            <text:p>4.3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47458E-025">
            <text:p>5.4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5.135">
            <text:p>8.65E+02</text:p>
          </table:table-cell>
          <table:table-cell table:style-name="ce1" office:value-type="float" office:value="5.45799E-032">
            <text:p>5.46E-32</text:p>
          </table:table-cell>
          <table:table-cell table:style-name="ce1" office:value-type="float" office:value="4355.67">
            <text:p>4.3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50829E-025">
            <text:p>5.5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6.134">
            <text:p>8.66E+02</text:p>
          </table:table-cell>
          <table:table-cell table:style-name="ce1" office:value-type="float" office:value="5.40473E-032">
            <text:p>5.40E-32</text:p>
          </table:table-cell>
          <table:table-cell table:style-name="ce1" office:value-type="float" office:value="4360.67">
            <text:p>4.3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54149E-025">
            <text:p>5.5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7.133">
            <text:p>8.67E+02</text:p>
          </table:table-cell>
          <table:table-cell table:style-name="ce1" office:value-type="float" office:value="5.35147E-032">
            <text:p>5.35E-32</text:p>
          </table:table-cell>
          <table:table-cell table:style-name="ce1" office:value-type="float" office:value="4365.66">
            <text:p>4.3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57414E-025">
            <text:p>5.5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8.132">
            <text:p>8.68E+02</text:p>
          </table:table-cell>
          <table:table-cell table:style-name="ce1" office:value-type="float" office:value="5.2982E-032">
            <text:p>5.30E-32</text:p>
          </table:table-cell>
          <table:table-cell table:style-name="ce1" office:value-type="float" office:value="4370.66">
            <text:p>4.3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60622E-025">
            <text:p>5.6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69.131">
            <text:p>8.69E+02</text:p>
          </table:table-cell>
          <table:table-cell table:style-name="ce1" office:value-type="float" office:value="5.24494E-032">
            <text:p>5.24E-32</text:p>
          </table:table-cell>
          <table:table-cell table:style-name="ce1" office:value-type="float" office:value="4375.65">
            <text:p>4.3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63772E-025">
            <text:p>5.6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0.13">
            <text:p>8.70E+02</text:p>
          </table:table-cell>
          <table:table-cell table:style-name="ce1" office:value-type="float" office:value="5.19168E-032">
            <text:p>5.19E-32</text:p>
          </table:table-cell>
          <table:table-cell table:style-name="ce1" office:value-type="float" office:value="4380.65">
            <text:p>4.3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66861E-025">
            <text:p>5.6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1.129">
            <text:p>8.71E+02</text:p>
          </table:table-cell>
          <table:table-cell table:style-name="ce1" office:value-type="float" office:value="5.13841E-032">
            <text:p>5.14E-32</text:p>
          </table:table-cell>
          <table:table-cell table:style-name="ce1" office:value-type="float" office:value="4385.64">
            <text:p>4.3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69886E-025">
            <text:p>5.7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2.128">
            <text:p>8.72E+02</text:p>
          </table:table-cell>
          <table:table-cell table:style-name="ce1" office:value-type="float" office:value="5.08515E-032">
            <text:p>5.09E-32</text:p>
          </table:table-cell>
          <table:table-cell table:style-name="ce1" office:value-type="float" office:value="4390.64">
            <text:p>4.3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72845E-025">
            <text:p>5.7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3.127">
            <text:p>8.73E+02</text:p>
          </table:table-cell>
          <table:table-cell table:style-name="ce1" office:value-type="float" office:value="5.03189E-032">
            <text:p>5.03E-32</text:p>
          </table:table-cell>
          <table:table-cell table:style-name="ce1" office:value-type="float" office:value="4395.63">
            <text:p>4.4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75736E-025">
            <text:p>5.7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4.126">
            <text:p>8.74E+02</text:p>
          </table:table-cell>
          <table:table-cell table:style-name="ce1" office:value-type="float" office:value="4.97862E-032">
            <text:p>4.98E-32</text:p>
          </table:table-cell>
          <table:table-cell table:style-name="ce1" office:value-type="float" office:value="4400.63">
            <text:p>4.4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78557E-025">
            <text:p>5.7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5.125">
            <text:p>8.75E+02</text:p>
          </table:table-cell>
          <table:table-cell table:style-name="ce1" office:value-type="float" office:value="4.92536E-032">
            <text:p>4.93E-32</text:p>
          </table:table-cell>
          <table:table-cell table:style-name="ce1" office:value-type="float" office:value="4405.62">
            <text:p>4.4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81304E-025">
            <text:p>5.8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6.124">
            <text:p>8.76E+02</text:p>
          </table:table-cell>
          <table:table-cell table:style-name="ce1" office:value-type="float" office:value="4.8721E-032">
            <text:p>4.87E-32</text:p>
          </table:table-cell>
          <table:table-cell table:style-name="ce1" office:value-type="float" office:value="4410.62">
            <text:p>4.4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83976E-025">
            <text:p>5.8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7.123">
            <text:p>8.77E+02</text:p>
          </table:table-cell>
          <table:table-cell table:style-name="ce1" office:value-type="float" office:value="4.81883E-032">
            <text:p>4.82E-32</text:p>
          </table:table-cell>
          <table:table-cell table:style-name="ce1" office:value-type="float" office:value="4415.61">
            <text:p>4.4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86569E-025">
            <text:p>5.8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8.122">
            <text:p>8.78E+02</text:p>
          </table:table-cell>
          <table:table-cell table:style-name="ce1" office:value-type="float" office:value="4.76557E-032">
            <text:p>4.77E-32</text:p>
          </table:table-cell>
          <table:table-cell table:style-name="ce1" office:value-type="float" office:value="4420.61">
            <text:p>4.4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89082E-025">
            <text:p>5.8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79.121">
            <text:p>8.79E+02</text:p>
          </table:table-cell>
          <table:table-cell table:style-name="ce1" office:value-type="float" office:value="4.71231E-032">
            <text:p>4.71E-32</text:p>
          </table:table-cell>
          <table:table-cell table:style-name="ce1" office:value-type="float" office:value="4425.6">
            <text:p>4.4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151E-025">
            <text:p>5.9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0.12">
            <text:p>8.80E+02</text:p>
          </table:table-cell>
          <table:table-cell table:style-name="ce1" office:value-type="float" office:value="4.65904E-032">
            <text:p>4.66E-32</text:p>
          </table:table-cell>
          <table:table-cell table:style-name="ce1" office:value-type="float" office:value="4430.6">
            <text:p>4.4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3852E-025">
            <text:p>5.9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1.119">
            <text:p>8.81E+02</text:p>
          </table:table-cell>
          <table:table-cell table:style-name="ce1" office:value-type="float" office:value="4.60578E-032">
            <text:p>4.61E-32</text:p>
          </table:table-cell>
          <table:table-cell table:style-name="ce1" office:value-type="float" office:value="4435.59">
            <text:p>4.4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6105E-025">
            <text:p>5.9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2.118">
            <text:p>8.82E+02</text:p>
          </table:table-cell>
          <table:table-cell table:style-name="ce1" office:value-type="float" office:value="4.55252E-032">
            <text:p>4.55E-32</text:p>
          </table:table-cell>
          <table:table-cell table:style-name="ce1" office:value-type="float" office:value="4440.59">
            <text:p>4.4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8266E-025">
            <text:p>5.9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3.117">
            <text:p>8.83E+02</text:p>
          </table:table-cell>
          <table:table-cell table:style-name="ce1" office:value-type="float" office:value="4.49925E-032">
            <text:p>4.50E-32</text:p>
          </table:table-cell>
          <table:table-cell table:style-name="ce1" office:value-type="float" office:value="4445.58">
            <text:p>4.4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0332E-025">
            <text:p>6.0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4.116">
            <text:p>8.84E+02</text:p>
          </table:table-cell>
          <table:table-cell table:style-name="ce1" office:value-type="float" office:value="4.44599E-032">
            <text:p>4.45E-32</text:p>
          </table:table-cell>
          <table:table-cell table:style-name="ce1" office:value-type="float" office:value="4450.58">
            <text:p>4.4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23E-025">
            <text:p>6.0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5.115">
            <text:p>8.85E+02</text:p>
          </table:table-cell>
          <table:table-cell table:style-name="ce1" office:value-type="float" office:value="4.39273E-032">
            <text:p>4.39E-32</text:p>
          </table:table-cell>
          <table:table-cell table:style-name="ce1" office:value-type="float" office:value="4455.57">
            <text:p>4.4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4167E-025">
            <text:p>6.0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6.114">
            <text:p>8.86E+02</text:p>
          </table:table-cell>
          <table:table-cell table:style-name="ce1" office:value-type="float" office:value="4.33946E-032">
            <text:p>4.34E-32</text:p>
          </table:table-cell>
          <table:table-cell table:style-name="ce1" office:value-type="float" office:value="4460.57">
            <text:p>4.4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5931E-025">
            <text:p>6.0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7.113">
            <text:p>8.87E+02</text:p>
          </table:table-cell>
          <table:table-cell table:style-name="ce1" office:value-type="float" office:value="4.2862E-032">
            <text:p>4.29E-32</text:p>
          </table:table-cell>
          <table:table-cell table:style-name="ce1" office:value-type="float" office:value="4465.56">
            <text:p>4.4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7587E-025">
            <text:p>6.0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8.112">
            <text:p>8.88E+02</text:p>
          </table:table-cell>
          <table:table-cell table:style-name="ce1" office:value-type="float" office:value="4.23294E-032">
            <text:p>4.23E-32</text:p>
          </table:table-cell>
          <table:table-cell table:style-name="ce1" office:value-type="float" office:value="4470.56">
            <text:p>4.4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9134E-025">
            <text:p>6.0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89.111">
            <text:p>8.89E+02</text:p>
          </table:table-cell>
          <table:table-cell table:style-name="ce1" office:value-type="float" office:value="4.17968E-032">
            <text:p>4.18E-32</text:p>
          </table:table-cell>
          <table:table-cell table:style-name="ce1" office:value-type="float" office:value="4475.55">
            <text:p>4.4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0567E-025">
            <text:p>6.1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0.11">
            <text:p>8.90E+02</text:p>
          </table:table-cell>
          <table:table-cell table:style-name="ce1" office:value-type="float" office:value="4.12641E-032">
            <text:p>4.13E-32</text:p>
          </table:table-cell>
          <table:table-cell table:style-name="ce1" office:value-type="float" office:value="4480.55">
            <text:p>4.4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1883E-025">
            <text:p>6.1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1.109">
            <text:p>8.91E+02</text:p>
          </table:table-cell>
          <table:table-cell table:style-name="ce1" office:value-type="float" office:value="4.07315E-032">
            <text:p>4.07E-32</text:p>
          </table:table-cell>
          <table:table-cell table:style-name="ce1" office:value-type="float" office:value="4485.54">
            <text:p>4.4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308E-025">
            <text:p>6.1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2.108">
            <text:p>8.92E+02</text:p>
          </table:table-cell>
          <table:table-cell table:style-name="ce1" office:value-type="float" office:value="4.01989E-032">
            <text:p>4.02E-32</text:p>
          </table:table-cell>
          <table:table-cell table:style-name="ce1" office:value-type="float" office:value="4490.54">
            <text:p>4.4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4154E-025">
            <text:p>6.1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3.107">
            <text:p>8.93E+02</text:p>
          </table:table-cell>
          <table:table-cell table:style-name="ce1" office:value-type="float" office:value="3.96662E-032">
            <text:p>3.97E-32</text:p>
          </table:table-cell>
          <table:table-cell table:style-name="ce1" office:value-type="float" office:value="4495.53">
            <text:p>4.5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5101E-025">
            <text:p>6.1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4.106">
            <text:p>8.94E+02</text:p>
          </table:table-cell>
          <table:table-cell table:style-name="ce1" office:value-type="float" office:value="3.91336E-032">
            <text:p>3.91E-32</text:p>
          </table:table-cell>
          <table:table-cell table:style-name="ce1" office:value-type="float" office:value="4500.53">
            <text:p>4.5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5918E-025">
            <text:p>6.1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5.105">
            <text:p>8.95E+02</text:p>
          </table:table-cell>
          <table:table-cell table:style-name="ce1" office:value-type="float" office:value="3.8601E-032">
            <text:p>3.86E-32</text:p>
          </table:table-cell>
          <table:table-cell table:style-name="ce1" office:value-type="float" office:value="4505.52">
            <text:p>4.5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6602E-025">
            <text:p>6.1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6.104">
            <text:p>8.96E+02</text:p>
          </table:table-cell>
          <table:table-cell table:style-name="ce1" office:value-type="float" office:value="3.80683E-032">
            <text:p>3.81E-32</text:p>
          </table:table-cell>
          <table:table-cell table:style-name="ce1" office:value-type="float" office:value="4510.52">
            <text:p>4.5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7149E-025">
            <text:p>6.1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7.103">
            <text:p>8.97E+02</text:p>
          </table:table-cell>
          <table:table-cell table:style-name="ce1" office:value-type="float" office:value="3.75357E-032">
            <text:p>3.75E-32</text:p>
          </table:table-cell>
          <table:table-cell table:style-name="ce1" office:value-type="float" office:value="4515.51">
            <text:p>4.5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7555E-025">
            <text:p>6.1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8.102">
            <text:p>8.98E+02</text:p>
          </table:table-cell>
          <table:table-cell table:style-name="ce1" office:value-type="float" office:value="3.70031E-032">
            <text:p>3.70E-32</text:p>
          </table:table-cell>
          <table:table-cell table:style-name="ce1" office:value-type="float" office:value="4520.51">
            <text:p>4.5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7817E-025">
            <text:p>6.1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899.101">
            <text:p>8.99E+02</text:p>
          </table:table-cell>
          <table:table-cell table:style-name="ce1" office:value-type="float" office:value="3.64704E-032">
            <text:p>3.65E-32</text:p>
          </table:table-cell>
          <table:table-cell table:style-name="ce1" office:value-type="float" office:value="4525.5">
            <text:p>4.5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793E-025">
            <text:p>6.1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0.1">
            <text:p>9.00E+02</text:p>
          </table:table-cell>
          <table:table-cell table:style-name="ce1" office:value-type="float" office:value="3.59378E-032">
            <text:p>3.59E-32</text:p>
          </table:table-cell>
          <table:table-cell table:style-name="ce1" office:value-type="float" office:value="4530.5">
            <text:p>4.5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7892E-025">
            <text:p>6.1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1.099">
            <text:p>9.01E+02</text:p>
          </table:table-cell>
          <table:table-cell table:style-name="ce1" office:value-type="float" office:value="3.54052E-032">
            <text:p>3.54E-32</text:p>
          </table:table-cell>
          <table:table-cell table:style-name="ce1" office:value-type="float" office:value="4535.49">
            <text:p>4.5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7699E-025">
            <text:p>6.1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2.098">
            <text:p>9.02E+02</text:p>
          </table:table-cell>
          <table:table-cell table:style-name="ce1" office:value-type="float" office:value="3.48725E-032">
            <text:p>3.49E-32</text:p>
          </table:table-cell>
          <table:table-cell table:style-name="ce1" office:value-type="float" office:value="4540.49">
            <text:p>4.5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7346E-025">
            <text:p>6.1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3.097">
            <text:p>9.03E+02</text:p>
          </table:table-cell>
          <table:table-cell table:style-name="ce1" office:value-type="float" office:value="3.43399E-032">
            <text:p>3.43E-32</text:p>
          </table:table-cell>
          <table:table-cell table:style-name="ce1" office:value-type="float" office:value="4545.48">
            <text:p>4.5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6829E-025">
            <text:p>6.1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4.096">
            <text:p>9.04E+02</text:p>
          </table:table-cell>
          <table:table-cell table:style-name="ce1" office:value-type="float" office:value="3.38073E-032">
            <text:p>3.38E-32</text:p>
          </table:table-cell>
          <table:table-cell table:style-name="ce1" office:value-type="float" office:value="4550.48">
            <text:p>4.5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6145E-025">
            <text:p>6.1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5.095">
            <text:p>9.05E+02</text:p>
          </table:table-cell>
          <table:table-cell table:style-name="ce1" office:value-type="float" office:value="3.32746E-032">
            <text:p>3.33E-32</text:p>
          </table:table-cell>
          <table:table-cell table:style-name="ce1" office:value-type="float" office:value="4555.47">
            <text:p>4.5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5289E-025">
            <text:p>6.1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6.094">
            <text:p>9.06E+02</text:p>
          </table:table-cell>
          <table:table-cell table:style-name="ce1" office:value-type="float" office:value="3.2742E-032">
            <text:p>3.27E-32</text:p>
          </table:table-cell>
          <table:table-cell table:style-name="ce1" office:value-type="float" office:value="4560.47">
            <text:p>4.5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4257E-025">
            <text:p>6.1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7.093">
            <text:p>9.07E+02</text:p>
          </table:table-cell>
          <table:table-cell table:style-name="ce1" office:value-type="float" office:value="3.22094E-032">
            <text:p>3.22E-32</text:p>
          </table:table-cell>
          <table:table-cell table:style-name="ce1" office:value-type="float" office:value="4565.46">
            <text:p>4.5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3046E-025">
            <text:p>6.1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8.092">
            <text:p>9.08E+02</text:p>
          </table:table-cell>
          <table:table-cell table:style-name="ce1" office:value-type="float" office:value="3.16767E-032">
            <text:p>3.17E-32</text:p>
          </table:table-cell>
          <table:table-cell table:style-name="ce1" office:value-type="float" office:value="4570.46">
            <text:p>4.5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165E-025">
            <text:p>6.1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09.091">
            <text:p>9.09E+02</text:p>
          </table:table-cell>
          <table:table-cell table:style-name="ce1" office:value-type="float" office:value="3.11441E-032">
            <text:p>3.11E-32</text:p>
          </table:table-cell>
          <table:table-cell table:style-name="ce1" office:value-type="float" office:value="4575.45">
            <text:p>4.5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10065E-025">
            <text:p>6.1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0.09">
            <text:p>9.10E+02</text:p>
          </table:table-cell>
          <table:table-cell table:style-name="ce1" office:value-type="float" office:value="3.06115E-032">
            <text:p>3.06E-32</text:p>
          </table:table-cell>
          <table:table-cell table:style-name="ce1" office:value-type="float" office:value="4580.45">
            <text:p>4.5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8288E-025">
            <text:p>6.0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1.089">
            <text:p>9.11E+02</text:p>
          </table:table-cell>
          <table:table-cell table:style-name="ce1" office:value-type="float" office:value="3.00789E-032">
            <text:p>3.01E-32</text:p>
          </table:table-cell>
          <table:table-cell table:style-name="ce1" office:value-type="float" office:value="4585.44">
            <text:p>4.5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6314E-025">
            <text:p>6.0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2.088">
            <text:p>9.12E+02</text:p>
          </table:table-cell>
          <table:table-cell table:style-name="ce1" office:value-type="float" office:value="2.95462E-032">
            <text:p>2.95E-32</text:p>
          </table:table-cell>
          <table:table-cell table:style-name="ce1" office:value-type="float" office:value="4590.44">
            <text:p>4.5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4137E-025">
            <text:p>6.0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3.087">
            <text:p>9.13E+02</text:p>
          </table:table-cell>
          <table:table-cell table:style-name="ce1" office:value-type="float" office:value="2.90136E-032">
            <text:p>2.90E-32</text:p>
          </table:table-cell>
          <table:table-cell table:style-name="ce1" office:value-type="float" office:value="4595.43">
            <text:p>4.6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6.01754E-025">
            <text:p>6.0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4.086">
            <text:p>9.14E+02</text:p>
          </table:table-cell>
          <table:table-cell table:style-name="ce1" office:value-type="float" office:value="2.8481E-032">
            <text:p>2.85E-32</text:p>
          </table:table-cell>
          <table:table-cell table:style-name="ce1" office:value-type="float" office:value="4600.43">
            <text:p>4.6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916E-025">
            <text:p>5.9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5.085">
            <text:p>9.15E+02</text:p>
          </table:table-cell>
          <table:table-cell table:style-name="ce1" office:value-type="float" office:value="2.79483E-032">
            <text:p>2.79E-32</text:p>
          </table:table-cell>
          <table:table-cell table:style-name="ce1" office:value-type="float" office:value="4605.42">
            <text:p>4.6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635E-025">
            <text:p>5.9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6.084">
            <text:p>9.16E+02</text:p>
          </table:table-cell>
          <table:table-cell table:style-name="ce1" office:value-type="float" office:value="2.74157E-032">
            <text:p>2.74E-32</text:p>
          </table:table-cell>
          <table:table-cell table:style-name="ce1" office:value-type="float" office:value="4610.42">
            <text:p>4.6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332E-025">
            <text:p>5.9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7.083">
            <text:p>9.17E+02</text:p>
          </table:table-cell>
          <table:table-cell table:style-name="ce1" office:value-type="float" office:value="2.68831E-032">
            <text:p>2.69E-32</text:p>
          </table:table-cell>
          <table:table-cell table:style-name="ce1" office:value-type="float" office:value="4615.41">
            <text:p>4.6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90063E-025">
            <text:p>5.9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8.082">
            <text:p>9.18E+02</text:p>
          </table:table-cell>
          <table:table-cell table:style-name="ce1" office:value-type="float" office:value="2.63504E-032">
            <text:p>2.64E-32</text:p>
          </table:table-cell>
          <table:table-cell table:style-name="ce1" office:value-type="float" office:value="4620.41">
            <text:p>4.6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86577E-025">
            <text:p>5.8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19.081">
            <text:p>9.19E+02</text:p>
          </table:table-cell>
          <table:table-cell table:style-name="ce1" office:value-type="float" office:value="2.58178E-032">
            <text:p>2.58E-32</text:p>
          </table:table-cell>
          <table:table-cell table:style-name="ce1" office:value-type="float" office:value="4625.4">
            <text:p>4.6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82855E-025">
            <text:p>5.8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0.08">
            <text:p>9.20E+02</text:p>
          </table:table-cell>
          <table:table-cell table:style-name="ce1" office:value-type="float" office:value="2.52852E-032">
            <text:p>2.53E-32</text:p>
          </table:table-cell>
          <table:table-cell table:style-name="ce1" office:value-type="float" office:value="4630.4">
            <text:p>4.6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78893E-025">
            <text:p>5.7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1.079">
            <text:p>9.21E+02</text:p>
          </table:table-cell>
          <table:table-cell table:style-name="ce1" office:value-type="float" office:value="2.47525E-032">
            <text:p>2.48E-32</text:p>
          </table:table-cell>
          <table:table-cell table:style-name="ce1" office:value-type="float" office:value="4635.39">
            <text:p>4.6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74685E-025">
            <text:p>5.7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2.078">
            <text:p>9.22E+02</text:p>
          </table:table-cell>
          <table:table-cell table:style-name="ce1" office:value-type="float" office:value="2.42199E-032">
            <text:p>2.42E-32</text:p>
          </table:table-cell>
          <table:table-cell table:style-name="ce1" office:value-type="float" office:value="4640.39">
            <text:p>4.6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70227E-025">
            <text:p>5.7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3.077">
            <text:p>9.23E+02</text:p>
          </table:table-cell>
          <table:table-cell table:style-name="ce1" office:value-type="float" office:value="2.36873E-032">
            <text:p>2.37E-32</text:p>
          </table:table-cell>
          <table:table-cell table:style-name="ce1" office:value-type="float" office:value="4645.38">
            <text:p>4.6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65512E-025">
            <text:p>5.6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4.076">
            <text:p>9.24E+02</text:p>
          </table:table-cell>
          <table:table-cell table:style-name="ce1" office:value-type="float" office:value="2.31546E-032">
            <text:p>2.32E-32</text:p>
          </table:table-cell>
          <table:table-cell table:style-name="ce1" office:value-type="float" office:value="4650.38">
            <text:p>4.6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60536E-025">
            <text:p>5.6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5.075">
            <text:p>9.25E+02</text:p>
          </table:table-cell>
          <table:table-cell table:style-name="ce1" office:value-type="float" office:value="2.2622E-032">
            <text:p>2.26E-32</text:p>
          </table:table-cell>
          <table:table-cell table:style-name="ce1" office:value-type="float" office:value="4655.37">
            <text:p>4.6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55293E-025">
            <text:p>5.5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6.074">
            <text:p>9.26E+02</text:p>
          </table:table-cell>
          <table:table-cell table:style-name="ce1" office:value-type="float" office:value="2.20894E-032">
            <text:p>2.21E-32</text:p>
          </table:table-cell>
          <table:table-cell table:style-name="ce1" office:value-type="float" office:value="4660.37">
            <text:p>4.6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49778E-025">
            <text:p>5.5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7.073">
            <text:p>9.27E+02</text:p>
          </table:table-cell>
          <table:table-cell table:style-name="ce1" office:value-type="float" office:value="2.15567E-032">
            <text:p>2.16E-32</text:p>
          </table:table-cell>
          <table:table-cell table:style-name="ce1" office:value-type="float" office:value="4665.36">
            <text:p>4.6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43985E-025">
            <text:p>5.4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8.072">
            <text:p>9.28E+02</text:p>
          </table:table-cell>
          <table:table-cell table:style-name="ce1" office:value-type="float" office:value="2.10241E-032">
            <text:p>2.10E-32</text:p>
          </table:table-cell>
          <table:table-cell table:style-name="ce1" office:value-type="float" office:value="4670.36">
            <text:p>4.6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37909E-025">
            <text:p>5.3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29.071">
            <text:p>9.29E+02</text:p>
          </table:table-cell>
          <table:table-cell table:style-name="ce1" office:value-type="float" office:value="2.04915E-032">
            <text:p>2.05E-32</text:p>
          </table:table-cell>
          <table:table-cell table:style-name="ce1" office:value-type="float" office:value="4675.35">
            <text:p>4.6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31543E-025">
            <text:p>5.32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0.07">
            <text:p>9.30E+02</text:p>
          </table:table-cell>
          <table:table-cell table:style-name="ce1" office:value-type="float" office:value="1.99588E-032">
            <text:p>2.00E-32</text:p>
          </table:table-cell>
          <table:table-cell table:style-name="ce1" office:value-type="float" office:value="4680.35">
            <text:p>4.6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24883E-025">
            <text:p>5.2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1.069">
            <text:p>9.31E+02</text:p>
          </table:table-cell>
          <table:table-cell table:style-name="ce1" office:value-type="float" office:value="1.94262E-032">
            <text:p>1.94E-32</text:p>
          </table:table-cell>
          <table:table-cell table:style-name="ce1" office:value-type="float" office:value="4685.34">
            <text:p>4.6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17922E-025">
            <text:p>5.1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2.068">
            <text:p>9.32E+02</text:p>
          </table:table-cell>
          <table:table-cell table:style-name="ce1" office:value-type="float" office:value="1.88936E-032">
            <text:p>1.89E-32</text:p>
          </table:table-cell>
          <table:table-cell table:style-name="ce1" office:value-type="float" office:value="4690.34">
            <text:p>4.6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10654E-025">
            <text:p>5.1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3.067">
            <text:p>9.33E+02</text:p>
          </table:table-cell>
          <table:table-cell table:style-name="ce1" office:value-type="float" office:value="1.8361E-032">
            <text:p>1.84E-32</text:p>
          </table:table-cell>
          <table:table-cell table:style-name="ce1" office:value-type="float" office:value="4695.33">
            <text:p>4.7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03073E-025">
            <text:p>5.0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4.066">
            <text:p>9.34E+02</text:p>
          </table:table-cell>
          <table:table-cell table:style-name="ce1" office:value-type="float" office:value="1.78283E-032">
            <text:p>1.78E-32</text:p>
          </table:table-cell>
          <table:table-cell table:style-name="ce1" office:value-type="float" office:value="4700.33">
            <text:p>4.7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95173E-025">
            <text:p>4.9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5.065">
            <text:p>9.35E+02</text:p>
          </table:table-cell>
          <table:table-cell table:style-name="ce1" office:value-type="float" office:value="1.72957E-032">
            <text:p>1.73E-32</text:p>
          </table:table-cell>
          <table:table-cell table:style-name="ce1" office:value-type="float" office:value="4705.32">
            <text:p>4.7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86948E-025">
            <text:p>4.8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6.064">
            <text:p>9.36E+02</text:p>
          </table:table-cell>
          <table:table-cell table:style-name="ce1" office:value-type="float" office:value="1.67631E-032">
            <text:p>1.68E-32</text:p>
          </table:table-cell>
          <table:table-cell table:style-name="ce1" office:value-type="float" office:value="4710.32">
            <text:p>4.7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78392E-025">
            <text:p>4.78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7.063">
            <text:p>9.37E+02</text:p>
          </table:table-cell>
          <table:table-cell table:style-name="ce1" office:value-type="float" office:value="1.62304E-032">
            <text:p>1.62E-32</text:p>
          </table:table-cell>
          <table:table-cell table:style-name="ce1" office:value-type="float" office:value="4715.31">
            <text:p>4.7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69499E-025">
            <text:p>4.6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8.062">
            <text:p>9.38E+02</text:p>
          </table:table-cell>
          <table:table-cell table:style-name="ce1" office:value-type="float" office:value="1.56978E-032">
            <text:p>1.57E-32</text:p>
          </table:table-cell>
          <table:table-cell table:style-name="ce1" office:value-type="float" office:value="4720.31">
            <text:p>4.7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60261E-025">
            <text:p>4.6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39.061">
            <text:p>9.39E+02</text:p>
          </table:table-cell>
          <table:table-cell table:style-name="ce1" office:value-type="float" office:value="1.51652E-032">
            <text:p>1.52E-32</text:p>
          </table:table-cell>
          <table:table-cell table:style-name="ce1" office:value-type="float" office:value="4725.3">
            <text:p>4.7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50673E-025">
            <text:p>4.5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0.06">
            <text:p>9.40E+02</text:p>
          </table:table-cell>
          <table:table-cell table:style-name="ce1" office:value-type="float" office:value="1.46325E-032">
            <text:p>1.46E-32</text:p>
          </table:table-cell>
          <table:table-cell table:style-name="ce1" office:value-type="float" office:value="4730.3">
            <text:p>4.7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40727E-025">
            <text:p>4.4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1.059">
            <text:p>9.41E+02</text:p>
          </table:table-cell>
          <table:table-cell table:style-name="ce1" office:value-type="float" office:value="1.40999E-032">
            <text:p>1.41E-32</text:p>
          </table:table-cell>
          <table:table-cell table:style-name="ce1" office:value-type="float" office:value="4735.29">
            <text:p>4.7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30418E-025">
            <text:p>4.3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2.058">
            <text:p>9.42E+02</text:p>
          </table:table-cell>
          <table:table-cell table:style-name="ce1" office:value-type="float" office:value="1.35673E-032">
            <text:p>1.36E-32</text:p>
          </table:table-cell>
          <table:table-cell table:style-name="ce1" office:value-type="float" office:value="4740.29">
            <text:p>4.7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19738E-025">
            <text:p>4.2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3.057">
            <text:p>9.43E+02</text:p>
          </table:table-cell>
          <table:table-cell table:style-name="ce1" office:value-type="float" office:value="1.30346E-032">
            <text:p>1.30E-32</text:p>
          </table:table-cell>
          <table:table-cell table:style-name="ce1" office:value-type="float" office:value="4745.28">
            <text:p>4.7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4.08681E-025">
            <text:p>4.09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4.056">
            <text:p>9.44E+02</text:p>
          </table:table-cell>
          <table:table-cell table:style-name="ce1" office:value-type="float" office:value="1.2502E-032">
            <text:p>1.25E-32</text:p>
          </table:table-cell>
          <table:table-cell table:style-name="ce1" office:value-type="float" office:value="4750.28">
            <text:p>4.7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97239E-025">
            <text:p>3.9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5.055">
            <text:p>9.45E+02</text:p>
          </table:table-cell>
          <table:table-cell table:style-name="ce1" office:value-type="float" office:value="1.19694E-032">
            <text:p>1.20E-32</text:p>
          </table:table-cell>
          <table:table-cell table:style-name="ce1" office:value-type="float" office:value="4755.27">
            <text:p>4.7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85407E-025">
            <text:p>3.8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6.054">
            <text:p>9.46E+02</text:p>
          </table:table-cell>
          <table:table-cell table:style-name="ce1" office:value-type="float" office:value="1.14367E-032">
            <text:p>1.14E-32</text:p>
          </table:table-cell>
          <table:table-cell table:style-name="ce1" office:value-type="float" office:value="4760.27">
            <text:p>4.7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73175E-025">
            <text:p>3.7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7.053">
            <text:p>9.47E+02</text:p>
          </table:table-cell>
          <table:table-cell table:style-name="ce1" office:value-type="float" office:value="1.09041E-032">
            <text:p>1.09E-32</text:p>
          </table:table-cell>
          <table:table-cell table:style-name="ce1" office:value-type="float" office:value="4765.26">
            <text:p>4.7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60539E-025">
            <text:p>3.6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8.052">
            <text:p>9.48E+02</text:p>
          </table:table-cell>
          <table:table-cell table:style-name="ce1" office:value-type="float" office:value="1.03715E-032">
            <text:p>1.04E-32</text:p>
          </table:table-cell>
          <table:table-cell table:style-name="ce1" office:value-type="float" office:value="4770.26">
            <text:p>4.7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47489E-025">
            <text:p>3.4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49.051">
            <text:p>9.49E+02</text:p>
          </table:table-cell>
          <table:table-cell table:style-name="ce1" office:value-type="float" office:value="9.83884E-033">
            <text:p>9.84E-33</text:p>
          </table:table-cell>
          <table:table-cell table:style-name="ce1" office:value-type="float" office:value="4775.25">
            <text:p>4.7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34019E-025">
            <text:p>3.3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0.05">
            <text:p>9.50E+02</text:p>
          </table:table-cell>
          <table:table-cell table:style-name="ce1" office:value-type="float" office:value="9.30621E-033">
            <text:p>9.31E-33</text:p>
          </table:table-cell>
          <table:table-cell table:style-name="ce1" office:value-type="float" office:value="4780.25">
            <text:p>4.78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20122E-025">
            <text:p>3.2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1.049">
            <text:p>9.51E+02</text:p>
          </table:table-cell>
          <table:table-cell table:style-name="ce1" office:value-type="float" office:value="8.77358E-033">
            <text:p>8.77E-33</text:p>
          </table:table-cell>
          <table:table-cell table:style-name="ce1" office:value-type="float" office:value="4785.24">
            <text:p>4.7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05789E-025">
            <text:p>3.0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2.048">
            <text:p>9.52E+02</text:p>
          </table:table-cell>
          <table:table-cell table:style-name="ce1" office:value-type="float" office:value="8.24095E-033">
            <text:p>8.24E-33</text:p>
          </table:table-cell>
          <table:table-cell table:style-name="ce1" office:value-type="float" office:value="4790.24">
            <text:p>4.79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91014E-025">
            <text:p>2.91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3.047">
            <text:p>9.53E+02</text:p>
          </table:table-cell>
          <table:table-cell table:style-name="ce1" office:value-type="float" office:value="7.70831E-033">
            <text:p>7.71E-33</text:p>
          </table:table-cell>
          <table:table-cell table:style-name="ce1" office:value-type="float" office:value="4795.23">
            <text:p>4.8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75788E-025">
            <text:p>2.7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4.046">
            <text:p>9.54E+02</text:p>
          </table:table-cell>
          <table:table-cell table:style-name="ce1" office:value-type="float" office:value="7.17568E-033">
            <text:p>7.18E-33</text:p>
          </table:table-cell>
          <table:table-cell table:style-name="ce1" office:value-type="float" office:value="4800.23">
            <text:p>4.80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60103E-025">
            <text:p>2.6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5.045">
            <text:p>9.55E+02</text:p>
          </table:table-cell>
          <table:table-cell table:style-name="ce1" office:value-type="float" office:value="6.64305E-033">
            <text:p>6.64E-33</text:p>
          </table:table-cell>
          <table:table-cell table:style-name="ce1" office:value-type="float" office:value="4805.22">
            <text:p>4.8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43953E-025">
            <text:p>2.44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6.044">
            <text:p>9.56E+02</text:p>
          </table:table-cell>
          <table:table-cell table:style-name="ce1" office:value-type="float" office:value="6.11042E-033">
            <text:p>6.11E-33</text:p>
          </table:table-cell>
          <table:table-cell table:style-name="ce1" office:value-type="float" office:value="4810.22">
            <text:p>4.81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27328E-025">
            <text:p>2.2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7.043">
            <text:p>9.57E+02</text:p>
          </table:table-cell>
          <table:table-cell table:style-name="ce1" office:value-type="float" office:value="5.57779E-033">
            <text:p>5.58E-33</text:p>
          </table:table-cell>
          <table:table-cell table:style-name="ce1" office:value-type="float" office:value="4815.21">
            <text:p>4.8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2.10221E-025">
            <text:p>2.10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8.042">
            <text:p>9.58E+02</text:p>
          </table:table-cell>
          <table:table-cell table:style-name="ce1" office:value-type="float" office:value="5.04516E-033">
            <text:p>5.05E-33</text:p>
          </table:table-cell>
          <table:table-cell table:style-name="ce1" office:value-type="float" office:value="4820.21">
            <text:p>4.82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92624E-025">
            <text:p>1.93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59.041">
            <text:p>9.59E+02</text:p>
          </table:table-cell>
          <table:table-cell table:style-name="ce1" office:value-type="float" office:value="4.51252E-033">
            <text:p>4.51E-33</text:p>
          </table:table-cell>
          <table:table-cell table:style-name="ce1" office:value-type="float" office:value="4825.2">
            <text:p>4.8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74527E-025">
            <text:p>1.75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0.04">
            <text:p>9.60E+02</text:p>
          </table:table-cell>
          <table:table-cell table:style-name="ce1" office:value-type="float" office:value="3.97989E-033">
            <text:p>3.98E-33</text:p>
          </table:table-cell>
          <table:table-cell table:style-name="ce1" office:value-type="float" office:value="4830.2">
            <text:p>4.83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55924E-025">
            <text:p>1.56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1.039">
            <text:p>9.61E+02</text:p>
          </table:table-cell>
          <table:table-cell table:style-name="ce1" office:value-type="float" office:value="3.44726E-033">
            <text:p>3.45E-33</text:p>
          </table:table-cell>
          <table:table-cell table:style-name="ce1" office:value-type="float" office:value="4835.19">
            <text:p>4.8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36805E-025">
            <text:p>1.3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2.038">
            <text:p>9.62E+02</text:p>
          </table:table-cell>
          <table:table-cell table:style-name="ce1" office:value-type="float" office:value="2.91463E-033">
            <text:p>2.91E-33</text:p>
          </table:table-cell>
          <table:table-cell table:style-name="ce1" office:value-type="float" office:value="4840.19">
            <text:p>4.84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17161E-025">
            <text:p>1.17E-2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3.037">
            <text:p>9.63E+02</text:p>
          </table:table-cell>
          <table:table-cell table:style-name="ce1" office:value-type="float" office:value="2.382E-033">
            <text:p>2.38E-33</text:p>
          </table:table-cell>
          <table:table-cell table:style-name="ce1" office:value-type="float" office:value="4845.18">
            <text:p>4.8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9.6985E-026">
            <text:p>9.70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4.036">
            <text:p>9.64E+02</text:p>
          </table:table-cell>
          <table:table-cell table:style-name="ce1" office:value-type="float" office:value="1.84936E-033">
            <text:p>1.85E-33</text:p>
          </table:table-cell>
          <table:table-cell table:style-name="ce1" office:value-type="float" office:value="4850.18">
            <text:p>4.85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7.62671E-026">
            <text:p>7.63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5.035">
            <text:p>9.65E+02</text:p>
          </table:table-cell>
          <table:table-cell table:style-name="ce1" office:value-type="float" office:value="1.31673E-033">
            <text:p>1.32E-33</text:p>
          </table:table-cell>
          <table:table-cell table:style-name="ce1" office:value-type="float" office:value="4855.17">
            <text:p>4.8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5.49986E-026">
            <text:p>5.50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6.034">
            <text:p>9.66E+02</text:p>
          </table:table-cell>
          <table:table-cell table:style-name="ce1" office:value-type="float" office:value="7.84101E-034">
            <text:p>7.84E-34</text:p>
          </table:table-cell>
          <table:table-cell table:style-name="ce1" office:value-type="float" office:value="4860.17">
            <text:p>4.86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3.31707E-026">
            <text:p>3.32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7.033">
            <text:p>9.67E+02</text:p>
          </table:table-cell>
          <table:table-cell table:style-name="ce1" office:value-type="float" office:value="2.51469E-034">
            <text:p>2.51E-34</text:p>
          </table:table-cell>
          <table:table-cell table:style-name="ce1" office:value-type="float" office:value="4865.16">
            <text:p>4.87E+03</text:p>
          </table:table-cell>
          <table:table-cell table:style-name="ce1" office:value-type="float" office:value="-5.18137E-016">
            <text:p>-5.18E-16</text:p>
          </table:table-cell>
          <table:table-cell table:style-name="ce1" office:value-type="float" office:value="1.07742E-026">
            <text:p>1.08E-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8.032">
            <text:p>9.68E+02</text:p>
          </table:table-cell>
          <table:table-cell table:style-name="ce1" office:value-type="float" office:value="2.93598E-039">
            <text:p>2.94E-39</text:p>
          </table:table-cell>
          <table:table-cell table:style-name="ce1" office:value-type="float" office:value="4870.16">
            <text:p>4.87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27397E-031">
            <text:p>1.27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69.031">
            <text:p>9.69E+02</text:p>
          </table:table-cell>
          <table:table-cell table:style-name="ce1" office:value-type="float" office:value="2.93076E-039">
            <text:p>2.93E-39</text:p>
          </table:table-cell>
          <table:table-cell table:style-name="ce1" office:value-type="float" office:value="4875.15">
            <text:p>4.88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28789E-031">
            <text:p>1.29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0.03">
            <text:p>9.70E+02</text:p>
          </table:table-cell>
          <table:table-cell table:style-name="ce1" office:value-type="float" office:value="2.92553E-039">
            <text:p>2.93E-39</text:p>
          </table:table-cell>
          <table:table-cell table:style-name="ce1" office:value-type="float" office:value="4880.15">
            <text:p>4.88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30193E-031">
            <text:p>1.30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1.029">
            <text:p>9.71E+02</text:p>
          </table:table-cell>
          <table:table-cell table:style-name="ce1" office:value-type="float" office:value="2.92031E-039">
            <text:p>2.92E-39</text:p>
          </table:table-cell>
          <table:table-cell table:style-name="ce1" office:value-type="float" office:value="4885.14">
            <text:p>4.89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31608E-031">
            <text:p>1.32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2.028">
            <text:p>9.72E+02</text:p>
          </table:table-cell>
          <table:table-cell table:style-name="ce1" office:value-type="float" office:value="2.91509E-039">
            <text:p>2.92E-39</text:p>
          </table:table-cell>
          <table:table-cell table:style-name="ce1" office:value-type="float" office:value="4890.14">
            <text:p>4.89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33035E-031">
            <text:p>1.33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3.027">
            <text:p>9.73E+02</text:p>
          </table:table-cell>
          <table:table-cell table:style-name="ce1" office:value-type="float" office:value="2.90986E-039">
            <text:p>2.91E-39</text:p>
          </table:table-cell>
          <table:table-cell table:style-name="ce1" office:value-type="float" office:value="4895.13">
            <text:p>4.90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34474E-031">
            <text:p>1.34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4.026">
            <text:p>9.74E+02</text:p>
          </table:table-cell>
          <table:table-cell table:style-name="ce1" office:value-type="float" office:value="2.90464E-039">
            <text:p>2.90E-39</text:p>
          </table:table-cell>
          <table:table-cell table:style-name="ce1" office:value-type="float" office:value="4900.13">
            <text:p>4.90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35924E-031">
            <text:p>1.36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5.025">
            <text:p>9.75E+02</text:p>
          </table:table-cell>
          <table:table-cell table:style-name="ce1" office:value-type="float" office:value="2.89942E-039">
            <text:p>2.90E-39</text:p>
          </table:table-cell>
          <table:table-cell table:style-name="ce1" office:value-type="float" office:value="4905.12">
            <text:p>4.91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37386E-031">
            <text:p>1.37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6.024">
            <text:p>9.76E+02</text:p>
          </table:table-cell>
          <table:table-cell table:style-name="ce1" office:value-type="float" office:value="2.89419E-039">
            <text:p>2.89E-39</text:p>
          </table:table-cell>
          <table:table-cell table:style-name="ce1" office:value-type="float" office:value="4910.12">
            <text:p>4.91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38859E-031">
            <text:p>1.39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7.023">
            <text:p>9.77E+02</text:p>
          </table:table-cell>
          <table:table-cell table:style-name="ce1" office:value-type="float" office:value="2.88897E-039">
            <text:p>2.89E-39</text:p>
          </table:table-cell>
          <table:table-cell table:style-name="ce1" office:value-type="float" office:value="4915.11">
            <text:p>4.92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40345E-031">
            <text:p>1.40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8.022">
            <text:p>9.78E+02</text:p>
          </table:table-cell>
          <table:table-cell table:style-name="ce1" office:value-type="float" office:value="2.88375E-039">
            <text:p>2.88E-39</text:p>
          </table:table-cell>
          <table:table-cell table:style-name="ce1" office:value-type="float" office:value="4920.11">
            <text:p>4.92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41842E-031">
            <text:p>1.42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79.021">
            <text:p>9.79E+02</text:p>
          </table:table-cell>
          <table:table-cell table:style-name="ce1" office:value-type="float" office:value="2.87852E-039">
            <text:p>2.88E-39</text:p>
          </table:table-cell>
          <table:table-cell table:style-name="ce1" office:value-type="float" office:value="4925.1">
            <text:p>4.93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43351E-031">
            <text:p>1.43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0.02">
            <text:p>9.80E+02</text:p>
          </table:table-cell>
          <table:table-cell table:style-name="ce1" office:value-type="float" office:value="2.8733E-039">
            <text:p>2.87E-39</text:p>
          </table:table-cell>
          <table:table-cell table:style-name="ce1" office:value-type="float" office:value="4930.1">
            <text:p>4.93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44872E-031">
            <text:p>1.45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1.019">
            <text:p>9.81E+02</text:p>
          </table:table-cell>
          <table:table-cell table:style-name="ce1" office:value-type="float" office:value="2.86808E-039">
            <text:p>2.87E-39</text:p>
          </table:table-cell>
          <table:table-cell table:style-name="ce1" office:value-type="float" office:value="4935.09">
            <text:p>4.94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46405E-031">
            <text:p>1.46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2.018">
            <text:p>9.82E+02</text:p>
          </table:table-cell>
          <table:table-cell table:style-name="ce1" office:value-type="float" office:value="2.86285E-039">
            <text:p>2.86E-39</text:p>
          </table:table-cell>
          <table:table-cell table:style-name="ce1" office:value-type="float" office:value="4940.09">
            <text:p>4.94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4795E-031">
            <text:p>1.48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3.017">
            <text:p>9.83E+02</text:p>
          </table:table-cell>
          <table:table-cell table:style-name="ce1" office:value-type="float" office:value="2.85763E-039">
            <text:p>2.86E-39</text:p>
          </table:table-cell>
          <table:table-cell table:style-name="ce1" office:value-type="float" office:value="4945.08">
            <text:p>4.95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49507E-031">
            <text:p>1.50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4.016">
            <text:p>9.84E+02</text:p>
          </table:table-cell>
          <table:table-cell table:style-name="ce1" office:value-type="float" office:value="2.85241E-039">
            <text:p>2.85E-39</text:p>
          </table:table-cell>
          <table:table-cell table:style-name="ce1" office:value-type="float" office:value="4950.08">
            <text:p>4.95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51077E-031">
            <text:p>1.51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5.015">
            <text:p>9.85E+02</text:p>
          </table:table-cell>
          <table:table-cell table:style-name="ce1" office:value-type="float" office:value="2.84718E-039">
            <text:p>2.85E-39</text:p>
          </table:table-cell>
          <table:table-cell table:style-name="ce1" office:value-type="float" office:value="4955.07">
            <text:p>4.96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52658E-031">
            <text:p>1.53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6.014">
            <text:p>9.86E+02</text:p>
          </table:table-cell>
          <table:table-cell table:style-name="ce1" office:value-type="float" office:value="2.84196E-039">
            <text:p>2.84E-39</text:p>
          </table:table-cell>
          <table:table-cell table:style-name="ce1" office:value-type="float" office:value="4960.07">
            <text:p>4.96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54252E-031">
            <text:p>1.54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7.013">
            <text:p>9.87E+02</text:p>
          </table:table-cell>
          <table:table-cell table:style-name="ce1" office:value-type="float" office:value="2.83674E-039">
            <text:p>2.84E-39</text:p>
          </table:table-cell>
          <table:table-cell table:style-name="ce1" office:value-type="float" office:value="4965.06">
            <text:p>4.97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55858E-031">
            <text:p>1.56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8.012">
            <text:p>9.88E+02</text:p>
          </table:table-cell>
          <table:table-cell table:style-name="ce1" office:value-type="float" office:value="2.83151E-039">
            <text:p>2.83E-39</text:p>
          </table:table-cell>
          <table:table-cell table:style-name="ce1" office:value-type="float" office:value="4970.06">
            <text:p>4.97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57476E-031">
            <text:p>1.57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89.011">
            <text:p>9.89E+02</text:p>
          </table:table-cell>
          <table:table-cell table:style-name="ce1" office:value-type="float" office:value="2.82629E-039">
            <text:p>2.83E-39</text:p>
          </table:table-cell>
          <table:table-cell table:style-name="ce1" office:value-type="float" office:value="4975.05">
            <text:p>4.98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59107E-031">
            <text:p>1.59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0.01">
            <text:p>9.90E+02</text:p>
          </table:table-cell>
          <table:table-cell table:style-name="ce1" office:value-type="float" office:value="2.82107E-039">
            <text:p>2.82E-39</text:p>
          </table:table-cell>
          <table:table-cell table:style-name="ce1" office:value-type="float" office:value="4980.05">
            <text:p>4.98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6075E-031">
            <text:p>1.61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1.009">
            <text:p>9.91E+02</text:p>
          </table:table-cell>
          <table:table-cell table:style-name="ce1" office:value-type="float" office:value="2.81584E-039">
            <text:p>2.82E-39</text:p>
          </table:table-cell>
          <table:table-cell table:style-name="ce1" office:value-type="float" office:value="4985.04">
            <text:p>4.99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62405E-031">
            <text:p>1.62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2.008">
            <text:p>9.92E+02</text:p>
          </table:table-cell>
          <table:table-cell table:style-name="ce1" office:value-type="float" office:value="2.81062E-039">
            <text:p>2.81E-39</text:p>
          </table:table-cell>
          <table:table-cell table:style-name="ce1" office:value-type="float" office:value="4990.04">
            <text:p>4.99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64073E-031">
            <text:p>1.64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3.007">
            <text:p>9.93E+02</text:p>
          </table:table-cell>
          <table:table-cell table:style-name="ce1" office:value-type="float" office:value="2.8054E-039">
            <text:p>2.81E-39</text:p>
          </table:table-cell>
          <table:table-cell table:style-name="ce1" office:value-type="float" office:value="4995.03">
            <text:p>5.00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65754E-031">
            <text:p>1.66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4.006">
            <text:p>9.94E+02</text:p>
          </table:table-cell>
          <table:table-cell table:style-name="ce1" office:value-type="float" office:value="2.80018E-039">
            <text:p>2.80E-39</text:p>
          </table:table-cell>
          <table:table-cell table:style-name="ce1" office:value-type="float" office:value="5000.03">
            <text:p>5.00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67447E-031">
            <text:p>1.67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5.005">
            <text:p>9.95E+02</text:p>
          </table:table-cell>
          <table:table-cell table:style-name="ce1" office:value-type="float" office:value="2.79495E-039">
            <text:p>2.79E-39</text:p>
          </table:table-cell>
          <table:table-cell table:style-name="ce1" office:value-type="float" office:value="5005.02">
            <text:p>5.01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69153E-031">
            <text:p>1.69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6.004">
            <text:p>9.96E+02</text:p>
          </table:table-cell>
          <table:table-cell table:style-name="ce1" office:value-type="float" office:value="2.78973E-039">
            <text:p>2.79E-39</text:p>
          </table:table-cell>
          <table:table-cell table:style-name="ce1" office:value-type="float" office:value="5010.02">
            <text:p>5.01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70872E-031">
            <text:p>1.71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7.003">
            <text:p>9.97E+02</text:p>
          </table:table-cell>
          <table:table-cell table:style-name="ce1" office:value-type="float" office:value="2.78451E-039">
            <text:p>2.78E-39</text:p>
          </table:table-cell>
          <table:table-cell table:style-name="ce1" office:value-type="float" office:value="5015.01">
            <text:p>5.02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72603E-031">
            <text:p>1.73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8.002">
            <text:p>9.98E+02</text:p>
          </table:table-cell>
          <table:table-cell table:style-name="ce1" office:value-type="float" office:value="2.77928E-039">
            <text:p>2.78E-39</text:p>
          </table:table-cell>
          <table:table-cell table:style-name="ce1" office:value-type="float" office:value="5020.01">
            <text:p>5.02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74347E-031">
            <text:p>1.74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999.001">
            <text:p>9.99E+02</text:p>
          </table:table-cell>
          <table:table-cell table:style-name="ce1" office:value-type="float" office:value="2.77406E-039">
            <text:p>2.77E-39</text:p>
          </table:table-cell>
          <table:table-cell table:style-name="ce1" office:value-type="float" office:value="5025">
            <text:p>5.03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76104E-031">
            <text:p>1.76E-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00">
            <text:p>1.00E+03</text:p>
          </table:table-cell>
          <table:table-cell table:style-name="ce1" office:value-type="float" office:value="2.76884E-039">
            <text:p>2.77E-39</text:p>
          </table:table-cell>
          <table:table-cell table:style-name="ce1" office:value-type="float" office:value="5030">
            <text:p>5.03E+03</text:p>
          </table:table-cell>
          <table:table-cell table:style-name="ce1" office:value-type="float" office:value="-1.18876E-021">
            <text:p>-1.19E-21</text:p>
          </table:table-cell>
          <table:table-cell table:style-name="ce1" office:value-type="float" office:value="1.77874E-031">
            <text:p>1.78E-31</text:p>
          </table:table-cell>
          <table:table-cell table:number-columns-repeated="1018"/>
        </table:table-row>
        <table:table-row table:style-name="ro1" table:number-rows-repeated="1047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12:2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document-statistic meta:table-count="1" meta:cell-count="5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5061" number:language="en" number:country="US">
      <number:scientific-number number:decimal-places="2" number:min-integer-digits="1" number:min-exponent-digits="2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506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5061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5.147cm" svg:height="8.188cm" xlink:href=".." chart:class="chart:scatter" chart:column-mapping="1" chart:style-name="ch1">
        <chart:legend chart:legend-position="end" svg:x="21.902cm" svg:y="3.509cm" chart:style-name="ch2"/>
        <chart:plot-area chart:style-name="ch3" table:cell-range-address="Sheet1.B2:Sheet1.B1003 Sheet1.E1:Sheet1.F1003" chart:data-source-has-labels="row" svg:x="0.502cm" svg:y="0.163cm" svg:width="20.899cm" svg:height="7.69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003" chart:label-cell-address="Sheet1.E1:Sheet1.E1" chart:class="chart:scatter">
            <chart:domain table:cell-range-address="Sheet1.B2:Sheet1.B1003"/>
            <chart:data-point chart:repeated="1002"/>
          </chart:series>
          <chart:series chart:style-name="ch6" chart:values-cell-range-address="Sheet1.F2:Sheet1.F1003" chart:label-cell-address="Sheet1.F1:Sheet1.F1" chart:class="chart:scatter">
            <chart:data-point chart:repeated="10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E1:Sheet1.E1">rate_to_plo</text:p>
              </table:table-cell>
              <table:table-cell office:value-type="string">
                <text:p text:id="Sheet1.F1:Sheet1.F1">rate_v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2:Sheet1.B1003">0</text:p>
              </table:table-cell>
              <table:table-cell office:value-type="float" office:value="0.00000000667625">
                <text:p text:id="Sheet1.E2:Sheet1.E1003">0.00000000667625</text:p>
              </table:table-cell>
              <table:table-cell office:value-type="float" office:value="0">
                <text:p text:id="Sheet1.F2:Sheet1.F100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001">
                <text:p>0.9990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8">
                <text:p>1.99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7">
                <text:p>2.99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96">
                <text:p>3.99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95">
                <text:p>4.99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9401">
                <text:p>5.994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9301">
                <text:p>6.993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9201">
                <text:p>7.992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9101">
                <text:p>8.991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001">
                <text:p>9.990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89">
                <text:p>10.98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88">
                <text:p>11.98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87">
                <text:p>12.98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86">
                <text:p>13.98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85">
                <text:p>14.98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84">
                <text:p>15.98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83">
                <text:p>16.98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82">
                <text:p>17.98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81">
                <text:p>18.9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8">
                <text:p>19.9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79">
                <text:p>20.97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978">
                <text:p>21.97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77">
                <text:p>22.97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76">
                <text:p>23.97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75">
                <text:p>24.97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74">
                <text:p>25.97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73">
                <text:p>26.97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972">
                <text:p>27.97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971">
                <text:p>28.97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7">
                <text:p>29.9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969">
                <text:p>30.96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68">
                <text:p>31.96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967">
                <text:p>32.96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966">
                <text:p>33.96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965">
                <text:p>34.96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64">
                <text:p>35.96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63">
                <text:p>36.96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962">
                <text:p>37.96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961">
                <text:p>38.96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96">
                <text:p>39.9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959">
                <text:p>40.95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86412E-099">
                <text:p>5.86412E-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958">
                <text:p>41.95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21686E-096">
                <text:p>1.21686E-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957">
                <text:p>42.95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03105E-094">
                <text:p>2.03105E-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956">
                <text:p>43.95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76255E-092">
                <text:p>2.76255E-0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955">
                <text:p>44.95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09912E-090">
                <text:p>3.09912E-0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954">
                <text:p>45.95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89957E-088">
                <text:p>2.89957E-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53">
                <text:p>46.95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28589E-086">
                <text:p>2.28589E-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52">
                <text:p>47.95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53298E-084">
                <text:p>1.53298E-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951">
                <text:p>48.95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82284E-083">
                <text:p>8.82284E-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95">
                <text:p>49.9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39366E-081">
                <text:p>4.39366E-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9491">
                <text:p>50.949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90765E-079">
                <text:p>1.90765E-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9481">
                <text:p>51.94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7.27287E-078">
                <text:p>7.27287E-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9471">
                <text:p>52.947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45086E-076">
                <text:p>2.45086E-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9461">
                <text:p>53.946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7.3454E-075">
                <text:p>7.3454E-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9451">
                <text:p>54.945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96925E-073">
                <text:p>1.96925E-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441">
                <text:p>55.944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74807E-072">
                <text:p>4.74807E-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9431">
                <text:p>56.943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0348E-070">
                <text:p>1.0348E-0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9421">
                <text:p>57.942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04823E-069">
                <text:p>2.04823E-0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9411">
                <text:p>58.941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69838E-068">
                <text:p>3.69838E-0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9401">
                <text:p>59.94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1174E-067">
                <text:p>6.1174E-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9391">
                <text:p>60.939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9.30574E-066">
                <text:p>9.30574E-0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9381">
                <text:p>61.93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30668E-064">
                <text:p>1.30668E-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9371">
                <text:p>62.937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69953E-063">
                <text:p>1.69953E-0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9361">
                <text:p>63.936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05428E-062">
                <text:p>2.05428E-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9351">
                <text:p>64.935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31476E-061">
                <text:p>2.31476E-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9341">
                <text:p>65.934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43857E-060">
                <text:p>2.43857E-0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.9331">
                <text:p>66.933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40852E-059">
                <text:p>2.40852E-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9321">
                <text:p>67.932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23608E-058">
                <text:p>2.23608E-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9311">
                <text:p>68.931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95622E-057">
                <text:p>1.95622E-0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301">
                <text:p>69.93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61646E-056">
                <text:p>1.61646E-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9291">
                <text:p>70.929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26442E-055">
                <text:p>1.26442E-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9281">
                <text:p>71.92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9.38234E-055">
                <text:p>9.38234E-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9271">
                <text:p>72.927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61757E-054">
                <text:p>6.61757E-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9261">
                <text:p>73.926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44506E-053">
                <text:p>4.44506E-0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9251">
                <text:p>74.925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84862E-052">
                <text:p>2.84862E-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9241">
                <text:p>75.924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74468E-051">
                <text:p>1.74468E-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9231">
                <text:p>76.923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0229E-050">
                <text:p>1.0229E-0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9221">
                <text:p>77.922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74991E-050">
                <text:p>5.74991E-0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9211">
                <text:p>78.921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10348E-049">
                <text:p>3.10348E-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9201">
                <text:p>79.92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61068E-048">
                <text:p>1.61068E-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9191">
                <text:p>80.919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04881E-048">
                <text:p>8.04881E-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.9181">
                <text:p>81.91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87771E-047">
                <text:p>3.87771E-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.9171">
                <text:p>82.917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80332E-046">
                <text:p>1.80332E-0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.9161">
                <text:p>83.916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10477E-046">
                <text:p>8.10477E-0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9151">
                <text:p>84.915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52423E-045">
                <text:p>3.52423E-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9141">
                <text:p>85.914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48427E-044">
                <text:p>1.48427E-0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9131">
                <text:p>86.913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06082E-044">
                <text:p>6.06082E-0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9121">
                <text:p>87.912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40188E-043">
                <text:p>2.40188E-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9111">
                <text:p>88.911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9.2466E-043">
                <text:p>9.2466E-0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9101">
                <text:p>89.91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46113E-042">
                <text:p>3.46113E-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9091">
                <text:p>90.909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26076E-041">
                <text:p>1.26076E-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9081">
                <text:p>91.90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47295E-041">
                <text:p>4.47295E-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.9071">
                <text:p>92.907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54684E-040">
                <text:p>1.54684E-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9061">
                <text:p>93.906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21817E-040">
                <text:p>5.21817E-0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9051">
                <text:p>94.905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71844E-039">
                <text:p>1.71844E-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.9041">
                <text:p>95.904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52846E-039">
                <text:p>5.52846E-0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9031">
                <text:p>96.903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73868E-038">
                <text:p>1.73868E-0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9021">
                <text:p>97.902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34893E-038">
                <text:p>5.34893E-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9011">
                <text:p>98.901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61071E-037">
                <text:p>1.61071E-0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001">
                <text:p>99.90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75047E-037">
                <text:p>4.75047E-0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.899">
                <text:p>100.89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37302E-036">
                <text:p>1.37302E-0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.898">
                <text:p>101.89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89116E-036">
                <text:p>3.89116E-0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897">
                <text:p>102.89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08189E-035">
                <text:p>1.08189E-0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.896">
                <text:p>103.89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95265E-035">
                <text:p>2.95265E-0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895">
                <text:p>104.89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7.91379E-035">
                <text:p>7.91379E-0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894">
                <text:p>105.89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08407E-034">
                <text:p>2.08407E-0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.893">
                <text:p>106.89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39507E-034">
                <text:p>5.39507E-0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892">
                <text:p>107.89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37352E-033">
                <text:p>1.37352E-0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891">
                <text:p>108.89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44046E-033">
                <text:p>3.44046E-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89">
                <text:p>109.8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48246E-033">
                <text:p>8.48246E-0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889">
                <text:p>110.88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05934E-032">
                <text:p>2.05934E-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.888">
                <text:p>111.88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925E-032">
                <text:p>4.925E-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887">
                <text:p>112.88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1607E-031">
                <text:p>1.1607E-0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886">
                <text:p>113.88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69668E-031">
                <text:p>2.69668E-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885">
                <text:p>114.88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17856E-031">
                <text:p>6.17856E-0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.884">
                <text:p>115.88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39651E-030">
                <text:p>1.39651E-0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883">
                <text:p>116.88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11487E-030">
                <text:p>3.11487E-0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.882">
                <text:p>117.88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85833E-030">
                <text:p>6.85833E-0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.881">
                <text:p>118.8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49112E-029">
                <text:p>1.49112E-0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88">
                <text:p>119.8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20223E-029">
                <text:p>3.20223E-0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.879">
                <text:p>120.87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79463E-029">
                <text:p>6.79463E-0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878">
                <text:p>121.87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42487E-028">
                <text:p>1.42487E-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.877">
                <text:p>122.87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95391E-028">
                <text:p>2.95391E-0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876">
                <text:p>123.87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05549E-028">
                <text:p>6.05549E-0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.875">
                <text:p>124.87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22784E-027">
                <text:p>1.22784E-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874">
                <text:p>125.87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4631E-027">
                <text:p>2.4631E-0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.873">
                <text:p>126.87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88965E-027">
                <text:p>4.88965E-0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872">
                <text:p>127.87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9.6079E-027">
                <text:p>9.6079E-0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.871">
                <text:p>128.87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8691E-026">
                <text:p>1.8691E-0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87">
                <text:p>129.8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60071E-026">
                <text:p>3.60071E-0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.869">
                <text:p>130.86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87046E-026">
                <text:p>6.87046E-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868">
                <text:p>131.86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29873E-025">
                <text:p>1.29873E-0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.867">
                <text:p>132.86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4326E-025">
                <text:p>2.4326E-0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.866">
                <text:p>133.86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51575E-025">
                <text:p>4.51575E-0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.865">
                <text:p>134.86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30957E-025">
                <text:p>8.30957E-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.864">
                <text:p>135.86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51599E-024">
                <text:p>1.51599E-0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863">
                <text:p>136.86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74261E-024">
                <text:p>2.74261E-0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.862">
                <text:p>137.86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92102E-024">
                <text:p>4.92102E-0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.861">
                <text:p>138.86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75879E-024">
                <text:p>8.75879E-0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86">
                <text:p>139.8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54669E-023">
                <text:p>1.54669E-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.859">
                <text:p>140.85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71021E-023">
                <text:p>2.71021E-0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.858">
                <text:p>141.85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71315E-023">
                <text:p>4.71315E-0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.857">
                <text:p>142.85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13567E-023">
                <text:p>8.13567E-0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856">
                <text:p>143.85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39417E-022">
                <text:p>1.39417E-0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.855">
                <text:p>144.85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37213E-022">
                <text:p>2.37213E-0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.854">
                <text:p>145.85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00797E-022">
                <text:p>4.00797E-0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.853">
                <text:p>146.85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72563E-022">
                <text:p>6.72563E-0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.852">
                <text:p>147.85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12104E-021">
                <text:p>1.12104E-0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.851">
                <text:p>148.85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8563E-021">
                <text:p>1.8563E-0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85">
                <text:p>149.8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05398E-021">
                <text:p>3.05398E-0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.849">
                <text:p>150.84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99264E-021">
                <text:p>4.99264E-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848">
                <text:p>151.84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11134E-021">
                <text:p>8.11134E-0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.847">
                <text:p>152.84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3098E-020">
                <text:p>1.3098E-0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.846">
                <text:p>153.84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10239E-020">
                <text:p>2.10239E-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.845">
                <text:p>154.84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35483E-020">
                <text:p>3.35483E-0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.844">
                <text:p>155.84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32257E-020">
                <text:p>5.32257E-0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.843">
                <text:p>156.84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3968E-020">
                <text:p>8.3968E-0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842">
                <text:p>157.84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31732E-019">
                <text:p>1.31732E-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.841">
                <text:p>158.84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05541E-019">
                <text:p>2.05541E-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84">
                <text:p>159.8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1899E-019">
                <text:p>3.1899E-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.839">
                <text:p>160.83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9246E-019">
                <text:p>4.9246E-0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838">
                <text:p>161.83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7.56343E-019">
                <text:p>7.56343E-0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.837">
                <text:p>162.83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15574E-018">
                <text:p>1.15574E-0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.836">
                <text:p>163.83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75727E-018">
                <text:p>1.75727E-0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835">
                <text:p>164.83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65881E-018">
                <text:p>2.65881E-0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.834">
                <text:p>165.83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00354E-018">
                <text:p>4.00354E-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.833">
                <text:p>166.83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99994E-018">
                <text:p>5.99994E-0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832">
                <text:p>167.83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95013E-018">
                <text:p>8.95013E-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.831">
                <text:p>168.83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32901E-017">
                <text:p>1.32901E-0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83">
                <text:p>169.8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9646E-017">
                <text:p>1.9646E-0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.829">
                <text:p>170.82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89137E-017">
                <text:p>2.89137E-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828">
                <text:p>171.82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23688E-017">
                <text:p>4.23688E-0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.827">
                <text:p>172.82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6.1821E-017">
                <text:p>6.1821E-0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826">
                <text:p>173.82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98259E-017">
                <text:p>8.98259E-0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825">
                <text:p>174.82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2998E-016">
                <text:p>1.2998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.824">
                <text:p>175.82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8732E-016">
                <text:p>1.8732E-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823">
                <text:p>176.82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68881E-016">
                <text:p>2.68881E-0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822">
                <text:p>177.82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8444E-016">
                <text:p>3.8444E-0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821">
                <text:p>178.82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47545E-016">
                <text:p>5.47545E-0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82">
                <text:p>179.8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7.76888E-016">
                <text:p>7.76888E-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.819">
                <text:p>180.81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09818E-015">
                <text:p>1.09818E-0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818">
                <text:p>181.81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1.54663E-015">
                <text:p>1.54663E-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.817">
                <text:p>182.81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2.17035E-015">
                <text:p>2.17035E-0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816">
                <text:p>183.81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3.03474E-015">
                <text:p>3.03474E-0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.815">
                <text:p>184.81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4.22853E-015">
                <text:p>4.22853E-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.814">
                <text:p>185.81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5.87161E-015">
                <text:p>5.87161E-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813">
                <text:p>186.81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8.12545E-015">
                <text:p>8.12545E-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.812">
                <text:p>187.81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0112068">
                <text:p>0.0000000000000112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811">
                <text:p>188.81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0154059">
                <text:p>0.00000000000001540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.81">
                <text:p>189.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0211096">
                <text:p>0.00000000000002110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809">
                <text:p>190.80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0288327">
                <text:p>0.00000000000002883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.808">
                <text:p>191.80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0392574">
                <text:p>0.0000000000000392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.807">
                <text:p>192.80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0532858">
                <text:p>0.00000000000005328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806">
                <text:p>193.80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0721065">
                <text:p>0.00000000000007210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805">
                <text:p>194.80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0972815">
                <text:p>0.00000000000009728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.804">
                <text:p>195.80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130857">
                <text:p>0.0000000000001308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.803">
                <text:p>196.80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175509">
                <text:p>0.0000000000001755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802">
                <text:p>197.80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234719">
                <text:p>0.0000000000002347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.801">
                <text:p>198.80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313016">
                <text:p>0.000000000000313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.8">
                <text:p>199.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416265">
                <text:p>0.0000000000004162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799">
                <text:p>200.79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55205">
                <text:p>0.000000000000552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.798">
                <text:p>201.79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730143">
                <text:p>0.0000000000007301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.797">
                <text:p>202.79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0963108">
                <text:p>0.000000000000963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796">
                <text:p>203.79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126706">
                <text:p>0.000000000001267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.795">
                <text:p>204.79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166261">
                <text:p>0.000000000001662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.794">
                <text:p>205.79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217605">
                <text:p>0.000000000002176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.793">
                <text:p>206.79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284087">
                <text:p>0.000000000002840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792">
                <text:p>207.79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369958">
                <text:p>0.000000000003699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.791">
                <text:p>208.79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480602">
                <text:p>0.00000000000480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.79">
                <text:p>209.7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622826">
                <text:p>0.000000000006228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789">
                <text:p>210.78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0805212">
                <text:p>0.00000000000805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788">
                <text:p>211.78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103856">
                <text:p>0.00000000001038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.787">
                <text:p>212.78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133642">
                <text:p>0.00000000001336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786">
                <text:p>213.78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171576">
                <text:p>0.00000000001715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.785">
                <text:p>214.78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219781">
                <text:p>0.00000000002197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.784">
                <text:p>215.78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280902">
                <text:p>0.00000000002809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783">
                <text:p>216.78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358232">
                <text:p>0.0000000000358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.782">
                <text:p>217.78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455859">
                <text:p>0.00000000004558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.781">
                <text:p>218.78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57885">
                <text:p>0.0000000000578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.78">
                <text:p>219.7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733473">
                <text:p>0.00000000007334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779">
                <text:p>220.77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0927462">
                <text:p>0.00000000009274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778">
                <text:p>221.77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117035">
                <text:p>0.0000000001170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.777">
                <text:p>222.77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147384">
                <text:p>0.0000000001473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.776">
                <text:p>223.77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185231">
                <text:p>0.0000000001852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775">
                <text:p>224.77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232338">
                <text:p>0.0000000002323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.774">
                <text:p>225.77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290856">
                <text:p>0.0000000002908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.773">
                <text:p>226.77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363411">
                <text:p>0.0000000003634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772">
                <text:p>227.77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453201">
                <text:p>0.000000000453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.771">
                <text:p>228.77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564115">
                <text:p>0.000000000564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.77">
                <text:p>229.7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700873">
                <text:p>0.0000000007008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769">
                <text:p>230.769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0869191">
                <text:p>0.0000000008691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768">
                <text:p>231.768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107598">
                <text:p>0.00000000107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.767">
                <text:p>232.767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13296">
                <text:p>0.00000000132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.766">
                <text:p>233.76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16401">
                <text:p>0.00000000164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.765">
                <text:p>234.765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201958">
                <text:p>0.000000002019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764">
                <text:p>235.764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24826">
                <text:p>0.0000000024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.763">
                <text:p>236.763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30466">
                <text:p>0.00000000304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.762">
                <text:p>237.762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373245">
                <text:p>0.000000003732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761">
                <text:p>238.761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456513">
                <text:p>0.00000000456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.76">
                <text:p>239.76</text:p>
              </table:table-cell>
              <table:table-cell office:value-type="float" office:value="0.00000000667624">
                <text:p>0.00000000667624</text:p>
              </table:table-cell>
              <table:table-cell office:value-type="float" office:value="0.00000000557444">
                <text:p>0.000000005574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.759">
                <text:p>240.759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067959">
                <text:p>0.00000000679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758">
                <text:p>241.758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0827177">
                <text:p>0.000000008271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757">
                <text:p>242.757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100523">
                <text:p>0.00000001005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.756">
                <text:p>243.756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12197">
                <text:p>0.0000000121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.755">
                <text:p>244.755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147766">
                <text:p>0.00000001477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754">
                <text:p>245.754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178744">
                <text:p>0.00000001787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.753">
                <text:p>246.753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215892">
                <text:p>0.00000002158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.752">
                <text:p>247.752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260373">
                <text:p>0.00000002603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751">
                <text:p>248.751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313557">
                <text:p>0.00000003135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9.75">
                <text:p>249.75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377058">
                <text:p>0.00000003770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.749">
                <text:p>250.749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452767">
                <text:p>0.00000004527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748">
                <text:p>251.748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542908">
                <text:p>0.00000005429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747">
                <text:p>252.747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650083">
                <text:p>0.00000006500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.746">
                <text:p>253.746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777337">
                <text:p>0.00000007773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.745">
                <text:p>254.745</text:p>
              </table:table-cell>
              <table:table-cell office:value-type="float" office:value="0.00000011005">
                <text:p>0.00000011005</text:p>
              </table:table-cell>
              <table:table-cell office:value-type="float" office:value="0.0000000928229">
                <text:p>0.00000009282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744">
                <text:p>255.744</text:p>
              </table:table-cell>
              <table:table-cell office:value-type="float" office:value="0.000000397302">
                <text:p>0.000000397302</text:p>
              </table:table-cell>
              <table:table-cell office:value-type="float" office:value="0.000000110691">
                <text:p>0.0000001106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.743">
                <text:p>256.743</text:p>
              </table:table-cell>
              <table:table-cell office:value-type="float" office:value="0.000000397302">
                <text:p>0.000000397302</text:p>
              </table:table-cell>
              <table:table-cell office:value-type="float" office:value="0.000000131822">
                <text:p>0.0000001318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.742">
                <text:p>257.742</text:p>
              </table:table-cell>
              <table:table-cell office:value-type="float" office:value="0.000000397302">
                <text:p>0.000000397302</text:p>
              </table:table-cell>
              <table:table-cell office:value-type="float" office:value="0.00000015678">
                <text:p>0.000000156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741">
                <text:p>258.741</text:p>
              </table:table-cell>
              <table:table-cell office:value-type="float" office:value="0.000000397302">
                <text:p>0.000000397302</text:p>
              </table:table-cell>
              <table:table-cell office:value-type="float" office:value="0.000000186218">
                <text:p>0.0000001862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74">
                <text:p>259.74</text:p>
              </table:table-cell>
              <table:table-cell office:value-type="float" office:value="0.000000397302">
                <text:p>0.000000397302</text:p>
              </table:table-cell>
              <table:table-cell office:value-type="float" office:value="0.000000220899">
                <text:p>0.0000002208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.739">
                <text:p>260.739</text:p>
              </table:table-cell>
              <table:table-cell office:value-type="float" office:value="0.000000397302">
                <text:p>0.000000397302</text:p>
              </table:table-cell>
              <table:table-cell office:value-type="float" office:value="0.000000261703">
                <text:p>0.0000002617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738">
                <text:p>261.738</text:p>
              </table:table-cell>
              <table:table-cell office:value-type="float" office:value="0.000000397302">
                <text:p>0.000000397302</text:p>
              </table:table-cell>
              <table:table-cell office:value-type="float" office:value="0.000000309653">
                <text:p>0.0000003096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737">
                <text:p>262.737</text:p>
              </table:table-cell>
              <table:table-cell office:value-type="float" office:value="0.000000397302">
                <text:p>0.000000397302</text:p>
              </table:table-cell>
              <table:table-cell office:value-type="float" office:value="0.00000036593">
                <text:p>0.000000365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736">
                <text:p>263.736</text:p>
              </table:table-cell>
              <table:table-cell office:value-type="float" office:value="0.000000716268">
                <text:p>0.000000716268</text:p>
              </table:table-cell>
              <table:table-cell office:value-type="float" office:value="0.0000004319">
                <text:p>0.00000043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4.735">
                <text:p>264.735</text:p>
              </table:table-cell>
              <table:table-cell office:value-type="float" office:value="0.000000716268">
                <text:p>0.000000716268</text:p>
              </table:table-cell>
              <table:table-cell office:value-type="float" office:value="0.000000509141">
                <text:p>0.0000005091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734">
                <text:p>265.734</text:p>
              </table:table-cell>
              <table:table-cell office:value-type="float" office:value="0.000000716268">
                <text:p>0.000000716268</text:p>
              </table:table-cell>
              <table:table-cell office:value-type="float" office:value="0.000000599469">
                <text:p>0.0000005994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733">
                <text:p>266.733</text:p>
              </table:table-cell>
              <table:table-cell office:value-type="float" office:value="0.000000716268">
                <text:p>0.000000716268</text:p>
              </table:table-cell>
              <table:table-cell office:value-type="float" office:value="0.000000704978">
                <text:p>0.000000704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.732">
                <text:p>267.732</text:p>
              </table:table-cell>
              <table:table-cell office:value-type="float" office:value="0.00000127164">
                <text:p>0.00000127164</text:p>
              </table:table-cell>
              <table:table-cell office:value-type="float" office:value="0.000000828077">
                <text:p>0.0000008280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.731">
                <text:p>268.731</text:p>
              </table:table-cell>
              <table:table-cell office:value-type="float" office:value="0.00000127164">
                <text:p>0.00000127164</text:p>
              </table:table-cell>
              <table:table-cell office:value-type="float" office:value="0.000000971533">
                <text:p>0.0000009715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.73">
                <text:p>269.73</text:p>
              </table:table-cell>
              <table:table-cell office:value-type="float" office:value="0.00000127164">
                <text:p>0.00000127164</text:p>
              </table:table-cell>
              <table:table-cell office:value-type="float" office:value="0.00000113852">
                <text:p>0.000001138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.729">
                <text:p>270.729</text:p>
              </table:table-cell>
              <table:table-cell office:value-type="float" office:value="0.00000222455">
                <text:p>0.00000222455</text:p>
              </table:table-cell>
              <table:table-cell office:value-type="float" office:value="0.00000133269">
                <text:p>0.000001332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728">
                <text:p>271.728</text:p>
              </table:table-cell>
              <table:table-cell office:value-type="float" office:value="0.00000222455">
                <text:p>0.00000222455</text:p>
              </table:table-cell>
              <table:table-cell office:value-type="float" office:value="0.0000015582">
                <text:p>0.00000155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.727">
                <text:p>272.727</text:p>
              </table:table-cell>
              <table:table-cell office:value-type="float" office:value="0.00000222455">
                <text:p>0.00000222455</text:p>
              </table:table-cell>
              <table:table-cell office:value-type="float" office:value="0.00000181983">
                <text:p>0.000001819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.726">
                <text:p>273.726</text:p>
              </table:table-cell>
              <table:table-cell office:value-type="float" office:value="0.00000222455">
                <text:p>0.00000222455</text:p>
              </table:table-cell>
              <table:table-cell office:value-type="float" office:value="0.00000212303">
                <text:p>0.000002123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725">
                <text:p>274.725</text:p>
              </table:table-cell>
              <table:table-cell office:value-type="float" office:value="0.00000383666">
                <text:p>0.00000383666</text:p>
              </table:table-cell>
              <table:table-cell office:value-type="float" office:value="0.00000247403">
                <text:p>0.000002474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5.724">
                <text:p>275.724</text:p>
              </table:table-cell>
              <table:table-cell office:value-type="float" office:value="0.00000383666">
                <text:p>0.00000383666</text:p>
              </table:table-cell>
              <table:table-cell office:value-type="float" office:value="0.00000287994">
                <text:p>0.000002879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6.723">
                <text:p>276.723</text:p>
              </table:table-cell>
              <table:table-cell office:value-type="float" office:value="0.00000383666">
                <text:p>0.00000383666</text:p>
              </table:table-cell>
              <table:table-cell office:value-type="float" office:value="0.00000334885">
                <text:p>0.000003348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7.722">
                <text:p>277.722</text:p>
              </table:table-cell>
              <table:table-cell office:value-type="float" office:value="0.00000652721">
                <text:p>0.00000652721</text:p>
              </table:table-cell>
              <table:table-cell office:value-type="float" office:value="0.00000388996">
                <text:p>0.000003889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721">
                <text:p>278.721</text:p>
              </table:table-cell>
              <table:table-cell office:value-type="float" office:value="0.00000652721">
                <text:p>0.00000652721</text:p>
              </table:table-cell>
              <table:table-cell office:value-type="float" office:value="0.00000451376">
                <text:p>0.000004513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9.72">
                <text:p>279.72</text:p>
              </table:table-cell>
              <table:table-cell office:value-type="float" office:value="0.00000652721">
                <text:p>0.00000652721</text:p>
              </table:table-cell>
              <table:table-cell office:value-type="float" office:value="0.00000523214">
                <text:p>0.000005232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0.719">
                <text:p>280.719</text:p>
              </table:table-cell>
              <table:table-cell office:value-type="float" office:value="0.00000652721">
                <text:p>0.00000652721</text:p>
              </table:table-cell>
              <table:table-cell office:value-type="float" office:value="0.00000605862">
                <text:p>0.000006058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718">
                <text:p>281.718</text:p>
              </table:table-cell>
              <table:table-cell office:value-type="float" office:value="0.0000104119">
                <text:p>0.0000104119</text:p>
              </table:table-cell>
              <table:table-cell office:value-type="float" office:value="0.0000070085">
                <text:p>0.00000700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717">
                <text:p>282.717</text:p>
              </table:table-cell>
              <table:table-cell office:value-type="float" office:value="0.0000104119">
                <text:p>0.0000104119</text:p>
              </table:table-cell>
              <table:table-cell office:value-type="float" office:value="0.00000809912">
                <text:p>0.000008099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3.716">
                <text:p>283.716</text:p>
              </table:table-cell>
              <table:table-cell office:value-type="float" office:value="0.0000104119">
                <text:p>0.0000104119</text:p>
              </table:table-cell>
              <table:table-cell office:value-type="float" office:value="0.00000935013">
                <text:p>0.000009350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.715">
                <text:p>284.715</text:p>
              </table:table-cell>
              <table:table-cell office:value-type="float" office:value="0.0000157115">
                <text:p>0.0000157115</text:p>
              </table:table-cell>
              <table:table-cell office:value-type="float" office:value="0.0000107837">
                <text:p>0.00001078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714">
                <text:p>285.714</text:p>
              </table:table-cell>
              <table:table-cell office:value-type="float" office:value="0.0000157115">
                <text:p>0.0000157115</text:p>
              </table:table-cell>
              <table:table-cell office:value-type="float" office:value="0.0000124249">
                <text:p>0.00001242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6.713">
                <text:p>286.713</text:p>
              </table:table-cell>
              <table:table-cell office:value-type="float" office:value="0.0000157115">
                <text:p>0.0000157115</text:p>
              </table:table-cell>
              <table:table-cell office:value-type="float" office:value="0.000014302">
                <text:p>0.0000143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7.712">
                <text:p>287.712</text:p>
              </table:table-cell>
              <table:table-cell office:value-type="float" office:value="0.0000224221">
                <text:p>0.0000224221</text:p>
              </table:table-cell>
              <table:table-cell office:value-type="float" office:value="0.0000164469">
                <text:p>0.00001644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711">
                <text:p>288.711</text:p>
              </table:table-cell>
              <table:table-cell office:value-type="float" office:value="0.0000224221">
                <text:p>0.0000224221</text:p>
              </table:table-cell>
              <table:table-cell office:value-type="float" office:value="0.0000188955">
                <text:p>0.00001889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71">
                <text:p>289.71</text:p>
              </table:table-cell>
              <table:table-cell office:value-type="float" office:value="0.0000224221">
                <text:p>0.0000224221</text:p>
              </table:table-cell>
              <table:table-cell office:value-type="float" office:value="0.0000216883">
                <text:p>0.00002168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0.709">
                <text:p>290.709</text:p>
              </table:table-cell>
              <table:table-cell office:value-type="float" office:value="0.000030719">
                <text:p>0.000030719</text:p>
              </table:table-cell>
              <table:table-cell office:value-type="float" office:value="0.0000248707">
                <text:p>0.00002487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708">
                <text:p>291.708</text:p>
              </table:table-cell>
              <table:table-cell office:value-type="float" office:value="0.000030719">
                <text:p>0.000030719</text:p>
              </table:table-cell>
              <table:table-cell office:value-type="float" office:value="0.0000284938">
                <text:p>0.00002849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2.707">
                <text:p>292.707</text:p>
              </table:table-cell>
              <table:table-cell office:value-type="float" office:value="0.0000405773">
                <text:p>0.0000405773</text:p>
              </table:table-cell>
              <table:table-cell office:value-type="float" office:value="0.0000326148">
                <text:p>0.00003261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3.706">
                <text:p>293.706</text:p>
              </table:table-cell>
              <table:table-cell office:value-type="float" office:value="0.0000405773">
                <text:p>0.0000405773</text:p>
              </table:table-cell>
              <table:table-cell office:value-type="float" office:value="0.0000372981">
                <text:p>0.00003729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705">
                <text:p>294.705</text:p>
              </table:table-cell>
              <table:table-cell office:value-type="float" office:value="0.000051957">
                <text:p>0.000051957</text:p>
              </table:table-cell>
              <table:table-cell office:value-type="float" office:value="0.0000426156">
                <text:p>0.00004261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704">
                <text:p>295.704</text:p>
              </table:table-cell>
              <table:table-cell office:value-type="float" office:value="0.000051957">
                <text:p>0.000051957</text:p>
              </table:table-cell>
              <table:table-cell office:value-type="float" office:value="0.000048648">
                <text:p>0.000048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.703">
                <text:p>296.703</text:p>
              </table:table-cell>
              <table:table-cell office:value-type="float" office:value="0.000064734">
                <text:p>0.000064734</text:p>
              </table:table-cell>
              <table:table-cell office:value-type="float" office:value="0.0000554854">
                <text:p>0.0000554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7.702">
                <text:p>297.702</text:p>
              </table:table-cell>
              <table:table-cell office:value-type="float" office:value="0.000064734">
                <text:p>0.000064734</text:p>
              </table:table-cell>
              <table:table-cell office:value-type="float" office:value="0.0000632286">
                <text:p>0.00006322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701">
                <text:p>298.701</text:p>
              </table:table-cell>
              <table:table-cell office:value-type="float" office:value="0.0000787344">
                <text:p>0.0000787344</text:p>
              </table:table-cell>
              <table:table-cell office:value-type="float" office:value="0.00007199">
                <text:p>0.000071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7">
                <text:p>299.7</text:p>
              </table:table-cell>
              <table:table-cell office:value-type="float" office:value="0.0000937493">
                <text:p>0.0000937493</text:p>
              </table:table-cell>
              <table:table-cell office:value-type="float" office:value="0.0000818953">
                <text:p>0.00008189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699">
                <text:p>300.699</text:p>
              </table:table-cell>
              <table:table-cell office:value-type="float" office:value="0.0000937493">
                <text:p>0.0000937493</text:p>
              </table:table-cell>
              <table:table-cell office:value-type="float" office:value="0.0000930842">
                <text:p>0.000093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698">
                <text:p>301.698</text:p>
              </table:table-cell>
              <table:table-cell office:value-type="float" office:value="0.000111453">
                <text:p>0.000111453</text:p>
              </table:table-cell>
              <table:table-cell office:value-type="float" office:value="0.000105712">
                <text:p>0.0001057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2.697">
                <text:p>302.697</text:p>
              </table:table-cell>
              <table:table-cell office:value-type="float" office:value="0.000130055">
                <text:p>0.000130055</text:p>
              </table:table-cell>
              <table:table-cell office:value-type="float" office:value="0.000119953">
                <text:p>0.0001199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3.696">
                <text:p>303.696</text:p>
              </table:table-cell>
              <table:table-cell office:value-type="float" office:value="0.000151574">
                <text:p>0.000151574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4.695">
                <text:p>304.695</text:p>
              </table:table-cell>
              <table:table-cell office:value-type="float" office:value="0.000173785">
                <text:p>0.000173785</text:p>
              </table:table-cell>
              <table:table-cell office:value-type="float" office:value="0.000154066">
                <text:p>0.0001540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694">
                <text:p>305.694</text:p>
              </table:table-cell>
              <table:table-cell office:value-type="float" office:value="0.000199055">
                <text:p>0.000199055</text:p>
              </table:table-cell>
              <table:table-cell office:value-type="float" office:value="0.000174388">
                <text:p>0.0001743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693">
                <text:p>306.693</text:p>
              </table:table-cell>
              <table:table-cell office:value-type="float" office:value="0.000199055">
                <text:p>0.000199055</text:p>
              </table:table-cell>
              <table:table-cell office:value-type="float" office:value="0.000197231">
                <text:p>0.0001972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692">
                <text:p>307.692</text:p>
              </table:table-cell>
              <table:table-cell office:value-type="float" office:value="0.000224734">
                <text:p>0.000224734</text:p>
              </table:table-cell>
              <table:table-cell office:value-type="float" office:value="0.000222885">
                <text:p>0.0002228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691">
                <text:p>308.691</text:p>
              </table:table-cell>
              <table:table-cell office:value-type="float" office:value="0.000253526">
                <text:p>0.000253526</text:p>
              </table:table-cell>
              <table:table-cell office:value-type="float" office:value="0.000251673">
                <text:p>0.0002516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69">
                <text:p>309.69</text:p>
              </table:table-cell>
              <table:table-cell office:value-type="float" office:value="0.00028578">
                <text:p>0.00028578</text:p>
              </table:table-cell>
              <table:table-cell office:value-type="float" office:value="0.000283952">
                <text:p>0.0002839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0.689">
                <text:p>310.689</text:p>
              </table:table-cell>
              <table:table-cell office:value-type="float" office:value="0.000353827">
                <text:p>0.000353827</text:p>
              </table:table-cell>
              <table:table-cell office:value-type="float" office:value="0.000320116">
                <text:p>0.0003201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688">
                <text:p>311.688</text:p>
              </table:table-cell>
              <table:table-cell office:value-type="float" office:value="0.000389201">
                <text:p>0.000389201</text:p>
              </table:table-cell>
              <table:table-cell office:value-type="float" office:value="0.000360599">
                <text:p>0.0003605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2.687">
                <text:p>312.687</text:p>
              </table:table-cell>
              <table:table-cell office:value-type="float" office:value="0.000427892">
                <text:p>0.000427892</text:p>
              </table:table-cell>
              <table:table-cell office:value-type="float" office:value="0.00040588">
                <text:p>0.000405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3.686">
                <text:p>313.686</text:p>
              </table:table-cell>
              <table:table-cell office:value-type="float" office:value="0.00047019">
                <text:p>0.00047019</text:p>
              </table:table-cell>
              <table:table-cell office:value-type="float" office:value="0.000456487">
                <text:p>0.0004564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4.685">
                <text:p>314.685</text:p>
              </table:table-cell>
              <table:table-cell office:value-type="float" office:value="0.000516406">
                <text:p>0.000516406</text:p>
              </table:table-cell>
              <table:table-cell office:value-type="float" office:value="0.000512998">
                <text:p>0.000512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684">
                <text:p>315.684</text:p>
              </table:table-cell>
              <table:table-cell office:value-type="float" office:value="0.00062196">
                <text:p>0.00062196</text:p>
              </table:table-cell>
              <table:table-cell office:value-type="float" office:value="0.000576052">
                <text:p>0.000576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6.683">
                <text:p>316.683</text:p>
              </table:table-cell>
              <table:table-cell office:value-type="float" office:value="0.000747563">
                <text:p>0.000747563</text:p>
              </table:table-cell>
              <table:table-cell office:value-type="float" office:value="0.000646346">
                <text:p>0.0006463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7.682">
                <text:p>317.682</text:p>
              </table:table-cell>
              <table:table-cell office:value-type="float" office:value="0.000747563">
                <text:p>0.000747563</text:p>
              </table:table-cell>
              <table:table-cell office:value-type="float" office:value="0.000724645">
                <text:p>0.000724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8.681">
                <text:p>318.681</text:p>
              </table:table-cell>
              <table:table-cell office:value-type="float" office:value="0.000873952">
                <text:p>0.000873952</text:p>
              </table:table-cell>
              <table:table-cell office:value-type="float" office:value="0.000811787">
                <text:p>0.0008117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9.68">
                <text:p>319.68</text:p>
              </table:table-cell>
              <table:table-cell office:value-type="float" office:value="0.00102016">
                <text:p>0.00102016</text:p>
              </table:table-cell>
              <table:table-cell office:value-type="float" office:value="0.000908685">
                <text:p>0.0009086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679">
                <text:p>320.679</text:p>
              </table:table-cell>
              <table:table-cell office:value-type="float" office:value="0.00102016">
                <text:p>0.00102016</text:p>
              </table:table-cell>
              <table:table-cell office:value-type="float" office:value="0.00101634">
                <text:p>0.001016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678">
                <text:p>321.678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13583">
                <text:p>0.001135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677">
                <text:p>322.677</text:p>
              </table:table-cell>
              <table:table-cell office:value-type="float" office:value="0.00138365">
                <text:p>0.00138365</text:p>
              </table:table-cell>
              <table:table-cell office:value-type="float" office:value="0.00126835">
                <text:p>0.001268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3.676">
                <text:p>323.676</text:p>
              </table:table-cell>
              <table:table-cell office:value-type="float" office:value="0.00158379">
                <text:p>0.00158379</text:p>
              </table:table-cell>
              <table:table-cell office:value-type="float" office:value="0.00141516">
                <text:p>0.001415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4.675">
                <text:p>324.675</text:p>
              </table:table-cell>
              <table:table-cell office:value-type="float" office:value="0.00158379">
                <text:p>0.00158379</text:p>
              </table:table-cell>
              <table:table-cell office:value-type="float" office:value="0.00157766">
                <text:p>0.001577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674">
                <text:p>325.674</text:p>
              </table:table-cell>
              <table:table-cell office:value-type="float" office:value="0.00181055">
                <text:p>0.00181055</text:p>
              </table:table-cell>
              <table:table-cell office:value-type="float" office:value="0.00175735">
                <text:p>0.001757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673">
                <text:p>326.673</text:p>
              </table:table-cell>
              <table:table-cell office:value-type="float" office:value="0.00206703">
                <text:p>0.00206703</text:p>
              </table:table-cell>
              <table:table-cell office:value-type="float" office:value="0.00195583">
                <text:p>0.001955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7.672">
                <text:p>327.672</text:p>
              </table:table-cell>
              <table:table-cell office:value-type="float" office:value="0.00235665">
                <text:p>0.00235665</text:p>
              </table:table-cell>
              <table:table-cell office:value-type="float" office:value="0.00217484">
                <text:p>0.002174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8.671">
                <text:p>328.671</text:p>
              </table:table-cell>
              <table:table-cell office:value-type="float" office:value="0.00264871">
                <text:p>0.00264871</text:p>
              </table:table-cell>
              <table:table-cell office:value-type="float" office:value="0.00241623">
                <text:p>0.002416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67">
                <text:p>329.67</text:p>
              </table:table-cell>
              <table:table-cell office:value-type="float" office:value="0.00297352">
                <text:p>0.00297352</text:p>
              </table:table-cell>
              <table:table-cell office:value-type="float" office:value="0.00268199">
                <text:p>0.002681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669">
                <text:p>330.669</text:p>
              </table:table-cell>
              <table:table-cell office:value-type="float" office:value="0.00333419">
                <text:p>0.00333419</text:p>
              </table:table-cell>
              <table:table-cell office:value-type="float" office:value="0.00297421">
                <text:p>0.002974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668">
                <text:p>331.668</text:p>
              </table:table-cell>
              <table:table-cell office:value-type="float" office:value="0.00333419">
                <text:p>0.00333419</text:p>
              </table:table-cell>
              <table:table-cell office:value-type="float" office:value="0.00329514">
                <text:p>0.003295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.667">
                <text:p>332.667</text:p>
              </table:table-cell>
              <table:table-cell office:value-type="float" office:value="0.00373401">
                <text:p>0.00373401</text:p>
              </table:table-cell>
              <table:table-cell office:value-type="float" office:value="0.00364711">
                <text:p>0.003647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3.666">
                <text:p>333.666</text:p>
              </table:table-cell>
              <table:table-cell office:value-type="float" office:value="0.00417643">
                <text:p>0.00417643</text:p>
              </table:table-cell>
              <table:table-cell office:value-type="float" office:value="0.00403259">
                <text:p>0.004032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665">
                <text:p>334.665</text:p>
              </table:table-cell>
              <table:table-cell office:value-type="float" office:value="0.00466509">
                <text:p>0.00466509</text:p>
              </table:table-cell>
              <table:table-cell office:value-type="float" office:value="0.00445414">
                <text:p>0.004454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664">
                <text:p>335.664</text:p>
              </table:table-cell>
              <table:table-cell office:value-type="float" office:value="0.00520371">
                <text:p>0.00520371</text:p>
              </table:table-cell>
              <table:table-cell office:value-type="float" office:value="0.00491441">
                <text:p>0.004914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6.663">
                <text:p>336.663</text:p>
              </table:table-cell>
              <table:table-cell office:value-type="float" office:value="0.00579611">
                <text:p>0.00579611</text:p>
              </table:table-cell>
              <table:table-cell office:value-type="float" office:value="0.00541611">
                <text:p>0.005416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7.662">
                <text:p>337.662</text:p>
              </table:table-cell>
              <table:table-cell office:value-type="float" office:value="0.00715756">
                <text:p>0.00715756</text:p>
              </table:table-cell>
              <table:table-cell office:value-type="float" office:value="0.00596198">
                <text:p>0.005961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661">
                <text:p>338.661</text:p>
              </table:table-cell>
              <table:table-cell office:value-type="float" office:value="0.00715756">
                <text:p>0.00715756</text:p>
              </table:table-cell>
              <table:table-cell office:value-type="float" office:value="0.00655476">
                <text:p>0.006554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66">
                <text:p>339.66</text:p>
              </table:table-cell>
              <table:table-cell office:value-type="float" office:value="0.00853477">
                <text:p>0.00853477</text:p>
              </table:table-cell>
              <table:table-cell office:value-type="float" office:value="0.00719717">
                <text:p>0.007197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0.659">
                <text:p>340.659</text:p>
              </table:table-cell>
              <table:table-cell office:value-type="float" office:value="0.00853477">
                <text:p>0.00853477</text:p>
              </table:table-cell>
              <table:table-cell office:value-type="float" office:value="0.00789181">
                <text:p>0.007891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1.658">
                <text:p>341.658</text:p>
              </table:table-cell>
              <table:table-cell office:value-type="float" office:value="0.0101207">
                <text:p>0.0101207</text:p>
              </table:table-cell>
              <table:table-cell office:value-type="float" office:value="0.0086411">
                <text:p>0.00864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2.657">
                <text:p>342.657</text:p>
              </table:table-cell>
              <table:table-cell office:value-type="float" office:value="0.0101207">
                <text:p>0.0101207</text:p>
              </table:table-cell>
              <table:table-cell office:value-type="float" office:value="0.00944726">
                <text:p>0.009447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3.656">
                <text:p>343.656</text:p>
              </table:table-cell>
              <table:table-cell office:value-type="float" office:value="0.0119273">
                <text:p>0.0119273</text:p>
              </table:table-cell>
              <table:table-cell office:value-type="float" office:value="0.0103121">
                <text:p>0.01031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.655">
                <text:p>344.655</text:p>
              </table:table-cell>
              <table:table-cell office:value-type="float" office:value="0.0119273">
                <text:p>0.0119273</text:p>
              </table:table-cell>
              <table:table-cell office:value-type="float" office:value="0.0112371">
                <text:p>0.01123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5.654">
                <text:p>345.654</text:p>
              </table:table-cell>
              <table:table-cell office:value-type="float" office:value="0.013746">
                <text:p>0.013746</text:p>
              </table:table-cell>
              <table:table-cell office:value-type="float" office:value="0.0122231">
                <text:p>0.01222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653">
                <text:p>346.653</text:p>
              </table:table-cell>
              <table:table-cell office:value-type="float" office:value="0.013746">
                <text:p>0.013746</text:p>
              </table:table-cell>
              <table:table-cell office:value-type="float" office:value="0.0132702">
                <text:p>0.01327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652">
                <text:p>347.652</text:p>
              </table:table-cell>
              <table:table-cell office:value-type="float" office:value="0.0155354">
                <text:p>0.0155354</text:p>
              </table:table-cell>
              <table:table-cell office:value-type="float" office:value="0.0143777">
                <text:p>0.01437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651">
                <text:p>348.651</text:p>
              </table:table-cell>
              <table:table-cell office:value-type="float" office:value="0.0172611">
                <text:p>0.0172611</text:p>
              </table:table-cell>
              <table:table-cell office:value-type="float" office:value="0.0155437">
                <text:p>0.01554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65">
                <text:p>349.65</text:p>
              </table:table-cell>
              <table:table-cell office:value-type="float" office:value="0.0172611">
                <text:p>0.0172611</text:p>
              </table:table-cell>
              <table:table-cell office:value-type="float" office:value="0.0167653">
                <text:p>0.01676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649">
                <text:p>350.649</text:p>
              </table:table-cell>
              <table:table-cell office:value-type="float" office:value="0.0188966">
                <text:p>0.0188966</text:p>
              </table:table-cell>
              <table:table-cell office:value-type="float" office:value="0.018038">
                <text:p>0.0180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648">
                <text:p>351.648</text:p>
              </table:table-cell>
              <table:table-cell office:value-type="float" office:value="0.0205955">
                <text:p>0.0205955</text:p>
              </table:table-cell>
              <table:table-cell office:value-type="float" office:value="0.0193557">
                <text:p>0.01935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647">
                <text:p>352.647</text:p>
              </table:table-cell>
              <table:table-cell office:value-type="float" office:value="0.0221629">
                <text:p>0.0221629</text:p>
              </table:table-cell>
              <table:table-cell office:value-type="float" office:value="0.0207103">
                <text:p>0.02071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3.646">
                <text:p>353.646</text:p>
              </table:table-cell>
              <table:table-cell office:value-type="float" office:value="0.0221629">
                <text:p>0.0221629</text:p>
              </table:table-cell>
              <table:table-cell office:value-type="float" office:value="0.0220919">
                <text:p>0.02209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.645">
                <text:p>354.645</text:p>
              </table:table-cell>
              <table:table-cell office:value-type="float" office:value="0.023748">
                <text:p>0.023748</text:p>
              </table:table-cell>
              <table:table-cell office:value-type="float" office:value="0.023488">
                <text:p>0.0234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5.644">
                <text:p>355.644</text:p>
              </table:table-cell>
              <table:table-cell office:value-type="float" office:value="0.0251718">
                <text:p>0.0251718</text:p>
              </table:table-cell>
              <table:table-cell office:value-type="float" office:value="0.024884">
                <text:p>0.0248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6.643">
                <text:p>356.643</text:p>
              </table:table-cell>
              <table:table-cell office:value-type="float" office:value="0.0265733">
                <text:p>0.0265733</text:p>
              </table:table-cell>
              <table:table-cell office:value-type="float" office:value="0.0262624">
                <text:p>0.02626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642">
                <text:p>357.642</text:p>
              </table:table-cell>
              <table:table-cell office:value-type="float" office:value="0.0279307">
                <text:p>0.0279307</text:p>
              </table:table-cell>
              <table:table-cell office:value-type="float" office:value="0.0276036">
                <text:p>0.02760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641">
                <text:p>358.641</text:p>
              </table:table-cell>
              <table:table-cell office:value-type="float" office:value="0.0292196">
                <text:p>0.0292196</text:p>
              </table:table-cell>
              <table:table-cell office:value-type="float" office:value="0.0288851">
                <text:p>0.02888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9.64">
                <text:p>359.64</text:p>
              </table:table-cell>
              <table:table-cell office:value-type="float" office:value="0.0304131">
                <text:p>0.0304131</text:p>
              </table:table-cell>
              <table:table-cell office:value-type="float" office:value="0.0300822">
                <text:p>0.03008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0.639">
                <text:p>360.639</text:p>
              </table:table-cell>
              <table:table-cell office:value-type="float" office:value="0.0314819">
                <text:p>0.0314819</text:p>
              </table:table-cell>
              <table:table-cell office:value-type="float" office:value="0.031168">
                <text:p>0.0311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638">
                <text:p>361.638</text:p>
              </table:table-cell>
              <table:table-cell office:value-type="float" office:value="0.0323956">
                <text:p>0.0323956</text:p>
              </table:table-cell>
              <table:table-cell office:value-type="float" office:value="0.0321143">
                <text:p>0.03211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637">
                <text:p>362.637</text:p>
              </table:table-cell>
              <table:table-cell office:value-type="float" office:value="0.0331228">
                <text:p>0.0331228</text:p>
              </table:table-cell>
              <table:table-cell office:value-type="float" office:value="0.0328917">
                <text:p>0.03289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3.636">
                <text:p>363.636</text:p>
              </table:table-cell>
              <table:table-cell office:value-type="float" office:value="0.0336324">
                <text:p>0.0336324</text:p>
              </table:table-cell>
              <table:table-cell office:value-type="float" office:value="0.0334708">
                <text:p>0.03347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4.635">
                <text:p>364.635</text:p>
              </table:table-cell>
              <table:table-cell office:value-type="float" office:value="0.033895">
                <text:p>0.033895</text:p>
              </table:table-cell>
              <table:table-cell office:value-type="float" office:value="0.0338234">
                <text:p>0.03382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5.634">
                <text:p>365.634</text:p>
              </table:table-cell>
              <table:table-cell office:value-type="float" office:value="0.033884">
                <text:p>0.033884</text:p>
              </table:table-cell>
              <table:table-cell office:value-type="float" office:value="0.0339232">
                <text:p>0.03392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6.633">
                <text:p>366.633</text:p>
              </table:table-cell>
              <table:table-cell office:value-type="float" office:value="0.0335778">
                <text:p>0.0335778</text:p>
              </table:table-cell>
              <table:table-cell office:value-type="float" office:value="0.033748">
                <text:p>0.0337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7.632">
                <text:p>367.632</text:p>
              </table:table-cell>
              <table:table-cell office:value-type="float" office:value="0.0329607">
                <text:p>0.0329607</text:p>
              </table:table-cell>
              <table:table-cell office:value-type="float" office:value="0.0332804">
                <text:p>0.03328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8.631">
                <text:p>368.631</text:p>
              </table:table-cell>
              <table:table-cell office:value-type="float" office:value="0.0320254">
                <text:p>0.0320254</text:p>
              </table:table-cell>
              <table:table-cell office:value-type="float" office:value="0.0325099">
                <text:p>0.03250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63">
                <text:p>369.63</text:p>
              </table:table-cell>
              <table:table-cell office:value-type="float" office:value="0.0307742">
                <text:p>0.0307742</text:p>
              </table:table-cell>
              <table:table-cell office:value-type="float" office:value="0.0314343">
                <text:p>0.03143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629">
                <text:p>370.629</text:p>
              </table:table-cell>
              <table:table-cell office:value-type="float" office:value="0.0292202">
                <text:p>0.0292202</text:p>
              </table:table-cell>
              <table:table-cell office:value-type="float" office:value="0.0300608">
                <text:p>0.03006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1.628">
                <text:p>371.628</text:p>
              </table:table-cell>
              <table:table-cell office:value-type="float" office:value="0.0273883">
                <text:p>0.0273883</text:p>
              </table:table-cell>
              <table:table-cell office:value-type="float" office:value="0.0284071">
                <text:p>0.02840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627">
                <text:p>372.627</text:p>
              </table:table-cell>
              <table:table-cell office:value-type="float" office:value="0.025315">
                <text:p>0.025315</text:p>
              </table:table-cell>
              <table:table-cell office:value-type="float" office:value="0.0265018">
                <text:p>0.02650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626">
                <text:p>373.626</text:p>
              </table:table-cell>
              <table:table-cell office:value-type="float" office:value="0.0230481">
                <text:p>0.0230481</text:p>
              </table:table-cell>
              <table:table-cell office:value-type="float" office:value="0.0243839">
                <text:p>0.02438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4.625">
                <text:p>374.625</text:p>
              </table:table-cell>
              <table:table-cell office:value-type="float" office:value="0.0206448">
                <text:p>0.0206448</text:p>
              </table:table-cell>
              <table:table-cell office:value-type="float" office:value="0.0221025">
                <text:p>0.02210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5.624">
                <text:p>375.624</text:p>
              </table:table-cell>
              <table:table-cell office:value-type="float" office:value="0.018169">
                <text:p>0.018169</text:p>
              </table:table-cell>
              <table:table-cell office:value-type="float" office:value="0.0197142">
                <text:p>0.01971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.623">
                <text:p>376.623</text:p>
              </table:table-cell>
              <table:table-cell office:value-type="float" office:value="0.0156891">
                <text:p>0.0156891</text:p>
              </table:table-cell>
              <table:table-cell office:value-type="float" office:value="0.017281">
                <text:p>0.0172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7.622">
                <text:p>377.622</text:p>
              </table:table-cell>
              <table:table-cell office:value-type="float" office:value="0.0132725">
                <text:p>0.0132725</text:p>
              </table:table-cell>
              <table:table-cell office:value-type="float" office:value="0.0148671">
                <text:p>0.01486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8.621">
                <text:p>378.621</text:p>
              </table:table-cell>
              <table:table-cell office:value-type="float" office:value="0.011204">
                <text:p>0.011204</text:p>
              </table:table-cell>
              <table:table-cell office:value-type="float" office:value="0.0125349">
                <text:p>0.01253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62">
                <text:p>379.62</text:p>
              </table:table-cell>
              <table:table-cell office:value-type="float" office:value="0.00927771">
                <text:p>0.00927771</text:p>
              </table:table-cell>
              <table:table-cell office:value-type="float" office:value="0.010341">
                <text:p>0.0103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619">
                <text:p>380.619</text:p>
              </table:table-cell>
              <table:table-cell office:value-type="float" office:value="0.0076926">
                <text:p>0.0076926</text:p>
              </table:table-cell>
              <table:table-cell office:value-type="float" office:value="0.00833353">
                <text:p>0.008333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618">
                <text:p>381.618</text:p>
              </table:table-cell>
              <table:table-cell office:value-type="float" office:value="0.00626645">
                <text:p>0.00626645</text:p>
              </table:table-cell>
              <table:table-cell office:value-type="float" office:value="0.00654846">
                <text:p>0.006548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617">
                <text:p>382.617</text:p>
              </table:table-cell>
              <table:table-cell office:value-type="float" office:value="0.00392545">
                <text:p>0.00392545</text:p>
              </table:table-cell>
              <table:table-cell office:value-type="float" office:value="0.00500795">
                <text:p>0.005007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616">
                <text:p>383.616</text:p>
              </table:table-cell>
              <table:table-cell office:value-type="float" office:value="0.00301125">
                <text:p>0.00301125</text:p>
              </table:table-cell>
              <table:table-cell office:value-type="float" office:value="0.00371952">
                <text:p>0.003719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615">
                <text:p>384.615</text:p>
              </table:table-cell>
              <table:table-cell office:value-type="float" office:value="0.00225837">
                <text:p>0.00225837</text:p>
              </table:table-cell>
              <table:table-cell office:value-type="float" office:value="0.00267701">
                <text:p>0.002677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614">
                <text:p>385.614</text:p>
              </table:table-cell>
              <table:table-cell office:value-type="float" office:value="0.00165359">
                <text:p>0.00165359</text:p>
              </table:table-cell>
              <table:table-cell office:value-type="float" office:value="0.0018626">
                <text:p>0.00186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613">
                <text:p>386.613</text:p>
              </table:table-cell>
              <table:table-cell office:value-type="float" office:value="0.00118033">
                <text:p>0.00118033</text:p>
              </table:table-cell>
              <table:table-cell office:value-type="float" office:value="0.00124965">
                <text:p>0.001249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612">
                <text:p>387.612</text:p>
              </table:table-cell>
              <table:table-cell office:value-type="float" office:value="0.000553553">
                <text:p>0.000553553</text:p>
              </table:table-cell>
              <table:table-cell office:value-type="float" office:value="0.000806248">
                <text:p>0.0008062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611">
                <text:p>388.611</text:p>
              </table:table-cell>
              <table:table-cell office:value-type="float" office:value="0.000362451">
                <text:p>0.000362451</text:p>
              </table:table-cell>
              <table:table-cell office:value-type="float" office:value="0.000498734">
                <text:p>0.0004987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.61">
                <text:p>389.61</text:p>
              </table:table-cell>
              <table:table-cell office:value-type="float" office:value="0.000229778">
                <text:p>0.000229778</text:p>
              </table:table-cell>
              <table:table-cell office:value-type="float" office:value="0.000294882">
                <text:p>0.0002948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609">
                <text:p>390.609</text:p>
              </table:table-cell>
              <table:table-cell office:value-type="float" office:value="0.00014077">
                <text:p>0.00014077</text:p>
              </table:table-cell>
              <table:table-cell office:value-type="float" office:value="0.000166106">
                <text:p>0.0001661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1.608">
                <text:p>391.608</text:p>
              </table:table-cell>
              <table:table-cell office:value-type="float" office:value="0.000083174">
                <text:p>0.000083174</text:p>
              </table:table-cell>
              <table:table-cell office:value-type="float" office:value="0.0000888334">
                <text:p>0.00008883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607">
                <text:p>392.607</text:p>
              </table:table-cell>
              <table:table-cell office:value-type="float" office:value="0.0000258622">
                <text:p>0.0000258622</text:p>
              </table:table-cell>
              <table:table-cell office:value-type="float" office:value="0.0000449423">
                <text:p>0.00004494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3.606">
                <text:p>393.606</text:p>
              </table:table-cell>
              <table:table-cell office:value-type="float" office:value="0.0000109152">
                <text:p>0.0000109152</text:p>
              </table:table-cell>
              <table:table-cell office:value-type="float" office:value="0.0000214399">
                <text:p>0.00002143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605">
                <text:p>394.605</text:p>
              </table:table-cell>
              <table:table-cell office:value-type="float" office:value="0.00000441123">
                <text:p>0.00000441123</text:p>
              </table:table-cell>
              <table:table-cell office:value-type="float" office:value="0.00000967751">
                <text:p>0.000009677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5.604">
                <text:p>395.604</text:p>
              </table:table-cell>
              <table:table-cell office:value-type="float" office:value="0.0000018856">
                <text:p>0.0000018856</text:p>
              </table:table-cell>
              <table:table-cell office:value-type="float" office:value="0.00000420249">
                <text:p>0.000004202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603">
                <text:p>396.603</text:p>
              </table:table-cell>
              <table:table-cell office:value-type="float" office:value="0.0000018856">
                <text:p>0.0000018856</text:p>
              </table:table-cell>
              <table:table-cell office:value-type="float" office:value="0.00000182487">
                <text:p>0.000001824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602">
                <text:p>397.602</text:p>
              </table:table-cell>
              <table:table-cell office:value-type="float" office:value="0.000000908375">
                <text:p>0.000000908375</text:p>
              </table:table-cell>
              <table:table-cell office:value-type="float" office:value="0.000000807871">
                <text:p>0.0000008078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601">
                <text:p>398.601</text:p>
              </table:table-cell>
              <table:table-cell office:value-type="float" office:value="0.000000487804">
                <text:p>0.000000487804</text:p>
              </table:table-cell>
              <table:table-cell office:value-type="float" office:value="0.000000340981">
                <text:p>0.0000003409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6">
                <text:p>399.6</text:p>
              </table:table-cell>
              <table:table-cell office:value-type="float" office:value="0.000000288486">
                <text:p>0.000000288486</text:p>
              </table:table-cell>
              <table:table-cell office:value-type="float" office:value="0.000000128426">
                <text:p>0.0000001284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599">
                <text:p>400.599</text:p>
              </table:table-cell>
              <table:table-cell office:value-type="float" office:value="0.000000220385">
                <text:p>0.000000220385</text:p>
              </table:table-cell>
              <table:table-cell office:value-type="float" office:value="0.0000000393579">
                <text:p>0.00000003935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1.598">
                <text:p>401.598</text:p>
              </table:table-cell>
              <table:table-cell office:value-type="float" office:value="0.000000167948">
                <text:p>0.000000167948</text:p>
              </table:table-cell>
              <table:table-cell office:value-type="float" office:value="-0.0000000178988">
                <text:p>-0.00000001789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597">
                <text:p>402.597</text:p>
              </table:table-cell>
              <table:table-cell office:value-type="float" office:value="-0.0000000393678">
                <text:p>-0.0000000393678</text:p>
              </table:table-cell>
              <table:table-cell office:value-type="float" office:value="-0.0000000640412">
                <text:p>-0.00000006404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596">
                <text:p>403.596</text:p>
              </table:table-cell>
              <table:table-cell office:value-type="float" office:value="0.000000269591">
                <text:p>0.000000269591</text:p>
              </table:table-cell>
              <table:table-cell office:value-type="float" office:value="-0.0000000447663">
                <text:p>-0.00000004476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4.595">
                <text:p>404.595</text:p>
              </table:table-cell>
              <table:table-cell office:value-type="float" office:value="0.000000269591">
                <text:p>0.000000269591</text:p>
              </table:table-cell>
              <table:table-cell office:value-type="float" office:value="-0.000000072475">
                <text:p>-0.0000000724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594">
                <text:p>405.594</text:p>
              </table:table-cell>
              <table:table-cell office:value-type="float" office:value="-0.000000110546">
                <text:p>-0.000000110546</text:p>
              </table:table-cell>
              <table:table-cell office:value-type="float" office:value="-0.000000262714">
                <text:p>-0.0000002627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6.593">
                <text:p>406.593</text:p>
              </table:table-cell>
              <table:table-cell office:value-type="float" office:value="-0.000000110546">
                <text:p>-0.000000110546</text:p>
              </table:table-cell>
              <table:table-cell office:value-type="float" office:value="-0.000000280931">
                <text:p>-0.0000002809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592">
                <text:p>407.592</text:p>
              </table:table-cell>
              <table:table-cell office:value-type="float" office:value="-0.000000110546">
                <text:p>-0.000000110546</text:p>
              </table:table-cell>
              <table:table-cell office:value-type="float" office:value="-0.00000012221">
                <text:p>-0.000000122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591">
                <text:p>408.591</text:p>
              </table:table-cell>
              <table:table-cell office:value-type="float" office:value="-0.000000115344">
                <text:p>-0.000000115344</text:p>
              </table:table-cell>
              <table:table-cell office:value-type="float" office:value="-0.0000000550592">
                <text:p>-0.00000005505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.59">
                <text:p>409.59</text:p>
              </table:table-cell>
              <table:table-cell office:value-type="float" office:value="-0.000000115344">
                <text:p>-0.000000115344</text:p>
              </table:table-cell>
              <table:table-cell office:value-type="float" office:value="-0.00000000365729">
                <text:p>-0.000000003657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589">
                <text:p>410.589</text:p>
              </table:table-cell>
              <table:table-cell office:value-type="float" office:value="0.000000000573938">
                <text:p>0.000000000573938</text:p>
              </table:table-cell>
              <table:table-cell office:value-type="float" office:value="0.0000000064781">
                <text:p>0.00000000647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1.588">
                <text:p>411.588</text:p>
              </table:table-cell>
              <table:table-cell office:value-type="float" office:value="0.000000000573938">
                <text:p>0.000000000573938</text:p>
              </table:table-cell>
              <table:table-cell office:value-type="float" office:value="0.0000000051627">
                <text:p>0.00000000516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587">
                <text:p>412.587</text:p>
              </table:table-cell>
              <table:table-cell office:value-type="float" office:value="0.000000000573938">
                <text:p>0.000000000573938</text:p>
              </table:table-cell>
              <table:table-cell office:value-type="float" office:value="0.00000000362485">
                <text:p>0.000000003624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3.586">
                <text:p>413.586</text:p>
              </table:table-cell>
              <table:table-cell office:value-type="float" office:value="0.000000000573938">
                <text:p>0.000000000573938</text:p>
              </table:table-cell>
              <table:table-cell office:value-type="float" office:value="0.0000000018414">
                <text:p>0.00000000184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585">
                <text:p>414.585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564289">
                <text:p>0.0000000005642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.584">
                <text:p>415.584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533425">
                <text:p>0.0000000005334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583">
                <text:p>416.583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495302">
                <text:p>0.0000000004953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7.582">
                <text:p>417.582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449119">
                <text:p>0.000000000449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581">
                <text:p>418.581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394011">
                <text:p>0.0000000003940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58">
                <text:p>419.58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329042">
                <text:p>0.0000000003290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0.579">
                <text:p>420.579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253197">
                <text:p>0.0000000002531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578">
                <text:p>421.578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165382">
                <text:p>0.0000000001653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577">
                <text:p>422.577</text:p>
              </table:table-cell>
              <table:table-cell office:value-type="float" office:value="0.0000000000172962">
                <text:p>0.0000000000172962</text:p>
              </table:table-cell>
              <table:table-cell office:value-type="float" office:value="0.0000000000644134">
                <text:p>0.00000000006441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576">
                <text:p>423.576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73714">
                <text:p>0.00000000001737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.575">
                <text:p>424.575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74505">
                <text:p>0.00000000001745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574">
                <text:p>425.574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74566">
                <text:p>0.00000000001745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573">
                <text:p>426.573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73806">
                <text:p>0.00000000001738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572">
                <text:p>427.572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72121">
                <text:p>0.0000000000172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8.571">
                <text:p>428.571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69404">
                <text:p>0.00000000001694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57">
                <text:p>429.57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65534">
                <text:p>0.00000000001655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0.569">
                <text:p>430.569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60382">
                <text:p>0.00000000001603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1.568">
                <text:p>431.568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5381">
                <text:p>0.0000000000153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567">
                <text:p>432.567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45666">
                <text:p>0.00000000001456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566">
                <text:p>433.566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3579">
                <text:p>0.0000000000135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565">
                <text:p>434.565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24006">
                <text:p>0.0000000000124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5.564">
                <text:p>435.564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110126">
                <text:p>0.00000000001101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563">
                <text:p>436.563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093948">
                <text:p>0.00000000000939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7.562">
                <text:p>437.562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0752545">
                <text:p>0.000000000007525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561">
                <text:p>438.561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0538121">
                <text:p>0.000000000005381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56">
                <text:p>439.56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0293704">
                <text:p>0.000000000002937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0.559">
                <text:p>440.559</text:p>
              </table:table-cell>
              <table:table-cell office:value-type="float" office:value="-0.00000000605603">
                <text:p>-0.00000000605603</text:p>
              </table:table-cell>
              <table:table-cell office:value-type="float" office:value="0.000000000000166074">
                <text:p>0.0000000000001660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558">
                <text:p>441.558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5176">
                <text:p>0.000000000000151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557">
                <text:p>442.557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56406">
                <text:p>0.0000000000001564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3.556">
                <text:p>443.556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61005">
                <text:p>0.0000000000001610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555">
                <text:p>444.555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65535">
                <text:p>0.0000000000001655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554">
                <text:p>445.554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69973">
                <text:p>0.0000000000001699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553">
                <text:p>446.553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74293">
                <text:p>0.0000000000001742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552">
                <text:p>447.552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78467">
                <text:p>0.0000000000001784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.551">
                <text:p>448.551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82463">
                <text:p>0.0000000000001824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55">
                <text:p>449.55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86249">
                <text:p>0.0000000000001862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0.549">
                <text:p>450.549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89788">
                <text:p>0.0000000000001897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548">
                <text:p>451.548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9304">
                <text:p>0.000000000000193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547">
                <text:p>452.547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95963">
                <text:p>0.000000000000195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3.546">
                <text:p>453.546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9851">
                <text:p>0.000000000000198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545">
                <text:p>454.545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200632">
                <text:p>0.0000000000002006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544">
                <text:p>455.544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202275">
                <text:p>0.0000000000002022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.543">
                <text:p>456.543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20338">
                <text:p>0.000000000000203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542">
                <text:p>457.542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203887">
                <text:p>0.0000000000002038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8.541">
                <text:p>458.541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203727">
                <text:p>0.0000000000002037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9.54">
                <text:p>459.54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202828">
                <text:p>0.0000000000002028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0.539">
                <text:p>460.539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201114">
                <text:p>0.0000000000002011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.538">
                <text:p>461.538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98502">
                <text:p>0.0000000000001985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2.537">
                <text:p>462.537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94904">
                <text:p>0.0000000000001949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536">
                <text:p>463.536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90224">
                <text:p>0.0000000000001902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4.535">
                <text:p>464.535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84362">
                <text:p>0.0000000000001843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5.534">
                <text:p>465.534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7721">
                <text:p>0.000000000000177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6.533">
                <text:p>466.533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68652">
                <text:p>0.0000000000001686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7.532">
                <text:p>467.532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58566">
                <text:p>0.0000000000001585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8.531">
                <text:p>468.531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4682">
                <text:p>0.000000000000146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9.53">
                <text:p>469.53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33276">
                <text:p>0.0000000000001332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0.529">
                <text:p>470.529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17786">
                <text:p>0.0000000000001177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528">
                <text:p>471.528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10019">
                <text:p>0.000000000000100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2.527">
                <text:p>472.527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0803229">
                <text:p>0.00000000000008032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3.526">
                <text:p>473.526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0580058">
                <text:p>0.00000000000005800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4.525">
                <text:p>474.525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0.0000000000000330499">
                <text:p>0.00000000000003304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5.524">
                <text:p>475.524</text:p>
              </table:table-cell>
              <table:table-cell office:value-type="float" office:value="-0.0000000007397">
                <text:p>-0.0000000007397</text:p>
              </table:table-cell>
              <table:table-cell office:value-type="float" office:value="5.25512E-015">
                <text:p>5.25512E-0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6.523">
                <text:p>476.523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14809E-016">
                <text:p>2.14809E-0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7.522">
                <text:p>477.522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22907E-016">
                <text:p>2.22907E-0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8.521">
                <text:p>478.521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31212E-016">
                <text:p>2.31212E-0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52">
                <text:p>479.52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39723E-016">
                <text:p>2.39723E-0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519">
                <text:p>480.519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48439E-016">
                <text:p>2.48439E-0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518">
                <text:p>481.518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57359E-016">
                <text:p>2.57359E-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2.517">
                <text:p>482.517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66479E-016">
                <text:p>2.66479E-0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3.516">
                <text:p>483.516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75797E-016">
                <text:p>2.75797E-0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4.515">
                <text:p>484.51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8531E-016">
                <text:p>2.8531E-0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5.514">
                <text:p>485.514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95012E-016">
                <text:p>2.95012E-0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6.513">
                <text:p>486.513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049E-016">
                <text:p>3.049E-0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512">
                <text:p>487.512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14967E-016">
                <text:p>3.14967E-0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8.511">
                <text:p>488.511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25206E-016">
                <text:p>3.25206E-0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51">
                <text:p>489.51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35609E-016">
                <text:p>3.35609E-0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509">
                <text:p>490.509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46169E-016">
                <text:p>3.46169E-0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508">
                <text:p>491.508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56875E-016">
                <text:p>3.56875E-0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2.507">
                <text:p>492.507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67717E-016">
                <text:p>3.67717E-0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506">
                <text:p>493.506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78682E-016">
                <text:p>3.78682E-0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505">
                <text:p>494.50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89757E-016">
                <text:p>3.89757E-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5.504">
                <text:p>495.504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00929E-016">
                <text:p>4.00929E-0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6.503">
                <text:p>496.503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1218E-016">
                <text:p>4.1218E-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7.502">
                <text:p>497.502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23495E-016">
                <text:p>4.23495E-0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8.501">
                <text:p>498.501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34853E-016">
                <text:p>4.34853E-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9.5">
                <text:p>499.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46234E-016">
                <text:p>4.46234E-0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.5">
                <text:p>500.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57616E-016">
                <text:p>4.57616E-0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1.499">
                <text:p>501.499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68976E-016">
                <text:p>4.68976E-0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2.498">
                <text:p>502.498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80286E-016">
                <text:p>4.80286E-0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3.497">
                <text:p>503.497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91519E-016">
                <text:p>4.91519E-0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4.496">
                <text:p>504.496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02646E-016">
                <text:p>5.02646E-0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5.495">
                <text:p>505.49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13633E-016">
                <text:p>5.13633E-0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494">
                <text:p>506.494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24446E-016">
                <text:p>5.24446E-0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493">
                <text:p>507.493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35048E-016">
                <text:p>5.35048E-0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492">
                <text:p>508.492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454E-016">
                <text:p>5.454E-0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491">
                <text:p>509.491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55459E-016">
                <text:p>5.55459E-0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0.49">
                <text:p>510.49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65179E-016">
                <text:p>5.65179E-0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1.489">
                <text:p>511.489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74513E-016">
                <text:p>5.74513E-0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2.488">
                <text:p>512.488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8341E-016">
                <text:p>5.8341E-0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3.487">
                <text:p>513.487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91814E-016">
                <text:p>5.91814E-0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4.486">
                <text:p>514.486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99669E-016">
                <text:p>5.99669E-0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5.485">
                <text:p>515.48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06912E-016">
                <text:p>6.06912E-0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6.484">
                <text:p>516.484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13478E-016">
                <text:p>6.13478E-0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7.483">
                <text:p>517.483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19299E-016">
                <text:p>6.19299E-0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8.482">
                <text:p>518.482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243E-016">
                <text:p>6.243E-0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481">
                <text:p>519.481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28405E-016">
                <text:p>6.28405E-0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0.48">
                <text:p>520.48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31532E-016">
                <text:p>6.31532E-0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1.479">
                <text:p>521.479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33595E-016">
                <text:p>6.33595E-0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2.478">
                <text:p>522.478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34501E-016">
                <text:p>6.34501E-0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3.477">
                <text:p>523.477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34154E-016">
                <text:p>6.34154E-0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4.476">
                <text:p>524.476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32454E-016">
                <text:p>6.32454E-0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475">
                <text:p>525.47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29293E-016">
                <text:p>6.29293E-0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.474">
                <text:p>526.474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24557E-016">
                <text:p>6.24557E-0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7.473">
                <text:p>527.473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18128E-016">
                <text:p>6.18128E-0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8.472">
                <text:p>528.472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6.09882E-016">
                <text:p>6.09882E-0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9.471">
                <text:p>529.471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99687E-016">
                <text:p>5.99687E-0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0.47">
                <text:p>530.47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87404E-016">
                <text:p>5.87404E-0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1.469">
                <text:p>531.469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72889E-016">
                <text:p>5.72889E-0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2.468">
                <text:p>532.468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55989E-016">
                <text:p>5.55989E-0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3.467">
                <text:p>533.467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36544E-016">
                <text:p>5.36544E-0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4.466">
                <text:p>534.466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5.14387E-016">
                <text:p>5.14387E-0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465">
                <text:p>535.46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89341E-016">
                <text:p>4.89341E-0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6.464">
                <text:p>536.464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61223E-016">
                <text:p>4.61223E-0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7.463">
                <text:p>537.463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4.29839E-016">
                <text:p>4.29839E-0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8.462">
                <text:p>538.462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94986E-016">
                <text:p>3.94986E-0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9.461">
                <text:p>539.461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56454E-016">
                <text:p>3.56454E-0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46">
                <text:p>540.46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1402E-016">
                <text:p>3.1402E-0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459">
                <text:p>541.459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67453E-016">
                <text:p>2.67453E-0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2.458">
                <text:p>542.458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2.1651E-016">
                <text:p>2.1651E-0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3.457">
                <text:p>543.457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1.60938E-016">
                <text:p>1.60938E-0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4.456">
                <text:p>544.456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1.00472E-016">
                <text:p>1.00472E-0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5.455">
                <text:p>545.455</text:p>
              </table:table-cell>
              <table:table-cell office:value-type="float" office:value="-0.0000000000503361">
                <text:p>-0.0000000000503361</text:p>
              </table:table-cell>
              <table:table-cell office:value-type="float" office:value="3.48367E-017">
                <text:p>3.48367E-0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6.454">
                <text:p>546.45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10167E-020">
                <text:p>2.10167E-0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7.453">
                <text:p>547.45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17031E-020">
                <text:p>2.17031E-0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8.452">
                <text:p>548.45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24075E-020">
                <text:p>2.24075E-02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9.451">
                <text:p>549.45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31304E-020">
                <text:p>2.31304E-0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0.45">
                <text:p>550.4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38719E-020">
                <text:p>2.38719E-0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1.449">
                <text:p>551.44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46325E-020">
                <text:p>2.46325E-0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2.448">
                <text:p>552.44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54123E-020">
                <text:p>2.54123E-02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3.447">
                <text:p>553.44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62118E-020">
                <text:p>2.62118E-0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4.446">
                <text:p>554.44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70313E-020">
                <text:p>2.70313E-02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5.445">
                <text:p>555.44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78709E-020">
                <text:p>2.78709E-02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6.444">
                <text:p>556.44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87311E-020">
                <text:p>2.87311E-02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7.443">
                <text:p>557.44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9612E-020">
                <text:p>2.9612E-0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8.442">
                <text:p>558.44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0514E-020">
                <text:p>3.0514E-0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9.441">
                <text:p>559.44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14375E-020">
                <text:p>3.14375E-0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0.44">
                <text:p>560.4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23825E-020">
                <text:p>3.23825E-02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1.439">
                <text:p>561.43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33495E-020">
                <text:p>3.33495E-02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2.438">
                <text:p>562.43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43386E-020">
                <text:p>3.43386E-02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3.437">
                <text:p>563.43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53501E-020">
                <text:p>3.53501E-0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4.436">
                <text:p>564.43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63844E-020">
                <text:p>3.63844E-02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5.435">
                <text:p>565.43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74415E-020">
                <text:p>3.74415E-0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.434">
                <text:p>566.43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85217E-020">
                <text:p>3.85217E-0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.433">
                <text:p>567.43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96253E-020">
                <text:p>3.96253E-02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8.432">
                <text:p>568.43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07525E-020">
                <text:p>4.07525E-0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9.431">
                <text:p>569.43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19034E-020">
                <text:p>4.19034E-0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0.43">
                <text:p>570.4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30783E-020">
                <text:p>4.30783E-02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1.429">
                <text:p>571.42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42772E-020">
                <text:p>4.42772E-02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2.428">
                <text:p>572.42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55005E-020">
                <text:p>4.55005E-02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3.427">
                <text:p>573.42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67481E-020">
                <text:p>4.67481E-02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4.426">
                <text:p>574.42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80203E-020">
                <text:p>4.80203E-0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5.425">
                <text:p>575.42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93171E-020">
                <text:p>4.93171E-0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6.424">
                <text:p>576.42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5.06386E-020">
                <text:p>5.06386E-02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7.423">
                <text:p>577.42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5.1985E-020">
                <text:p>5.1985E-0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8.422">
                <text:p>578.42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5.33562E-020">
                <text:p>5.33562E-02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79.421">
                <text:p>579.42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5.47523E-020">
                <text:p>5.47523E-0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0.42">
                <text:p>580.4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5.61734E-020">
                <text:p>5.61734E-0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1.419">
                <text:p>581.41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5.76193E-020">
                <text:p>5.76193E-02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2.418">
                <text:p>582.41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5.90901E-020">
                <text:p>5.90901E-02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3.417">
                <text:p>583.41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6.05858E-020">
                <text:p>6.05858E-0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4.416">
                <text:p>584.41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6.21062E-020">
                <text:p>6.21062E-0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5.415">
                <text:p>585.41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6.36512E-020">
                <text:p>6.36512E-0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6.414">
                <text:p>586.41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6.52207E-020">
                <text:p>6.52207E-0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.413">
                <text:p>587.41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6.68145E-020">
                <text:p>6.68145E-02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8.412">
                <text:p>588.41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6.84325E-020">
                <text:p>6.84325E-0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9.411">
                <text:p>589.41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7.00743E-020">
                <text:p>7.00743E-02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0.41">
                <text:p>590.4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7.17398E-020">
                <text:p>7.17398E-0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1.409">
                <text:p>591.40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7.34286E-020">
                <text:p>7.34286E-02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2.408">
                <text:p>592.40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7.51404E-020">
                <text:p>7.51404E-02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3.407">
                <text:p>593.40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7.68748E-020">
                <text:p>7.68748E-0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4.406">
                <text:p>594.40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7.86314E-020">
                <text:p>7.86314E-0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5.405">
                <text:p>595.40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8.04098E-020">
                <text:p>8.04098E-0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6.404">
                <text:p>596.40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8.22094E-020">
                <text:p>8.22094E-0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7.403">
                <text:p>597.40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8.40298E-020">
                <text:p>8.40298E-0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8.402">
                <text:p>598.40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8.58702E-020">
                <text:p>8.58702E-02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9.401">
                <text:p>599.40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8.77302E-020">
                <text:p>8.77302E-0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.4">
                <text:p>600.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8.96089E-020">
                <text:p>8.96089E-0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1.399">
                <text:p>601.39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9.15057E-020">
                <text:p>9.15057E-0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2.398">
                <text:p>602.39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9.34197E-020">
                <text:p>9.34197E-0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3.397">
                <text:p>603.39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9.53502E-020">
                <text:p>9.53502E-02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4.396">
                <text:p>604.39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9.72961E-020">
                <text:p>9.72961E-02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5.395">
                <text:p>605.39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9.92566E-020">
                <text:p>9.92566E-02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6.394">
                <text:p>606.39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01231E-019">
                <text:p>1.01231E-0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7.393">
                <text:p>607.39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03217E-019">
                <text:p>1.03217E-0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8.392">
                <text:p>608.39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05214E-019">
                <text:p>1.05214E-0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9.391">
                <text:p>609.39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07222E-019">
                <text:p>1.07222E-0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0.39">
                <text:p>610.3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09238E-019">
                <text:p>1.09238E-0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1.389">
                <text:p>611.38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11262E-019">
                <text:p>1.11262E-0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2.388">
                <text:p>612.38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13291E-019">
                <text:p>1.13291E-0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3.387">
                <text:p>613.38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15325E-019">
                <text:p>1.15325E-0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4.386">
                <text:p>614.38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17362E-019">
                <text:p>1.17362E-0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5.385">
                <text:p>615.38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19399E-019">
                <text:p>1.19399E-0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6.384">
                <text:p>616.38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21436E-019">
                <text:p>1.21436E-0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7.383">
                <text:p>617.38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2347E-019">
                <text:p>1.2347E-0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8.382">
                <text:p>618.38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255E-019">
                <text:p>1.255E-0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9.381">
                <text:p>619.38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27523E-019">
                <text:p>1.27523E-0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0.38">
                <text:p>620.3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29537E-019">
                <text:p>1.29537E-0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1.379">
                <text:p>621.37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154E-019">
                <text:p>1.3154E-0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2.378">
                <text:p>622.37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3529E-019">
                <text:p>1.33529E-0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3.377">
                <text:p>623.37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5503E-019">
                <text:p>1.35503E-0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4.376">
                <text:p>624.37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7457E-019">
                <text:p>1.37457E-0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5.375">
                <text:p>625.37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9391E-019">
                <text:p>1.39391E-0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6.374">
                <text:p>626.37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41301E-019">
                <text:p>1.41301E-0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7.373">
                <text:p>627.37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43183E-019">
                <text:p>1.43183E-0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8.372">
                <text:p>628.37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45036E-019">
                <text:p>1.45036E-0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29.371">
                <text:p>629.37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46855E-019">
                <text:p>1.46855E-0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0.37">
                <text:p>630.3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48638E-019">
                <text:p>1.48638E-0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1.369">
                <text:p>631.36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038E-019">
                <text:p>1.5038E-0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2.368">
                <text:p>632.36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2079E-019">
                <text:p>1.52079E-0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3.367">
                <text:p>633.36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3731E-019">
                <text:p>1.53731E-0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4.366">
                <text:p>634.36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5331E-019">
                <text:p>1.55331E-0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5.365">
                <text:p>635.36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6876E-019">
                <text:p>1.56876E-0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6.364">
                <text:p>636.36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8361E-019">
                <text:p>1.58361E-0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7.363">
                <text:p>637.36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9782E-019">
                <text:p>1.59782E-0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8.362">
                <text:p>638.36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1135E-019">
                <text:p>1.61135E-0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9.361">
                <text:p>639.36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2414E-019">
                <text:p>1.62414E-0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0.36">
                <text:p>640.3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3616E-019">
                <text:p>1.63616E-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1.359">
                <text:p>641.35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4734E-019">
                <text:p>1.64734E-0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2.358">
                <text:p>642.35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5764E-019">
                <text:p>1.65764E-0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3.357">
                <text:p>643.35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67E-019">
                <text:p>1.667E-0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4.356">
                <text:p>644.35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7537E-019">
                <text:p>1.67537E-0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5.355">
                <text:p>645.35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8268E-019">
                <text:p>1.68268E-0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6.354">
                <text:p>646.35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8889E-019">
                <text:p>1.68889E-0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7.353">
                <text:p>647.35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9391E-019">
                <text:p>1.69391E-0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8.352">
                <text:p>648.35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977E-019">
                <text:p>1.6977E-0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9.351">
                <text:p>649.35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70019E-019">
                <text:p>1.70019E-0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0.35">
                <text:p>650.3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7013E-019">
                <text:p>1.7013E-0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1.349">
                <text:p>651.34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70096E-019">
                <text:p>1.70096E-0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2.348">
                <text:p>652.34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991E-019">
                <text:p>1.6991E-0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3.347">
                <text:p>653.34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9565E-019">
                <text:p>1.69565E-0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4.346">
                <text:p>654.34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9052E-019">
                <text:p>1.69052E-0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5.345">
                <text:p>655.34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8364E-019">
                <text:p>1.68364E-0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6.344">
                <text:p>656.34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7492E-019">
                <text:p>1.67492E-0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7.343">
                <text:p>657.34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6428E-019">
                <text:p>1.66428E-0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8.342">
                <text:p>658.34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5162E-019">
                <text:p>1.65162E-0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59.341">
                <text:p>659.34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3686E-019">
                <text:p>1.63686E-0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0.34">
                <text:p>660.3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199E-019">
                <text:p>1.6199E-0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1.339">
                <text:p>661.33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60064E-019">
                <text:p>1.60064E-0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2.338">
                <text:p>662.33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7898E-019">
                <text:p>1.57898E-0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3.337">
                <text:p>663.33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5482E-019">
                <text:p>1.55482E-0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4.336">
                <text:p>664.33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52806E-019">
                <text:p>1.52806E-0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5.335">
                <text:p>665.33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49857E-019">
                <text:p>1.49857E-0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.334">
                <text:p>666.33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46626E-019">
                <text:p>1.46626E-0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7.333">
                <text:p>667.33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431E-019">
                <text:p>1.431E-0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8.332">
                <text:p>668.33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9267E-019">
                <text:p>1.39267E-0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69.331">
                <text:p>669.33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5115E-019">
                <text:p>1.35115E-0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0.33">
                <text:p>670.3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0632E-019">
                <text:p>1.30632E-0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1.329">
                <text:p>671.32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25803E-019">
                <text:p>1.25803E-0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2.328">
                <text:p>672.32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20617E-019">
                <text:p>1.20617E-0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3.327">
                <text:p>673.32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15058E-019">
                <text:p>1.15058E-0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4.326">
                <text:p>674.32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09113E-019">
                <text:p>1.09113E-0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5.325">
                <text:p>675.32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02768E-019">
                <text:p>1.02768E-0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6.324">
                <text:p>676.32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9.60062E-020">
                <text:p>9.60062E-02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7.323">
                <text:p>677.323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8.88135E-020">
                <text:p>8.88135E-02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8.322">
                <text:p>678.32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8.11738E-020">
                <text:p>8.11738E-0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79.321">
                <text:p>679.321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7.30708E-020">
                <text:p>7.30708E-0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0.32">
                <text:p>680.32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6.44877E-020">
                <text:p>6.44877E-0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1.319">
                <text:p>681.319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5.54074E-020">
                <text:p>5.54074E-02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2.318">
                <text:p>682.318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4.58124E-020">
                <text:p>4.58124E-0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3.317">
                <text:p>683.317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3.56844E-020">
                <text:p>3.56844E-02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4.316">
                <text:p>684.316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2.50049E-020">
                <text:p>2.50049E-0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5.315">
                <text:p>685.315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3755E-020">
                <text:p>1.3755E-0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6.314">
                <text:p>686.314</text:p>
              </table:table-cell>
              <table:table-cell office:value-type="float" office:value="-0.000000000000832203">
                <text:p>-0.000000000000832203</text:p>
              </table:table-cell>
              <table:table-cell office:value-type="float" office:value="1.91491E-021">
                <text:p>1.91491E-0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7.313">
                <text:p>687.31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36949E-026">
                <text:p>4.36949E-0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8.312">
                <text:p>688.31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46396E-026">
                <text:p>4.46396E-0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9.311">
                <text:p>689.31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56008E-026">
                <text:p>4.56008E-0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0.31">
                <text:p>690.3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65787E-026">
                <text:p>4.65787E-0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1.309">
                <text:p>691.30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75737E-026">
                <text:p>4.75737E-0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2.308">
                <text:p>692.30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85858E-026">
                <text:p>4.85858E-0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3.307">
                <text:p>693.30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96153E-026">
                <text:p>4.96153E-0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4.306">
                <text:p>694.30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06623E-026">
                <text:p>5.06623E-0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5.305">
                <text:p>695.30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17272E-026">
                <text:p>5.17272E-0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6.304">
                <text:p>696.30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28101E-026">
                <text:p>5.28101E-0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7.303">
                <text:p>697.30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39111E-026">
                <text:p>5.39111E-0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8.302">
                <text:p>698.30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50306E-026">
                <text:p>5.50306E-0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9.301">
                <text:p>699.30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61687E-026">
                <text:p>5.61687E-0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0.3">
                <text:p>700.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73256E-026">
                <text:p>5.73256E-02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1.299">
                <text:p>701.29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85015E-026">
                <text:p>5.85015E-0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2.298">
                <text:p>702.29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6967E-026">
                <text:p>5.96967E-0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3.297">
                <text:p>703.29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9113E-026">
                <text:p>6.09113E-0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4.296">
                <text:p>704.29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21455E-026">
                <text:p>6.21455E-0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5.295">
                <text:p>705.29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33996E-026">
                <text:p>6.33996E-0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6.294">
                <text:p>706.29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46737E-026">
                <text:p>6.46737E-0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7.293">
                <text:p>707.29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59681E-026">
                <text:p>6.59681E-0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8.292">
                <text:p>708.29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7283E-026">
                <text:p>6.7283E-0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9.291">
                <text:p>709.29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86185E-026">
                <text:p>6.86185E-0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0.29">
                <text:p>710.2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99749E-026">
                <text:p>6.99749E-0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1.289">
                <text:p>711.28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7.13524E-026">
                <text:p>7.13524E-0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2.288">
                <text:p>712.28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7.27512E-026">
                <text:p>7.27512E-02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3.287">
                <text:p>713.28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7.41714E-026">
                <text:p>7.41714E-0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4.286">
                <text:p>714.28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7.56133E-026">
                <text:p>7.56133E-0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5.285">
                <text:p>715.28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7.70771E-026">
                <text:p>7.70771E-0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6.284">
                <text:p>716.28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7.8563E-026">
                <text:p>7.8563E-0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7.283">
                <text:p>717.28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8.00711E-026">
                <text:p>8.00711E-0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8.282">
                <text:p>718.28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8.16017E-026">
                <text:p>8.16017E-0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9.281">
                <text:p>719.28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8.3155E-026">
                <text:p>8.3155E-0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0.28">
                <text:p>720.2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8.47312E-026">
                <text:p>8.47312E-0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1.279">
                <text:p>721.27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8.63304E-026">
                <text:p>8.63304E-0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2.278">
                <text:p>722.27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8.79528E-026">
                <text:p>8.79528E-0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3.277">
                <text:p>723.27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8.95987E-026">
                <text:p>8.95987E-0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4.276">
                <text:p>724.27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9.12682E-026">
                <text:p>9.12682E-0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5.275">
                <text:p>725.27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9.29616E-026">
                <text:p>9.29616E-0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6.274">
                <text:p>726.27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9.46789E-026">
                <text:p>9.46789E-0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7.273">
                <text:p>727.27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9.64204E-026">
                <text:p>9.64204E-02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8.272">
                <text:p>728.27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9.81862E-026">
                <text:p>9.81862E-0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29.271">
                <text:p>729.27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9.99766E-026">
                <text:p>9.99766E-0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0.27">
                <text:p>730.2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01792E-025">
                <text:p>1.01792E-0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1.269">
                <text:p>731.26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03632E-025">
                <text:p>1.03632E-0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2.268">
                <text:p>732.26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05497E-025">
                <text:p>1.05497E-0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3.267">
                <text:p>733.26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07387E-025">
                <text:p>1.07387E-0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4.266">
                <text:p>734.26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09303E-025">
                <text:p>1.09303E-0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5.265">
                <text:p>735.26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11244E-025">
                <text:p>1.11244E-0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6.264">
                <text:p>736.26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13211E-025">
                <text:p>1.13211E-0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7.263">
                <text:p>737.26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15203E-025">
                <text:p>1.15203E-0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8.262">
                <text:p>738.26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17222E-025">
                <text:p>1.17222E-0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9.261">
                <text:p>739.26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19267E-025">
                <text:p>1.19267E-0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0.26">
                <text:p>740.2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21338E-025">
                <text:p>1.21338E-0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1.259">
                <text:p>741.25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23436E-025">
                <text:p>1.23436E-0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2.258">
                <text:p>742.25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2556E-025">
                <text:p>1.2556E-0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3.257">
                <text:p>743.25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27711E-025">
                <text:p>1.27711E-0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4.256">
                <text:p>744.25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29889E-025">
                <text:p>1.29889E-0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5.255">
                <text:p>745.25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32094E-025">
                <text:p>1.32094E-0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6.254">
                <text:p>746.25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34326E-025">
                <text:p>1.34326E-0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7.253">
                <text:p>747.25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36585E-025">
                <text:p>1.36585E-0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8.252">
                <text:p>748.25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38872E-025">
                <text:p>1.38872E-0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9.251">
                <text:p>749.25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41186E-025">
                <text:p>1.41186E-0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0.25">
                <text:p>750.2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43527E-025">
                <text:p>1.43527E-0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1.249">
                <text:p>751.24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45896E-025">
                <text:p>1.45896E-0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2.248">
                <text:p>752.24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48293E-025">
                <text:p>1.48293E-0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3.247">
                <text:p>753.24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50718E-025">
                <text:p>1.50718E-0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4.246">
                <text:p>754.24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53171E-025">
                <text:p>1.53171E-0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5.245">
                <text:p>755.24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55652E-025">
                <text:p>1.55652E-0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6.244">
                <text:p>756.24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5816E-025">
                <text:p>1.5816E-0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7.243">
                <text:p>757.24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60697E-025">
                <text:p>1.60697E-0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8.242">
                <text:p>758.24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63262E-025">
                <text:p>1.63262E-0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9.241">
                <text:p>759.24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65855E-025">
                <text:p>1.65855E-0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0.24">
                <text:p>760.2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68477E-025">
                <text:p>1.68477E-0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1.239">
                <text:p>761.23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71127E-025">
                <text:p>1.71127E-0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2.238">
                <text:p>762.23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73805E-025">
                <text:p>1.73805E-0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3.237">
                <text:p>763.23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76512E-025">
                <text:p>1.76512E-0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4.236">
                <text:p>764.23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79247E-025">
                <text:p>1.79247E-0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5.235">
                <text:p>765.23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82011E-025">
                <text:p>1.82011E-0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6.234">
                <text:p>766.23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84802E-025">
                <text:p>1.84802E-0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7.233">
                <text:p>767.23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87623E-025">
                <text:p>1.87623E-0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8.232">
                <text:p>768.23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90472E-025">
                <text:p>1.90472E-0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9.231">
                <text:p>769.23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93349E-025">
                <text:p>1.93349E-0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0.23">
                <text:p>770.2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96254E-025">
                <text:p>1.96254E-0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1.229">
                <text:p>771.22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99188E-025">
                <text:p>1.99188E-0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2.228">
                <text:p>772.22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0215E-025">
                <text:p>2.0215E-0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3.227">
                <text:p>773.22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05141E-025">
                <text:p>2.05141E-0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4.226">
                <text:p>774.22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08159E-025">
                <text:p>2.08159E-0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5.225">
                <text:p>775.22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11206E-025">
                <text:p>2.11206E-0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6.224">
                <text:p>776.22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1428E-025">
                <text:p>2.1428E-0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7.223">
                <text:p>777.22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17383E-025">
                <text:p>2.17383E-0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8.222">
                <text:p>778.22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20513E-025">
                <text:p>2.20513E-0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9.221">
                <text:p>779.22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23672E-025">
                <text:p>2.23672E-0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0.22">
                <text:p>780.2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26857E-025">
                <text:p>2.26857E-0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1.219">
                <text:p>781.21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3007E-025">
                <text:p>2.3007E-0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2.218">
                <text:p>782.21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33311E-025">
                <text:p>2.33311E-0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3.217">
                <text:p>783.21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36579E-025">
                <text:p>2.36579E-0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4.216">
                <text:p>784.21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39873E-025">
                <text:p>2.39873E-0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5.215">
                <text:p>785.21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43195E-025">
                <text:p>2.43195E-0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6.214">
                <text:p>786.21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46543E-025">
                <text:p>2.46543E-0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7.213">
                <text:p>787.21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49917E-025">
                <text:p>2.49917E-0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8.212">
                <text:p>788.21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53318E-025">
                <text:p>2.53318E-0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9.211">
                <text:p>789.21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56745E-025">
                <text:p>2.56745E-0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0.21">
                <text:p>790.2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60198E-025">
                <text:p>2.60198E-0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1.209">
                <text:p>791.20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63676E-025">
                <text:p>2.63676E-0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2.208">
                <text:p>792.20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67179E-025">
                <text:p>2.67179E-0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3.207">
                <text:p>793.20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70707E-025">
                <text:p>2.70707E-0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4.206">
                <text:p>794.20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7426E-025">
                <text:p>2.7426E-0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5.205">
                <text:p>795.20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77838E-025">
                <text:p>2.77838E-0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6.204">
                <text:p>796.20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81439E-025">
                <text:p>2.81439E-0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7.203">
                <text:p>797.20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85064E-025">
                <text:p>2.85064E-0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8.202">
                <text:p>798.20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88713E-025">
                <text:p>2.88713E-0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99.201">
                <text:p>799.20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92384E-025">
                <text:p>2.92384E-0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0.2">
                <text:p>800.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96078E-025">
                <text:p>2.96078E-0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.199">
                <text:p>801.19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99795E-025">
                <text:p>2.99795E-0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2.198">
                <text:p>802.19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03533E-025">
                <text:p>3.03533E-0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3.197">
                <text:p>803.19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07293E-025">
                <text:p>3.07293E-0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4.196">
                <text:p>804.19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11074E-025">
                <text:p>3.11074E-0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5.195">
                <text:p>805.19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14875E-025">
                <text:p>3.14875E-0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6.194">
                <text:p>806.19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18696E-025">
                <text:p>3.18696E-0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7.193">
                <text:p>807.19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22537E-025">
                <text:p>3.22537E-0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8.192">
                <text:p>808.19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26397E-025">
                <text:p>3.26397E-0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9.191">
                <text:p>809.19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30275E-025">
                <text:p>3.30275E-0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0.19">
                <text:p>810.1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34171E-025">
                <text:p>3.34171E-0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1.189">
                <text:p>811.18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38085E-025">
                <text:p>3.38085E-0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2.188">
                <text:p>812.18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42016E-025">
                <text:p>3.42016E-0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3.187">
                <text:p>813.18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45962E-025">
                <text:p>3.45962E-0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4.186">
                <text:p>814.18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49925E-025">
                <text:p>3.49925E-0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5.185">
                <text:p>815.18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53902E-025">
                <text:p>3.53902E-0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6.184">
                <text:p>816.18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57894E-025">
                <text:p>3.57894E-0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7.183">
                <text:p>817.18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61899E-025">
                <text:p>3.61899E-0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8.182">
                <text:p>818.18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65917E-025">
                <text:p>3.65917E-0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19.181">
                <text:p>819.18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69947E-025">
                <text:p>3.69947E-0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0.18">
                <text:p>820.1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73989E-025">
                <text:p>3.73989E-0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1.179">
                <text:p>821.17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78042E-025">
                <text:p>3.78042E-0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2.178">
                <text:p>822.17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82104E-025">
                <text:p>3.82104E-0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3.177">
                <text:p>823.17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86175E-025">
                <text:p>3.86175E-0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4.176">
                <text:p>824.17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90255E-025">
                <text:p>3.90255E-0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5.175">
                <text:p>825.17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94342E-025">
                <text:p>3.94342E-0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6.174">
                <text:p>826.17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98436E-025">
                <text:p>3.98436E-0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7.173">
                <text:p>827.17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02535E-025">
                <text:p>4.02535E-0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8.172">
                <text:p>828.17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06639E-025">
                <text:p>4.06639E-0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29.171">
                <text:p>829.17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10746E-025">
                <text:p>4.10746E-0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0.17">
                <text:p>830.1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14857E-025">
                <text:p>4.14857E-0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1.169">
                <text:p>831.16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18969E-025">
                <text:p>4.18969E-0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2.168">
                <text:p>832.16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23082E-025">
                <text:p>4.23082E-0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3.167">
                <text:p>833.16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27194E-025">
                <text:p>4.27194E-0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4.166">
                <text:p>834.16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31305E-025">
                <text:p>4.31305E-0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5.165">
                <text:p>835.16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35414E-025">
                <text:p>4.35414E-0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6.164">
                <text:p>836.16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39519E-025">
                <text:p>4.39519E-0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7.163">
                <text:p>837.16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43619E-025">
                <text:p>4.43619E-0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8.162">
                <text:p>838.16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47713E-025">
                <text:p>4.47713E-0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9.161">
                <text:p>839.16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518E-025">
                <text:p>4.518E-0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0.16">
                <text:p>840.1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55879E-025">
                <text:p>4.55879E-0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1.159">
                <text:p>841.15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59948E-025">
                <text:p>4.59948E-0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2.158">
                <text:p>842.15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64006E-025">
                <text:p>4.64006E-0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3.157">
                <text:p>843.15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68051E-025">
                <text:p>4.68051E-0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4.156">
                <text:p>844.15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72083E-025">
                <text:p>4.72083E-0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5.155">
                <text:p>845.15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761E-025">
                <text:p>4.761E-0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6.154">
                <text:p>846.15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801E-025">
                <text:p>4.801E-0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7.153">
                <text:p>847.15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84082E-025">
                <text:p>4.84082E-0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8.152">
                <text:p>848.15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88045E-025">
                <text:p>4.88045E-0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9.151">
                <text:p>849.15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91986E-025">
                <text:p>4.91986E-0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0.15">
                <text:p>850.1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95906E-025">
                <text:p>4.95906E-0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1.149">
                <text:p>851.14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99801E-025">
                <text:p>4.99801E-0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2.148">
                <text:p>852.14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0367E-025">
                <text:p>5.0367E-0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3.147">
                <text:p>853.14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07512E-025">
                <text:p>5.07512E-0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4.146">
                <text:p>854.14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11325E-025">
                <text:p>5.11325E-0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5.145">
                <text:p>855.14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15107E-025">
                <text:p>5.15107E-0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6.144">
                <text:p>856.14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18856E-025">
                <text:p>5.18856E-0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7.143">
                <text:p>857.14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22571E-025">
                <text:p>5.22571E-0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8.142">
                <text:p>858.14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2625E-025">
                <text:p>5.2625E-0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59.141">
                <text:p>859.14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29891E-025">
                <text:p>5.29891E-0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0.14">
                <text:p>860.1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33492E-025">
                <text:p>5.33492E-0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1.139">
                <text:p>861.13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37051E-025">
                <text:p>5.37051E-0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2.138">
                <text:p>862.13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40567E-025">
                <text:p>5.40567E-0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3.137">
                <text:p>863.13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44036E-025">
                <text:p>5.44036E-0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4.136">
                <text:p>864.13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47458E-025">
                <text:p>5.47458E-0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5.135">
                <text:p>865.13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50829E-025">
                <text:p>5.50829E-0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6.134">
                <text:p>866.13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54149E-025">
                <text:p>5.54149E-0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7.133">
                <text:p>867.13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57414E-025">
                <text:p>5.57414E-0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8.132">
                <text:p>868.13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60622E-025">
                <text:p>5.60622E-0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9.131">
                <text:p>869.13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63772E-025">
                <text:p>5.63772E-0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0.13">
                <text:p>870.1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66861E-025">
                <text:p>5.66861E-0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1.129">
                <text:p>871.12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69886E-025">
                <text:p>5.69886E-0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2.128">
                <text:p>872.12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72845E-025">
                <text:p>5.72845E-0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3.127">
                <text:p>873.12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75736E-025">
                <text:p>5.75736E-0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4.126">
                <text:p>874.12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78557E-025">
                <text:p>5.78557E-0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5.125">
                <text:p>875.12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81304E-025">
                <text:p>5.81304E-0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6.124">
                <text:p>876.12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83976E-025">
                <text:p>5.83976E-0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7.123">
                <text:p>877.12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86569E-025">
                <text:p>5.86569E-0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8.122">
                <text:p>878.12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89082E-025">
                <text:p>5.89082E-0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79.121">
                <text:p>879.12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151E-025">
                <text:p>5.9151E-0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0.12">
                <text:p>880.1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3852E-025">
                <text:p>5.93852E-0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1.119">
                <text:p>881.11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6105E-025">
                <text:p>5.96105E-0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2.118">
                <text:p>882.11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8266E-025">
                <text:p>5.98266E-0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3.117">
                <text:p>883.11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0332E-025">
                <text:p>6.00332E-0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4.116">
                <text:p>884.11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23E-025">
                <text:p>6.023E-0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5.115">
                <text:p>885.11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4167E-025">
                <text:p>6.04167E-0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6.114">
                <text:p>886.11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5931E-025">
                <text:p>6.05931E-0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7.113">
                <text:p>887.11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7587E-025">
                <text:p>6.07587E-0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8.112">
                <text:p>888.11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9134E-025">
                <text:p>6.09134E-0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9.111">
                <text:p>889.11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0567E-025">
                <text:p>6.10567E-0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0.11">
                <text:p>890.1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1883E-025">
                <text:p>6.11883E-0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1.109">
                <text:p>891.10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308E-025">
                <text:p>6.1308E-0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2.108">
                <text:p>892.10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4154E-025">
                <text:p>6.14154E-0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3.107">
                <text:p>893.10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5101E-025">
                <text:p>6.15101E-0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4.106">
                <text:p>894.10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5918E-025">
                <text:p>6.15918E-0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5.105">
                <text:p>895.10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6602E-025">
                <text:p>6.16602E-0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6.104">
                <text:p>896.10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7149E-025">
                <text:p>6.17149E-0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7.103">
                <text:p>897.10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7555E-025">
                <text:p>6.17555E-0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8.102">
                <text:p>898.10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7817E-025">
                <text:p>6.17817E-0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9.101">
                <text:p>899.10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793E-025">
                <text:p>6.1793E-0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0.1">
                <text:p>900.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7892E-025">
                <text:p>6.17892E-0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1.099">
                <text:p>901.09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7699E-025">
                <text:p>6.17699E-0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2.098">
                <text:p>902.09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7346E-025">
                <text:p>6.17346E-0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3.097">
                <text:p>903.09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6829E-025">
                <text:p>6.16829E-0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4.096">
                <text:p>904.09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6145E-025">
                <text:p>6.16145E-0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5.095">
                <text:p>905.09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5289E-025">
                <text:p>6.15289E-0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6.094">
                <text:p>906.09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4257E-025">
                <text:p>6.14257E-0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7.093">
                <text:p>907.09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3046E-025">
                <text:p>6.13046E-0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8.092">
                <text:p>908.09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165E-025">
                <text:p>6.1165E-0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9.091">
                <text:p>909.09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10065E-025">
                <text:p>6.10065E-0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0.09">
                <text:p>910.0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8288E-025">
                <text:p>6.08288E-0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1.089">
                <text:p>911.08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6314E-025">
                <text:p>6.06314E-0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2.088">
                <text:p>912.08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4137E-025">
                <text:p>6.04137E-0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3.087">
                <text:p>913.08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6.01754E-025">
                <text:p>6.01754E-0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4.086">
                <text:p>914.08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916E-025">
                <text:p>5.9916E-0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5.085">
                <text:p>915.08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635E-025">
                <text:p>5.9635E-0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6.084">
                <text:p>916.08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332E-025">
                <text:p>5.9332E-0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7.083">
                <text:p>917.08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90063E-025">
                <text:p>5.90063E-0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8.082">
                <text:p>918.08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86577E-025">
                <text:p>5.86577E-0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19.081">
                <text:p>919.08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82855E-025">
                <text:p>5.82855E-0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0.08">
                <text:p>920.0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78893E-025">
                <text:p>5.78893E-0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1.079">
                <text:p>921.07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74685E-025">
                <text:p>5.74685E-0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2.078">
                <text:p>922.07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70227E-025">
                <text:p>5.70227E-0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3.077">
                <text:p>923.07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65512E-025">
                <text:p>5.65512E-0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4.076">
                <text:p>924.07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60536E-025">
                <text:p>5.60536E-0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5.075">
                <text:p>925.07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55293E-025">
                <text:p>5.55293E-0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6.074">
                <text:p>926.07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49778E-025">
                <text:p>5.49778E-0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7.073">
                <text:p>927.07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43985E-025">
                <text:p>5.43985E-0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8.072">
                <text:p>928.07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37909E-025">
                <text:p>5.37909E-0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9.071">
                <text:p>929.07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31543E-025">
                <text:p>5.31543E-0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0.07">
                <text:p>930.0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24883E-025">
                <text:p>5.24883E-0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1.069">
                <text:p>931.06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17922E-025">
                <text:p>5.17922E-0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2.068">
                <text:p>932.06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10654E-025">
                <text:p>5.10654E-0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3.067">
                <text:p>933.06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03073E-025">
                <text:p>5.03073E-0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4.066">
                <text:p>934.06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95173E-025">
                <text:p>4.95173E-0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5.065">
                <text:p>935.06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86948E-025">
                <text:p>4.86948E-0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6.064">
                <text:p>936.06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78392E-025">
                <text:p>4.78392E-0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7.063">
                <text:p>937.06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69499E-025">
                <text:p>4.69499E-0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8.062">
                <text:p>938.06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60261E-025">
                <text:p>4.60261E-0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39.061">
                <text:p>939.06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50673E-025">
                <text:p>4.50673E-0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0.06">
                <text:p>940.0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40727E-025">
                <text:p>4.40727E-0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1.059">
                <text:p>941.05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30418E-025">
                <text:p>4.30418E-0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2.058">
                <text:p>942.05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19738E-025">
                <text:p>4.19738E-0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3.057">
                <text:p>943.05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4.08681E-025">
                <text:p>4.08681E-0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4.056">
                <text:p>944.05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97239E-025">
                <text:p>3.97239E-0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5.055">
                <text:p>945.05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85407E-025">
                <text:p>3.85407E-0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6.054">
                <text:p>946.05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73175E-025">
                <text:p>3.73175E-0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7.053">
                <text:p>947.05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60539E-025">
                <text:p>3.60539E-0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8.052">
                <text:p>948.05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47489E-025">
                <text:p>3.47489E-0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49.051">
                <text:p>949.05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34019E-025">
                <text:p>3.34019E-0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0.05">
                <text:p>950.0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20122E-025">
                <text:p>3.20122E-0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1.049">
                <text:p>951.04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05789E-025">
                <text:p>3.05789E-0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2.048">
                <text:p>952.04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91014E-025">
                <text:p>2.91014E-0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3.047">
                <text:p>953.04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75788E-025">
                <text:p>2.75788E-0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4.046">
                <text:p>954.04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60103E-025">
                <text:p>2.60103E-0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5.045">
                <text:p>955.04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43953E-025">
                <text:p>2.43953E-0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6.044">
                <text:p>956.04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27328E-025">
                <text:p>2.27328E-0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7.043">
                <text:p>957.04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2.10221E-025">
                <text:p>2.10221E-0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8.042">
                <text:p>958.042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92624E-025">
                <text:p>1.92624E-0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59.041">
                <text:p>959.041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74527E-025">
                <text:p>1.74527E-0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0.04">
                <text:p>960.0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55924E-025">
                <text:p>1.55924E-0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1.039">
                <text:p>961.039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36805E-025">
                <text:p>1.36805E-0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2.038">
                <text:p>962.038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17161E-025">
                <text:p>1.17161E-0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3.037">
                <text:p>963.037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9.6985E-026">
                <text:p>9.6985E-0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4.036">
                <text:p>964.036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7.62671E-026">
                <text:p>7.62671E-0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5.035">
                <text:p>965.035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5.49986E-026">
                <text:p>5.49986E-0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6.034">
                <text:p>966.034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3.31707E-026">
                <text:p>3.31707E-0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7.033">
                <text:p>967.033</text:p>
              </table:table-cell>
              <table:table-cell office:value-type="float" office:value="-5.18137E-016">
                <text:p>-5.18137E-016</text:p>
              </table:table-cell>
              <table:table-cell office:value-type="float" office:value="1.07742E-026">
                <text:p>1.07742E-0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8.032">
                <text:p>968.032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27397E-031">
                <text:p>1.27397E-0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69.031">
                <text:p>969.031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28789E-031">
                <text:p>1.28789E-0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0.03">
                <text:p>970.03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30193E-031">
                <text:p>1.30193E-0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1.029">
                <text:p>971.029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31608E-031">
                <text:p>1.31608E-03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2.028">
                <text:p>972.028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33035E-031">
                <text:p>1.33035E-0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3.027">
                <text:p>973.027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34474E-031">
                <text:p>1.34474E-0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4.026">
                <text:p>974.026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35924E-031">
                <text:p>1.35924E-03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5.025">
                <text:p>975.025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37386E-031">
                <text:p>1.37386E-0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6.024">
                <text:p>976.024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38859E-031">
                <text:p>1.38859E-0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7.023">
                <text:p>977.023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40345E-031">
                <text:p>1.40345E-0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8.022">
                <text:p>978.022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41842E-031">
                <text:p>1.41842E-0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79.021">
                <text:p>979.021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43351E-031">
                <text:p>1.43351E-0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0.02">
                <text:p>980.02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44872E-031">
                <text:p>1.44872E-03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1.019">
                <text:p>981.019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46405E-031">
                <text:p>1.46405E-03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2.018">
                <text:p>982.018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4795E-031">
                <text:p>1.4795E-0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3.017">
                <text:p>983.017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49507E-031">
                <text:p>1.49507E-03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4.016">
                <text:p>984.016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51077E-031">
                <text:p>1.51077E-0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5.015">
                <text:p>985.015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52658E-031">
                <text:p>1.52658E-03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6.014">
                <text:p>986.014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54252E-031">
                <text:p>1.54252E-03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7.013">
                <text:p>987.013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55858E-031">
                <text:p>1.55858E-0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8.012">
                <text:p>988.012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57476E-031">
                <text:p>1.57476E-03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89.011">
                <text:p>989.011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59107E-031">
                <text:p>1.59107E-03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0.01">
                <text:p>990.01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6075E-031">
                <text:p>1.6075E-0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1.009">
                <text:p>991.009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62405E-031">
                <text:p>1.62405E-03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2.008">
                <text:p>992.008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64073E-031">
                <text:p>1.64073E-03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3.007">
                <text:p>993.007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65754E-031">
                <text:p>1.65754E-03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4.006">
                <text:p>994.006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67447E-031">
                <text:p>1.67447E-03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5.005">
                <text:p>995.005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69153E-031">
                <text:p>1.69153E-03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6.004">
                <text:p>996.004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70872E-031">
                <text:p>1.70872E-03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7.003">
                <text:p>997.003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72603E-031">
                <text:p>1.72603E-03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8.002">
                <text:p>998.002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74347E-031">
                <text:p>1.74347E-03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99.001">
                <text:p>999.001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76104E-031">
                <text:p>1.76104E-03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0">
                <text:p>1000</text:p>
              </table:table-cell>
              <table:table-cell office:value-type="float" office:value="-1.18876E-021">
                <text:p>-1.18876E-021</text:p>
              </table:table-cell>
              <table:table-cell office:value-type="float" office:value="1.77874E-031">
                <text:p>1.77874E-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